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82500004EF73A106EF0.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tarSymbol" svg:font-family="StarSymbol"/>
    <style:font-face style:name="Times" svg:font-family="Times" style:font-family-generic="roman"/>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285in" fo:margin-left="0.1028in" fo:margin-right="0.1938in" table:align="margins" style:writing-mode="lr-tb"/>
    </style:style>
    <style:style style:name="Table1.A" style:family="table-column">
      <style:table-column-properties style:column-width="1.4965in" style:rel-column-width="14796*"/>
    </style:style>
    <style:style style:name="Table1.B" style:family="table-column">
      <style:table-column-properties style:column-width="0.9563in" style:rel-column-width="9454*"/>
    </style:style>
    <style:style style:name="Table1.C" style:family="table-column">
      <style:table-column-properties style:column-width="3.4563in" style:rel-column-width="34171*"/>
    </style:style>
    <style:style style:name="Table1.D" style:family="table-column">
      <style:table-column-properties style:column-width="0.7194in" style:rel-column-width="7114*"/>
    </style:style>
    <style:style style:name="Table1.1" style:family="table-row">
      <style:table-row-properties style:min-row-height="0.2424in" fo:keep-together="auto"/>
    </style:style>
    <style:style style:name="Table1.A1" style:family="table-cell">
      <style:table-cell-properties fo:padding-left="0.125in" fo:padding-right="0.125in" fo:padding-top="0in" fo:padding-bottom="0in" fo:border-left="1pt solid #000000" fo:border-right="none" fo:border-top="1pt solid #000000" fo:border-bottom="none"/>
    </style:style>
    <style:style style:name="Table1.D1" style:family="table-cell">
      <style:table-cell-properties fo:padding-left="0.125in" fo:padding-right="0.125in" fo:padding-top="0in" fo:padding-bottom="0in" fo:border-left="1pt solid #000000" fo:border-right="1pt solid #000000" fo:border-top="1pt solid #000000" fo:border-bottom="none"/>
    </style:style>
    <style:style style:name="Table1.2" style:family="table-row">
      <style:table-row-properties style:min-row-height="0.2188in" fo:keep-together="auto"/>
    </style:style>
    <style:style style:name="Table1.A2" style:family="table-cell">
      <style:table-cell-properties fo:padding-left="0.125in" fo:padding-right="0.125in" fo:padding-top="0in" fo:padding-bottom="0in" fo:border-left="1pt solid #000000" fo:border-right="none" fo:border-top="none" fo:border-bottom="1pt solid #000000"/>
    </style:style>
    <style:style style:name="Table1.D2" style:family="table-cell">
      <style:table-cell-properties fo:padding-left="0.125in" fo:padding-right="0.125in" fo:padding-top="0in" fo:padding-bottom="0in" fo:border-left="1pt solid #000000" fo:border-right="1pt solid #000000" fo:border-top="none" fo:border-bottom="1pt solid #000000"/>
    </style:style>
    <style:style style:name="Table1.3" style:family="table-row">
      <style:table-row-properties style:min-row-height="0.2361in" fo:keep-together="auto"/>
    </style:style>
    <style:style style:name="Table1.A3" style:family="table-cell">
      <style:table-cell-properties fo:padding-left="0.125in" fo:padding-right="0.125in" fo:padding-top="0in" fo:padding-bottom="0in" fo:border-left="1pt solid #000000" fo:border-right="none" fo:border-top="1pt solid #000000" fo:border-bottom="1pt solid #000000"/>
    </style:style>
    <style:style style:name="Table1.D3" style:family="table-cell">
      <style:table-cell-properties fo:padding-left="0.125in" fo:padding-right="0.125in" fo:padding-top="0in" fo:padding-bottom="0in" fo:border="1pt solid #000000"/>
    </style:style>
    <style:style style:name="Definations" style:family="table">
      <style:table-properties style:width="6.925in" table:align="margins"/>
    </style:style>
    <style:style style:name="Definations.A" style:family="table-column">
      <style:table-column-properties style:column-width="3.4625in" style:rel-column-width="32767*"/>
    </style:style>
    <style:style style:name="Definations.B" style:family="table-column">
      <style:table-column-properties style:column-width="3.4625in" style:rel-column-width="32768*"/>
    </style:style>
    <style:style style:name="Definations.A1" style:family="table-cell">
      <style:table-cell-properties fo:padding="0.0382in" fo:border-left="0.05pt solid #000000" fo:border-right="none" fo:border-top="0.05pt solid #000000" fo:border-bottom="0.05pt solid #000000"/>
    </style:style>
    <style:style style:name="Definations.B1" style:family="table-cell">
      <style:table-cell-properties fo:padding="0.0382in" fo:border="0.05pt solid #000000"/>
    </style:style>
    <style:style style:name="Definations.A2" style:family="table-cell">
      <style:table-cell-properties fo:padding="0.0382in" fo:border-left="0.05pt solid #000000" fo:border-right="none" fo:border-top="none" fo:border-bottom="0.05pt solid #000000"/>
    </style:style>
    <style:style style:name="Definations.B2" style:family="table-cell">
      <style:table-cell-properties fo:padding="0.0382in" fo:border-left="0.05pt solid #000000" fo:border-right="0.05pt solid #000000" fo:border-top="none" fo:border-bottom="0.05pt solid #000000"/>
    </style:style>
    <style:style style:name="Table2" style:family="table">
      <style:table-properties style:width="5.6646in" fo:margin-left="0.684in" table:align="left" style:writing-mode="lr-tb"/>
    </style:style>
    <style:style style:name="Table2.A" style:family="table-column">
      <style:table-column-properties style:column-width="1.0417in"/>
    </style:style>
    <style:style style:name="Table2.B" style:family="table-column">
      <style:table-column-properties style:column-width="1.0174in"/>
    </style:style>
    <style:style style:name="Table2.C" style:family="table-column">
      <style:table-column-properties style:column-width="2.4444in"/>
    </style:style>
    <style:style style:name="Table2.D" style:family="table-column">
      <style:table-column-properties style:column-width="1.1611in"/>
    </style:style>
    <style:style style:name="Table2.1" style:family="table-row">
      <style:table-row-properties fo:keep-together="auto"/>
    </style:style>
    <style:style style:name="Table2.A1" style:family="table-cell">
      <style:table-cell-properties style:vertical-align="top" fo:padding="0.0382in" fo:border-left="0.05pt solid #000000" fo:border-right="none" fo:border-top="0.05pt solid #000000" fo:border-bottom="0.05pt solid #000000" style:writing-mode="lr-tb"/>
    </style:style>
    <style:style style:name="Table2.D1" style:family="table-cell">
      <style:table-cell-properties style:vertical-align="top" fo:padding="0.0382in" fo:border="0.05pt solid #000000" style:writing-mode="lr-tb"/>
    </style:style>
    <style:style style:name="Table2.A2" style:family="table-cell">
      <style:table-cell-properties style:vertical-align="top" fo:padding="0.0382in" fo:border-left="0.05pt solid #000000" fo:border-right="none" fo:border-top="none" fo:border-bottom="0.05pt solid #000000" style:writing-mode="lr-tb"/>
    </style:style>
    <style:style style:name="Table2.D2" style:family="table-cell">
      <style:table-cell-properties style:vertical-align="top" fo:padding="0.0382in" fo:border-left="0.05pt solid #000000" fo:border-right="0.05pt solid #000000" fo:border-top="none" fo:border-bottom="0.05pt solid #000000" style:writing-mode="lr-tb"/>
    </style:style>
    <style:style style:name="Table3" style:family="table">
      <style:table-properties style:width="5.6646in" fo:margin-left="0.684in" table:align="left" style:writing-mode="lr-tb"/>
    </style:style>
    <style:style style:name="Table3.A" style:family="table-column">
      <style:table-column-properties style:column-width="1.0417in"/>
    </style:style>
    <style:style style:name="Table3.B" style:family="table-column">
      <style:table-column-properties style:column-width="1.0174in"/>
    </style:style>
    <style:style style:name="Table3.C" style:family="table-column">
      <style:table-column-properties style:column-width="2.4444in"/>
    </style:style>
    <style:style style:name="Table3.D" style:family="table-column">
      <style:table-column-properties style:column-width="1.1611in"/>
    </style:style>
    <style:style style:name="Table3.1" style:family="table-row">
      <style:table-row-properties fo:keep-together="auto"/>
    </style:style>
    <style:style style:name="Table3.A1" style:family="table-cell">
      <style:table-cell-properties style:vertical-align="top" fo:padding="0.0382in" fo:border-left="0.05pt solid #000000" fo:border-right="none" fo:border-top="0.05pt solid #000000" fo:border-bottom="0.05pt solid #000000" style:writing-mode="lr-tb"/>
    </style:style>
    <style:style style:name="Table3.D1" style:family="table-cell">
      <style:table-cell-properties style:vertical-align="top" fo:padding="0.0382in" fo:border="0.05pt solid #000000" style:writing-mode="lr-tb"/>
    </style:style>
    <style:style style:name="Table3.A2" style:family="table-cell">
      <style:table-cell-properties style:vertical-align="top" fo:padding="0.0382in" fo:border-left="0.05pt solid #000000" fo:border-right="none" fo:border-top="none" fo:border-bottom="0.05pt solid #000000" style:writing-mode="lr-tb"/>
    </style:style>
    <style:style style:name="Table3.D2" style:family="table-cell">
      <style:table-cell-properties style:vertical-align="top" fo:padding="0.0382in" fo:border-left="0.05pt solid #000000" fo:border-right="0.05pt solid #000000" fo:border-top="none" fo:border-bottom="0.05pt solid #000000" style:writing-mode="lr-tb"/>
    </style:style>
    <style:style style:name="Table4" style:family="table">
      <style:table-properties style:width="5.6646in" fo:margin-left="0.684in" table:align="left" style:writing-mode="lr-tb"/>
    </style:style>
    <style:style style:name="Table4.A" style:family="table-column">
      <style:table-column-properties style:column-width="1.0417in"/>
    </style:style>
    <style:style style:name="Table4.B" style:family="table-column">
      <style:table-column-properties style:column-width="1.0174in"/>
    </style:style>
    <style:style style:name="Table4.C" style:family="table-column">
      <style:table-column-properties style:column-width="2.4444in"/>
    </style:style>
    <style:style style:name="Table4.D" style:family="table-column">
      <style:table-column-properties style:column-width="1.1611in"/>
    </style:style>
    <style:style style:name="Table4.1" style:family="table-row">
      <style:table-row-properties fo:keep-together="auto"/>
    </style:style>
    <style:style style:name="Table4.A1" style:family="table-cell">
      <style:table-cell-properties style:vertical-align="top" fo:padding="0.0382in" fo:border-left="0.05pt solid #000000" fo:border-right="none" fo:border-top="0.05pt solid #000000" fo:border-bottom="0.05pt solid #000000" style:writing-mode="lr-tb"/>
    </style:style>
    <style:style style:name="Table4.D1" style:family="table-cell">
      <style:table-cell-properties style:vertical-align="top" fo:padding="0.0382in" fo:border="0.05pt solid #000000" style:writing-mode="lr-tb"/>
    </style:style>
    <style:style style:name="Table4.A2" style:family="table-cell">
      <style:table-cell-properties style:vertical-align="top" fo:padding="0.0382in" fo:border-left="0.05pt solid #000000" fo:border-right="none" fo:border-top="none" fo:border-bottom="0.05pt solid #000000" style:writing-mode="lr-tb"/>
    </style:style>
    <style:style style:name="Table4.D2" style:family="table-cell">
      <style:table-cell-properties style:vertical-align="top" fo:padding="0.0382in" fo:border-left="0.05pt solid #000000" fo:border-right="0.05pt solid #000000" fo:border-top="none" fo:border-bottom="0.05pt solid #000000" style:writing-mode="lr-tb"/>
    </style:style>
    <style:style style:name="Table5" style:family="table">
      <style:table-properties style:width="5.6646in" fo:margin-left="0.684in" table:align="left" style:writing-mode="lr-tb"/>
    </style:style>
    <style:style style:name="Table5.A" style:family="table-column">
      <style:table-column-properties style:column-width="1.0417in"/>
    </style:style>
    <style:style style:name="Table5.B" style:family="table-column">
      <style:table-column-properties style:column-width="1.0174in"/>
    </style:style>
    <style:style style:name="Table5.C" style:family="table-column">
      <style:table-column-properties style:column-width="2.4444in"/>
    </style:style>
    <style:style style:name="Table5.D" style:family="table-column">
      <style:table-column-properties style:column-width="1.1611in"/>
    </style:style>
    <style:style style:name="Table5.1" style:family="table-row">
      <style:table-row-properties fo:keep-together="auto"/>
    </style:style>
    <style:style style:name="Table5.A1" style:family="table-cell">
      <style:table-cell-properties style:vertical-align="top" fo:padding="0.0382in" fo:border-left="0.05pt solid #000000" fo:border-right="none" fo:border-top="0.05pt solid #000000" fo:border-bottom="0.05pt solid #000000" style:writing-mode="lr-tb"/>
    </style:style>
    <style:style style:name="Table5.D1" style:family="table-cell">
      <style:table-cell-properties style:vertical-align="top" fo:padding="0.0382in" fo:border="0.05pt solid #000000" style:writing-mode="lr-tb"/>
    </style:style>
    <style:style style:name="Table5.A2" style:family="table-cell">
      <style:table-cell-properties style:vertical-align="top" fo:padding="0.0382in" fo:border-left="0.05pt solid #000000" fo:border-right="none" fo:border-top="none" fo:border-bottom="0.05pt solid #000000" style:writing-mode="lr-tb"/>
    </style:style>
    <style:style style:name="Table5.D2" style:family="table-cell">
      <style:table-cell-properties style:vertical-align="top" fo:padding="0.0382in" fo:border-left="0.05pt solid #000000" fo:border-right="0.05pt solid #000000" fo:border-top="none" fo:border-bottom="0.05pt solid #000000" style:writing-mode="lr-tb"/>
    </style:style>
    <style:style style:name="Table6" style:family="table">
      <style:table-properties style:width="5.6646in" fo:margin-left="0.684in" table:align="left" style:writing-mode="lr-tb"/>
    </style:style>
    <style:style style:name="Table6.A" style:family="table-column">
      <style:table-column-properties style:column-width="1.0417in"/>
    </style:style>
    <style:style style:name="Table6.B" style:family="table-column">
      <style:table-column-properties style:column-width="1.0174in"/>
    </style:style>
    <style:style style:name="Table6.C" style:family="table-column">
      <style:table-column-properties style:column-width="2.4444in"/>
    </style:style>
    <style:style style:name="Table6.D" style:family="table-column">
      <style:table-column-properties style:column-width="1.1611in"/>
    </style:style>
    <style:style style:name="Table6.1" style:family="table-row">
      <style:table-row-properties fo:keep-together="auto"/>
    </style:style>
    <style:style style:name="Table6.A1" style:family="table-cell">
      <style:table-cell-properties style:vertical-align="top" fo:padding="0.0382in" fo:border-left="0.05pt solid #000000" fo:border-right="none" fo:border-top="0.05pt solid #000000" fo:border-bottom="0.05pt solid #000000" style:writing-mode="lr-tb"/>
    </style:style>
    <style:style style:name="Table6.D1" style:family="table-cell">
      <style:table-cell-properties style:vertical-align="top" fo:padding="0.0382in" fo:border="0.05pt solid #000000" style:writing-mode="lr-tb"/>
    </style:style>
    <style:style style:name="Table6.A2" style:family="table-cell">
      <style:table-cell-properties style:vertical-align="top" fo:padding="0.0382in" fo:border-left="0.05pt solid #000000" fo:border-right="none" fo:border-top="none" fo:border-bottom="0.05pt solid #000000" style:writing-mode="lr-tb"/>
    </style:style>
    <style:style style:name="Table6.D2" style:family="table-cell">
      <style:table-cell-properties style:vertical-align="top" fo:padding="0.0382in" fo:border-left="0.05pt solid #000000" fo:border-right="0.05pt solid #000000" fo:border-top="none" fo:border-bottom="0.05pt solid #000000" style:writing-mode="lr-tb"/>
    </style:style>
    <style:style style:name="Table7" style:family="table">
      <style:table-properties style:width="5.6646in" fo:margin-left="0.684in" table:align="left" style:writing-mode="lr-tb"/>
    </style:style>
    <style:style style:name="Table7.A" style:family="table-column">
      <style:table-column-properties style:column-width="1.0417in"/>
    </style:style>
    <style:style style:name="Table7.B" style:family="table-column">
      <style:table-column-properties style:column-width="1.0174in"/>
    </style:style>
    <style:style style:name="Table7.C" style:family="table-column">
      <style:table-column-properties style:column-width="2.4444in"/>
    </style:style>
    <style:style style:name="Table7.D" style:family="table-column">
      <style:table-column-properties style:column-width="1.1611in"/>
    </style:style>
    <style:style style:name="Table7.1" style:family="table-row">
      <style:table-row-properties fo:keep-together="auto"/>
    </style:style>
    <style:style style:name="Table7.A1" style:family="table-cell">
      <style:table-cell-properties style:vertical-align="top" fo:padding="0.0382in" fo:border-left="0.05pt solid #000000" fo:border-right="none" fo:border-top="0.05pt solid #000000" fo:border-bottom="0.05pt solid #000000" style:writing-mode="lr-tb"/>
    </style:style>
    <style:style style:name="Table7.D1" style:family="table-cell">
      <style:table-cell-properties style:vertical-align="top" fo:padding="0.0382in" fo:border="0.05pt solid #000000" style:writing-mode="lr-tb"/>
    </style:style>
    <style:style style:name="Table7.A2" style:family="table-cell">
      <style:table-cell-properties style:vertical-align="top" fo:padding="0.0382in" fo:border-left="0.05pt solid #000000" fo:border-right="none" fo:border-top="none" fo:border-bottom="0.05pt solid #000000" style:writing-mode="lr-tb"/>
    </style:style>
    <style:style style:name="Table7.D2" style:family="table-cell">
      <style:table-cell-properties style:vertical-align="top" fo:padding="0.0382in" fo:border-left="0.05pt solid #000000" fo:border-right="0.05pt solid #000000" fo:border-top="none" fo:border-bottom="0.05pt solid #000000" style:writing-mode="lr-tb"/>
    </style:style>
    <style:style style:name="Table8" style:family="table">
      <style:table-properties style:width="5.6646in" fo:margin-left="0.684in" table:align="left" style:writing-mode="lr-tb"/>
    </style:style>
    <style:style style:name="Table8.A" style:family="table-column">
      <style:table-column-properties style:column-width="1.0417in"/>
    </style:style>
    <style:style style:name="Table8.B" style:family="table-column">
      <style:table-column-properties style:column-width="1.0174in"/>
    </style:style>
    <style:style style:name="Table8.C" style:family="table-column">
      <style:table-column-properties style:column-width="2.4444in"/>
    </style:style>
    <style:style style:name="Table8.D" style:family="table-column">
      <style:table-column-properties style:column-width="1.1611in"/>
    </style:style>
    <style:style style:name="Table8.1" style:family="table-row">
      <style:table-row-properties fo:keep-together="auto"/>
    </style:style>
    <style:style style:name="Table8.A1" style:family="table-cell">
      <style:table-cell-properties style:vertical-align="top" fo:padding="0.0382in" fo:border-left="0.05pt solid #000000" fo:border-right="none" fo:border-top="0.05pt solid #000000" fo:border-bottom="0.05pt solid #000000" style:writing-mode="lr-tb"/>
    </style:style>
    <style:style style:name="Table8.D1" style:family="table-cell">
      <style:table-cell-properties style:vertical-align="top" fo:padding="0.0382in" fo:border="0.05pt solid #000000" style:writing-mode="lr-tb"/>
    </style:style>
    <style:style style:name="Table8.A2" style:family="table-cell">
      <style:table-cell-properties style:vertical-align="top" fo:padding="0.0382in" fo:border-left="0.05pt solid #000000" fo:border-right="none" fo:border-top="none" fo:border-bottom="0.05pt solid #000000" style:writing-mode="lr-tb"/>
    </style:style>
    <style:style style:name="Table8.D2" style:family="table-cell">
      <style:table-cell-properties style:vertical-align="top" fo:padding="0.0382in" fo:border-left="0.05pt solid #000000" fo:border-right="0.05pt solid #000000" fo:border-top="none" fo:border-bottom="0.05pt solid #000000" style:writing-mode="lr-tb"/>
    </style:style>
    <style:style style:name="Table9" style:family="table">
      <style:table-properties style:width="5.6083in" fo:margin-left="0.7403in" table:align="left" style:writing-mode="lr-tb"/>
    </style:style>
    <style:style style:name="Table9.A" style:family="table-column">
      <style:table-column-properties style:column-width="0.9854in"/>
    </style:style>
    <style:style style:name="Table9.B" style:family="table-column">
      <style:table-column-properties style:column-width="1.0181in"/>
    </style:style>
    <style:style style:name="Table9.C" style:family="table-column">
      <style:table-column-properties style:column-width="2.4438in"/>
    </style:style>
    <style:style style:name="Table9.D" style:family="table-column">
      <style:table-column-properties style:column-width="1.1611in"/>
    </style:style>
    <style:style style:name="Table9.1" style:family="table-row">
      <style:table-row-properties fo:keep-together="auto"/>
    </style:style>
    <style:style style:name="Table9.A1" style:family="table-cell">
      <style:table-cell-properties style:vertical-align="top" fo:padding="0.0382in" fo:border-left="0.05pt solid #000000" fo:border-right="none" fo:border-top="0.05pt solid #000000" fo:border-bottom="0.05pt solid #000000" style:writing-mode="lr-tb"/>
    </style:style>
    <style:style style:name="Table9.D1" style:family="table-cell">
      <style:table-cell-properties style:vertical-align="top" fo:padding="0.0382in" fo:border="0.05pt solid #000000" style:writing-mode="lr-tb"/>
    </style:style>
    <style:style style:name="Table9.A2" style:family="table-cell">
      <style:table-cell-properties style:vertical-align="top" fo:padding="0.0382in" fo:border-left="0.05pt solid #000000" fo:border-right="none" fo:border-top="none" fo:border-bottom="0.05pt solid #000000" style:writing-mode="lr-tb"/>
    </style:style>
    <style:style style:name="Table9.D2" style:family="table-cell">
      <style:table-cell-properties style:vertical-align="top" fo:padding="0.0382in" fo:border-left="0.05pt solid #000000" fo:border-right="0.05pt solid #000000" fo:border-top="none" fo:border-bottom="0.05pt solid #000000" style:writing-mode="lr-tb"/>
    </style:style>
    <style:style style:name="Table10" style:family="table">
      <style:table-properties style:width="5.6083in" fo:margin-left="0.7403in" table:align="left" style:writing-mode="lr-tb"/>
    </style:style>
    <style:style style:name="Table10.A" style:family="table-column">
      <style:table-column-properties style:column-width="0.9854in"/>
    </style:style>
    <style:style style:name="Table10.B" style:family="table-column">
      <style:table-column-properties style:column-width="1.0181in"/>
    </style:style>
    <style:style style:name="Table10.C" style:family="table-column">
      <style:table-column-properties style:column-width="2.4438in"/>
    </style:style>
    <style:style style:name="Table10.D" style:family="table-column">
      <style:table-column-properties style:column-width="1.1611in"/>
    </style:style>
    <style:style style:name="Table10.1" style:family="table-row">
      <style:table-row-properties fo:keep-together="auto"/>
    </style:style>
    <style:style style:name="Table10.A1" style:family="table-cell">
      <style:table-cell-properties style:vertical-align="top" fo:padding="0.0382in" fo:border-left="0.05pt solid #000000" fo:border-right="none" fo:border-top="0.05pt solid #000000" fo:border-bottom="0.05pt solid #000000" style:writing-mode="lr-tb"/>
    </style:style>
    <style:style style:name="Table10.D1" style:family="table-cell">
      <style:table-cell-properties style:vertical-align="top" fo:padding="0.0382in" fo:border="0.05pt solid #000000" style:writing-mode="lr-tb"/>
    </style:style>
    <style:style style:name="Table10.A2" style:family="table-cell">
      <style:table-cell-properties style:vertical-align="top" fo:padding="0.0382in" fo:border-left="0.05pt solid #000000" fo:border-right="none" fo:border-top="none" fo:border-bottom="0.05pt solid #000000" style:writing-mode="lr-tb"/>
    </style:style>
    <style:style style:name="Table10.D2" style:family="table-cell">
      <style:table-cell-properties style:vertical-align="top" fo:padding="0.0382in" fo:border-left="0.05pt solid #000000" fo:border-right="0.05pt solid #000000" fo:border-top="none" fo:border-bottom="0.05pt solid #000000" style:writing-mode="lr-tb"/>
    </style:style>
    <style:style style:name="Table11" style:family="table">
      <style:table-properties style:width="5.6083in" fo:margin-left="0.7403in" table:align="left" style:writing-mode="lr-tb"/>
    </style:style>
    <style:style style:name="Table11.A" style:family="table-column">
      <style:table-column-properties style:column-width="0.9854in"/>
    </style:style>
    <style:style style:name="Table11.B" style:family="table-column">
      <style:table-column-properties style:column-width="1.0181in"/>
    </style:style>
    <style:style style:name="Table11.C" style:family="table-column">
      <style:table-column-properties style:column-width="2.4438in"/>
    </style:style>
    <style:style style:name="Table11.D" style:family="table-column">
      <style:table-column-properties style:column-width="1.1611in"/>
    </style:style>
    <style:style style:name="Table11.1" style:family="table-row">
      <style:table-row-properties fo:keep-together="auto"/>
    </style:style>
    <style:style style:name="Table11.A1" style:family="table-cell">
      <style:table-cell-properties style:vertical-align="top" fo:padding="0.0382in" fo:border-left="0.05pt solid #000000" fo:border-right="none" fo:border-top="0.05pt solid #000000" fo:border-bottom="0.05pt solid #000000" style:writing-mode="lr-tb"/>
    </style:style>
    <style:style style:name="Table11.D1" style:family="table-cell">
      <style:table-cell-properties style:vertical-align="top" fo:padding="0.0382in" fo:border="0.05pt solid #000000" style:writing-mode="lr-tb"/>
    </style:style>
    <style:style style:name="Table11.A2" style:family="table-cell">
      <style:table-cell-properties style:vertical-align="top" fo:padding="0.0382in" fo:border-left="0.05pt solid #000000" fo:border-right="none" fo:border-top="none" fo:border-bottom="0.05pt solid #000000" style:writing-mode="lr-tb"/>
    </style:style>
    <style:style style:name="Table11.D2" style:family="table-cell">
      <style:table-cell-properties style:vertical-align="top" fo:padding="0.0382in" fo:border-left="0.05pt solid #000000" fo:border-right="0.05pt solid #000000" fo:border-top="none" fo:border-bottom="0.05pt solid #000000" style:writing-mode="lr-tb"/>
    </style:style>
    <style:style style:name="Table12" style:family="table">
      <style:table-properties style:width="5.6083in" fo:margin-left="0.7403in" table:align="left" style:writing-mode="lr-tb"/>
    </style:style>
    <style:style style:name="Table12.A" style:family="table-column">
      <style:table-column-properties style:column-width="0.9854in"/>
    </style:style>
    <style:style style:name="Table12.B" style:family="table-column">
      <style:table-column-properties style:column-width="0.9681in"/>
    </style:style>
    <style:style style:name="Table12.C" style:family="table-column">
      <style:table-column-properties style:column-width="2.4938in"/>
    </style:style>
    <style:style style:name="Table12.D" style:family="table-column">
      <style:table-column-properties style:column-width="1.1611in"/>
    </style:style>
    <style:style style:name="Table12.1" style:family="table-row">
      <style:table-row-properties fo:keep-together="auto"/>
    </style:style>
    <style:style style:name="Table12.A1" style:family="table-cell">
      <style:table-cell-properties style:vertical-align="top" fo:padding="0.0382in" fo:border-left="0.05pt solid #000000" fo:border-right="none" fo:border-top="0.05pt solid #000000" fo:border-bottom="0.05pt solid #000000" style:writing-mode="lr-tb"/>
    </style:style>
    <style:style style:name="Table12.D1" style:family="table-cell">
      <style:table-cell-properties style:vertical-align="top" fo:padding="0.0382in" fo:border="0.05pt solid #000000" style:writing-mode="lr-tb"/>
    </style:style>
    <style:style style:name="Table12.A2" style:family="table-cell">
      <style:table-cell-properties style:vertical-align="top" fo:padding="0.0382in" fo:border-left="0.05pt solid #000000" fo:border-right="none" fo:border-top="none" fo:border-bottom="0.05pt solid #000000" style:writing-mode="lr-tb"/>
    </style:style>
    <style:style style:name="Table12.D2" style:family="table-cell">
      <style:table-cell-properties style:vertical-align="top" fo:padding="0.0382in" fo:border-left="0.05pt solid #000000" fo:border-right="0.05pt solid #000000" fo:border-top="none" fo:border-bottom="0.05pt solid #000000" style:writing-mode="lr-tb"/>
    </style:style>
    <style:style style:name="Table13" style:family="table">
      <style:table-properties style:width="5.6083in" fo:margin-left="0.7403in" table:align="left" style:writing-mode="lr-tb"/>
    </style:style>
    <style:style style:name="Table13.A" style:family="table-column">
      <style:table-column-properties style:column-width="0.9854in"/>
    </style:style>
    <style:style style:name="Table13.B" style:family="table-column">
      <style:table-column-properties style:column-width="0.9681in"/>
    </style:style>
    <style:style style:name="Table13.C" style:family="table-column">
      <style:table-column-properties style:column-width="2.4938in"/>
    </style:style>
    <style:style style:name="Table13.D" style:family="table-column">
      <style:table-column-properties style:column-width="1.1611in"/>
    </style:style>
    <style:style style:name="Table13.1" style:family="table-row">
      <style:table-row-properties fo:keep-together="auto"/>
    </style:style>
    <style:style style:name="Table13.A1" style:family="table-cell">
      <style:table-cell-properties style:vertical-align="top" fo:padding="0.0382in" fo:border-left="0.05pt solid #000000" fo:border-right="none" fo:border-top="0.05pt solid #000000" fo:border-bottom="0.05pt solid #000000" style:writing-mode="lr-tb"/>
    </style:style>
    <style:style style:name="Table13.D1" style:family="table-cell">
      <style:table-cell-properties style:vertical-align="top" fo:padding="0.0382in" fo:border="0.05pt solid #000000" style:writing-mode="lr-tb"/>
    </style:style>
    <style:style style:name="Table13.A2" style:family="table-cell">
      <style:table-cell-properties style:vertical-align="top" fo:padding="0.0382in" fo:border-left="0.05pt solid #000000" fo:border-right="none" fo:border-top="none" fo:border-bottom="0.05pt solid #000000" style:writing-mode="lr-tb"/>
    </style:style>
    <style:style style:name="Table13.D2" style:family="table-cell">
      <style:table-cell-properties style:vertical-align="top" fo:padding="0.0382in" fo:border-left="0.05pt solid #000000" fo:border-right="0.05pt solid #000000" fo:border-top="none" fo:border-bottom="0.05pt solid #000000" style:writing-mode="lr-tb"/>
    </style:style>
    <style:style style:name="Table14" style:family="table">
      <style:table-properties style:width="5.6083in" fo:margin-left="0.7403in" table:align="left" style:writing-mode="lr-tb"/>
    </style:style>
    <style:style style:name="Table14.A" style:family="table-column">
      <style:table-column-properties style:column-width="0.9854in"/>
    </style:style>
    <style:style style:name="Table14.B" style:family="table-column">
      <style:table-column-properties style:column-width="0.9681in"/>
    </style:style>
    <style:style style:name="Table14.C" style:family="table-column">
      <style:table-column-properties style:column-width="2.4938in"/>
    </style:style>
    <style:style style:name="Table14.D" style:family="table-column">
      <style:table-column-properties style:column-width="1.1611in"/>
    </style:style>
    <style:style style:name="Table14.1" style:family="table-row">
      <style:table-row-properties fo:keep-together="auto"/>
    </style:style>
    <style:style style:name="Table14.A1" style:family="table-cell">
      <style:table-cell-properties style:vertical-align="top" fo:padding="0.0382in" fo:border-left="0.05pt solid #000000" fo:border-right="none" fo:border-top="0.05pt solid #000000" fo:border-bottom="0.05pt solid #000000" style:writing-mode="lr-tb"/>
    </style:style>
    <style:style style:name="Table14.D1" style:family="table-cell">
      <style:table-cell-properties style:vertical-align="top" fo:padding="0.0382in" fo:border="0.05pt solid #000000" style:writing-mode="lr-tb"/>
    </style:style>
    <style:style style:name="Table14.A2" style:family="table-cell">
      <style:table-cell-properties style:vertical-align="top" fo:padding="0.0382in" fo:border-left="0.05pt solid #000000" fo:border-right="none" fo:border-top="none" fo:border-bottom="0.05pt solid #000000" style:writing-mode="lr-tb"/>
    </style:style>
    <style:style style:name="Table14.D2" style:family="table-cell">
      <style:table-cell-properties style:vertical-align="top" fo:padding="0.0382in" fo:border-left="0.05pt solid #000000" fo:border-right="0.05pt solid #000000" fo:border-top="none" fo:border-bottom="0.05pt solid #000000" style:writing-mode="lr-tb"/>
    </style:style>
    <style:style style:name="Table15" style:family="table">
      <style:table-properties style:width="5.6083in" fo:margin-left="0.7403in" table:align="left" style:writing-mode="lr-tb"/>
    </style:style>
    <style:style style:name="Table15.A" style:family="table-column">
      <style:table-column-properties style:column-width="0.9854in"/>
    </style:style>
    <style:style style:name="Table15.B" style:family="table-column">
      <style:table-column-properties style:column-width="0.9681in"/>
    </style:style>
    <style:style style:name="Table15.C" style:family="table-column">
      <style:table-column-properties style:column-width="2.4938in"/>
    </style:style>
    <style:style style:name="Table15.D" style:family="table-column">
      <style:table-column-properties style:column-width="1.1611in"/>
    </style:style>
    <style:style style:name="Table15.1" style:family="table-row">
      <style:table-row-properties fo:keep-together="auto"/>
    </style:style>
    <style:style style:name="Table15.A1" style:family="table-cell">
      <style:table-cell-properties style:vertical-align="top" fo:padding="0.0382in" fo:border-left="0.05pt solid #000000" fo:border-right="none" fo:border-top="0.05pt solid #000000" fo:border-bottom="0.05pt solid #000000" style:writing-mode="lr-tb"/>
    </style:style>
    <style:style style:name="Table15.D1" style:family="table-cell">
      <style:table-cell-properties style:vertical-align="top" fo:padding="0.0382in" fo:border="0.05pt solid #000000" style:writing-mode="lr-tb"/>
    </style:style>
    <style:style style:name="Table15.A2" style:family="table-cell">
      <style:table-cell-properties style:vertical-align="top" fo:padding="0.0382in" fo:border-left="0.05pt solid #000000" fo:border-right="none" fo:border-top="none" fo:border-bottom="0.05pt solid #000000" style:writing-mode="lr-tb"/>
    </style:style>
    <style:style style:name="Table15.D2" style:family="table-cell">
      <style:table-cell-properties style:vertical-align="top" fo:padding="0.0382in" fo:border-left="0.05pt solid #000000" fo:border-right="0.05pt solid #000000" fo:border-top="none" fo:border-bottom="0.05pt solid #000000" style:writing-mode="lr-tb"/>
    </style:style>
    <style:style style:name="Table16" style:family="table">
      <style:table-properties style:width="5.6083in" fo:margin-left="0.7403in" table:align="left" style:writing-mode="lr-tb"/>
    </style:style>
    <style:style style:name="Table16.A" style:family="table-column">
      <style:table-column-properties style:column-width="0.9854in"/>
    </style:style>
    <style:style style:name="Table16.B" style:family="table-column">
      <style:table-column-properties style:column-width="0.9681in"/>
    </style:style>
    <style:style style:name="Table16.C" style:family="table-column">
      <style:table-column-properties style:column-width="2.4938in"/>
    </style:style>
    <style:style style:name="Table16.D" style:family="table-column">
      <style:table-column-properties style:column-width="1.1611in"/>
    </style:style>
    <style:style style:name="Table16.1" style:family="table-row">
      <style:table-row-properties fo:keep-together="auto"/>
    </style:style>
    <style:style style:name="Table16.A1" style:family="table-cell">
      <style:table-cell-properties style:vertical-align="top" fo:padding="0.0382in" fo:border-left="0.05pt solid #000000" fo:border-right="none" fo:border-top="0.05pt solid #000000" fo:border-bottom="0.05pt solid #000000" style:writing-mode="lr-tb"/>
    </style:style>
    <style:style style:name="Table16.D1" style:family="table-cell">
      <style:table-cell-properties style:vertical-align="top" fo:padding="0.0382in" fo:border="0.05pt solid #000000" style:writing-mode="lr-tb"/>
    </style:style>
    <style:style style:name="Table16.A2" style:family="table-cell">
      <style:table-cell-properties style:vertical-align="top" fo:padding="0.0382in" fo:border-left="0.05pt solid #000000" fo:border-right="none" fo:border-top="none" fo:border-bottom="0.05pt solid #000000" style:writing-mode="lr-tb"/>
    </style:style>
    <style:style style:name="Table16.D2" style:family="table-cell">
      <style:table-cell-properties style:vertical-align="top" fo:padding="0.0382in" fo:border-left="0.05pt solid #000000" fo:border-right="0.05pt solid #000000" fo:border-top="none" fo:border-bottom="0.05pt solid #000000" style:writing-mode="lr-tb"/>
    </style:style>
    <style:style style:name="Table17" style:family="table">
      <style:table-properties style:width="5.6083in" fo:margin-left="0.7403in" table:align="left" style:writing-mode="lr-tb"/>
    </style:style>
    <style:style style:name="Table17.A" style:family="table-column">
      <style:table-column-properties style:column-width="0.9854in"/>
    </style:style>
    <style:style style:name="Table17.B" style:family="table-column">
      <style:table-column-properties style:column-width="0.9681in"/>
    </style:style>
    <style:style style:name="Table17.C" style:family="table-column">
      <style:table-column-properties style:column-width="2.4938in"/>
    </style:style>
    <style:style style:name="Table17.D" style:family="table-column">
      <style:table-column-properties style:column-width="1.1611in"/>
    </style:style>
    <style:style style:name="Table17.1" style:family="table-row">
      <style:table-row-properties fo:keep-together="auto"/>
    </style:style>
    <style:style style:name="Table17.A1" style:family="table-cell">
      <style:table-cell-properties style:vertical-align="top" fo:padding="0.0382in" fo:border-left="0.05pt solid #000000" fo:border-right="none" fo:border-top="0.05pt solid #000000" fo:border-bottom="0.05pt solid #000000" style:writing-mode="lr-tb"/>
    </style:style>
    <style:style style:name="Table17.D1" style:family="table-cell">
      <style:table-cell-properties style:vertical-align="top" fo:padding="0.0382in" fo:border="0.05pt solid #000000" style:writing-mode="lr-tb"/>
    </style:style>
    <style:style style:name="Table17.A2" style:family="table-cell">
      <style:table-cell-properties style:vertical-align="top" fo:padding="0.0382in" fo:border-left="0.05pt solid #000000" fo:border-right="none" fo:border-top="none" fo:border-bottom="0.05pt solid #000000" style:writing-mode="lr-tb"/>
    </style:style>
    <style:style style:name="Table17.D2" style:family="table-cell">
      <style:table-cell-properties style:vertical-align="top" fo:padding="0.0382in" fo:border-left="0.05pt solid #000000" fo:border-right="0.05pt solid #000000" fo:border-top="none" fo:border-bottom="0.05pt solid #000000" style:writing-mode="lr-tb"/>
    </style:style>
    <style:style style:name="Table18" style:family="table">
      <style:table-properties style:width="5.6083in" fo:margin-left="0.7403in" table:align="left" style:writing-mode="lr-tb"/>
    </style:style>
    <style:style style:name="Table18.A" style:family="table-column">
      <style:table-column-properties style:column-width="0.9854in"/>
    </style:style>
    <style:style style:name="Table18.B" style:family="table-column">
      <style:table-column-properties style:column-width="0.9681in"/>
    </style:style>
    <style:style style:name="Table18.C" style:family="table-column">
      <style:table-column-properties style:column-width="2.4938in"/>
    </style:style>
    <style:style style:name="Table18.D" style:family="table-column">
      <style:table-column-properties style:column-width="1.1611in"/>
    </style:style>
    <style:style style:name="Table18.1" style:family="table-row">
      <style:table-row-properties fo:keep-together="auto"/>
    </style:style>
    <style:style style:name="Table18.A1" style:family="table-cell">
      <style:table-cell-properties style:vertical-align="top" fo:padding="0.0382in" fo:border-left="0.05pt solid #000000" fo:border-right="none" fo:border-top="0.05pt solid #000000" fo:border-bottom="0.05pt solid #000000" style:writing-mode="lr-tb"/>
    </style:style>
    <style:style style:name="Table18.D1" style:family="table-cell">
      <style:table-cell-properties style:vertical-align="top" fo:padding="0.0382in" fo:border="0.05pt solid #000000" style:writing-mode="lr-tb"/>
    </style:style>
    <style:style style:name="Table18.A2" style:family="table-cell">
      <style:table-cell-properties style:vertical-align="top" fo:padding="0.0382in" fo:border-left="0.05pt solid #000000" fo:border-right="none" fo:border-top="none" fo:border-bottom="0.05pt solid #000000" style:writing-mode="lr-tb"/>
    </style:style>
    <style:style style:name="Table18.D2" style:family="table-cell">
      <style:table-cell-properties style:vertical-align="top" fo:padding="0.0382in" fo:border-left="0.05pt solid #000000" fo:border-right="0.05pt solid #000000" fo:border-top="none" fo:border-bottom="0.05pt solid #000000" style:writing-mode="lr-tb"/>
    </style:style>
    <style:style style:name="Table19" style:family="table">
      <style:table-properties style:width="5.6083in" fo:margin-left="0.7403in" table:align="left" style:writing-mode="lr-tb"/>
    </style:style>
    <style:style style:name="Table19.A" style:family="table-column">
      <style:table-column-properties style:column-width="0.9854in"/>
    </style:style>
    <style:style style:name="Table19.B" style:family="table-column">
      <style:table-column-properties style:column-width="0.9681in"/>
    </style:style>
    <style:style style:name="Table19.C" style:family="table-column">
      <style:table-column-properties style:column-width="2.4938in"/>
    </style:style>
    <style:style style:name="Table19.D" style:family="table-column">
      <style:table-column-properties style:column-width="1.1611in"/>
    </style:style>
    <style:style style:name="Table19.1" style:family="table-row">
      <style:table-row-properties fo:keep-together="auto"/>
    </style:style>
    <style:style style:name="Table19.A1" style:family="table-cell">
      <style:table-cell-properties style:vertical-align="top" fo:padding="0.0382in" fo:border-left="0.05pt solid #000000" fo:border-right="none" fo:border-top="0.05pt solid #000000" fo:border-bottom="0.05pt solid #000000" style:writing-mode="lr-tb"/>
    </style:style>
    <style:style style:name="Table19.D1" style:family="table-cell">
      <style:table-cell-properties style:vertical-align="top" fo:padding="0.0382in" fo:border="0.05pt solid #000000" style:writing-mode="lr-tb"/>
    </style:style>
    <style:style style:name="Table19.A2" style:family="table-cell">
      <style:table-cell-properties style:vertical-align="top" fo:padding="0.0382in" fo:border-left="0.05pt solid #000000" fo:border-right="none" fo:border-top="none" fo:border-bottom="0.05pt solid #000000" style:writing-mode="lr-tb"/>
    </style:style>
    <style:style style:name="Table19.D2" style:family="table-cell">
      <style:table-cell-properties style:vertical-align="top" fo:padding="0.0382in" fo:border-left="0.05pt solid #000000" fo:border-right="0.05pt solid #000000" fo:border-top="none" fo:border-bottom="0.05pt solid #000000" style:writing-mode="lr-tb"/>
    </style:style>
    <style:style style:name="Table20" style:family="table">
      <style:table-properties style:width="5.6083in" fo:margin-left="0.7403in" table:align="left" style:writing-mode="lr-tb"/>
    </style:style>
    <style:style style:name="Table20.A" style:family="table-column">
      <style:table-column-properties style:column-width="0.9854in"/>
    </style:style>
    <style:style style:name="Table20.B" style:family="table-column">
      <style:table-column-properties style:column-width="0.9681in"/>
    </style:style>
    <style:style style:name="Table20.C" style:family="table-column">
      <style:table-column-properties style:column-width="2.4938in"/>
    </style:style>
    <style:style style:name="Table20.D" style:family="table-column">
      <style:table-column-properties style:column-width="1.1611in"/>
    </style:style>
    <style:style style:name="Table20.1" style:family="table-row">
      <style:table-row-properties fo:keep-together="auto"/>
    </style:style>
    <style:style style:name="Table20.A1" style:family="table-cell">
      <style:table-cell-properties style:vertical-align="top" fo:padding="0.0382in" fo:border-left="0.05pt solid #000000" fo:border-right="none" fo:border-top="0.05pt solid #000000" fo:border-bottom="0.05pt solid #000000" style:writing-mode="lr-tb"/>
    </style:style>
    <style:style style:name="Table20.D1" style:family="table-cell">
      <style:table-cell-properties style:vertical-align="top" fo:padding="0.0382in" fo:border="0.05pt solid #000000" style:writing-mode="lr-tb"/>
    </style:style>
    <style:style style:name="Table20.A2" style:family="table-cell">
      <style:table-cell-properties style:vertical-align="top" fo:padding="0.0382in" fo:border-left="0.05pt solid #000000" fo:border-right="none" fo:border-top="none" fo:border-bottom="0.05pt solid #000000" style:writing-mode="lr-tb"/>
    </style:style>
    <style:style style:name="Table20.D2" style:family="table-cell">
      <style:table-cell-properties style:vertical-align="top" fo:padding="0.0382in" fo:border-left="0.05pt solid #000000" fo:border-right="0.05pt solid #000000" fo:border-top="none" fo:border-bottom="0.05pt solid #000000" style:writing-mode="lr-tb"/>
    </style:style>
    <style:style style:name="Table21" style:family="table">
      <style:table-properties style:width="5.6083in" fo:margin-left="0.7403in" table:align="left" style:writing-mode="lr-tb"/>
    </style:style>
    <style:style style:name="Table21.A" style:family="table-column">
      <style:table-column-properties style:column-width="0.9854in"/>
    </style:style>
    <style:style style:name="Table21.B" style:family="table-column">
      <style:table-column-properties style:column-width="0.9681in"/>
    </style:style>
    <style:style style:name="Table21.C" style:family="table-column">
      <style:table-column-properties style:column-width="2.4938in"/>
    </style:style>
    <style:style style:name="Table21.D" style:family="table-column">
      <style:table-column-properties style:column-width="1.1611in"/>
    </style:style>
    <style:style style:name="Table21.1" style:family="table-row">
      <style:table-row-properties fo:keep-together="auto"/>
    </style:style>
    <style:style style:name="Table21.A1" style:family="table-cell">
      <style:table-cell-properties style:vertical-align="top" fo:padding="0.0382in" fo:border-left="0.05pt solid #000000" fo:border-right="none" fo:border-top="0.05pt solid #000000" fo:border-bottom="0.05pt solid #000000" style:writing-mode="lr-tb"/>
    </style:style>
    <style:style style:name="Table21.D1" style:family="table-cell">
      <style:table-cell-properties style:vertical-align="top" fo:padding="0.0382in" fo:border="0.05pt solid #000000" style:writing-mode="lr-tb"/>
    </style:style>
    <style:style style:name="Table21.A2" style:family="table-cell">
      <style:table-cell-properties style:vertical-align="top" fo:padding="0.0382in" fo:border-left="0.05pt solid #000000" fo:border-right="none" fo:border-top="none" fo:border-bottom="0.05pt solid #000000" style:writing-mode="lr-tb"/>
    </style:style>
    <style:style style:name="Table21.D2" style:family="table-cell">
      <style:table-cell-properties style:vertical-align="top" fo:padding="0.0382in" fo:border-left="0.05pt solid #000000" fo:border-right="0.05pt solid #000000" fo:border-top="none" fo:border-bottom="0.05pt solid #000000" style:writing-mode="lr-tb"/>
    </style:style>
    <style:style style:name="Table22" style:family="table">
      <style:table-properties style:width="5.6083in" fo:margin-left="0.7403in" table:align="left" style:writing-mode="lr-tb"/>
    </style:style>
    <style:style style:name="Table22.A" style:family="table-column">
      <style:table-column-properties style:column-width="0.9854in"/>
    </style:style>
    <style:style style:name="Table22.B" style:family="table-column">
      <style:table-column-properties style:column-width="0.9681in"/>
    </style:style>
    <style:style style:name="Table22.C" style:family="table-column">
      <style:table-column-properties style:column-width="2.4938in"/>
    </style:style>
    <style:style style:name="Table22.D" style:family="table-column">
      <style:table-column-properties style:column-width="1.1611in"/>
    </style:style>
    <style:style style:name="Table22.1" style:family="table-row">
      <style:table-row-properties fo:keep-together="auto"/>
    </style:style>
    <style:style style:name="Table22.A1" style:family="table-cell">
      <style:table-cell-properties style:vertical-align="top" fo:padding="0.0382in" fo:border-left="0.05pt solid #000000" fo:border-right="none" fo:border-top="0.05pt solid #000000" fo:border-bottom="0.05pt solid #000000" style:writing-mode="lr-tb"/>
    </style:style>
    <style:style style:name="Table22.D1" style:family="table-cell">
      <style:table-cell-properties style:vertical-align="top" fo:padding="0.0382in" fo:border="0.05pt solid #000000" style:writing-mode="lr-tb"/>
    </style:style>
    <style:style style:name="Table22.A2" style:family="table-cell">
      <style:table-cell-properties style:vertical-align="top" fo:padding="0.0382in" fo:border-left="0.05pt solid #000000" fo:border-right="none" fo:border-top="none" fo:border-bottom="0.05pt solid #000000" style:writing-mode="lr-tb"/>
    </style:style>
    <style:style style:name="Table22.D2" style:family="table-cell">
      <style:table-cell-properties style:vertical-align="top" fo:padding="0.0382in" fo:border-left="0.05pt solid #000000" fo:border-right="0.05pt solid #000000" fo:border-top="none" fo:border-bottom="0.05pt solid #000000" style:writing-mode="lr-tb"/>
    </style:style>
    <style:style style:name="Table23" style:family="table">
      <style:table-properties style:width="5.6083in" fo:margin-left="0.7403in" table:align="left" style:writing-mode="lr-tb"/>
    </style:style>
    <style:style style:name="Table23.A" style:family="table-column">
      <style:table-column-properties style:column-width="0.9854in"/>
    </style:style>
    <style:style style:name="Table23.B" style:family="table-column">
      <style:table-column-properties style:column-width="0.9681in"/>
    </style:style>
    <style:style style:name="Table23.C" style:family="table-column">
      <style:table-column-properties style:column-width="2.4938in"/>
    </style:style>
    <style:style style:name="Table23.D" style:family="table-column">
      <style:table-column-properties style:column-width="1.1611in"/>
    </style:style>
    <style:style style:name="Table23.1" style:family="table-row">
      <style:table-row-properties fo:keep-together="auto"/>
    </style:style>
    <style:style style:name="Table23.A1" style:family="table-cell">
      <style:table-cell-properties style:vertical-align="top" fo:padding="0.0382in" fo:border-left="0.05pt solid #000000" fo:border-right="none" fo:border-top="0.05pt solid #000000" fo:border-bottom="0.05pt solid #000000" style:writing-mode="lr-tb"/>
    </style:style>
    <style:style style:name="Table23.D1" style:family="table-cell">
      <style:table-cell-properties style:vertical-align="top" fo:padding="0.0382in" fo:border="0.05pt solid #000000" style:writing-mode="lr-tb"/>
    </style:style>
    <style:style style:name="Table23.A2" style:family="table-cell">
      <style:table-cell-properties style:vertical-align="top" fo:padding="0.0382in" fo:border-left="0.05pt solid #000000" fo:border-right="none" fo:border-top="none" fo:border-bottom="0.05pt solid #000000" style:writing-mode="lr-tb"/>
    </style:style>
    <style:style style:name="Table23.D2" style:family="table-cell">
      <style:table-cell-properties style:vertical-align="top" fo:padding="0.0382in" fo:border-left="0.05pt solid #000000" fo:border-right="0.05pt solid #000000" fo:border-top="none" fo:border-bottom="0.05pt solid #000000" style:writing-mode="lr-tb"/>
    </style:style>
    <style:style style:name="Table24" style:family="table">
      <style:table-properties style:width="5.6306in" fo:margin-left="0.6681in" table:align="left" style:writing-mode="lr-tb"/>
    </style:style>
    <style:style style:name="Table24.A" style:family="table-column">
      <style:table-column-properties style:column-width="1.0625in"/>
    </style:style>
    <style:style style:name="Table24.B" style:family="table-column">
      <style:table-column-properties style:column-width="1.3333in"/>
    </style:style>
    <style:style style:name="Table24.C" style:family="table-column">
      <style:table-column-properties style:column-width="2.1354in"/>
    </style:style>
    <style:style style:name="Table24.D" style:family="table-column">
      <style:table-column-properties style:column-width="1.0993in"/>
    </style:style>
    <style:style style:name="Table24.1" style:family="table-row">
      <style:table-row-properties fo:keep-together="auto"/>
    </style:style>
    <style:style style:name="Table24.A1" style:family="table-cell">
      <style:table-cell-properties style:vertical-align="top" fo:padding="0.0382in" fo:border-left="0.05pt solid #000000" fo:border-right="none" fo:border-top="0.05pt solid #000000" fo:border-bottom="0.05pt solid #000000" style:writing-mode="lr-tb"/>
    </style:style>
    <style:style style:name="Table24.D1" style:family="table-cell">
      <style:table-cell-properties style:vertical-align="top" fo:padding="0.0382in" fo:border="0.05pt solid #000000" style:writing-mode="lr-tb"/>
    </style:style>
    <style:style style:name="Table24.A2" style:family="table-cell">
      <style:table-cell-properties style:vertical-align="top" fo:padding="0.0382in" fo:border-left="0.05pt solid #000000" fo:border-right="none" fo:border-top="none" fo:border-bottom="0.05pt solid #000000" style:writing-mode="lr-tb"/>
    </style:style>
    <style:style style:name="Table24.D2" style:family="table-cell">
      <style:table-cell-properties style:vertical-align="top" fo:padding="0.0382in" fo:border-left="0.05pt solid #000000" fo:border-right="0.05pt solid #000000" fo:border-top="none" fo:border-bottom="0.05pt solid #000000" style:writing-mode="lr-tb"/>
    </style:style>
    <style:style style:name="Table25" style:family="table">
      <style:table-properties style:width="5.6306in" fo:margin-left="0.6681in" table:align="left" style:writing-mode="lr-tb"/>
    </style:style>
    <style:style style:name="Table25.A" style:family="table-column">
      <style:table-column-properties style:column-width="1.0625in"/>
    </style:style>
    <style:style style:name="Table25.B" style:family="table-column">
      <style:table-column-properties style:column-width="1.3333in"/>
    </style:style>
    <style:style style:name="Table25.C" style:family="table-column">
      <style:table-column-properties style:column-width="2.1354in"/>
    </style:style>
    <style:style style:name="Table25.D" style:family="table-column">
      <style:table-column-properties style:column-width="1.0993in"/>
    </style:style>
    <style:style style:name="Table25.1" style:family="table-row">
      <style:table-row-properties fo:keep-together="auto"/>
    </style:style>
    <style:style style:name="Table25.A1" style:family="table-cell">
      <style:table-cell-properties style:vertical-align="top" fo:padding="0.0382in" fo:border-left="0.05pt solid #000000" fo:border-right="none" fo:border-top="0.05pt solid #000000" fo:border-bottom="0.05pt solid #000000" style:writing-mode="lr-tb"/>
    </style:style>
    <style:style style:name="Table25.D1" style:family="table-cell">
      <style:table-cell-properties style:vertical-align="top" fo:padding="0.0382in" fo:border="0.05pt solid #000000" style:writing-mode="lr-tb"/>
    </style:style>
    <style:style style:name="Table25.A2" style:family="table-cell">
      <style:table-cell-properties style:vertical-align="top" fo:padding="0.0382in" fo:border-left="0.05pt solid #000000" fo:border-right="none" fo:border-top="none" fo:border-bottom="0.05pt solid #000000" style:writing-mode="lr-tb"/>
    </style:style>
    <style:style style:name="Table25.D2" style:family="table-cell">
      <style:table-cell-properties style:vertical-align="top" fo:padding="0.0382in" fo:border-left="0.05pt solid #000000" fo:border-right="0.05pt solid #000000" fo:border-top="none" fo:border-bottom="0.05pt solid #000000" style:writing-mode="lr-tb"/>
    </style:style>
    <style:style style:name="Table26" style:family="table">
      <style:table-properties style:width="5.6306in" fo:margin-left="0.6681in" table:align="left" style:writing-mode="lr-tb"/>
    </style:style>
    <style:style style:name="Table26.A" style:family="table-column">
      <style:table-column-properties style:column-width="1.0625in"/>
    </style:style>
    <style:style style:name="Table26.B" style:family="table-column">
      <style:table-column-properties style:column-width="1.3333in"/>
    </style:style>
    <style:style style:name="Table26.C" style:family="table-column">
      <style:table-column-properties style:column-width="2.1354in"/>
    </style:style>
    <style:style style:name="Table26.D" style:family="table-column">
      <style:table-column-properties style:column-width="1.0993in"/>
    </style:style>
    <style:style style:name="Table26.1" style:family="table-row">
      <style:table-row-properties fo:keep-together="auto"/>
    </style:style>
    <style:style style:name="Table26.A1" style:family="table-cell">
      <style:table-cell-properties style:vertical-align="top" fo:padding="0.0382in" fo:border-left="0.05pt solid #000000" fo:border-right="none" fo:border-top="0.05pt solid #000000" fo:border-bottom="0.05pt solid #000000" style:writing-mode="lr-tb"/>
    </style:style>
    <style:style style:name="Table26.D1" style:family="table-cell">
      <style:table-cell-properties style:vertical-align="top" fo:padding="0.0382in" fo:border="0.05pt solid #000000" style:writing-mode="lr-tb"/>
    </style:style>
    <style:style style:name="Table26.A2" style:family="table-cell">
      <style:table-cell-properties style:vertical-align="top" fo:padding="0.0382in" fo:border-left="0.05pt solid #000000" fo:border-right="none" fo:border-top="none" fo:border-bottom="0.05pt solid #000000" style:writing-mode="lr-tb"/>
    </style:style>
    <style:style style:name="Table26.D2" style:family="table-cell">
      <style:table-cell-properties style:vertical-align="top" fo:padding="0.0382in" fo:border-left="0.05pt solid #000000" fo:border-right="0.05pt solid #000000" fo:border-top="none" fo:border-bottom="0.05pt solid #000000" style:writing-mode="lr-tb"/>
    </style:style>
    <style:style style:name="Table27" style:family="table">
      <style:table-properties style:width="5.6083in" fo:margin-left="0.7403in" table:align="left" style:writing-mode="lr-tb"/>
    </style:style>
    <style:style style:name="Table27.A" style:family="table-column">
      <style:table-column-properties style:column-width="0.9854in"/>
    </style:style>
    <style:style style:name="Table27.B" style:family="table-column">
      <style:table-column-properties style:column-width="0.9681in"/>
    </style:style>
    <style:style style:name="Table27.C" style:family="table-column">
      <style:table-column-properties style:column-width="2.4938in"/>
    </style:style>
    <style:style style:name="Table27.D" style:family="table-column">
      <style:table-column-properties style:column-width="1.1611in"/>
    </style:style>
    <style:style style:name="Table27.1" style:family="table-row">
      <style:table-row-properties fo:keep-together="auto"/>
    </style:style>
    <style:style style:name="Table27.A1" style:family="table-cell">
      <style:table-cell-properties style:vertical-align="top" fo:padding="0.0382in" fo:border-left="0.05pt solid #000000" fo:border-right="none" fo:border-top="0.05pt solid #000000" fo:border-bottom="0.05pt solid #000000" style:writing-mode="lr-tb"/>
    </style:style>
    <style:style style:name="Table27.D1" style:family="table-cell">
      <style:table-cell-properties style:vertical-align="top" fo:padding="0.0382in" fo:border="0.05pt solid #000000" style:writing-mode="lr-tb"/>
    </style:style>
    <style:style style:name="Table27.A2" style:family="table-cell">
      <style:table-cell-properties style:vertical-align="top" fo:padding="0.0382in" fo:border-left="0.05pt solid #000000" fo:border-right="none" fo:border-top="none" fo:border-bottom="0.05pt solid #000000" style:writing-mode="lr-tb"/>
    </style:style>
    <style:style style:name="Table27.D2" style:family="table-cell">
      <style:table-cell-properties style:vertical-align="top" fo:padding="0.0382in" fo:border-left="0.05pt solid #000000" fo:border-right="0.05pt solid #000000" fo:border-top="none" fo:border-bottom="0.05pt solid #000000" style:writing-mode="lr-tb"/>
    </style:style>
    <style:style style:name="Table28" style:family="table">
      <style:table-properties style:width="5.6306in" fo:margin-left="0.6681in" table:align="left" style:writing-mode="lr-tb"/>
    </style:style>
    <style:style style:name="Table28.A" style:family="table-column">
      <style:table-column-properties style:column-width="1.0625in"/>
    </style:style>
    <style:style style:name="Table28.B" style:family="table-column">
      <style:table-column-properties style:column-width="1.3333in"/>
    </style:style>
    <style:style style:name="Table28.C" style:family="table-column">
      <style:table-column-properties style:column-width="2.1354in"/>
    </style:style>
    <style:style style:name="Table28.D" style:family="table-column">
      <style:table-column-properties style:column-width="1.0993in"/>
    </style:style>
    <style:style style:name="Table28.1" style:family="table-row">
      <style:table-row-properties fo:keep-together="auto"/>
    </style:style>
    <style:style style:name="Table28.A1" style:family="table-cell">
      <style:table-cell-properties style:vertical-align="top" fo:padding="0.0382in" fo:border-left="0.05pt solid #000000" fo:border-right="none" fo:border-top="0.05pt solid #000000" fo:border-bottom="0.05pt solid #000000" style:writing-mode="lr-tb"/>
    </style:style>
    <style:style style:name="Table28.D1" style:family="table-cell">
      <style:table-cell-properties style:vertical-align="top" fo:padding="0.0382in" fo:border="0.05pt solid #000000" style:writing-mode="lr-tb"/>
    </style:style>
    <style:style style:name="Table28.A2" style:family="table-cell">
      <style:table-cell-properties style:vertical-align="top" fo:padding="0.0382in" fo:border-left="0.05pt solid #000000" fo:border-right="none" fo:border-top="none" fo:border-bottom="0.05pt solid #000000" style:writing-mode="lr-tb"/>
    </style:style>
    <style:style style:name="Table28.D2" style:family="table-cell">
      <style:table-cell-properties style:vertical-align="top" fo:padding="0.0382in" fo:border-left="0.05pt solid #000000" fo:border-right="0.05pt solid #000000" fo:border-top="none" fo:border-bottom="0.05pt solid #000000" style:writing-mode="lr-tb"/>
    </style:style>
    <style:style style:name="Table29" style:family="table">
      <style:table-properties style:width="5.9806in" fo:margin-left="0.5326in" table:align="left" style:writing-mode="lr-tb"/>
    </style:style>
    <style:style style:name="Table29.A" style:family="table-column">
      <style:table-column-properties style:column-width="1.1979in"/>
    </style:style>
    <style:style style:name="Table29.B" style:family="table-column">
      <style:table-column-properties style:column-width="0.9583in"/>
    </style:style>
    <style:style style:name="Table29.C" style:family="table-column">
      <style:table-column-properties style:column-width="2.5104in"/>
    </style:style>
    <style:style style:name="Table29.D" style:family="table-column">
      <style:table-column-properties style:column-width="1.3139in"/>
    </style:style>
    <style:style style:name="Table29.1" style:family="table-row">
      <style:table-row-properties fo:keep-together="auto"/>
    </style:style>
    <style:style style:name="Table29.A1" style:family="table-cell">
      <style:table-cell-properties style:vertical-align="top" fo:padding="0.0382in" fo:border-left="0.05pt solid #000000" fo:border-right="none" fo:border-top="0.05pt solid #000000" fo:border-bottom="0.05pt solid #000000" style:writing-mode="lr-tb"/>
    </style:style>
    <style:style style:name="Table29.D1" style:family="table-cell">
      <style:table-cell-properties style:vertical-align="top" fo:padding="0.0382in" fo:border="0.05pt solid #000000" style:writing-mode="lr-tb"/>
    </style:style>
    <style:style style:name="Table29.A2" style:family="table-cell">
      <style:table-cell-properties style:vertical-align="top" fo:padding="0.0382in" fo:border-left="0.05pt solid #000000" fo:border-right="none" fo:border-top="none" fo:border-bottom="0.05pt solid #000000" style:writing-mode="lr-tb"/>
    </style:style>
    <style:style style:name="Table29.D2" style:family="table-cell">
      <style:table-cell-properties style:vertical-align="top" fo:padding="0.0382in" fo:border-left="0.05pt solid #000000" fo:border-right="0.05pt solid #000000" fo:border-top="none" fo:border-bottom="0.05pt solid #000000" style:writing-mode="lr-tb"/>
    </style:style>
    <style:style style:name="Table30" style:family="table">
      <style:table-properties style:width="5.7514in" fo:margin-left="0.6056in" table:align="left" style:writing-mode="lr-tb"/>
    </style:style>
    <style:style style:name="Table30.A" style:family="table-column">
      <style:table-column-properties style:column-width="1.4167in"/>
    </style:style>
    <style:style style:name="Table30.B" style:family="table-column">
      <style:table-column-properties style:column-width="0.9792in"/>
    </style:style>
    <style:style style:name="Table30.C" style:family="table-column">
      <style:table-column-properties style:column-width="1.3958in"/>
    </style:style>
    <style:style style:name="Table30.D" style:family="table-column">
      <style:table-column-properties style:column-width="1.9597in"/>
    </style:style>
    <style:style style:name="Table30.1" style:family="table-row">
      <style:table-row-properties fo:keep-together="auto"/>
    </style:style>
    <style:style style:name="Table30.A1" style:family="table-cell">
      <style:table-cell-properties style:vertical-align="top" fo:padding="0.0382in" fo:border-left="0.05pt solid #000000" fo:border-right="none" fo:border-top="0.05pt solid #000000" fo:border-bottom="0.05pt solid #000000" style:writing-mode="lr-tb"/>
    </style:style>
    <style:style style:name="Table30.D1" style:family="table-cell">
      <style:table-cell-properties style:vertical-align="top" fo:padding="0.0382in" fo:border="0.05pt solid #000000" style:writing-mode="lr-tb"/>
    </style:style>
    <style:style style:name="Table30.A2" style:family="table-cell">
      <style:table-cell-properties style:vertical-align="top" fo:padding="0.0382in" fo:border-left="0.05pt solid #000000" fo:border-right="none" fo:border-top="none" fo:border-bottom="0.05pt solid #000000" style:writing-mode="lr-tb"/>
    </style:style>
    <style:style style:name="Table30.D2" style:family="table-cell">
      <style:table-cell-properties style:vertical-align="top" fo:padding="0.0382in" fo:border-left="0.05pt solid #000000" fo:border-right="0.05pt solid #000000" fo:border-top="none" fo:border-bottom="0.05pt solid #000000" style:writing-mode="lr-tb"/>
    </style:style>
    <style:style style:name="Table31" style:family="table">
      <style:table-properties style:width="5.8813in" fo:margin-left="0.3715in" table:align="left" style:writing-mode="lr-tb"/>
    </style:style>
    <style:style style:name="Table31.A" style:family="table-column">
      <style:table-column-properties style:column-width="1.3542in"/>
    </style:style>
    <style:style style:name="Table31.B" style:family="table-column">
      <style:table-column-properties style:column-width="1.7306in"/>
    </style:style>
    <style:style style:name="Table31.C" style:family="table-column">
      <style:table-column-properties style:column-width="1.7313in"/>
    </style:style>
    <style:style style:name="Table31.D" style:family="table-column">
      <style:table-column-properties style:column-width="1.0653in"/>
    </style:style>
    <style:style style:name="Table31.1" style:family="table-row">
      <style:table-row-properties fo:keep-together="auto"/>
    </style:style>
    <style:style style:name="Table31.A1" style:family="table-cell">
      <style:table-cell-properties style:vertical-align="top" fo:padding="0.0382in" fo:border-left="0.05pt solid #000000" fo:border-right="none" fo:border-top="0.05pt solid #000000" fo:border-bottom="0.05pt solid #000000" style:writing-mode="lr-tb"/>
    </style:style>
    <style:style style:name="Table31.D1" style:family="table-cell">
      <style:table-cell-properties style:vertical-align="top" fo:padding="0.0382in" fo:border="0.05pt solid #000000" style:writing-mode="lr-tb"/>
    </style:style>
    <style:style style:name="Table31.A2" style:family="table-cell">
      <style:table-cell-properties style:vertical-align="top" fo:padding="0.0382in" fo:border-left="0.05pt solid #000000" fo:border-right="none" fo:border-top="none" fo:border-bottom="0.05pt solid #000000" style:writing-mode="lr-tb"/>
    </style:style>
    <style:style style:name="Table31.D2" style:family="table-cell">
      <style:table-cell-properties style:vertical-align="top" fo:padding="0.0382in" fo:border-left="0.05pt solid #000000" fo:border-right="0.05pt solid #000000" fo:border-top="none" fo:border-bottom="0.05pt solid #000000" style:writing-mode="lr-tb"/>
    </style:style>
    <style:style style:name="Table32" style:family="table">
      <style:table-properties style:width="5.5347in" fo:margin-left="0.5882in" table:align="left" style:writing-mode="lr-tb"/>
    </style:style>
    <style:style style:name="Table32.A" style:family="table-column">
      <style:table-column-properties style:column-width="1.1375in"/>
    </style:style>
    <style:style style:name="Table32.B" style:family="table-column">
      <style:table-column-properties style:column-width="1.7313in"/>
    </style:style>
    <style:style style:name="Table32.C" style:family="table-column">
      <style:table-column-properties style:column-width="1.7306in"/>
    </style:style>
    <style:style style:name="Table32.D" style:family="table-column">
      <style:table-column-properties style:column-width="0.9354in"/>
    </style:style>
    <style:style style:name="Table32.1" style:family="table-row">
      <style:table-row-properties fo:keep-together="auto"/>
    </style:style>
    <style:style style:name="Table32.A1" style:family="table-cell">
      <style:table-cell-properties style:vertical-align="top" fo:padding="0.0382in" fo:border-left="0.05pt solid #000000" fo:border-right="none" fo:border-top="0.05pt solid #000000" fo:border-bottom="0.05pt solid #000000" style:writing-mode="lr-tb"/>
    </style:style>
    <style:style style:name="Table32.D1" style:family="table-cell">
      <style:table-cell-properties style:vertical-align="top" fo:padding="0.0382in" fo:border="0.05pt solid #000000" style:writing-mode="lr-tb"/>
    </style:style>
    <style:style style:name="Table32.A2" style:family="table-cell">
      <style:table-cell-properties style:vertical-align="top" fo:padding="0.0382in" fo:border-left="0.05pt solid #000000" fo:border-right="none" fo:border-top="none" fo:border-bottom="0.05pt solid #000000" style:writing-mode="lr-tb"/>
    </style:style>
    <style:style style:name="Table32.D2" style:family="table-cell">
      <style:table-cell-properties style:vertical-align="top" fo:padding="0.0382in" fo:border-left="0.05pt solid #000000" fo:border-right="0.05pt solid #000000" fo:border-top="none" fo:border-bottom="0.05pt solid #000000" style:writing-mode="lr-tb"/>
    </style:style>
    <style:style style:name="Table33" style:family="table">
      <style:table-properties style:width="5.7743in" fo:margin-left="0.5667in" fo:margin-right="0.584in" table:align="margins" style:writing-mode="lr-tb"/>
    </style:style>
    <style:style style:name="Table33.A" style:family="table-column">
      <style:table-column-properties style:column-width="1.1556in" style:rel-column-width="13114*"/>
    </style:style>
    <style:style style:name="Table33.B" style:family="table-column">
      <style:table-column-properties style:column-width="1.7326in" style:rel-column-width="19664*"/>
    </style:style>
    <style:style style:name="Table33.C" style:family="table-column">
      <style:table-column-properties style:column-width="1.7333in" style:rel-column-width="19672*"/>
    </style:style>
    <style:style style:name="Table33.D" style:family="table-column">
      <style:table-column-properties style:column-width="1.1528in" style:rel-column-width="13085*"/>
    </style:style>
    <style:style style:name="Table33.1" style:family="table-row">
      <style:table-row-properties fo:keep-together="auto"/>
    </style:style>
    <style:style style:name="Table33.A1" style:family="table-cell">
      <style:table-cell-properties style:vertical-align="top" fo:padding="0.0382in" fo:border-left="0.05pt solid #000000" fo:border-right="none" fo:border-top="0.05pt solid #000000" fo:border-bottom="0.05pt solid #000000" style:writing-mode="lr-tb"/>
    </style:style>
    <style:style style:name="Table33.D1" style:family="table-cell">
      <style:table-cell-properties style:vertical-align="top" fo:padding="0.0382in" fo:border="0.05pt solid #000000" style:writing-mode="lr-tb"/>
    </style:style>
    <style:style style:name="Table33.A2" style:family="table-cell">
      <style:table-cell-properties style:vertical-align="top" fo:padding="0.0382in" fo:border-left="0.05pt solid #000000" fo:border-right="none" fo:border-top="none" fo:border-bottom="0.05pt solid #000000" style:writing-mode="lr-tb"/>
    </style:style>
    <style:style style:name="Table33.D2" style:family="table-cell">
      <style:table-cell-properties style:vertical-align="top" fo:padding="0.0382in" fo:border-left="0.05pt solid #000000" fo:border-right="0.05pt solid #000000" fo:border-top="none" fo:border-bottom="0.05pt solid #000000" style:writing-mode="lr-tb"/>
    </style:style>
    <style:style style:name="Table34" style:family="table">
      <style:table-properties style:width="5.8729in" fo:margin-left="0.5639in" table:align="left" style:writing-mode="lr-tb"/>
    </style:style>
    <style:style style:name="Table34.A" style:family="table-column">
      <style:table-column-properties style:column-width="1.1618in"/>
    </style:style>
    <style:style style:name="Table34.B" style:family="table-column">
      <style:table-column-properties style:column-width="1.7306in"/>
    </style:style>
    <style:style style:name="Table34.C" style:family="table-column">
      <style:table-column-properties style:column-width="1.7313in"/>
    </style:style>
    <style:style style:name="Table34.D" style:family="table-column">
      <style:table-column-properties style:column-width="1.2493in"/>
    </style:style>
    <style:style style:name="Table34.1" style:family="table-row">
      <style:table-row-properties fo:keep-together="auto"/>
    </style:style>
    <style:style style:name="Table34.A1" style:family="table-cell">
      <style:table-cell-properties style:vertical-align="top" fo:padding="0.0382in" fo:border-left="0.05pt solid #000000" fo:border-right="none" fo:border-top="0.05pt solid #000000" fo:border-bottom="0.05pt solid #000000" style:writing-mode="lr-tb"/>
    </style:style>
    <style:style style:name="Table34.D1" style:family="table-cell">
      <style:table-cell-properties style:vertical-align="top" fo:padding="0.0382in" fo:border="0.05pt solid #000000" style:writing-mode="lr-tb"/>
    </style:style>
    <style:style style:name="Table34.A2" style:family="table-cell">
      <style:table-cell-properties style:vertical-align="top" fo:padding="0.0382in" fo:border-left="0.05pt solid #000000" fo:border-right="none" fo:border-top="none" fo:border-bottom="0.05pt solid #000000" style:writing-mode="lr-tb"/>
    </style:style>
    <style:style style:name="Table34.D2" style:family="table-cell">
      <style:table-cell-properties style:vertical-align="top" fo:padding="0.0382in" fo:border-left="0.05pt solid #000000" fo:border-right="0.05pt solid #000000" fo:border-top="none" fo:border-bottom="0.05pt solid #000000" style:writing-mode="lr-tb"/>
    </style:style>
    <style:style style:name="Table35" style:family="table">
      <style:table-properties style:width="5.8576in" fo:margin-left="0.4146in" fo:margin-right="0.6528in" table:align="margins" style:writing-mode="lr-tb"/>
    </style:style>
    <style:style style:name="Table35.A" style:family="table-column">
      <style:table-column-properties style:column-width="1.3139in" style:rel-column-width="14699*"/>
    </style:style>
    <style:style style:name="Table35.B" style:family="table-column">
      <style:table-column-properties style:column-width="0.6569in" style:rel-column-width="7349*"/>
    </style:style>
    <style:style style:name="Table35.C" style:family="table-column">
      <style:table-column-properties style:column-width="2.8049in" style:rel-column-width="31380*"/>
    </style:style>
    <style:style style:name="Table35.D" style:family="table-column">
      <style:table-column-properties style:column-width="1.0819in" style:rel-column-width="12107*"/>
    </style:style>
    <style:style style:name="Table35.1" style:family="table-row">
      <style:table-row-properties fo:keep-together="auto"/>
    </style:style>
    <style:style style:name="Table35.A1" style:family="table-cell">
      <style:table-cell-properties style:vertical-align="top" fo:padding="0.0382in" fo:border-left="0.05pt solid #000000" fo:border-right="none" fo:border-top="0.05pt solid #000000" fo:border-bottom="0.05pt solid #000000" style:writing-mode="lr-tb"/>
    </style:style>
    <style:style style:name="Table35.D1" style:family="table-cell">
      <style:table-cell-properties style:vertical-align="top" fo:padding="0.0382in" fo:border="0.05pt solid #000000" style:writing-mode="lr-tb"/>
    </style:style>
    <style:style style:name="Table35.A2" style:family="table-cell">
      <style:table-cell-properties style:vertical-align="top" fo:padding="0.0382in" fo:border-left="0.05pt solid #000000" fo:border-right="none" fo:border-top="none" fo:border-bottom="0.05pt solid #000000" style:writing-mode="lr-tb"/>
    </style:style>
    <style:style style:name="Table35.D2" style:family="table-cell">
      <style:table-cell-properties style:vertical-align="top" fo:padding="0.0382in" fo:border-left="0.05pt solid #000000" fo:border-right="0.05pt solid #000000" fo:border-top="none" fo:border-bottom="0.05pt solid #000000" style:writing-mode="lr-tb"/>
    </style:style>
    <style:style style:name="P1" style:family="paragraph" style:parent-style-name="Footer">
      <style:text-properties fo:color="#999999" style:font-name="Calibri" fo:font-size="11pt" style:font-size-asian="11pt" style:font-size-complex="11pt"/>
    </style:style>
    <style:style style:name="P2" style:family="paragraph" style:parent-style-name="Table_20_Contents">
      <style:paragraph-properties fo:text-align="center" style:justify-single-word="false"/>
      <style:text-properties style:font-name="Calibri" fo:font-size="11pt" fo:font-weight="bold" style:font-name-asian="Times New Roman1" style:font-size-asian="11pt" style:font-weight-asian="bold" style:font-name-complex="Times" style:font-size-complex="14pt" style:font-weight-complex="bold"/>
    </style:style>
    <style:style style:name="P3" style:family="paragraph" style:parent-style-name="Table_20_Contents">
      <style:paragraph-properties fo:text-align="justify" style:justify-single-word="false" style:snap-to-layout-grid="false"/>
      <style:text-properties style:font-name="Calibri" fo:font-size="11pt" fo:font-weight="bold" style:font-size-asian="11pt" style:font-weight-asian="bold" style:font-name-complex="Times New Roman" style:font-size-complex="11pt" style:font-weight-complex="bold"/>
    </style:style>
    <style:style style:name="P4" style:family="paragraph" style:parent-style-name="Table_20_Contents">
      <style:paragraph-properties fo:text-align="justify" style:justify-single-word="false" style:snap-to-layout-grid="false"/>
      <style:text-properties style:font-name="Calibri" fo:font-size="11pt" fo:font-weight="bold" style:font-size-asian="11pt" style:font-weight-asian="bold" style:font-size-complex="11pt" style:font-weight-complex="bold"/>
    </style:style>
    <style:style style:name="P5" style:family="paragraph" style:parent-style-name="Table_20_Contents">
      <style:text-properties style:font-name="Calibri" fo:font-size="11pt" style:font-name-asian="Times New Roman1" style:font-size-asian="11pt" style:font-name-complex="Times" style:font-size-complex="14pt"/>
    </style:style>
    <style:style style:name="P6" style:family="paragraph" style:parent-style-name="Table_20_Contents">
      <style:paragraph-properties fo:text-align="justify" style:justify-single-word="false" style:snap-to-layout-grid="false"/>
      <style:text-properties style:font-name="Calibri" fo:font-size="11pt" style:font-size-asian="11pt" style:font-name-complex="Times New Roman" style:font-size-complex="11pt"/>
    </style:style>
    <style:style style:name="P7" style:family="paragraph" style:parent-style-name="Table_20_Contents">
      <style:paragraph-properties fo:text-align="justify" style:justify-single-word="false" style:snap-to-layout-grid="false"/>
      <style:text-properties style:font-name="Calibri" fo:font-size="11pt" style:font-size-asian="11pt" style:font-size-complex="11pt"/>
    </style:style>
    <style:style style:name="P8" style:family="paragraph" style:parent-style-name="Table_20_Contents">
      <style:paragraph-properties fo:text-align="justify" style:justify-single-word="false" style:snap-to-layout-grid="false"/>
      <style:text-properties style:font-name="Calibri" fo:font-size="11pt" style:font-name-asian="Times New Roman" style:font-size-asian="11pt" style:font-name-complex="Times New Roman" style:font-size-complex="11pt"/>
    </style:style>
    <style:style style:name="P9" style:family="paragraph" style:parent-style-name="Table_20_Contents">
      <style:paragraph-properties fo:text-align="justify" style:justify-single-word="false" style:snap-to-layout-grid="false"/>
      <style:text-properties fo:color="#000000" style:font-name="Calibri" fo:font-size="11pt" fo:font-weight="normal" style:font-size-asian="11pt" style:font-weight-asian="normal" style:font-name-complex="Times New Roman" style:font-size-complex="11pt" style:font-weight-complex="normal"/>
    </style:style>
    <style:style style:name="P10" style:family="paragraph" style:parent-style-name="Table_20_Contents">
      <style:paragraph-properties fo:margin-left="0in" fo:margin-right="0in" fo:text-align="start" style:justify-single-word="false" fo:text-indent="-0.25in" style:auto-text-indent="false" style:snap-to-layout-grid="false"/>
      <style:text-properties style:font-name="Calibri" fo:font-size="11pt" style:font-size-asian="11pt" style:font-size-complex="11pt"/>
    </style:style>
    <style:style style:name="P11" style:family="paragraph" style:parent-style-name="Table_20_Contents">
      <style:paragraph-properties fo:margin-left="0.4925in" fo:margin-right="0in" fo:text-align="start" style:justify-single-word="false" fo:text-indent="-0.25in" style:auto-text-indent="false" style:snap-to-layout-grid="false"/>
      <style:text-properties style:font-name="Calibri" fo:font-size="11pt" style:font-size-asian="11pt" style:font-name-complex="Times New Roman" style:font-size-complex="11pt"/>
    </style:style>
    <style:style style:name="P12" style:family="paragraph" style:parent-style-name="Table_20_Contents">
      <style:paragraph-properties fo:margin-left="0.4925in" fo:margin-right="0in" fo:text-align="start" style:justify-single-word="false" fo:text-indent="-0.25in" style:auto-text-indent="false" style:snap-to-layout-grid="false"/>
      <style:text-properties style:font-name="Calibri" fo:font-size="11pt" style:font-size-asian="11pt" style:font-size-complex="11pt"/>
    </style:style>
    <style:style style:name="P13" style:family="paragraph" style:parent-style-name="Table_20_Contents">
      <style:paragraph-properties fo:margin-left="0.4925in" fo:margin-right="0in" fo:text-align="start" style:justify-single-word="false" fo:text-indent="-0.25in" style:auto-text-indent="false" style:snap-to-layout-grid="false"/>
      <style:text-properties style:font-name="Calibri" fo:font-size="11pt" fo:font-weight="bold" style:font-size-asian="11pt" style:font-weight-asian="bold" style:font-name-complex="Times New Roman" style:font-size-complex="11pt" style:font-weight-complex="bold"/>
    </style:style>
    <style:style style:name="P14" style:family="paragraph" style:parent-style-name="Table_20_Contents">
      <style:paragraph-properties fo:margin-left="0.4925in" fo:margin-right="0in" fo:text-align="start" style:justify-single-word="false" fo:text-indent="-0.25in" style:auto-text-indent="false" style:snap-to-layout-grid="false"/>
      <style:text-properties style:font-name="Calibri" fo:font-size="11pt" fo:font-weight="bold" style:font-size-asian="11pt" style:font-weight-asian="bold" style:font-size-complex="11pt" style:font-weight-complex="bold"/>
    </style:style>
    <style:style style:name="P15" style:family="paragraph" style:parent-style-name="Standard">
      <style:paragraph-properties fo:margin-left="0.4925in" fo:margin-right="0in" fo:margin-top="0in" fo:margin-bottom="0.1in" style:contextual-spacing="false" style:line-height-at-least="0.0693in" fo:text-align="start" style:justify-single-word="false" fo:text-indent="-0.25in" style:auto-text-indent="false" style:snap-to-layout-grid="false"/>
      <style:text-properties fo:color="#000000" style:font-name="Calibri" fo:font-size="11pt" fo:font-weight="normal" style:font-size-asian="11pt" style:font-weight-asian="normal" style:font-name-complex="Times New Roman" style:font-size-complex="11pt" style:font-weight-complex="normal"/>
    </style:style>
    <style:style style:name="P16" style:family="paragraph" style:parent-style-name="Table_20_Contents">
      <style:paragraph-properties fo:margin-left="0.9846in" fo:margin-right="0in" fo:text-align="start" style:justify-single-word="false" fo:text-indent="-0.25in" style:auto-text-indent="false" style:snap-to-layout-grid="false"/>
      <style:text-properties style:font-name="Calibri" fo:font-size="11pt" fo:font-weight="bold" style:font-size-asian="11pt" style:font-weight-asian="bold" style:font-name-complex="Times New Roman" style:font-size-complex="11pt" style:font-weight-complex="bold"/>
    </style:style>
    <style:style style:name="P17" style:family="paragraph" style:parent-style-name="Table_20_Contents">
      <style:paragraph-properties fo:margin-left="0.4925in" fo:margin-right="0in" fo:text-align="start" style:justify-single-word="false" fo:text-indent="0in" style:auto-text-indent="false" style:snap-to-layout-grid="false"/>
      <style:text-properties fo:color="#000000" style:font-name="Calibri" fo:font-size="11pt" fo:font-weight="normal" style:font-size-asian="11pt" style:font-weight-asian="normal" style:font-name-complex="Times New Roman" style:font-size-complex="11pt" style:font-weight-complex="normal"/>
    </style:style>
    <style:style style:name="P18" style:family="paragraph" style:parent-style-name="Table_20_Contents">
      <style:paragraph-properties fo:margin-left="0.4925in" fo:margin-right="0in" fo:text-align="start" style:justify-single-word="false" fo:text-indent="0in" style:auto-text-indent="false" style:snap-to-layout-grid="false"/>
      <style:text-properties style:font-name="Calibri" fo:font-size="11pt" style:font-size-asian="11pt" style:font-size-complex="11pt"/>
    </style:style>
    <style:style style:name="P19" style:family="paragraph" style:parent-style-name="Table_20_Contents">
      <style:paragraph-properties fo:margin-left="-0.4925in" fo:margin-right="0in" fo:text-align="justify" style:justify-single-word="false" fo:text-indent="0in" style:auto-text-indent="false" style:snap-to-layout-grid="false"/>
      <style:text-properties style:font-name="Calibri" fo:font-size="11pt" style:font-size-asian="11pt" style:font-name-complex="Times New Roman" style:font-size-complex="11pt"/>
    </style:style>
    <style:style style:name="P20" style:family="paragraph" style:parent-style-name="Standard">
      <style:text-properties style:font-name="Calibri"/>
    </style:style>
    <style:style style:name="P21" style:family="paragraph" style:parent-style-name="Standard">
      <style:paragraph-properties style:text-autospace="none" style:punctuation-wrap="simple"/>
      <style:text-properties style:font-name="Calibri" fo:font-size="12pt" fo:language="zxx" fo:country="none" fo:font-weight="bold" style:letter-kerning="true" style:font-name-asian="Times New Roman1" style:font-size-asian="12pt" style:font-weight-asian="bold" style:font-name-complex="Times New Roman1" style:font-size-complex="12pt" style:font-weight-complex="bold"/>
    </style:style>
    <style:style style:name="P22" style:family="paragraph" style:parent-style-name="Standard">
      <style:paragraph-properties style:text-autospace="none" style:punctuation-wrap="hanging"/>
      <style:text-properties style:font-name="Calibri" fo:font-size="12pt" fo:language="en" fo:country="US" fo:font-weight="bold" style:letter-kerning="true" style:font-name-asian="Times" style:font-size-asian="12pt" style:font-weight-asian="bold" style:font-name-complex="Times" style:font-size-complex="12pt" style:font-weight-complex="bold"/>
    </style:style>
    <style:style style:name="P23" style:family="paragraph" style:parent-style-name="Standard">
      <style:paragraph-properties style:text-autospace="none" style:punctuation-wrap="simple"/>
      <style:text-properties style:font-name="Calibri" fo:font-size="12pt" fo:language="en" fo:country="US" fo:font-weight="bold" style:letter-kerning="true" style:font-name-asian="Times" style:font-size-asian="12pt" style:font-weight-asian="bold" style:font-name-complex="Times" style:font-size-complex="12pt" style:font-weight-complex="bold"/>
    </style:style>
    <style:style style:name="P24" style:family="paragraph" style:parent-style-name="Standard">
      <style:paragraph-properties style:text-autospace="none" style:punctuation-wrap="simple"/>
      <style:text-properties style:font-name="Calibri" fo:font-size="12pt" fo:language="en" fo:country="US" style:letter-kerning="true" style:font-name-asian="Times" style:font-size-asian="12pt" style:font-name-complex="Times" style:font-size-complex="12pt"/>
    </style:style>
    <style:style style:name="P25" style:family="paragraph" style:parent-style-name="Standard">
      <style:paragraph-properties fo:line-height="0.1665in" style:text-autospace="none" style:punctuation-wrap="simple"/>
      <style:text-properties style:font-name="Calibri" fo:font-size="10pt" fo:language="zxx" fo:country="none" fo:font-weight="bold" style:letter-kerning="true" style:font-name-asian="Times New Roman1" style:font-size-asian="10pt" style:font-weight-asian="bold" style:font-name-complex="Times New Roman1" style:font-size-complex="10pt" style:font-weight-complex="bold"/>
    </style:style>
    <style:style style:name="P26" style:family="paragraph" style:parent-style-name="Standard">
      <style:paragraph-properties style:text-autospace="none" style:punctuation-wrap="hanging"/>
      <style:text-properties style:font-name="Calibri" fo:font-size="10pt" fo:language="en" fo:country="US" style:letter-kerning="true" style:font-name-asian="Times New Roman1" style:font-size-asian="10pt" style:font-name-complex="Times New Roman1" style:font-size-complex="10pt"/>
    </style:style>
    <style:style style:name="P27" style:family="paragraph" style:parent-style-name="Standard">
      <style:paragraph-properties fo:line-height="0.139in" style:text-autospace="none" style:punctuation-wrap="simple"/>
      <style:text-properties style:font-name="Calibri" fo:font-size="10pt" fo:language="en" fo:country="US" style:letter-kerning="true" style:font-name-asian="Times New Roman1" style:font-size-asian="10pt" style:font-name-complex="Times New Roman1" style:font-size-complex="10pt"/>
    </style:style>
    <style:style style:name="P28" style:family="paragraph" style:parent-style-name="Standard">
      <style:paragraph-properties fo:line-height="0.139in" style:text-autospace="none" style:punctuation-wrap="simple"/>
      <style:text-properties style:font-name="Calibri" fo:font-size="10pt" fo:language="en" fo:country="US" fo:font-weight="normal" style:letter-kerning="true" style:font-name-asian="Times New Roman1" style:font-size-asian="10pt" style:font-weight-asian="normal" style:font-name-complex="Times New Roman1" style:font-size-complex="10pt" style:font-weight-complex="normal"/>
    </style:style>
    <style:style style:name="P29" style:family="paragraph" style:parent-style-name="Standard">
      <style:paragraph-properties fo:line-height="0.139in" style:text-autospace="none" style:punctuation-wrap="simple"/>
      <style:text-properties style:font-name="Calibri" fo:font-size="10pt" fo:language="en" fo:country="US" fo:font-style="normal" style:letter-kerning="true" style:font-name-asian="Times New Roman1" style:font-size-asian="10pt" style:font-style-asian="normal" style:font-name-complex="Times New Roman1" style:font-size-complex="10pt" style:font-style-complex="normal"/>
    </style:style>
    <style:style style:name="P30" style:family="paragraph" style:parent-style-name="Standard">
      <style:paragraph-properties style:text-autospace="none" style:punctuation-wrap="simple"/>
      <style:text-properties style:font-name="Calibri" fo:font-size="11pt" fo:letter-spacing="0.0016in" fo:language="en" fo:country="US" fo:font-style="normal" style:letter-kerning="true" style:font-name-asian="Times New Roman1" style:font-size-asian="11pt" style:font-style-asian="normal" style:font-name-complex="Times New Roman1" style:font-size-complex="11pt" style:font-style-complex="normal"/>
    </style:style>
    <style:style style:name="P31" style:family="paragraph" style:parent-style-name="Standard">
      <style:paragraph-properties style:text-autospace="none" style:punctuation-wrap="simple"/>
      <style:text-properties style:font-name="Calibri" fo:font-size="11pt" fo:letter-spacing="0.0016in" fo:language="en" fo:country="US" fo:font-style="italic" style:letter-kerning="true" style:font-name-asian="Times New Roman1" style:font-size-asian="11pt" style:font-style-asian="italic" style:font-name-complex="Times New Roman1" style:font-size-complex="11pt" style:font-style-complex="italic"/>
    </style:style>
    <style:style style:name="P32" style:family="paragraph" style:parent-style-name="Standard">
      <style:paragraph-properties style:text-autospace="none" style:punctuation-wrap="simple"/>
      <style:text-properties style:font-name="Calibri" fo:font-size="11pt" fo:letter-spacing="0.0016in" fo:language="en" fo:country="US" fo:font-weight="bold" style:letter-kerning="true" style:font-name-asian="Times" style:font-size-asian="11pt" style:font-weight-asian="bold" style:font-name-complex="Times New Roman1" style:font-size-complex="11pt" style:font-weight-complex="bold"/>
    </style:style>
    <style:style style:name="P33" style:family="paragraph" style:parent-style-name="Standard">
      <style:paragraph-properties style:text-autospace="none" style:punctuation-wrap="simple"/>
      <style:text-properties style:font-name="Calibri" fo:font-size="11pt" fo:letter-spacing="0.0016in" fo:language="en" fo:country="US" fo:font-weight="normal" style:letter-kerning="true" style:font-name-asian="Times New Roman1" style:font-size-asian="11pt" style:font-weight-asian="normal" style:font-name-complex="Times New Roman1" style:font-size-complex="11pt" style:font-weight-complex="normal"/>
    </style:style>
    <style:style style:name="P34" style:family="paragraph" style:parent-style-name="Standard">
      <style:paragraph-properties style:text-autospace="none" style:punctuation-wrap="simple"/>
      <style:text-properties style:font-name="Calibri" fo:font-size="11pt" fo:language="en" fo:country="US" fo:font-style="normal" style:letter-kerning="true" style:font-name-asian="Arial1" style:font-size-asian="11pt" style:font-style-asian="normal" style:font-name-complex="Arial1" style:font-size-complex="11pt" style:font-style-complex="normal"/>
    </style:style>
    <style:style style:name="P35" style:family="paragraph" style:parent-style-name="Standard">
      <style:paragraph-properties style:text-autospace="none" style:punctuation-wrap="simple"/>
      <style:text-properties style:font-name="Calibri" fo:font-size="11pt" fo:language="en" fo:country="US" fo:font-style="normal" style:letter-kerning="true" style:font-name-asian="Times New Roman1" style:font-size-asian="11pt" style:font-style-asian="normal" style:font-name-complex="Times New Roman1" style:font-size-complex="11pt" style:font-style-complex="normal"/>
    </style:style>
    <style:style style:name="P36" style:family="paragraph" style:parent-style-name="Standard">
      <style:paragraph-properties style:text-autospace="none" style:punctuation-wrap="simple"/>
      <style:text-properties style:font-name="Calibri" fo:font-size="11pt" fo:language="en" fo:country="US" fo:font-style="italic" style:letter-kerning="true" style:font-name-asian="Arial1" style:font-size-asian="11pt" style:font-style-asian="italic" style:font-name-complex="Arial1" style:font-size-complex="11pt" style:font-style-complex="italic"/>
    </style:style>
    <style:style style:name="P37" style:family="paragraph" style:parent-style-name="Standard">
      <style:paragraph-properties style:text-autospace="none" style:punctuation-wrap="simple"/>
      <style:text-properties style:font-name="Calibri" fo:font-size="11pt" fo:language="en" fo:country="US" fo:font-style="italic" style:letter-kerning="true" style:font-name-asian="Times New Roman1" style:font-size-asian="11pt" style:font-style-asian="italic" style:font-name-complex="Times New Roman1" style:font-size-complex="11pt" style:font-style-complex="italic"/>
    </style:style>
    <style:style style:name="P38" style:family="paragraph" style:parent-style-name="Standard">
      <style:paragraph-properties style:text-autospace="none" style:punctuation-wrap="simple"/>
      <style:text-properties style:font-name="Calibri" fo:font-size="11pt" fo:language="en" fo:country="US" fo:font-style="italic" style:letter-kerning="true" fo:background-color="#ffff00" style:font-name-asian="Times New Roman1" style:font-size-asian="11pt" style:font-style-asian="italic" style:font-name-complex="Times New Roman1" style:font-size-complex="11pt" style:font-style-complex="italic"/>
    </style:style>
    <style:style style:name="P39" style:family="paragraph" style:parent-style-name="Standard">
      <style:paragraph-properties style:text-autospace="none" style:punctuation-wrap="simple"/>
      <style:text-properties style:font-name="Calibri" fo:font-size="11pt" fo:letter-spacing="-0.0028in" fo:language="en" fo:country="US" style:letter-kerning="true" fo:background-color="#ffff00" style:font-name-asian="Times New Roman1" style:font-size-asian="11pt" style:font-name-complex="Times New Roman1" style:font-size-complex="11pt"/>
    </style:style>
    <style:style style:name="P40" style:family="paragraph" style:parent-style-name="Standard">
      <style:paragraph-properties fo:text-align="justify" style:justify-single-word="false" style:snap-to-layout-grid="false"/>
      <style:text-properties style:font-name="Calibri" fo:font-size="11pt" style:font-size-asian="11pt" style:font-name-complex="Times New Roman" style:font-size-complex="11pt"/>
    </style:style>
    <style:style style:name="P41" style:family="paragraph" style:parent-style-name="Standard">
      <style:paragraph-properties style:text-autospace="none" style:punctuation-wrap="simple"/>
      <style:text-properties style:font-name="Calibri" fo:language="en" fo:country="US" fo:font-weight="bold" style:letter-kerning="true" style:font-name-asian="Times New Roman1" style:font-weight-asian="bold" style:font-name-complex="Times" style:font-size-complex="14pt" style:font-weight-complex="bold"/>
    </style:style>
    <style:style style:name="P42" style:family="paragraph" style:parent-style-name="Standard">
      <style:paragraph-properties style:text-autospace="none" style:punctuation-wrap="simple"/>
      <style:text-properties style:font-name="Calibri" fo:language="en" fo:country="US" fo:font-weight="bold" style:letter-kerning="true" style:font-name-asian="Times New Roman1" style:font-weight-asian="bold" style:font-name-complex="Times" style:font-size-complex="18pt" style:font-weight-complex="bold"/>
    </style:style>
    <style:style style:name="P43" style:family="paragraph" style:parent-style-name="Standard">
      <style:paragraph-properties fo:line-height="0.1252in" style:text-autospace="none" style:punctuation-wrap="simple"/>
      <style:text-properties style:font-name="Calibri" fo:font-size="9.5pt" fo:language="en" fo:country="US" fo:font-style="normal" style:letter-kerning="true" style:font-name-asian="Times New Roman1" style:font-size-asian="9.5pt" style:font-style-asian="normal" style:font-name-complex="Times New Roman1" style:font-size-complex="9.5pt" style:font-style-complex="normal"/>
    </style:style>
    <style:style style:name="P44" style:family="paragraph" style:parent-style-name="Standard">
      <style:paragraph-properties fo:margin-left="0.1874in" fo:margin-right="0in" fo:line-height="0.1528in" fo:text-align="justify" style:justify-single-word="false" fo:text-indent="0in" style:auto-text-indent="false" style:text-autospace="none" style:punctuation-wrap="simple">
        <style:tab-stops>
          <style:tab-stop style:position="0.3126in"/>
          <style:tab-stop style:position="6.3126in" style:type="right" style:leader-style="dotted" style:leader-text="."/>
        </style:tab-stops>
      </style:paragraph-properties>
      <style:text-properties style:font-name="Calibri" fo:font-size="11pt" fo:language="zxx" fo:country="none" style:letter-kerning="true" style:font-name-asian="Times" style:font-size-asian="11pt" style:font-name-complex="Times" style:font-size-complex="11pt"/>
    </style:style>
    <style:style style:name="P45" style:family="paragraph" style:parent-style-name="Standard">
      <style:paragraph-properties fo:line-height="115%" style:writing-mode="lr-tb"/>
      <style:text-properties style:font-name="Calibri"/>
    </style:style>
    <style:style style:name="P46" style:family="paragraph" style:parent-style-name="Standard">
      <style:paragraph-properties fo:line-height="115%" style:writing-mode="lr-tb"/>
      <style:text-properties style:font-name="Calibri" fo:font-size="11pt" style:font-size-asian="11pt" style:font-size-complex="11pt"/>
    </style:style>
    <style:style style:name="P47" style:family="paragraph" style:parent-style-name="Standard">
      <style:paragraph-properties fo:margin-top="0in" fo:margin-bottom="0.1in" style:contextual-spacing="false" style:line-height-at-least="0.0693in" fo:text-align="justify" style:justify-single-word="false" style:snap-to-layout-grid="false"/>
      <style:text-properties fo:color="#000000" style:font-name="Calibri" fo:font-size="11pt" fo:font-weight="normal" style:font-size-asian="11pt" style:font-weight-asian="normal" style:font-name-complex="Times New Roman" style:font-size-complex="11pt" style:font-weight-complex="normal"/>
    </style:style>
    <style:style style:name="P48" style:family="paragraph" style:parent-style-name="Standard">
      <style:paragraph-properties fo:margin-top="0in" fo:margin-bottom="0.1in" style:contextual-spacing="false" style:line-height-at-least="0.0693in" fo:text-align="justify" style:justify-single-word="false"/>
      <style:text-properties fo:color="#000000" style:font-name="Calibri" fo:font-size="11pt" fo:font-weight="bold" style:font-size-asian="11pt" style:font-weight-asian="bold" style:font-name-complex="Times New Roman" style:font-size-complex="11pt" style:font-weight-complex="bold"/>
    </style:style>
    <style:style style:name="P49" style:family="paragraph" style:parent-style-name="Standard">
      <style:paragraph-properties fo:margin-top="0in" fo:margin-bottom="0.1in" style:contextual-spacing="false" style:line-height-at-least="0.0693in" fo:text-align="justify" style:justify-single-word="false"/>
      <style:text-properties fo:color="#000000" style:font-name="Calibri" fo:font-size="12pt" fo:font-weight="bold" style:font-size-asian="12pt" style:font-weight-asian="bold" style:font-name-complex="Times New Roman" style:font-size-complex="12pt" style:font-weight-complex="bold"/>
    </style:style>
    <style:style style:name="P50" style:family="paragraph" style:parent-style-name="Standard">
      <style:paragraph-properties fo:margin-top="0in" fo:margin-bottom="0.1in" style:contextual-spacing="false" fo:line-height="100%" fo:text-align="start" style:justify-single-word="false" style:text-autospace="none" style:punctuation-wrap="simple"/>
      <style:text-properties style:font-name="Calibri" fo:font-weight="bold" style:font-weight-asian="bold" style:font-weight-complex="bold"/>
    </style:style>
    <style:style style:name="P51" style:family="paragraph" style:parent-style-name="Standard">
      <style:paragraph-properties fo:margin-top="0in" fo:margin-bottom="0.1in" style:contextual-spacing="false" style:line-height-at-least="0.0693in" fo:text-align="justify" style:justify-single-word="false"/>
      <style:text-properties style:font-name="Calibri" fo:font-size="11pt" style:font-size-asian="11pt" style:font-name-complex="Times New Roman" style:font-size-complex="11pt"/>
    </style:style>
    <style:style style:name="P52" style:family="paragraph" style:parent-style-name="Standard">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53" style:family="paragraph" style:parent-style-name="Standard">
      <style:paragraph-properties fo:margin-top="0in" fo:margin-bottom="0.1in" style:contextual-spacing="false" style:line-height-at-least="0.0693in" fo:text-align="start" style:justify-single-word="false"/>
      <style:text-properties style:font-name="Calibri" fo:font-size="11pt" style:font-size-asian="11pt" style:font-size-complex="11pt"/>
    </style:style>
    <style:style style:name="P54" style:family="paragraph" style:parent-style-name="Standard">
      <style:paragraph-properties fo:margin-top="0in" fo:margin-bottom="0.1in" style:contextual-spacing="false" fo:line-height="100%" fo:text-align="justify" style:justify-single-word="false" style:text-autospace="none" style:punctuation-wrap="simple"/>
      <style:text-properties style:font-name="Calibri" fo:font-size="11pt" fo:language="en" fo:country="US" fo:font-weight="bold" style:letter-kerning="true" style:font-name-asian="Times New Roman1" style:font-size-asian="11pt" style:font-weight-asian="bold" style:font-name-complex="Times" style:font-size-complex="11pt" style:font-weight-complex="bold"/>
    </style:style>
    <style:style style:name="P55" style:family="paragraph" style:parent-style-name="Standard">
      <style:paragraph-properties fo:margin-top="0in" fo:margin-bottom="0.1in" style:contextual-spacing="false" style:line-height-at-least="0.0693in" fo:text-align="start" style:justify-single-word="false"/>
      <style:text-properties style:font-name="Calibri" fo:font-size="11pt" fo:font-weight="bold" style:font-size-asian="11pt" style:font-weight-asian="bold" style:font-name-complex="Times New Roman" style:font-size-complex="11pt" style:font-weight-complex="bold"/>
    </style:style>
    <style:style style:name="P56" style:family="paragraph" style:parent-style-name="Standard">
      <style:paragraph-properties fo:margin-top="0in" fo:margin-bottom="0.1in" style:contextual-spacing="false" style:line-height-at-least="0.0693in" fo:text-align="justify" style:justify-single-word="false"/>
      <style:text-properties fo:font-variant="normal" fo:text-transform="none" fo:color="#000000" style:font-name="Calibri" fo:font-size="11pt" fo:letter-spacing="normal" fo:font-style="normal" fo:font-weight="normal" style:font-name-asian="Times New Roman" style:font-size-asian="11pt" style:font-style-asian="normal" style:font-weight-asian="normal" style:font-name-complex="Times New Roman" style:font-size-complex="11pt" style:font-weight-complex="normal"/>
    </style:style>
    <style:style style:name="P57" style:family="paragraph" style:parent-style-name="Standard">
      <style:paragraph-properties fo:margin-top="0in" fo:margin-bottom="0.1in" style:contextual-spacing="false" style:line-height-at-least="0.0693in" fo:text-align="justify" style:justify-single-word="false"/>
      <style:text-properties fo:font-variant="normal" fo:text-transform="none" fo:color="#000000" style:font-name="Calibri" fo:font-size="11pt" fo:letter-spacing="normal" fo:font-style="normal" fo:font-weight="normal" style:font-size-asian="11pt" style:font-style-asian="normal" style:font-weight-asian="normal" style:font-name-complex="Times New Roman" style:font-size-complex="11pt" style:font-weight-complex="normal"/>
    </style:style>
    <style:style style:name="P58" style:family="paragraph" style:parent-style-name="Standard">
      <style:paragraph-properties fo:margin-top="0in" fo:margin-bottom="0.1in" style:contextual-spacing="false" style:line-height-at-least="0.0693in" fo:text-align="justify" style:justify-single-word="false"/>
      <style:text-properties fo:font-variant="normal" fo:text-transform="none" fo:color="#000000" style:font-name="Calibri" fo:font-size="11pt" fo:letter-spacing="normal" fo:font-style="normal" style:text-underline-style="none" fo:font-weight="normal" style:font-size-asian="11pt" style:font-style-asian="normal" style:font-weight-asian="normal" style:font-name-complex="Times New Roman" style:font-size-complex="11pt" style:font-weight-complex="normal"/>
    </style:style>
    <style:style style:name="P59" style:family="paragraph" style:parent-style-name="Standard">
      <style:paragraph-properties fo:margin-left="0in" fo:margin-right="0in" fo:line-height="0.1528in" fo:text-align="justify" style:justify-single-word="false" fo:text-indent="0in" style:auto-text-indent="false" style:text-autospace="none" style:punctuation-wrap="simple">
        <style:tab-stops>
          <style:tab-stop style:position="0.3126in"/>
          <style:tab-stop style:position="6.3126in" style:type="right" style:leader-style="dotted" style:leader-text="."/>
        </style:tab-stops>
      </style:paragraph-properties>
      <style:text-properties style:font-name="Calibri" fo:font-size="12pt" fo:language="zxx" fo:country="none" fo:font-weight="bold" style:letter-kerning="true" style:font-name-asian="Times" style:font-size-asian="12pt" style:font-weight-asian="bold" style:font-name-complex="Times" style:font-size-complex="12pt" style:font-weight-complex="bold"/>
    </style:style>
    <style:style style:name="P60" style:family="paragraph" style:parent-style-name="Standard">
      <style:paragraph-properties fo:margin-left="0in" fo:margin-right="0in" fo:text-indent="0in" style:auto-text-indent="false" style:text-autospace="none" style:punctuation-wrap="simple"/>
      <style:text-properties style:font-name="Calibri" fo:font-size="11pt" fo:letter-spacing="-0.0028in" fo:language="en" fo:country="US" style:letter-kerning="true" fo:background-color="#ffff00" style:font-name-asian="Times New Roman1" style:font-size-asian="11pt" style:font-name-complex="Times New Roman1" style:font-size-complex="11pt"/>
    </style:style>
    <style:style style:name="P61" style:family="paragraph" style:parent-style-name="Standard">
      <style:paragraph-properties fo:margin-left="0in" fo:margin-right="0in" fo:text-indent="0in" style:auto-text-indent="false" style:text-autospace="none" style:punctuation-wrap="simple"/>
      <style:text-properties style:font-name="Calibri" fo:language="en" fo:country="US" fo:font-weight="bold" style:letter-kerning="true" style:font-name-asian="Times New Roman1" style:font-weight-asian="bold" style:font-name-complex="Times" style:font-size-complex="14pt" style:font-weight-complex="bold"/>
    </style:style>
    <style:style style:name="P62" style:family="paragraph" style:parent-style-name="Standard">
      <style:paragraph-properties fo:margin-left="0in" fo:margin-right="0in" fo:line-height="115%" fo:text-indent="0in" style:auto-text-indent="false" fo:break-before="auto" fo:break-after="auto" style:writing-mode="lr-tb"/>
      <style:text-properties style:font-name="Calibri" fo:font-size="11pt" style:font-size-asian="11pt" style:font-size-complex="11pt"/>
    </style:style>
    <style:style style:name="P63" style:family="paragraph" style:parent-style-name="Standard">
      <style:paragraph-properties fo:line-height="115%" fo:break-before="auto" fo:break-after="auto" style:writing-mode="lr-tb"/>
      <style:text-properties style:font-name="Calibri" fo:font-size="11pt" style:font-size-asian="11pt" style:font-size-complex="11pt"/>
    </style:style>
    <style:style style:name="P64" style:family="paragraph" style:parent-style-name="Standard">
      <style:paragraph-properties fo:margin-left="1in" fo:margin-right="0in" fo:line-height="115%" fo:text-indent="0.5in" style:auto-text-indent="false" fo:break-before="auto" fo:break-after="auto" style:writing-mode="lr-tb"/>
      <style:text-properties style:font-name="Calibri" fo:font-size="11pt" style:font-size-asian="11pt" style:font-size-complex="11pt"/>
    </style:style>
    <style:style style:name="P65" style:family="paragraph" style:parent-style-name="Standard">
      <style:paragraph-properties fo:margin-left="0.5in" fo:margin-right="0in" fo:line-height="115%" fo:text-indent="0in" style:auto-text-indent="false" fo:break-before="auto" fo:break-after="auto" style:writing-mode="lr-tb"/>
      <style:text-properties style:font-name="Calibri" fo:font-size="11pt" style:font-size-asian="11pt" style:font-size-complex="11pt"/>
    </style:style>
    <style:style style:name="P66" style:family="paragraph" style:parent-style-name="Standard">
      <style:paragraph-properties fo:margin-left="0in" fo:margin-right="0in" fo:line-height="115%" fo:text-indent="0.5in" style:auto-text-indent="false" fo:break-before="auto" fo:break-after="auto" style:writing-mode="lr-tb"/>
      <style:text-properties style:font-name="Calibri" fo:font-size="11pt" style:font-size-asian="11pt" style:font-size-complex="11pt"/>
    </style:style>
    <style:style style:name="P67" style:family="paragraph" style:parent-style-name="Standard">
      <style:paragraph-properties fo:margin-left="0.5in" fo:margin-right="0in" fo:line-height="115%" fo:text-indent="0.5in" style:auto-text-indent="false" fo:break-before="auto" fo:break-after="auto" style:writing-mode="lr-tb"/>
      <style:text-properties style:font-name="Calibri" fo:font-size="11pt" style:font-size-asian="11pt" style:font-size-complex="11pt"/>
    </style:style>
    <style:style style:name="P68" style:family="paragraph" style:parent-style-name="Standard">
      <style:paragraph-properties fo:margin-left="1.5in" fo:margin-right="0in" fo:line-height="115%" fo:text-indent="0.5in" style:auto-text-indent="false" fo:break-before="auto" fo:break-after="auto" style:writing-mode="lr-tb"/>
      <style:text-properties style:font-name="Calibri" fo:font-size="11pt" style:font-size-asian="11pt" style:font-size-complex="11pt"/>
    </style:style>
    <style:style style:name="P69" style:family="paragraph" style:parent-style-name="Standard">
      <style:paragraph-properties fo:margin-left="0.0693in" fo:margin-right="0.2445in" fo:line-height="114%" fo:text-align="justify" style:justify-single-word="false" fo:text-indent="0in" style:auto-text-indent="false" style:text-autospace="none" style:punctuation-wrap="simple"/>
      <style:text-properties style:font-name="Calibri" fo:font-size="11pt" fo:letter-spacing="normal" fo:language="en" fo:country="US" fo:font-style="normal" style:letter-kerning="true" style:font-name-asian="Arial1" style:font-size-asian="11pt" style:font-style-asian="normal" style:font-name-complex="Arial1" style:font-size-complex="11pt" style:font-style-complex="normal"/>
    </style:style>
    <style:style style:name="P70" style:family="paragraph" style:parent-style-name="Standard">
      <style:paragraph-properties fo:margin-left="0.0693in" fo:margin-right="0.2445in" fo:line-height="114%" fo:text-align="justify" style:justify-single-word="false" fo:text-indent="0in" style:auto-text-indent="false" style:text-autospace="none" style:punctuation-wrap="simple"/>
      <style:text-properties style:font-name="Calibri" fo:font-size="11pt" fo:letter-spacing="normal" fo:language="en" fo:country="US" fo:font-style="normal" fo:font-weight="bold" style:letter-kerning="true" style:font-name-asian="Arial1" style:font-size-asian="11pt" style:font-style-asian="normal" style:font-weight-asian="bold" style:font-name-complex="Arial1" style:font-size-complex="11pt" style:font-style-complex="normal" style:font-weight-complex="bold"/>
    </style:style>
    <style:style style:name="P71" style:family="paragraph" style:parent-style-name="Standard">
      <style:paragraph-properties fo:margin-top="0.1665in" fo:margin-bottom="0.5in" style:contextual-spacing="false" fo:text-align="end" style:justify-single-word="false" style:text-autospace="none" style:punctuation-wrap="simple"/>
      <style:text-properties style:font-name="Calibri" fo:font-size="32pt" fo:language="en" fo:country="US" fo:font-weight="bold" style:letter-kerning="true" style:font-name-asian="Arial1" style:font-size-asian="32pt" style:font-weight-asian="bold" style:font-name-complex="Arial1" style:font-size-complex="32pt" style:font-weight-complex="bold"/>
    </style:style>
    <style:style style:name="P72" style:family="paragraph" style:parent-style-name="Standard">
      <style:paragraph-properties fo:margin-top="0.1665in" fo:margin-bottom="0.5in" style:contextual-spacing="false" fo:text-align="end" style:justify-single-word="false" style:text-autospace="none" style:punctuation-wrap="simple"/>
      <style:text-properties style:font-name="Calibri" fo:font-size="14pt" fo:language="en" fo:country="US" fo:font-weight="bold" style:letter-kerning="true" style:font-name-asian="Arial1" style:font-size-asian="14pt" style:font-weight-asian="bold" style:font-name-complex="Arial1" style:font-size-complex="14pt" style:font-weight-complex="bold"/>
    </style:style>
    <style:style style:name="P73" style:family="paragraph" style:parent-style-name="Standard">
      <style:paragraph-properties fo:margin-top="0.1665in" fo:margin-bottom="0.5in" style:contextual-spacing="false" fo:text-align="end" style:justify-single-word="false" style:text-autospace="none" style:punctuation-wrap="simple"/>
      <style:text-properties style:font-name="Calibri" fo:font-size="16pt" fo:language="en" fo:country="US" fo:font-weight="bold" style:letter-kerning="true" style:font-name-asian="Arial1" style:font-size-asian="16pt" style:font-weight-asian="bold" style:font-name-complex="Arial1" style:font-size-complex="16pt" style:font-weight-complex="bold"/>
    </style:style>
    <style:style style:name="P74" style:family="paragraph" style:parent-style-name="Standard">
      <style:paragraph-properties fo:margin-top="0.1665in" fo:margin-bottom="0.5in" style:contextual-spacing="false" fo:text-align="start" style:justify-single-word="false" style:text-autospace="none" style:punctuation-wrap="simple"/>
      <style:text-properties style:font-name="Calibri" fo:font-size="18pt" fo:language="en" fo:country="US" fo:font-weight="bold" style:letter-kerning="true" style:font-name-asian="Times" style:font-size-asian="18pt" style:font-weight-asian="bold" style:font-name-complex="Times" style:font-size-complex="18pt" style:font-weight-complex="bold"/>
    </style:style>
    <style:style style:name="P75" style:family="paragraph" style:parent-style-name="Standard">
      <style:paragraph-properties fo:margin-top="0in" fo:margin-bottom="0.3335in" style:contextual-spacing="false" fo:text-align="end" style:justify-single-word="false" style:text-autospace="none" style:punctuation-wrap="simple"/>
      <style:text-properties style:font-name="Calibri" fo:font-size="20pt" fo:language="en" fo:country="US" fo:font-weight="bold" style:letter-kerning="true" style:font-name-asian="Arial1" style:font-size-asian="20pt" style:font-weight-asian="bold" style:font-name-complex="Arial1" style:font-size-complex="20pt" style:font-weight-complex="bold"/>
    </style:style>
    <style:style style:name="P76" style:family="paragraph" style:parent-style-name="Standard">
      <style:paragraph-properties fo:margin-top="0.1665in" fo:margin-bottom="0.1665in" style:contextual-spacing="false" style:line-height-at-least="0.1665in" fo:keep-together="always" fo:keep-with-next="always" style:text-autospace="none" style:punctuation-wrap="simple"/>
      <style:text-properties style:font-name="Calibri" fo:font-size="18pt" fo:language="en" fo:country="US" fo:font-weight="bold" style:letter-kerning="true" style:font-name-asian="Times" style:font-size-asian="18pt" style:font-weight-asian="bold" style:font-name-complex="Times" style:font-size-complex="18pt" style:font-weight-complex="bold"/>
    </style:style>
    <style:style style:name="P77" style:family="paragraph" style:parent-style-name="Standard">
      <style:paragraph-properties fo:margin-top="0.1665in" fo:margin-bottom="0.1665in" style:contextual-spacing="false" style:line-height-at-least="0.1665in" fo:keep-together="always" fo:keep-with-next="always" style:text-autospace="none" style:punctuation-wrap="simple"/>
      <style:text-properties style:font-name="Calibri" fo:language="en" fo:country="US" fo:font-weight="bold" style:letter-kerning="true" style:font-name-asian="Times New Roman1" style:font-weight-asian="bold" style:font-name-complex="Times" style:font-size-complex="14pt" style:font-weight-complex="bold"/>
    </style:style>
    <style:style style:name="P78" style:family="paragraph" style:parent-style-name="Standard">
      <style:paragraph-properties fo:margin-top="0.1665in" fo:margin-bottom="0.1665in" style:contextual-spacing="false" style:line-height-at-least="0.1665in" fo:keep-together="always" fo:keep-with-next="always" style:text-autospace="none" style:punctuation-wrap="simple"/>
      <style:text-properties style:font-name="Calibri" fo:language="en" fo:country="US" style:letter-kerning="true" style:font-name-asian="Times New Roman1" style:font-name-complex="Times" style:font-size-complex="14pt"/>
    </style:style>
    <style:style style:name="P79" style:family="paragraph" style:parent-style-name="Standard">
      <style:paragraph-properties fo:margin-top="0.1665in" fo:margin-bottom="0.1665in" style:contextual-spacing="false" style:line-height-at-least="0.1665in" style:text-autospace="none" style:punctuation-wrap="simple"/>
      <style:text-properties style:font-name="Calibri" fo:font-size="18pt" fo:language="en" fo:country="US" fo:font-weight="bold" style:letter-kerning="true" style:font-name-asian="Times" style:font-size-asian="18pt" style:font-weight-asian="bold" style:font-name-complex="Times" style:font-size-complex="18pt" style:font-weight-complex="bold"/>
    </style:style>
    <style:style style:name="P80" style:family="paragraph" style:parent-style-name="Standard">
      <style:paragraph-properties fo:margin-top="0.1665in" fo:margin-bottom="0.1665in" style:contextual-spacing="false" style:line-height-at-least="0.1665in" style:text-autospace="none" style:punctuation-wrap="simple"/>
      <style:text-properties style:font-name="Calibri" fo:language="en" fo:country="US" fo:font-weight="bold" style:letter-kerning="true" style:font-name-asian="Times New Roman1" style:font-weight-asian="bold" style:font-name-complex="Times" style:font-size-complex="14pt" style:font-weight-complex="bold"/>
    </style:style>
    <style:style style:name="P81" style:family="paragraph" style:parent-style-name="Standard">
      <style:paragraph-properties fo:margin-top="0.1665in" fo:margin-bottom="0.1665in" style:contextual-spacing="false" style:line-height-at-least="0.1665in" style:text-autospace="none" style:punctuation-wrap="simple"/>
      <style:text-properties style:font-name="Calibri" fo:language="en" fo:country="US" style:letter-kerning="true" style:font-name-asian="Times New Roman1" style:font-name-complex="Times" style:font-size-complex="14pt"/>
    </style:style>
    <style:style style:name="P82" style:family="paragraph" style:parent-style-name="Standard">
      <style:paragraph-properties fo:margin-left="0.25in" fo:margin-right="0in" fo:line-height="0.1528in" fo:text-align="justify" style:justify-single-word="false" fo:text-indent="-0.25in" style:auto-text-indent="false" style:text-autospace="none" style:punctuation-wrap="simple">
        <style:tab-stops>
          <style:tab-stop style:position="0in"/>
          <style:tab-stop style:position="6.25in" style:type="right" style:leader-style="dotted" style:leader-text="."/>
        </style:tab-stops>
      </style:paragraph-properties>
      <style:text-properties style:font-name="Calibri" fo:font-size="12pt" fo:language="zxx" fo:country="none" fo:font-weight="bold" style:letter-kerning="true" style:font-name-asian="Times" style:font-size-asian="12pt" style:font-weight-asian="bold" style:font-name-complex="Times" style:font-size-complex="12pt" style:font-weight-complex="bold"/>
    </style:style>
    <style:style style:name="P83" style:family="paragraph" style:parent-style-name="Standard">
      <style:paragraph-properties fo:margin-left="0.25in" fo:margin-right="0in" fo:line-height="0.1528in" fo:text-align="justify" style:justify-single-word="false" fo:text-indent="-0.25in" style:auto-text-indent="false" style:text-autospace="none" style:punctuation-wrap="simple">
        <style:tab-stops>
          <style:tab-stop style:position="0in"/>
          <style:tab-stop style:position="6.25in" style:type="right" style:leader-style="dotted" style:leader-text="."/>
        </style:tab-stops>
      </style:paragraph-properties>
      <style:text-properties style:font-name="Calibri" fo:font-size="12pt" fo:language="en" fo:country="US" style:letter-kerning="true" style:font-name-asian="Times" style:font-size-asian="12pt" style:font-name-complex="Times" style:font-size-complex="12pt"/>
    </style:style>
    <style:style style:name="P84" style:family="paragraph" style:parent-style-name="Standard">
      <style:paragraph-properties fo:margin-top="0.3335in" fo:margin-bottom="0.1665in" style:contextual-spacing="false" style:line-height-at-least="0.1665in" fo:keep-together="always" fo:keep-with-next="always" style:text-autospace="none" style:punctuation-wrap="simple"/>
      <style:text-properties style:font-name="Calibri" fo:language="en" fo:country="US" fo:font-weight="bold" style:letter-kerning="true" style:font-name-asian="Times New Roman1" style:font-weight-asian="bold" style:font-name-complex="Times" style:font-size-complex="18pt" style:font-weight-complex="bold"/>
    </style:style>
    <style:style style:name="P85" style:family="paragraph" style:parent-style-name="Standard">
      <style:paragraph-properties fo:margin-top="0.3335in" fo:margin-bottom="0.1665in" style:contextual-spacing="false" style:line-height-at-least="0.1665in" fo:keep-together="always" fo:keep-with-next="always" style:text-autospace="none" style:punctuation-wrap="simple"/>
      <style:text-properties style:font-name="Calibri" fo:language="en" fo:country="US" style:letter-kerning="true" style:font-name-asian="Times New Roman1" style:font-name-complex="Times" style:font-size-complex="18pt"/>
    </style:style>
    <style:style style:name="P86" style:family="paragraph" style:parent-style-name="Standard">
      <style:paragraph-properties fo:margin-top="0.3335in" fo:margin-bottom="0.1665in" style:contextual-spacing="false" style:line-height-at-least="0.1665in" style:text-autospace="none" style:punctuation-wrap="simple"/>
      <style:text-properties style:font-name="Calibri" fo:language="en" fo:country="US" style:letter-kerning="true" style:font-name-asian="Times New Roman1" style:font-name-complex="Times" style:font-size-complex="18pt"/>
    </style:style>
    <style:style style:name="P87" style:family="paragraph" style:parent-style-name="Standard">
      <style:paragraph-properties fo:margin-top="0.3335in" fo:margin-bottom="0.1665in" style:contextual-spacing="false" style:line-height-at-least="0.1665in" style:text-autospace="none" style:punctuation-wrap="simple"/>
      <style:text-properties style:font-name="Calibri" fo:language="en" fo:country="US" fo:font-weight="bold" style:letter-kerning="true" style:font-name-asian="Times New Roman1" style:font-weight-asian="bold" style:font-name-complex="Times" style:font-size-complex="14pt" style:font-weight-complex="bold"/>
    </style:style>
    <style:style style:name="P88" style:family="paragraph" style:parent-style-name="Standard">
      <style:paragraph-properties fo:margin-top="0.3335in" fo:margin-bottom="0.1665in" style:contextual-spacing="false" style:line-height-at-least="0.1665in" style:text-autospace="none" style:punctuation-wrap="simple"/>
      <style:text-properties style:font-name="Calibri" fo:font-size="11pt" fo:letter-spacing="0.0016in" fo:language="en" fo:country="US" fo:font-weight="normal" style:letter-kerning="true" style:font-name-asian="Times New Roman1" style:font-size-asian="11pt" style:font-weight-asian="normal" style:font-name-complex="Times New Roman1" style:font-size-complex="11pt" style:font-weight-complex="normal"/>
    </style:style>
    <style:style style:name="P89" style:family="paragraph" style:parent-style-name="Standard">
      <style:paragraph-properties fo:margin-left="0in" fo:margin-right="0.1256in" fo:line-height="114%" fo:text-indent="0in" style:auto-text-indent="false" style:text-autospace="none" style:punctuation-wrap="simple"/>
      <style:text-properties style:font-name="Calibri" fo:font-size="11pt" fo:letter-spacing="normal" fo:language="en" fo:country="US" style:letter-kerning="true" style:font-name-asian="Times New Roman1" style:font-size-asian="11pt" style:font-name-complex="Times New Roman1" style:font-size-complex="11pt"/>
    </style:style>
    <style:style style:name="P90" style:family="paragraph" style:parent-style-name="Standard">
      <style:paragraph-properties fo:margin-left="0in" fo:margin-right="0.1307in" fo:margin-top="0.1665in" fo:margin-bottom="0.1665in" style:contextual-spacing="false" style:line-height-at-least="0.1665in" fo:keep-together="always" fo:text-indent="0in" style:auto-text-indent="false" fo:keep-with-next="always" style:text-autospace="none" style:punctuation-wrap="simple"/>
      <style:text-properties style:font-name="Calibri" fo:font-size="11pt" fo:language="en" fo:country="US" fo:font-style="normal" fo:font-weight="bold" style:letter-kerning="true" style:font-name-asian="Times" style:font-size-asian="11pt" style:font-style-asian="normal" style:font-weight-asian="bold" style:font-name-complex="Times" style:font-size-complex="14pt" style:font-style-complex="normal" style:font-weight-complex="bold"/>
    </style:style>
    <style:style style:name="P91" style:family="paragraph" style:parent-style-name="Standard">
      <style:paragraph-properties fo:margin-left="0.0693in" fo:margin-right="0.0764in" fo:line-height="114%" fo:text-indent="0in" style:auto-text-indent="false" style:text-autospace="none" style:punctuation-wrap="simple"/>
      <style:text-properties style:font-name="Calibri" fo:font-size="11pt" fo:language="en" fo:country="US" style:letter-kerning="true" style:font-name-asian="Times New Roman1" style:font-size-asian="11pt" style:font-name-complex="Times New Roman1" style:font-size-complex="11pt"/>
    </style:style>
    <style:style style:name="P92" style:family="paragraph" style:parent-style-name="Standard">
      <style:paragraph-properties fo:margin-left="0.0693in" fo:margin-right="0.4043in" fo:line-height="114%" fo:text-indent="0in" style:auto-text-indent="false" style:text-autospace="none" style:punctuation-wrap="simple"/>
      <style:text-properties style:font-name="Calibri" fo:font-size="11pt" fo:letter-spacing="0.0016in" fo:language="en" fo:country="US" style:letter-kerning="true" style:font-name-asian="Times New Roman1" style:font-size-asian="11pt" style:font-name-complex="Times New Roman1" style:font-size-complex="11pt"/>
    </style:style>
    <style:style style:name="P93" style:family="paragraph" style:parent-style-name="Standard" style:list-style-name="L2">
      <style:paragraph-properties fo:orphans="0" fo:widows="0"/>
      <style:text-properties fo:color="#000000" style:font-name="Calibri" fo:font-size="11pt" fo:font-weight="normal" style:font-size-asian="11pt" style:font-weight-asian="normal" style:font-size-complex="11pt" style:font-weight-complex="normal"/>
    </style:style>
    <style:style style:name="P94" style:family="paragraph" style:parent-style-name="Standard" style:list-style-name="L4">
      <style:text-properties fo:color="#000000" style:font-name="Calibri" fo:font-size="11pt" fo:font-weight="bold" style:font-size-asian="11pt" style:font-weight-asian="bold" style:font-name-complex="Verdana" style:font-size-complex="11pt" style:font-weight-complex="bold"/>
    </style:style>
    <style:style style:name="P95" style:family="paragraph" style:parent-style-name="Standard" style:list-style-name="WW8Num8"/>
    <style:style style:name="P96" style:family="paragraph" style:parent-style-name="Standard" style:list-style-name="WW8Num27"/>
    <style:style style:name="P97" style:family="paragraph" style:parent-style-name="Standard" style:list-style-name="WW8Num13"/>
    <style:style style:name="P98" style:family="paragraph" style:parent-style-name="Standard" style:list-style-name="L1">
      <style:paragraph-properties fo:margin-left="0.1874in" fo:margin-right="0in" fo:line-height="0.1528in" fo:text-align="justify" style:justify-single-word="false" fo:text-indent="0in" style:auto-text-indent="false" style:text-autospace="none" style:punctuation-wrap="simple">
        <style:tab-stops>
          <style:tab-stop style:position="0.3126in"/>
          <style:tab-stop style:position="6.3126in" style:type="right" style:leader-style="dotted" style:leader-text="."/>
        </style:tab-stops>
      </style:paragraph-properties>
      <style:text-properties style:font-name="Calibri" fo:font-size="11pt" fo:language="zxx" fo:country="none" style:letter-kerning="true" style:font-name-asian="Times" style:font-size-asian="11pt" style:font-name-complex="Times" style:font-size-complex="11pt"/>
    </style:style>
    <style:style style:name="P99" style:family="paragraph" style:parent-style-name="Standard" style:list-style-name="L2">
      <style:paragraph-properties fo:line-height="115%" fo:orphans="0" fo:widows="0" style:writing-mode="lr-tb"/>
      <style:text-properties fo:color="#000000" style:font-name="Calibri" fo:font-size="11pt" fo:font-weight="normal" style:font-size-asian="11pt" style:font-weight-asian="normal" style:font-size-complex="11pt" style:font-weight-complex="normal"/>
    </style:style>
    <style:style style:name="P100" style:family="paragraph" style:parent-style-name="Standard" style:list-style-name="L3">
      <style:paragraph-properties fo:line-height="115%" style:writing-mode="lr-tb"/>
      <style:text-properties style:font-name="Calibri" fo:font-size="11pt" style:font-size-asian="11pt" style:font-size-complex="11pt"/>
    </style:style>
    <style:style style:name="P101" style:family="paragraph" style:parent-style-name="Standard" style:list-style-name="WW8Num2">
      <style:paragraph-properties fo:margin-top="0in" fo:margin-bottom="0.1in" style:contextual-spacing="false" style:line-height-at-least="0.0693in" fo:text-align="justify" style:justify-single-word="false"/>
      <style:text-properties style:font-name="Calibri" fo:font-weight="bold" style:font-weight-asian="bold" style:font-weight-complex="bold"/>
    </style:style>
    <style:style style:name="P102" style:family="paragraph" style:parent-style-name="Standard" style:list-style-name="WW8Num3">
      <style:paragraph-properties fo:margin-top="0in" fo:margin-bottom="0.1in" style:contextual-spacing="false" style:line-height-at-least="0.0693in" fo:text-align="justify" style:justify-single-word="false"/>
      <style:text-properties style:font-name="Calibri"/>
    </style:style>
    <style:style style:name="P103" style:family="paragraph" style:parent-style-name="Standard" style:list-style-name="WW8Num4">
      <style:paragraph-properties fo:margin-top="0in" fo:margin-bottom="0.1in" style:contextual-spacing="false" style:line-height-at-least="0.0693in" fo:text-align="justify" style:justify-single-word="false"/>
      <style:text-properties style:font-name="Calibri"/>
    </style:style>
    <style:style style:name="P104" style:family="paragraph" style:parent-style-name="Standard" style:list-style-name="WW8Num5">
      <style:paragraph-properties fo:margin-top="0in" fo:margin-bottom="0.1in" style:contextual-spacing="false" style:line-height-at-least="0.0693in" fo:text-align="justify" style:justify-single-word="false"/>
      <style:text-properties style:font-name="Calibri"/>
    </style:style>
    <style:style style:name="P105" style:family="paragraph" style:parent-style-name="Standard" style:list-style-name="WW8Num6">
      <style:paragraph-properties fo:margin-top="0in" fo:margin-bottom="0.1in" style:contextual-spacing="false" style:line-height-at-least="0.0693in" fo:text-align="justify" style:justify-single-word="false"/>
      <style:text-properties style:font-name="Calibri"/>
    </style:style>
    <style:style style:name="P106" style:family="paragraph" style:parent-style-name="Standard" style:list-style-name="WW8Num7">
      <style:paragraph-properties fo:margin-top="0in" fo:margin-bottom="0.1in" style:contextual-spacing="false" style:line-height-at-least="0.0693in" fo:text-align="justify" style:justify-single-word="false"/>
      <style:text-properties style:font-name="Calibri"/>
    </style:style>
    <style:style style:name="P107" style:family="paragraph" style:parent-style-name="Standard">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08" style:family="paragraph" style:parent-style-name="Standard" style:list-style-name="WW8Num2">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09" style:family="paragraph" style:parent-style-name="Standard" style:list-style-name="WW8Num9">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10" style:family="paragraph" style:parent-style-name="Standard" style:list-style-name="WW8Num10">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11" style:family="paragraph" style:parent-style-name="Standard" style:list-style-name="WW8Num11">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12" style:family="paragraph" style:parent-style-name="Standard" style:list-style-name="WW8Num12">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13" style:family="paragraph" style:parent-style-name="Standard" style:list-style-name="WW8Num26">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14" style:family="paragraph" style:parent-style-name="Standard" style:list-style-name="WW8Num28">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15" style:family="paragraph" style:parent-style-name="Standard" style:list-style-name="WW8Num14">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16" style:family="paragraph" style:parent-style-name="Standard" style:list-style-name="WW8Num29">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17" style:family="paragraph" style:parent-style-name="Standard" style:list-style-name="WW8Num15">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18" style:family="paragraph" style:parent-style-name="Standard" style:list-style-name="WW8Num30">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19" style:family="paragraph" style:parent-style-name="Standard" style:list-style-name="WW8Num16">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20" style:family="paragraph" style:parent-style-name="Standard" style:list-style-name="WW8Num31">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21" style:family="paragraph" style:parent-style-name="Standard" style:list-style-name="WW8Num32">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22" style:family="paragraph" style:parent-style-name="Standard" style:list-style-name="WW8Num33">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23" style:family="paragraph" style:parent-style-name="Standard" style:list-style-name="WW8Num34">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24" style:family="paragraph" style:parent-style-name="Standard" style:list-style-name="WW8Num35">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25" style:family="paragraph" style:parent-style-name="Standard" style:list-style-name="WW8Num36">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26" style:family="paragraph" style:parent-style-name="Standard" style:list-style-name="WW8Num37">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27" style:family="paragraph" style:parent-style-name="Standard" style:list-style-name="WW8Num38">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28" style:family="paragraph" style:parent-style-name="Standard" style:list-style-name="WW8Num39">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29" style:family="paragraph" style:parent-style-name="Standard" style:list-style-name="WW8Num40">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30" style:family="paragraph" style:parent-style-name="Standard" style:list-style-name="WW8Num41">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31" style:family="paragraph" style:parent-style-name="Standard" style:list-style-name="WW8Num42">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32" style:family="paragraph" style:parent-style-name="Standard" style:list-style-name="WW8Num43">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33" style:family="paragraph" style:parent-style-name="Standard" style:list-style-name="WW8Num45">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34" style:family="paragraph" style:parent-style-name="Standard" style:list-style-name="WW8Num44">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35" style:family="paragraph" style:parent-style-name="Standard" style:list-style-name="WW8Num46">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36" style:family="paragraph" style:parent-style-name="Standard" style:list-style-name="WW8Num47">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37" style:family="paragraph" style:parent-style-name="Standard" style:list-style-name="WW8Num48">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38" style:family="paragraph" style:parent-style-name="Standard" style:list-style-name="WW8Num49">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39" style:family="paragraph" style:parent-style-name="Standard" style:list-style-name="WW8Num50">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40" style:family="paragraph" style:parent-style-name="Standard" style:list-style-name="WW8Num51">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41" style:family="paragraph" style:parent-style-name="Standard" style:list-style-name="WW8Num52">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42" style:family="paragraph" style:parent-style-name="Standard" style:list-style-name="WW8Num53">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43" style:family="paragraph" style:parent-style-name="Standard" style:list-style-name="WW8Num54">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44" style:family="paragraph" style:parent-style-name="Standard" style:list-style-name="WW8Num55">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45" style:family="paragraph" style:parent-style-name="Standard" style:list-style-name="WW8Num56">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46" style:family="paragraph" style:parent-style-name="Standard" style:list-style-name="WW8Num57">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47" style:family="paragraph" style:parent-style-name="Standard" style:list-style-name="WW8Num58">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48" style:family="paragraph" style:parent-style-name="Standard" style:list-style-name="WW8Num59">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49" style:family="paragraph" style:parent-style-name="Standard" style:list-style-name="WW8Num60">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50" style:family="paragraph" style:parent-style-name="Standard" style:list-style-name="WW8Num61">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51" style:family="paragraph" style:parent-style-name="Standard" style:list-style-name="WW8Num62">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52" style:family="paragraph" style:parent-style-name="Standard" style:list-style-name="WW8Num63">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53" style:family="paragraph" style:parent-style-name="Standard" style:list-style-name="WW8Num64">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54" style:family="paragraph" style:parent-style-name="Standard" style:list-style-name="WW8Num65">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55" style:family="paragraph" style:parent-style-name="Standard" style:list-style-name="WW8Num66">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56" style:family="paragraph" style:parent-style-name="Standard" style:list-style-name="WW8Num67">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57" style:family="paragraph" style:parent-style-name="Standard" style:list-style-name="WW8Num68">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58" style:family="paragraph" style:parent-style-name="Standard" style:list-style-name="WW8Num69">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59" style:family="paragraph" style:parent-style-name="Standard" style:list-style-name="WW8Num71">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60" style:family="paragraph" style:parent-style-name="Standard" style:list-style-name="WW8Num72">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61" style:family="paragraph" style:parent-style-name="Standard" style:list-style-name="WW8Num73">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62" style:family="paragraph" style:parent-style-name="Standard" style:list-style-name="WW8Num74">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63" style:family="paragraph" style:parent-style-name="Standard" style:list-style-name="WW8Num75">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64" style:family="paragraph" style:parent-style-name="Standard" style:list-style-name="WW8Num76">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65" style:family="paragraph" style:parent-style-name="Standard" style:list-style-name="WW8Num77">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66" style:family="paragraph" style:parent-style-name="Standard" style:list-style-name="L6">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67" style:family="paragraph" style:parent-style-name="Standard" style:list-style-name="WW8Num78">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68" style:family="paragraph" style:parent-style-name="Standard" style:list-style-name="WW8Num79">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69" style:family="paragraph" style:parent-style-name="Standard" style:list-style-name="WW8Num80">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70" style:family="paragraph" style:parent-style-name="Standard" style:list-style-name="WW8Num17">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71" style:family="paragraph" style:parent-style-name="Standard" style:list-style-name="WW8Num18">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72" style:family="paragraph" style:parent-style-name="Standard" style:list-style-name="WW8Num19">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73" style:family="paragraph" style:parent-style-name="Standard" style:list-style-name="WW8Num20">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74" style:family="paragraph" style:parent-style-name="Standard" style:list-style-name="WW8Num21">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75" style:family="paragraph" style:parent-style-name="Standard" style:list-style-name="WW8Num22">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76" style:family="paragraph" style:parent-style-name="Standard" style:list-style-name="WW8Num81">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77" style:family="paragraph" style:parent-style-name="Standard" style:list-style-name="WW8Num23">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78" style:family="paragraph" style:parent-style-name="Standard" style:list-style-name="WW8Num24">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79" style:family="paragraph" style:parent-style-name="Standard" style:list-style-name="WW8Num25">
      <style:paragraph-properties fo:margin-top="0in" fo:margin-bottom="0.1in" style:contextual-spacing="false" style:line-height-at-least="0.0693in" fo:text-align="justify" style:justify-single-word="false"/>
      <style:text-properties style:font-name="Calibri" fo:font-size="11pt" style:font-size-asian="11pt" style:font-size-complex="11pt"/>
    </style:style>
    <style:style style:name="P180" style:family="paragraph" style:parent-style-name="Standard" style:list-style-name="L5">
      <style:paragraph-properties fo:margin-top="0in" fo:margin-bottom="0.1in" style:contextual-spacing="false" style:line-height-at-least="0.0693in" fo:text-align="start" style:justify-single-word="false"/>
      <style:text-properties style:font-name="Calibri" fo:font-size="11pt" style:font-size-asian="11pt" style:font-size-complex="11pt"/>
    </style:style>
    <style:style style:name="P181" style:family="paragraph" style:parent-style-name="Standard" style:list-style-name="WW8Num27">
      <style:paragraph-properties fo:margin-top="0in" fo:margin-bottom="0.1in" style:contextual-spacing="false" style:line-height-at-least="0.0693in" fo:text-align="justify" style:justify-single-word="false"/>
      <style:text-properties style:font-name="Calibri" fo:font-size="11pt" fo:font-weight="bold" style:font-size-asian="11pt" style:font-weight-asian="bold" style:font-size-complex="11pt" style:font-weight-complex="bold"/>
    </style:style>
    <style:style style:name="P182" style:family="paragraph" style:parent-style-name="Standard" style:list-style-name="WW8Num14">
      <style:paragraph-properties fo:margin-top="0in" fo:margin-bottom="0.1in" style:contextual-spacing="false" style:line-height-at-least="0.0693in" fo:text-align="justify" style:justify-single-word="false"/>
      <style:text-properties style:font-name="Calibri" fo:font-size="11pt" fo:font-weight="bold" style:font-size-asian="11pt" style:font-weight-asian="bold" style:font-size-complex="11pt" style:font-weight-complex="bold"/>
    </style:style>
    <style:style style:name="P183" style:family="paragraph" style:parent-style-name="Standard" style:list-style-name="WW8Num17">
      <style:paragraph-properties fo:margin-top="0in" fo:margin-bottom="0.1in" style:contextual-spacing="false" style:line-height-at-least="0.0693in" fo:text-align="justify" style:justify-single-word="false"/>
      <style:text-properties style:font-name="Calibri" fo:font-size="11pt" fo:font-weight="normal" style:font-size-asian="11pt" style:font-weight-asian="normal" style:font-size-complex="11pt" style:font-weight-complex="normal"/>
    </style:style>
    <style:style style:name="P184" style:family="paragraph" style:parent-style-name="Standard" style:list-style-name="WW8Num4">
      <style:paragraph-properties fo:margin-top="0in" fo:margin-bottom="0.1in" style:contextual-spacing="false" style:line-height-at-least="0.0693in" fo:text-align="justify" style:justify-single-word="false"/>
    </style:style>
    <style:style style:name="P185" style:family="paragraph" style:parent-style-name="Standard" style:list-style-name="WW8Num8">
      <style:paragraph-properties fo:margin-top="0in" fo:margin-bottom="0.1in" style:contextual-spacing="false" style:line-height-at-least="0.0693in" fo:text-align="justify" style:justify-single-word="false"/>
      <style:text-properties fo:color="#000000" style:font-name="Calibri" fo:font-size="11pt" fo:font-weight="normal" style:font-size-asian="11pt" style:font-weight-asian="normal" style:font-name-complex="Times New Roman" style:font-size-complex="11pt" style:font-weight-complex="normal"/>
    </style:style>
    <style:style style:name="P186" style:family="paragraph" style:parent-style-name="Standard" style:list-style-name="WW8Num2">
      <style:paragraph-properties fo:margin-top="0in" fo:margin-bottom="0.1in" style:contextual-spacing="false" style:line-height-at-least="0.0693in" fo:text-align="justify" style:justify-single-word="false"/>
      <style:text-properties fo:color="#000000" style:font-name="Calibri" fo:font-size="11pt" fo:font-weight="normal" style:font-size-asian="11pt" style:font-weight-asian="normal" style:font-name-complex="Times New Roman" style:font-size-complex="11pt" style:font-weight-complex="normal"/>
    </style:style>
    <style:style style:name="P187" style:family="paragraph" style:parent-style-name="Standard" style:list-style-name="L7">
      <style:paragraph-properties fo:margin-top="0in" fo:margin-bottom="0.1in" style:contextual-spacing="false" style:line-height-at-least="0.0693in" fo:text-align="justify" style:justify-single-word="false"/>
      <style:text-properties fo:color="#000000" style:font-name="Calibri" fo:font-size="11pt" fo:font-weight="normal" style:font-size-asian="11pt" style:font-weight-asian="normal" style:font-name-complex="Times New Roman" style:font-size-complex="11pt" style:font-weight-complex="normal"/>
    </style:style>
    <style:style style:name="P188" style:family="paragraph" style:parent-style-name="Standard" style:list-style-name="L7">
      <style:paragraph-properties fo:margin-top="0in" fo:margin-bottom="0.1in" style:contextual-spacing="false" style:line-height-at-least="0.0693in" fo:text-align="justify" style:justify-single-word="false"/>
      <style:text-properties fo:color="#000000" style:font-name="Calibri" fo:font-size="11pt" fo:font-weight="normal" style:font-name-asian="Times New Roman" style:font-size-asian="11pt" style:font-weight-asian="normal" style:font-name-complex="Times New Roman" style:font-size-complex="11pt" style:font-weight-complex="normal"/>
    </style:style>
    <style:style style:name="P189" style:family="paragraph" style:parent-style-name="Standard" style:list-style-name="WW8Num2">
      <style:paragraph-properties fo:margin-top="0in" fo:margin-bottom="0.1in" style:contextual-spacing="false" style:line-height-at-least="0.0693in" fo:text-align="justify" style:justify-single-word="false"/>
      <style:text-properties fo:color="#000000" style:font-name="Calibri" fo:font-size="11pt" fo:font-weight="bold" style:font-name-asian="Times New Roman" style:font-size-asian="11pt" style:font-weight-asian="bold" style:font-name-complex="Times New Roman" style:font-size-complex="11pt" style:font-weight-complex="bold"/>
    </style:style>
    <style:style style:name="P190" style:family="paragraph" style:parent-style-name="Standard" style:list-style-name="WW8Num76">
      <style:paragraph-properties fo:margin-top="0in" fo:margin-bottom="0.1in" style:contextual-spacing="false" style:line-height-at-least="0.0693in" fo:text-align="justify" style:justify-single-word="false"/>
      <style:text-properties fo:color="#000000" style:font-name="Calibri" fo:font-size="11pt" fo:font-weight="bold" style:font-name-asian="Times New Roman" style:font-size-asian="11pt" style:font-weight-asian="bold" style:font-name-complex="Times New Roman" style:font-size-complex="11pt" style:font-weight-complex="bold"/>
    </style:style>
    <style:style style:name="P191" style:family="paragraph" style:parent-style-name="Standard" style:list-style-name="WW8Num2">
      <style:paragraph-properties fo:margin-top="0in" fo:margin-bottom="0.1in" style:contextual-spacing="false" style:line-height-at-least="0.0693in" fo:text-align="justify" style:justify-single-word="false"/>
      <style:text-properties fo:color="#000000" style:font-name="Calibri" fo:font-size="11pt" fo:font-weight="bold" style:font-size-asian="11pt" style:font-weight-asian="bold" style:font-name-complex="Times New Roman" style:font-size-complex="11pt" style:font-weight-complex="bold"/>
    </style:style>
    <style:style style:name="P192" style:family="paragraph" style:parent-style-name="Standard" style:list-style-name="WW8Num75">
      <style:paragraph-properties fo:margin-top="0in" fo:margin-bottom="0.1in" style:contextual-spacing="false" style:line-height-at-least="0.0693in" fo:text-align="justify" style:justify-single-word="false"/>
      <style:text-properties fo:color="#000000" style:font-name="Calibri" fo:font-size="11pt" fo:font-weight="bold" style:font-size-asian="11pt" style:font-weight-asian="bold" style:font-name-complex="Times New Roman" style:font-size-complex="11pt" style:font-weight-complex="bold"/>
    </style:style>
    <style:style style:name="P193" style:family="paragraph" style:parent-style-name="Standard" style:list-style-name="WW8Num10">
      <style:paragraph-properties fo:margin-top="0in" fo:margin-bottom="0.1in" style:contextual-spacing="false" style:line-height-at-least="0.0693in" fo:text-align="justify" style:justify-single-word="false"/>
      <style:text-properties fo:font-variant="normal" fo:text-transform="none" fo:color="#000000" style:font-name="Calibri" fo:font-size="11pt" fo:letter-spacing="normal" fo:font-style="normal" fo:font-weight="bold" style:font-size-asian="11pt" style:font-style-asian="normal" style:font-weight-asian="bold" style:font-name-complex="Times New Roman" style:font-size-complex="11pt" style:font-weight-complex="bold"/>
    </style:style>
    <style:style style:name="P194" style:family="paragraph" style:parent-style-name="Standard" style:list-style-name="WW8Num34">
      <style:paragraph-properties fo:margin-top="0in" fo:margin-bottom="0.1in" style:contextual-spacing="false" style:line-height-at-least="0.0693in" fo:text-align="justify" style:justify-single-word="false"/>
      <style:text-properties fo:font-variant="normal" fo:text-transform="none" fo:color="#000000" style:font-name="Calibri" fo:font-size="11pt" fo:letter-spacing="normal" fo:font-style="normal" fo:font-weight="bold" style:font-size-asian="11pt" style:font-style-asian="normal" style:font-weight-asian="bold" style:font-name-complex="Times New Roman" style:font-size-complex="11pt" style:font-weight-complex="bold"/>
    </style:style>
    <style:style style:name="P195" style:family="paragraph" style:parent-style-name="Standard" style:list-style-name="WW8Num36">
      <style:paragraph-properties fo:margin-top="0in" fo:margin-bottom="0.1in" style:contextual-spacing="false" style:line-height-at-least="0.0693in" fo:text-align="justify" style:justify-single-word="false"/>
      <style:text-properties fo:font-variant="normal" fo:text-transform="none" fo:color="#000000" style:font-name="Calibri" fo:font-size="11pt" fo:letter-spacing="normal" fo:font-style="normal" fo:font-weight="bold" style:font-size-asian="11pt" style:font-style-asian="normal" style:font-weight-asian="bold" style:font-name-complex="Times New Roman" style:font-size-complex="11pt" style:font-weight-complex="bold"/>
    </style:style>
    <style:style style:name="P196" style:family="paragraph" style:parent-style-name="Standard" style:list-style-name="WW8Num42">
      <style:paragraph-properties fo:margin-top="0in" fo:margin-bottom="0.1in" style:contextual-spacing="false" style:line-height-at-least="0.0693in" fo:text-align="justify" style:justify-single-word="false"/>
      <style:text-properties fo:font-variant="normal" fo:text-transform="none" fo:color="#000000" style:font-name="Calibri" fo:font-size="11pt" fo:letter-spacing="normal" fo:font-style="normal" fo:font-weight="bold" style:font-size-asian="11pt" style:font-style-asian="normal" style:font-weight-asian="bold" style:font-name-complex="Times New Roman" style:font-size-complex="11pt" style:font-weight-complex="bold"/>
    </style:style>
    <style:style style:name="P197" style:family="paragraph" style:parent-style-name="Standard" style:list-style-name="WW8Num48">
      <style:paragraph-properties fo:margin-top="0in" fo:margin-bottom="0.1in" style:contextual-spacing="false" style:line-height-at-least="0.0693in" fo:text-align="justify" style:justify-single-word="false"/>
      <style:text-properties fo:font-variant="normal" fo:text-transform="none" fo:color="#000000" style:font-name="Calibri" fo:font-size="11pt" fo:letter-spacing="normal" fo:font-style="normal" fo:font-weight="bold" style:font-size-asian="11pt" style:font-style-asian="normal" style:font-weight-asian="bold" style:font-name-complex="Times New Roman" style:font-size-complex="11pt" style:font-weight-complex="bold"/>
    </style:style>
    <style:style style:name="P198" style:family="paragraph" style:parent-style-name="Standard" style:list-style-name="WW8Num52">
      <style:paragraph-properties fo:margin-top="0in" fo:margin-bottom="0.1in" style:contextual-spacing="false" style:line-height-at-least="0.0693in" fo:text-align="justify" style:justify-single-word="false"/>
      <style:text-properties fo:font-variant="normal" fo:text-transform="none" fo:color="#000000" style:font-name="Calibri" fo:font-size="11pt" fo:letter-spacing="normal" fo:font-style="normal" fo:font-weight="bold" style:font-size-asian="11pt" style:font-style-asian="normal" style:font-weight-asian="bold" style:font-name-complex="Times New Roman" style:font-size-complex="11pt" style:font-weight-complex="bold"/>
    </style:style>
    <style:style style:name="P199" style:family="paragraph" style:parent-style-name="Standard" style:list-style-name="WW8Num56">
      <style:paragraph-properties fo:margin-top="0in" fo:margin-bottom="0.1in" style:contextual-spacing="false" style:line-height-at-least="0.0693in" fo:text-align="justify" style:justify-single-word="false"/>
      <style:text-properties fo:font-variant="normal" fo:text-transform="none" fo:color="#000000" style:font-name="Calibri" fo:font-size="11pt" fo:letter-spacing="normal" fo:font-style="normal" fo:font-weight="bold" style:font-size-asian="11pt" style:font-style-asian="normal" style:font-weight-asian="bold" style:font-name-complex="Times New Roman" style:font-size-complex="11pt" style:font-weight-complex="bold"/>
    </style:style>
    <style:style style:name="P200" style:family="paragraph" style:parent-style-name="Standard" style:list-style-name="WW8Num58">
      <style:paragraph-properties fo:margin-top="0in" fo:margin-bottom="0.1in" style:contextual-spacing="false" style:line-height-at-least="0.0693in" fo:text-align="justify" style:justify-single-word="false"/>
      <style:text-properties fo:font-variant="normal" fo:text-transform="none" fo:color="#000000" style:font-name="Calibri" fo:font-size="11pt" fo:letter-spacing="normal" fo:font-style="normal" fo:font-weight="bold" style:font-size-asian="11pt" style:font-style-asian="normal" style:font-weight-asian="bold" style:font-name-complex="Times New Roman" style:font-size-complex="11pt" style:font-weight-complex="bold"/>
    </style:style>
    <style:style style:name="P201" style:family="paragraph" style:parent-style-name="Standard" style:list-style-name="WW8Num60">
      <style:paragraph-properties fo:margin-top="0in" fo:margin-bottom="0.1in" style:contextual-spacing="false" style:line-height-at-least="0.0693in" fo:text-align="justify" style:justify-single-word="false"/>
      <style:text-properties fo:font-variant="normal" fo:text-transform="none" fo:color="#000000" style:font-name="Calibri" fo:font-size="11pt" fo:letter-spacing="normal" fo:font-style="normal" fo:font-weight="bold" style:font-size-asian="11pt" style:font-style-asian="normal" style:font-weight-asian="bold" style:font-name-complex="Times New Roman" style:font-size-complex="11pt" style:font-weight-complex="bold"/>
    </style:style>
    <style:style style:name="P202" style:family="paragraph" style:parent-style-name="Standard" style:list-style-name="WW8Num62">
      <style:paragraph-properties fo:margin-top="0in" fo:margin-bottom="0.1in" style:contextual-spacing="false" style:line-height-at-least="0.0693in" fo:text-align="justify" style:justify-single-word="false"/>
      <style:text-properties fo:font-variant="normal" fo:text-transform="none" fo:color="#000000" style:font-name="Calibri" fo:font-size="11pt" fo:letter-spacing="normal" fo:font-style="normal" fo:font-weight="bold" style:font-size-asian="11pt" style:font-style-asian="normal" style:font-weight-asian="bold" style:font-name-complex="Times New Roman" style:font-size-complex="11pt" style:font-weight-complex="bold"/>
    </style:style>
    <style:style style:name="P203" style:family="paragraph" style:parent-style-name="Standard" style:list-style-name="WW8Num64">
      <style:paragraph-properties fo:margin-top="0in" fo:margin-bottom="0.1in" style:contextual-spacing="false" style:line-height-at-least="0.0693in" fo:text-align="justify" style:justify-single-word="false"/>
      <style:text-properties fo:font-variant="normal" fo:text-transform="none" fo:color="#000000" style:font-name="Calibri" fo:font-size="11pt" fo:letter-spacing="normal" fo:font-style="normal" fo:font-weight="bold" style:font-size-asian="11pt" style:font-style-asian="normal" style:font-weight-asian="bold" style:font-name-complex="Times New Roman" style:font-size-complex="11pt" style:font-weight-complex="bold"/>
    </style:style>
    <style:style style:name="P204" style:family="paragraph" style:parent-style-name="Standard" style:list-style-name="WW8Num66">
      <style:paragraph-properties fo:margin-top="0in" fo:margin-bottom="0.1in" style:contextual-spacing="false" style:line-height-at-least="0.0693in" fo:text-align="justify" style:justify-single-word="false"/>
      <style:text-properties fo:font-variant="normal" fo:text-transform="none" fo:color="#000000" style:font-name="Calibri" fo:font-size="11pt" fo:letter-spacing="normal" fo:font-style="normal" fo:font-weight="bold" style:font-size-asian="11pt" style:font-style-asian="normal" style:font-weight-asian="bold" style:font-name-complex="Times New Roman" style:font-size-complex="11pt" style:font-weight-complex="bold"/>
    </style:style>
    <style:style style:name="P205" style:family="paragraph" style:parent-style-name="Standard" style:list-style-name="WW8Num13">
      <style:paragraph-properties fo:margin-top="0in" fo:margin-bottom="0.1in" style:contextual-spacing="false" style:line-height-at-least="0.0693in" fo:text-align="justify" style:justify-single-word="false"/>
      <style:text-properties fo:font-variant="normal" fo:text-transform="none" fo:color="#000000" style:font-name="Calibri" fo:font-size="11pt" fo:letter-spacing="normal" fo:font-style="normal" fo:font-weight="bold" style:font-name-asian="Times New Roman" style:font-size-asian="11pt" style:font-style-asian="normal" style:font-weight-asian="bold" style:font-name-complex="Times New Roman" style:font-size-complex="11pt" style:font-weight-complex="bold"/>
    </style:style>
    <style:style style:name="P206" style:family="paragraph" style:parent-style-name="Standard" style:list-style-name="WW8Num15">
      <style:paragraph-properties fo:margin-top="0in" fo:margin-bottom="0.1in" style:contextual-spacing="false" style:line-height-at-least="0.0693in" fo:text-align="justify" style:justify-single-word="false"/>
      <style:text-properties fo:font-variant="normal" fo:text-transform="none" fo:color="#000000" style:font-name="Calibri" fo:font-size="11pt" fo:letter-spacing="normal" fo:font-style="normal" fo:font-weight="bold" style:font-name-asian="Times New Roman" style:font-size-asian="11pt" style:font-style-asian="normal" style:font-weight-asian="bold" style:font-name-complex="Times New Roman" style:font-size-complex="11pt" style:font-weight-complex="bold"/>
    </style:style>
    <style:style style:name="P207" style:family="paragraph" style:parent-style-name="Standard" style:list-style-name="WW8Num16">
      <style:paragraph-properties fo:margin-top="0in" fo:margin-bottom="0.1in" style:contextual-spacing="false" style:line-height-at-least="0.0693in" fo:text-align="justify" style:justify-single-word="false"/>
      <style:text-properties fo:font-variant="normal" fo:text-transform="none" fo:color="#000000" style:font-name="Calibri" fo:font-size="11pt" fo:letter-spacing="normal" fo:font-style="normal" fo:font-weight="bold" style:font-name-asian="Times New Roman" style:font-size-asian="11pt" style:font-style-asian="normal" style:font-weight-asian="bold" style:font-name-complex="Times New Roman" style:font-size-complex="11pt" style:font-weight-complex="bold"/>
    </style:style>
    <style:style style:name="P208" style:family="paragraph" style:parent-style-name="Standard" style:list-style-name="WW8Num39">
      <style:paragraph-properties fo:margin-top="0in" fo:margin-bottom="0.1in" style:contextual-spacing="false" style:line-height-at-least="0.0693in" fo:text-align="justify" style:justify-single-word="false"/>
      <style:text-properties fo:font-variant="normal" fo:text-transform="none" fo:color="#000000" style:font-name="Calibri" fo:font-size="11pt" fo:letter-spacing="normal" fo:font-style="normal" fo:font-weight="bold" style:font-name-asian="Times New Roman" style:font-size-asian="11pt" style:font-style-asian="normal" style:font-weight-asian="bold" style:font-name-complex="Times New Roman" style:font-size-complex="11pt" style:font-weight-complex="bold"/>
    </style:style>
    <style:style style:name="P209" style:family="paragraph" style:parent-style-name="Standard" style:list-style-name="WW8Num30">
      <style:paragraph-properties fo:margin-top="0in" fo:margin-bottom="0.1in" style:contextual-spacing="false" style:line-height-at-least="0.0693in" fo:text-align="justify" style:justify-single-word="false"/>
      <style:text-properties fo:font-variant="normal" fo:text-transform="none" fo:color="#000000" style:font-name="Calibri" fo:font-size="11pt" fo:letter-spacing="normal" fo:font-style="normal" fo:font-weight="normal" style:font-name-asian="Times New Roman" style:font-size-asian="11pt" style:font-style-asian="normal" style:font-weight-asian="normal" style:font-name-complex="Times New Roman" style:font-size-complex="11pt" style:font-weight-complex="normal"/>
    </style:style>
    <style:style style:name="P210" style:family="paragraph" style:parent-style-name="Standard" style:list-style-name="WW8Num44">
      <style:paragraph-properties fo:margin-top="0in" fo:margin-bottom="0.1in" style:contextual-spacing="false" style:line-height-at-least="0.0693in" fo:text-align="justify" style:justify-single-word="false"/>
      <style:text-properties fo:font-variant="normal" fo:text-transform="none" fo:color="#000000" style:font-name="Calibri" fo:font-size="11pt" fo:letter-spacing="normal" fo:font-style="normal" style:text-underline-style="none" fo:font-weight="bold" style:font-name-asian="Times New Roman" style:font-size-asian="11pt" style:font-style-asian="normal" style:font-weight-asian="bold" style:font-name-complex="Times New Roman" style:font-size-complex="11pt" style:font-weight-complex="bold"/>
    </style:style>
    <style:style style:name="P211" style:family="paragraph" style:parent-style-name="Standard" style:list-style-name="WW8Num46">
      <style:paragraph-properties fo:margin-top="0in" fo:margin-bottom="0.1in" style:contextual-spacing="false" style:line-height-at-least="0.0693in" fo:text-align="justify" style:justify-single-word="false"/>
      <style:text-properties fo:font-variant="normal" fo:text-transform="none" fo:color="#000000" style:font-name="Calibri" fo:font-size="11pt" fo:letter-spacing="normal" fo:font-style="normal" style:text-underline-style="none" fo:font-weight="bold" style:font-size-asian="11pt" style:font-style-asian="normal" style:font-weight-asian="bold" style:font-name-complex="Times New Roman" style:font-size-complex="11pt" style:font-weight-complex="bold"/>
    </style:style>
    <style:style style:name="P212" style:family="paragraph" style:parent-style-name="Standard" style:list-style-name="WW8Num50">
      <style:paragraph-properties fo:margin-top="0in" fo:margin-bottom="0.1in" style:contextual-spacing="false" style:line-height-at-least="0.0693in" fo:text-align="justify" style:justify-single-word="false" fo:break-before="page"/>
      <style:text-properties fo:font-variant="normal" fo:text-transform="none" fo:color="#000000" style:font-name="Calibri" fo:font-size="11pt" fo:letter-spacing="normal" fo:font-style="normal" fo:font-weight="bold" style:font-name-asian="Times New Roman" style:font-size-asian="11pt" style:font-style-asian="normal" style:font-weight-asian="bold" style:font-name-complex="Times New Roman" style:font-size-complex="11pt" style:font-weight-complex="bold"/>
    </style:style>
    <style:style style:name="P213" style:family="paragraph" style:parent-style-name="Standard" style:list-style-name="L8">
      <style:paragraph-properties fo:margin-left="0in" fo:margin-right="0in" fo:text-indent="0in" style:auto-text-indent="false" style:text-autospace="none" style:punctuation-wrap="simple"/>
      <style:text-properties style:font-name="Calibri" fo:font-size="11pt" fo:language="en" fo:country="US" fo:font-style="normal" fo:font-weight="bold" style:letter-kerning="true" style:font-name-asian="Times" style:font-size-asian="11pt" style:font-style-asian="normal" style:font-weight-asian="bold" style:font-name-complex="Times" style:font-size-complex="11pt" style:font-style-complex="normal" style:font-weight-complex="bold"/>
    </style:style>
    <style:style style:name="P214" style:family="paragraph" style:parent-style-name="Standard" style:list-style-name="L8">
      <style:paragraph-properties fo:margin-left="0in" fo:margin-right="0in" fo:text-indent="0in" style:auto-text-indent="false" style:text-autospace="none" style:punctuation-wrap="simple"/>
      <style:text-properties style:font-name="Calibri" fo:font-size="11pt" fo:language="en" fo:country="US" fo:font-style="normal" style:letter-kerning="true" style:font-name-asian="Arial1" style:font-size-asian="11pt" style:font-style-asian="normal" style:font-name-complex="Arial1" style:font-size-complex="11pt" style:font-style-complex="normal"/>
    </style:style>
    <style:style style:name="P215" style:family="paragraph" style:parent-style-name="Standard" style:list-style-name="L8">
      <style:paragraph-properties fo:margin-left="0in" fo:margin-right="0in" fo:text-indent="0in" style:auto-text-indent="false" style:text-autospace="none" style:punctuation-wrap="simple"/>
      <style:text-properties fo:color="#000000" style:font-name="Calibri" fo:font-size="11pt" fo:language="en" fo:country="US" fo:font-style="normal" fo:font-weight="bold" style:letter-kerning="true" style:font-name-asian="Arial1" style:font-size-asian="11pt" style:font-style-asian="normal" style:font-weight-asian="bold" style:font-name-complex="Verdana" style:font-size-complex="11pt" style:font-style-complex="normal" style:font-weight-complex="bold"/>
    </style:style>
    <style:style style:name="P216" style:family="paragraph" style:parent-style-name="Table_20_Contents">
      <style:paragraph-properties fo:text-align="justify" style:justify-single-word="false" style:snap-to-layout-grid="false"/>
      <style:text-properties style:font-name="Calibri" fo:font-size="11pt" style:font-size-asian="11pt" style:font-name-complex="Times New Roman" style:font-size-complex="11pt"/>
    </style:style>
    <style:style style:name="P217" style:family="paragraph" style:parent-style-name="Table_20_Contents">
      <style:paragraph-properties fo:text-align="justify" style:justify-single-word="false" style:snap-to-layout-grid="false"/>
      <style:text-properties style:font-name="Calibri" fo:font-size="11pt" style:font-name-asian="Times New Roman" style:font-size-asian="11pt" style:font-name-complex="Times New Roman" style:font-size-complex="11pt"/>
    </style:style>
    <style:style style:name="T1" style:family="text">
      <style:text-properties style:font-name-asian="Times"/>
    </style:style>
    <style:style style:name="T2" style:family="text">
      <style:text-properties fo:font-style="normal" style:font-style-asian="normal" style:font-style-complex="normal"/>
    </style:style>
    <style:style style:name="T3" style:family="text">
      <style:text-properties fo:letter-spacing="0.0008in"/>
    </style:style>
    <style:style style:name="T4" style:family="text">
      <style:text-properties fo:letter-spacing="0.0008in" fo:language="en" fo:country="US" style:font-name-asian="Times New Roman1" style:font-name-complex="Times New Roman1"/>
    </style:style>
    <style:style style:name="T5" style:family="text">
      <style:text-properties fo:letter-spacing="0.0008in" fo:background-color="#ffffff" loext:char-shading-value="0" style:font-name-asian="Times New Roman1" style:font-name-complex="Times New Roman1"/>
    </style:style>
    <style:style style:name="T6" style:family="text">
      <style:text-properties fo:letter-spacing="normal"/>
    </style:style>
    <style:style style:name="T7" style:family="text">
      <style:text-properties fo:letter-spacing="normal" fo:language="en" fo:country="US" style:font-name-asian="Times New Roman1" style:font-name-complex="Times New Roman1"/>
    </style:style>
    <style:style style:name="T8" style:family="text">
      <style:text-properties fo:letter-spacing="normal" fo:background-color="#ffffff" loext:char-shading-value="0" style:font-name-asian="Times New Roman1" style:font-name-complex="Times New Roman1"/>
    </style:style>
    <style:style style:name="T9" style:family="text">
      <style:text-properties fo:letter-spacing="-0.0016in"/>
    </style:style>
    <style:style style:name="T10" style:family="text">
      <style:text-properties fo:letter-spacing="-0.0016in" fo:font-style="normal" style:font-style-asian="normal" style:font-style-complex="normal"/>
    </style:style>
    <style:style style:name="T11" style:family="text">
      <style:text-properties fo:letter-spacing="-0.0016in" fo:language="en" fo:country="US" style:font-name-asian="Times New Roman1" style:font-name-complex="Times New Roman1"/>
    </style:style>
    <style:style style:name="T12" style:family="text">
      <style:text-properties fo:letter-spacing="-0.0016in" fo:background-color="#ffffff" loext:char-shading-value="0" style:font-name-asian="Times New Roman1" style:font-name-complex="Times New Roman1"/>
    </style:style>
    <style:style style:name="T13" style:family="text">
      <style:text-properties fo:letter-spacing="-0.0028in"/>
    </style:style>
    <style:style style:name="T14" style:family="text">
      <style:text-properties fo:letter-spacing="-0.0028in" fo:language="en" fo:country="US" style:font-name-asian="Times New Roman1" style:font-name-complex="Times New Roman1"/>
    </style:style>
    <style:style style:name="T15" style:family="text">
      <style:text-properties fo:letter-spacing="-0.0028in" fo:background-color="#ffffff" loext:char-shading-value="0" style:font-name-asian="Times New Roman1" style:font-name-complex="Times New Roman1"/>
    </style:style>
    <style:style style:name="T16" style:family="text">
      <style:text-properties fo:letter-spacing="0.0016in"/>
    </style:style>
    <style:style style:name="T17" style:family="text">
      <style:text-properties fo:letter-spacing="0.0016in" fo:language="en" fo:country="US" style:font-name-asian="Times New Roman1" style:font-name-complex="Times New Roman1"/>
    </style:style>
    <style:style style:name="T18" style:family="text">
      <style:text-properties fo:letter-spacing="-0.028in" fo:language="en" fo:country="US" style:font-name-asian="Times New Roman1" style:font-name-complex="Times New Roman1"/>
    </style:style>
    <style:style style:name="T19" style:family="text">
      <style:text-properties fo:font-size="11pt" fo:letter-spacing="0.0016in" style:font-name-asian="Times New Roman1" style:font-size-asian="11pt" style:font-name-complex="Times New Roman1" style:font-size-complex="11pt"/>
    </style:style>
    <style:style style:name="T20" style:family="text">
      <style:text-properties fo:font-size="11pt" fo:letter-spacing="-0.0016in" style:font-name-asian="Times New Roman1" style:font-size-asian="11pt" style:font-name-complex="Times New Roman1" style:font-size-complex="11pt"/>
    </style:style>
    <style:style style:name="T21" style:family="text">
      <style:text-properties fo:font-size="11pt" fo:letter-spacing="0.0008in" style:font-name-asian="Times New Roman1" style:font-size-asian="11pt" style:font-name-complex="Times New Roman1" style:font-size-complex="11pt"/>
    </style:style>
    <style:style style:name="T22" style:family="text">
      <style:text-properties fo:font-size="11pt" fo:letter-spacing="normal" style:font-name-asian="Times New Roman1" style:font-size-asian="11pt" style:font-name-complex="Times New Roman1" style:font-size-complex="11pt"/>
    </style:style>
    <style:style style:name="T23" style:family="text">
      <style:text-properties fo:font-size="11pt" fo:letter-spacing="-0.002in" style:font-name-asian="Times New Roman1" style:font-size-asian="11pt" style:font-name-complex="Times New Roman1" style:font-size-complex="11pt"/>
    </style:style>
    <style:style style:name="T24" style:family="text">
      <style:text-properties fo:font-size="11pt" fo:letter-spacing="-0.0028in" style:font-name-asian="Times New Roman1" style:font-size-asian="11pt" style:font-name-complex="Times New Roman1" style:font-size-complex="11pt"/>
    </style:style>
    <style:style style:name="T25" style:family="text">
      <style:text-properties fo:letter-spacing="-0.002in"/>
    </style:style>
    <style:style style:name="T26" style:family="text">
      <style:text-properties fo:letter-spacing="-0.002in" fo:background-color="#ffffff" loext:char-shading-value="0" style:font-name-asian="Times New Roman1" style:font-name-complex="Times New Roman1"/>
    </style:style>
    <style:style style:name="T27" style:family="text">
      <style:text-properties fo:font-weight="bold" style:font-weight-asian="bold" style:font-weight-complex="bold"/>
    </style:style>
    <style:style style:name="T28" style:family="text">
      <style:text-properties fo:font-weight="bold" style:font-weight-asian="bold" style:font-name-complex="Times New Roman"/>
    </style:style>
    <style:style style:name="T29" style:family="text">
      <style:text-properties fo:font-weight="bold" style:font-weight-asian="bold" style:font-name-complex="Times New Roman" style:font-weight-complex="bold"/>
    </style:style>
    <style:style style:name="T30" style:family="text">
      <style:text-properties fo:font-weight="bold" style:font-name-asian="Times" style:font-weight-asian="bold" style:font-weight-complex="bold"/>
    </style:style>
    <style:style style:name="T31" style:family="text">
      <style:text-properties fo:font-weight="bold" style:font-name-asian="Times" style:font-weight-asian="bold" style:font-name-complex="Times" style:font-weight-complex="bold"/>
    </style:style>
    <style:style style:name="T32" style:family="text">
      <style:text-properties fo:font-weight="bold" style:font-name-asian="Times New Roman" style:font-weight-asian="bold" style:font-name-complex="Times New Roman"/>
    </style:style>
    <style:style style:name="T33" style:family="text">
      <style:text-properties fo:font-weight="bold" style:font-name-asian="Times New Roman" style:font-weight-asian="bold" style:font-name-complex="Times New Roman" style:font-weight-complex="bold"/>
    </style:style>
    <style:style style:name="T34" style:family="text">
      <style:text-properties fo:letter-spacing="0.0028in"/>
    </style:style>
    <style:style style:name="T35" style:family="text">
      <style:text-properties fo:letter-spacing="0.002in"/>
    </style:style>
    <style:style style:name="T36" style:family="text">
      <style:text-properties fo:color="#000000" fo:font-weight="bold" style:font-weight-asian="bold" style:font-name-complex="Verdana" style:font-weight-complex="bold"/>
    </style:style>
    <style:style style:name="T37" style:family="text">
      <style:text-properties fo:color="#000000" fo:font-weight="bold" style:font-weight-asian="bold" style:font-name-complex="Times New Roman" style:font-weight-complex="bold"/>
    </style:style>
    <style:style style:name="T38" style:family="text">
      <style:text-properties fo:color="#000000" fo:font-weight="bold" officeooo:rsid="001f2071" style:font-weight-asian="bold" style:font-name-complex="Times New Roman" style:font-weight-complex="bold"/>
    </style:style>
    <style:style style:name="T39" style:family="text">
      <style:text-properties fo:color="#000000" fo:font-weight="bold" style:font-name-asian="Times" style:font-weight-asian="bold" style:font-name-complex="Times" style:font-weight-complex="bold"/>
    </style:style>
    <style:style style:name="T40" style:family="text">
      <style:text-properties fo:color="#000000" fo:font-weight="bold" style:font-name-asian="Times" style:font-weight-asian="bold" style:font-name-complex="Verdana" style:font-weight-complex="bold"/>
    </style:style>
    <style:style style:name="T41" style:family="text">
      <style:text-properties fo:color="#000000" fo:font-weight="bold" style:font-name-asian="Times New Roman" style:font-weight-asian="bold" style:font-name-complex="Times New Roman" style:font-weight-complex="bold"/>
    </style:style>
    <style:style style:name="T42" style:family="text">
      <style:text-properties fo:color="#000000" fo:font-size="11pt" style:font-size-asian="11pt" style:font-name-complex="Times New Roman" style:font-size-complex="11pt"/>
    </style:style>
    <style:style style:name="T43" style:family="text">
      <style:text-properties fo:color="#000000" fo:font-size="11pt" style:font-name-asian="Times New Roman" style:font-size-asian="11pt" style:font-name-complex="Times New Roman" style:font-size-complex="11pt"/>
    </style:style>
    <style:style style:name="T44" style:family="text">
      <style:text-properties fo:color="#000000" fo:font-size="11pt" fo:font-weight="normal" style:font-name-asian="Times New Roman" style:font-size-asian="11pt" style:font-weight-asian="normal" style:font-name-complex="Times New Roman" style:font-size-complex="11pt" style:font-weight-complex="normal"/>
    </style:style>
    <style:style style:name="T45" style:family="text">
      <style:text-properties fo:color="#000000" fo:font-size="11pt" fo:font-weight="normal" style:font-size-asian="11pt" style:font-weight-asian="normal" style:font-name-complex="Times New Roman" style:font-size-complex="11pt" style:font-weight-complex="normal"/>
    </style:style>
    <style:style style:name="T46" style:family="text">
      <style:text-properties fo:color="#000000" fo:font-size="11pt" style:text-underline-style="none" fo:font-weight="normal" style:font-size-asian="11pt" style:font-weight-asian="normal" style:font-name-complex="Times New Roman" style:font-size-complex="11pt" style:font-weight-complex="normal"/>
    </style:style>
    <style:style style:name="T47" style:family="text">
      <style:text-properties fo:color="#000000" style:font-name="Calibri" fo:font-size="11pt" fo:font-weight="normal" style:font-size-asian="11pt" style:font-weight-asian="normal" style:font-name-complex="Times New Roman" style:font-size-complex="11pt" style:font-weight-complex="normal"/>
    </style:style>
    <style:style style:name="T48" style:family="text">
      <style:text-properties fo:color="#000000" style:font-name="Calibri" fo:font-size="11pt" fo:font-weight="normal" style:font-name-asian="Times New Roman" style:font-size-asian="11pt" style:font-weight-asian="normal" style:font-name-complex="Times New Roman" style:font-size-complex="11pt" style:font-weight-complex="normal"/>
    </style:style>
    <style:style style:name="T49" style:family="text">
      <style:text-properties fo:color="#000000" fo:font-weight="normal" style:font-weight-asian="normal" style:font-name-complex="Times New Roman" style:font-weight-complex="normal"/>
    </style:style>
    <style:style style:name="T50" style:family="text">
      <style:text-properties fo:color="#000000" fo:font-weight="normal" officeooo:rsid="001f2071" style:font-weight-asian="normal" style:font-name-complex="Times New Roman" style:font-weight-complex="normal"/>
    </style:style>
    <style:style style:name="T51" style:family="text">
      <style:text-properties fo:color="#000000" fo:font-weight="normal" style:font-name-asian="Times New Roman" style:font-weight-asian="normal" style:font-name-complex="Times New Roman" style:font-weight-complex="normal"/>
    </style:style>
    <style:style style:name="T52" style:family="text">
      <style:text-properties fo:color="#000000" fo:font-weight="normal" officeooo:rsid="001decfb" style:font-name-asian="Times New Roman" style:font-weight-asian="normal" style:font-name-complex="Times New Roman" style:font-weight-complex="normal"/>
    </style:style>
    <style:style style:name="T53" style:family="text">
      <style:text-properties fo:color="#000000" fo:font-weight="normal" officeooo:rsid="001f2071" style:font-name-asian="Times New Roman" style:font-weight-asian="normal" style:font-name-complex="Times New Roman" style:font-weight-complex="normal"/>
    </style:style>
    <style:style style:name="T54" style:family="text">
      <style:text-properties fo:color="#000000" fo:font-weight="normal" style:font-name-asian="Wingdings" style:font-weight-asian="normal" style:font-name-complex="Times New Roman" style:font-weight-complex="normal"/>
    </style:style>
    <style:style style:name="T55" style:family="text">
      <style:text-properties fo:color="#000000" style:font-name-complex="Times New Roman"/>
    </style:style>
    <style:style style:name="T56" style:family="text">
      <style:text-properties fo:color="#000000" style:font-name-asian="Times New Roman" style:font-name-complex="Times New Roman"/>
    </style:style>
    <style:style style:name="T57" style:family="text">
      <style:text-properties fo:letter-spacing="0.0043in"/>
    </style:style>
    <style:style style:name="T58" style:family="text">
      <style:text-properties style:text-position="super 58%"/>
    </style:style>
    <style:style style:name="T59" style:family="text">
      <style:text-properties fo:language="en" fo:country="US" fo:font-weight="bold" style:letter-kerning="true" style:font-name-asian="Times New Roman1" style:font-weight-asian="bold" style:font-name-complex="Times" style:font-size-complex="18pt" style:font-weight-complex="bold"/>
    </style:style>
    <style:style style:name="T60" style:family="text">
      <style:text-properties fo:language="en" fo:country="US" fo:font-weight="bold" style:letter-kerning="true" style:font-name-asian="Times" style:font-weight-asian="bold" style:font-name-complex="Times" style:font-size-complex="18pt" style:font-weight-complex="bold"/>
    </style:style>
    <style:style style:name="T61" style:family="text">
      <style:text-properties fo:font-variant="normal" fo:text-transform="none" fo:color="#000000" fo:letter-spacing="normal" fo:font-style="normal" fo:font-weight="normal" style:font-style-asian="normal" style:font-weight-asian="normal" style:font-name-complex="Times New Roman"/>
    </style:style>
    <style:style style:name="T62" style:family="text">
      <style:text-properties fo:font-variant="normal" fo:text-transform="none" fo:color="#000000" fo:letter-spacing="normal" fo:font-style="normal" fo:font-weight="normal" style:font-style-asian="normal" style:font-weight-asian="normal" style:font-name-complex="Times New Roman" style:font-weight-complex="normal"/>
    </style:style>
    <style:style style:name="T63" style:family="text">
      <style:text-properties fo:font-variant="normal" fo:text-transform="none" fo:color="#000000" fo:letter-spacing="normal" fo:font-style="normal" fo:font-weight="normal" officeooo:rsid="001d30da" style:font-style-asian="normal" style:font-weight-asian="normal" style:font-name-complex="Times New Roman" style:font-weight-complex="normal"/>
    </style:style>
    <style:style style:name="T64" style:family="text">
      <style:text-properties fo:font-variant="normal" fo:text-transform="none" fo:color="#000000" fo:letter-spacing="normal" fo:font-style="normal" fo:font-weight="normal" style:font-name-asian="Times New Roman" style:font-style-asian="normal" style:font-weight-asian="normal" style:font-name-complex="Times New Roman"/>
    </style:style>
    <style:style style:name="T65" style:family="text">
      <style:text-properties fo:font-variant="normal" fo:text-transform="none" fo:color="#000000" fo:letter-spacing="normal" fo:font-style="normal" fo:font-weight="normal" style:font-name-asian="Times New Roman" style:font-style-asian="normal" style:font-weight-asian="normal" style:font-name-complex="Times New Roman" style:font-weight-complex="normal"/>
    </style:style>
    <style:style style:name="T66" style:family="text">
      <style:text-properties fo:font-variant="normal" fo:text-transform="none" fo:color="#000000" fo:letter-spacing="normal" fo:font-style="normal" fo:font-weight="bold" style:font-style-asian="normal" style:font-weight-asian="bold" style:font-name-complex="Times New Roman" style:font-weight-complex="bold"/>
    </style:style>
    <style:style style:name="T67" style:family="text">
      <style:text-properties fo:font-variant="normal" fo:text-transform="none" fo:color="#000000" fo:letter-spacing="normal" fo:font-style="normal" fo:font-weight="bold" style:font-name-asian="Times New Roman" style:font-style-asian="normal" style:font-weight-asian="bold" style:font-name-complex="Times New Roman" style:font-weight-complex="bold"/>
    </style:style>
    <style:style style:name="T68" style:family="text">
      <style:text-properties fo:font-variant="normal" fo:text-transform="none" fo:color="#000000" fo:letter-spacing="normal" fo:font-style="normal" style:text-underline-style="none" fo:font-weight="normal" style:font-name-asian="Times New Roman" style:font-style-asian="normal" style:font-weight-asian="normal" style:font-name-complex="Times New Roman" style:font-weight-complex="normal"/>
    </style:style>
    <style:style style:name="T69" style:family="text">
      <style:text-properties fo:font-variant="normal" fo:text-transform="none" fo:color="#000000" fo:letter-spacing="normal" fo:font-style="normal" style:text-underline-style="none" fo:font-weight="normal" style:font-style-asian="normal" style:font-weight-asian="normal" style:font-name-complex="Times New Roman" style:font-weight-complex="normal"/>
    </style:style>
    <style:style style:name="T70" style:family="text">
      <style:text-properties style:font-name-asian="Times New Roman"/>
    </style:style>
    <style:style style:name="T71" style:family="text">
      <style:text-properties style:font-name-asian="Times New Roman" style:font-name-complex="Times New Roman"/>
    </style:style>
    <style:style style:name="T72" style:family="text">
      <style:text-properties fo:font-weight="normal" style:font-weight-asian="normal" style:font-weight-complex="normal"/>
    </style:style>
    <style:style style:name="T73" style:family="text">
      <style:text-properties fo:font-weight="normal" style:font-weight-asian="normal" style:font-name-complex="Times New Roman" style:font-weight-complex="normal"/>
    </style:style>
    <style:style style:name="T74" style:family="text">
      <style:text-properties fo:font-weight="normal" style:font-name-asian="Times New Roman" style:font-weight-asian="normal" style:font-name-complex="Times New Roman" style:font-weight-complex="normal"/>
    </style:style>
    <style:style style:name="T75" style:family="text">
      <style:text-properties fo:background-color="#ffffff" loext:char-shading-value="0"/>
    </style:style>
    <style:style style:name="T76" style:family="text">
      <style:text-properties fo:background-color="#ffffff" loext:char-shading-value="0" style:font-name-asian="Times New Roman1" style:font-name-complex="Times New Roman1"/>
    </style:style>
    <style:style style:name="T77" style:family="text">
      <style:text-properties fo:font-size="12pt" fo:font-weight="normal" style:font-size-asian="12pt" style:font-weight-asian="normal" style:font-size-complex="12pt" style:font-weight-complex="normal"/>
    </style:style>
    <style:style style:name="T78" style:family="text">
      <style:text-properties style:font-name-complex="Times New Roman"/>
    </style:style>
    <style:style style:name="T79" style:family="text">
      <style:text-properties style:font-name="Calibri" fo:font-size="11pt" fo:font-weight="normal" style:font-size-asian="11pt" style:font-weight-asian="normal" style:font-name-complex="Times New Roman" style:font-size-complex="11pt" style:font-weight-complex="normal"/>
    </style:style>
    <style:style style:name="T80" style:family="text">
      <style:text-properties style:font-name-asian="Wingdings" style:font-name-complex="Times New Roman"/>
    </style:style>
    <style:style style:name="T81" style:family="text">
      <style:text-properties style:font-name-asian="Verdana" style:font-name-complex="Times New Roman"/>
    </style:style>
    <style:style style:name="T82" style:family="text">
      <style:text-properties officeooo:rsid="001ccb5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format="1" text:start-value="3"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text:display-levels="10">
        <style:list-level-properties/>
      </text:list-level-style-number>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4">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text:start-value="5">
        <style:list-level-properties/>
      </text:list-level-style-number>
      <text:list-level-style-number text:level="2" text:style-name="Numbering_20_Symbols" style:num-suffix="." style:num-format="1" text:start-value="2" text:display-levels="2">
        <style:list-level-properties/>
      </text:list-level-style-number>
      <text:list-level-style-number text:level="3" text:style-name="Numbering_20_Symbols" style:num-format="1" text:start-value="5"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text:display-levels="10">
        <style:list-level-properties/>
      </text:list-level-style-number>
    </text:list-style>
    <text:list-style style:name="L8">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71">Software Requirements Specification</text:p>
      <text:p text:style-name="P75">for</text:p>
      <text:p text:style-name="P71">Learning Priority Migration</text:p>
      <text:p text:style-name="P72">Version 1.0 approved</text:p>
      <text:p text:style-name="P73">Prepared by <text:s/>Lalitha Ravula </text:p>
      <text:p text:style-name="P73">bayLogic Technologies</text:p>
      <text:p text:style-name="P72">30<text:span text:style-name="T58">th</text:span> July 2014</text:p>
      <text:p text:style-name="P72"/>
      <text:p text:style-name="P72"/>
      <text:p text:style-name="P74"><text:soft-page-break/>Table of Contents</text:p>
      <text:p text:style-name="P82">Table of Contents<text:tab/>2</text:p>
      <text:p text:style-name="P82">Revision History<text:tab/>3</text:p>
      <text:p text:style-name="P82">1.<text:tab/>Introduction<text:tab/>4</text:p>
      <text:p text:style-name="P44">1.1<text:tab/>Purpose<text:tab/>4</text:p>
      <text:p text:style-name="P44">1.2<text:tab/>Scope<text:tab/>4</text:p>
      <text:list xml:id="list566942572387611546" text:style-name="L1">
        <text:list-item>
          <text:list>
            <text:list-item>
              <text:p text:style-name="P98"><text:span text:style-name="T7">Def</text:span><text:span text:style-name="T4">i</text:span><text:span text:style-name="T7">ni</text:span><text:span text:style-name="T4">t</text:span><text:span text:style-name="T7">ions, </text:span><text:span text:style-name="T11">a</text:span><text:span text:style-name="T7">c</text:span><text:span text:style-name="T4">r</text:span><text:span text:style-name="T11">o</text:span><text:span text:style-name="T7">ny</text:span><text:span text:style-name="T14">m</text:span><text:span text:style-name="T7">s, </text:span><text:span text:style-name="T4">a</text:span><text:span text:style-name="T7">nd ab</text:span><text:span text:style-name="T11">b</text:span><text:span text:style-name="T4">r</text:span><text:span text:style-name="T7">e</text:span><text:span text:style-name="T11">v</text:span><text:span text:style-name="T4">i</text:span><text:span text:style-name="T11">a</text:span><text:span text:style-name="T4">ti</text:span><text:span text:style-name="T11">o</text:span><text:span text:style-name="T17">n</text:span><text:span text:style-name="T7">s</text:span><text:span text:style-name="T18"> </text:span><text:tab/>4</text:p>
            </text:list-item>
            <text:list-item>
              <text:p text:style-name="P98">Overview...........................................................................................................................................5</text:p>
            </text:list-item>
          </text:list>
        </text:list-item>
      </text:list>
      <text:p text:style-name="P59">2.<text:tab/>Overall Description<text:tab/>..... .................. 5</text:p>
      <text:p text:style-name="P44">2.1<text:tab/>Product Perspective<text:tab/>5</text:p>
      <text:p text:style-name="P44">2.2<text:tab/>Product Functions<text:tab/>7</text:p>
      <text:p text:style-name="P44">2.3<text:tab/>User Classes and Characteristics<text:tab/>14</text:p>
      <text:p text:style-name="P44">2.4<text:tab/>Operating Environment<text:tab/>14</text:p>
      <text:p text:style-name="P44">2.5<text:tab/>Design and Implementation Constraints<text:tab/>14</text:p>
      <text:p text:style-name="P44">2.6<text:tab/>Assumptions and Dependencies<text:tab/>14</text:p>
      <text:p text:style-name="P82">3.<text:tab/>Specific Requirements<text:tab/>14</text:p>
      <text:p text:style-name="P44">3.1<text:tab/>User Interfaces<text:tab/>15</text:p>
      <text:p text:style-name="P44">3.2<text:tab/>Hardware Interfaces<text:tab/>15</text:p>
      <text:p text:style-name="P44">3.3<text:tab/>Software Interfaces<text:tab/>15</text:p>
      <text:p text:style-name="P44">3.4<text:tab/>Communications Interfaces<text:tab/>15</text:p>
      <text:p text:style-name="P82">4.<text:tab/>Functional Requirements<text:tab/>15</text:p>
      <text:p text:style-name="P44">4.1<text:tab/>Common Requirements for all Sprints<text:tab/>15</text:p>
      <text:p text:style-name="P44">4.2<text:tab/>Sprint 1 requirements<text:tab/></text:p>
      <text:p text:style-name="P82">5.<text:tab/>Nonfunctional Requirements<text:tab/>35</text:p>
      <text:p text:style-name="P44">5.1<text:tab/>Performance Requirements<text:tab/><text:span text:style-name="T77">35</text:span></text:p>
      <text:p text:style-name="P44">5.2<text:tab/>Security Requirements<text:tab/><text:span text:style-name="T77">35</text:span></text:p>
      <text:p text:style-name="P44">5.3<text:tab/>Software Quality Attributes<text:tab/><text:span text:style-name="T77">35</text:span></text:p>
      <text:p text:style-name="P44">5.4<text:tab/>Business Rules<text:tab/><text:span text:style-name="T77">35</text:span></text:p>
      <text:p text:style-name="P82">6.<text:tab/>Other Requirements<text:tab/>35</text:p>
      <text:p text:style-name="P82">Appendix A: Analysis Models<text:tab/>36</text:p>
      <text:p text:style-name="P82">Appendix B: To Be Determined List<text:tab/>36</text:p>
      <text:p text:style-name="P21"/>
      <text:p text:style-name="P21"/>
      <text:p text:style-name="P76"/>
      <text:p text:style-name="P79"/>
      <text:p text:style-name="P79"/>
      <text:p text:style-name="P79"/>
      <text:p text:style-name="P79"/>
      <text:p text:style-name="P79"><text:soft-page-break/>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Name</text:p>
          </table:table-cell>
          <table:table-cell table:style-name="Table1.A1" office:value-type="string">
            <text:p text:style-name="P25">Date</text:p>
          </table:table-cell>
          <table:table-cell table:style-name="Table1.A1" office:value-type="string">
            <text:p text:style-name="P25">Reason For Changes</text:p>
          </table:table-cell>
          <table:table-cell table:style-name="Table1.D1" office:value-type="string">
            <text:p text:style-name="P25">Version</text:p>
          </table:table-cell>
        </table:table-row>
        <table:table-row table:style-name="Table1.2">
          <table:table-cell table:style-name="Table1.A2" office:value-type="string">
            <text:p text:style-name="P26">Software Requirements Specification for LP Migration</text:p>
          </table:table-cell>
          <table:table-cell table:style-name="Table1.A2" office:value-type="string">
            <text:p text:style-name="P26">08/04/2014</text:p>
          </table:table-cell>
          <table:table-cell table:style-name="Table1.A2" office:value-type="string">
            <text:p text:style-name="P26">Requirements for <text:s/>LP migration Sprint <text:s/>1 Project</text:p>
          </table:table-cell>
          <table:table-cell table:style-name="Table1.D2" office:value-type="string">
            <text:p text:style-name="P26">1.0</text:p>
          </table:table-cell>
        </table:table-row>
        <table:table-row table:style-name="Table1.3">
          <table:table-cell table:style-name="Table1.A3" office:value-type="string">
            <text:p text:style-name="P26"/>
          </table:table-cell>
          <table:table-cell table:style-name="Table1.A3" office:value-type="string">
            <text:p text:style-name="P26"/>
          </table:table-cell>
          <table:table-cell table:style-name="Table1.A3" office:value-type="string">
            <text:p text:style-name="P26"/>
          </table:table-cell>
          <table:table-cell table:style-name="Table1.D3" office:value-type="string">
            <text:p text:style-name="P26"/>
          </table:table-cell>
        </table:table-row>
      </table:table>
      <text:p text:style-name="P22"/>
      <text:p text:style-name="P23"/>
      <text:p text:style-name="P24"/>
      <text:p text:style-name="P84"/>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span text:style-name="T59">1.<text:tab/></text:span><text:span text:style-name="T60">Introduction</text:span></text:p>
      <text:p text:style-name="P86"><text:span text:style-name="T19">T</text:span><text:span text:style-name="T20">h</text:span><text:span text:style-name="T21">i</text:span><text:span text:style-name="T22">s se</text:span><text:span text:style-name="T20">c</text:span><text:span text:style-name="T21">ti</text:span><text:span text:style-name="T22">on</text:span><text:span text:style-name="T20"> g</text:span><text:span text:style-name="T21">i</text:span><text:span text:style-name="T20">v</text:span><text:span text:style-name="T22">es</text:span><text:span text:style-name="T21"> </text:span><text:span text:style-name="T22">a </text:span><text:span text:style-name="T19">s</text:span><text:span text:style-name="T22">co</text:span><text:span text:style-name="T20">p</text:span><text:span text:style-name="T22">e</text:span><text:span text:style-name="T20"> </text:span><text:span text:style-name="T22">de</text:span><text:span text:style-name="T21">s</text:span><text:span text:style-name="T20">c</text:span><text:span text:style-name="T21">ri</text:span><text:span text:style-name="T20">p</text:span><text:span text:style-name="T21">ti</text:span><text:span text:style-name="T20">o</text:span><text:span text:style-name="T22">n and</text:span><text:span text:style-name="T20"> </text:span><text:span text:style-name="T22">o</text:span><text:span text:style-name="T20">v</text:span><text:span text:style-name="T22">e</text:span><text:span text:style-name="T21">r</text:span><text:span text:style-name="T20">v</text:span><text:span text:style-name="T21">i</text:span><text:span text:style-name="T22">ew </text:span><text:span text:style-name="T23">o</text:span><text:span text:style-name="T22">f</text:span><text:span text:style-name="T21"> </text:span><text:span text:style-name="T22">e</text:span><text:span text:style-name="T20">v</text:span><text:span text:style-name="T22">e</text:span><text:span text:style-name="T21">r</text:span><text:span text:style-name="T20">y</text:span><text:span text:style-name="T21">t</text:span><text:span text:style-name="T22">h</text:span><text:span text:style-name="T21">i</text:span><text:span text:style-name="T22">ng</text:span><text:span text:style-name="T20"> </text:span><text:span text:style-name="T21">i</text:span><text:span text:style-name="T20">n</text:span><text:span text:style-name="T22">c</text:span><text:span text:style-name="T21">l</text:span><text:span text:style-name="T22">u</text:span><text:span text:style-name="T20">d</text:span><text:span text:style-name="T22">ed</text:span><text:span text:style-name="T20"> </text:span><text:span text:style-name="T21">i</text:span><text:span text:style-name="T22">n </text:span><text:span text:style-name="T21">t</text:span><text:span text:style-name="T20">h</text:span><text:span text:style-name="T22">is Software Requirements Specificaiton (SRS) docu</text:span><text:span text:style-name="T24">m</text:span><text:span text:style-name="T22">en</text:span><text:span text:style-name="T21">t</text:span><text:span text:style-name="T22">. Also, </text:span><text:span text:style-name="T21">t</text:span><text:span text:style-name="T22">he p</text:span><text:span text:style-name="T20">u</text:span><text:span text:style-name="T21">r</text:span><text:span text:style-name="T22">p</text:span><text:span text:style-name="T20">o</text:span><text:span text:style-name="T22">se</text:span><text:span text:style-name="T21"> </text:span><text:span text:style-name="T20">f</text:span><text:span text:style-name="T22">or</text:span><text:span text:style-name="T20"> </text:span><text:span text:style-name="T21">t</text:span><text:span text:style-name="T22">his do</text:span><text:span text:style-name="T20">c</text:span><text:span text:style-name="T22">u</text:span><text:span text:style-name="T24">m</text:span><text:span text:style-name="T22">ent</text:span><text:span text:style-name="T21"> </text:span><text:span text:style-name="T22">is d</text:span><text:span text:style-name="T20">e</text:span><text:span text:style-name="T22">s</text:span><text:span text:style-name="T21">c</text:span><text:span text:style-name="T20">r</text:span><text:span text:style-name="T21">i</text:span><text:span text:style-name="T22">bed</text:span><text:span text:style-name="T20"> </text:span><text:span text:style-name="T22">and</text:span><text:span text:style-name="T20"> </text:span><text:span text:style-name="T22">a l</text:span><text:span text:style-name="T21">i</text:span><text:span text:style-name="T20">s</text:span><text:span text:style-name="T22">t</text:span><text:span text:style-name="T21"> </text:span><text:span text:style-name="T22">of</text:span><text:span text:style-name="T20"> </text:span><text:span text:style-name="T22">abb</text:span><text:span text:style-name="T21">r</text:span><text:span text:style-name="T22">e</text:span><text:span text:style-name="T20">v</text:span><text:span text:style-name="T21">i</text:span><text:span text:style-name="T20">a</text:span><text:span text:style-name="T21">t</text:span><text:span text:style-name="T22">ions</text:span><text:span text:style-name="T20"> </text:span><text:span text:style-name="T22">and d</text:span><text:span text:style-name="T20">e</text:span><text:span text:style-name="T21">f</text:span><text:span text:style-name="T22">ini</text:span><text:span text:style-name="T21">ti</text:span><text:span text:style-name="T20">o</text:span><text:span text:style-name="T22">ns </text:span><text:span text:style-name="T21">i</text:span><text:span text:style-name="T22">s</text:span><text:span text:style-name="T20"> </text:span><text:span text:style-name="T22">p</text:span><text:span text:style-name="T21">r</text:span><text:span text:style-name="T22">o</text:span><text:span text:style-name="T20">v</text:span><text:span text:style-name="T21">i</text:span><text:span text:style-name="T22">d</text:span><text:span text:style-name="T20">e</text:span><text:span text:style-name="T22">d.</text:span></text:p>
      <text:p text:style-name="P77">1.1<text:tab/><text:span text:style-name="T1">Purpose </text:span></text:p>
      <text:p text:style-name="P30">T<text:span text:style-name="T6">he</text:span><text:span text:style-name="T9"> </text:span><text:span text:style-name="T6">pu</text:span><text:span text:style-name="T9">r</text:span><text:span text:style-name="T6">pose</text:span><text:span text:style-name="T9"> </text:span><text:span text:style-name="T6">of</text:span><text:span text:style-name="T9"> </text:span><text:span text:style-name="T3">t</text:span><text:span text:style-name="T6">his do</text:span><text:span text:style-name="T9">c</text:span><text:span text:style-name="T6">u</text:span><text:span text:style-name="T13">m</text:span><text:span text:style-name="T6">ent</text:span><text:span text:style-name="T3"> </text:span><text:span text:style-name="T6">is </text:span><text:span text:style-name="T3">t</text:span><text:span text:style-name="T6">o </text:span><text:span text:style-name="T9">g</text:span><text:span text:style-name="T3">i</text:span><text:span text:style-name="T9">v</text:span><text:span text:style-name="T6">e a</text:span><text:span text:style-name="T3"> </text:span><text:span text:style-name="T9">d</text:span><text:span text:style-name="T6">e</text:span><text:span text:style-name="T3">t</text:span><text:span text:style-name="T9">a</text:span><text:span text:style-name="T6">i</text:span><text:span text:style-name="T3">l</text:span><text:span text:style-name="T6">ed </text:span><text:span text:style-name="T9">d</text:span><text:span text:style-name="T6">e</text:span><text:span text:style-name="T3">s</text:span><text:span text:style-name="T9">cr</text:span><text:span text:style-name="T3">i</text:span><text:span text:style-name="T6">p</text:span>t<text:span text:style-name="T3">i</text:span><text:span text:style-name="T6">on </text:span><text:span text:style-name="T9">o</text:span><text:span text:style-name="T6">f</text:span><text:span text:style-name="T3"> </text:span><text:span text:style-name="T6">the req</text:span><text:span text:style-name="T9">u</text:span><text:span text:style-name="T3">ir</text:span><text:span text:style-name="T6">e</text:span><text:span text:style-name="T25">m</text:span><text:span text:style-name="T6">en</text:span><text:span text:style-name="T3">t</text:span><text:span text:style-name="T6">s</text:span><text:span text:style-name="T9"> f</text:span><text:span text:style-name="T6">or</text:span><text:span text:style-name="T3"> t</text:span><text:span text:style-name="T9">h</text:span><text:span text:style-name="T6">e “</text:span><text:span text:style-name="T3">Learning Priority</text:span><text:span text:style-name="T6">”</text:span><text:span text:style-name="T9"> </text:span><text:span text:style-name="T3"><text:s/></text:span><text:span text:style-name="T9">application</text:span><text:span text:style-name="T6">. </text:span><text:span text:style-name="T13">I</text:span><text:span text:style-name="T6">t</text:span><text:span text:style-name="T3"> </text:span><text:span text:style-name="T6">w</text:span><text:span text:style-name="T3">il</text:span><text:span text:style-name="T6">l </text:span><text:span text:style-name="T3">i</text:span><text:span text:style-name="T6">l</text:span><text:span text:style-name="T3">l</text:span><text:span text:style-name="T6">u</text:span><text:span text:style-name="T9">s</text:span><text:span text:style-name="T3">t</text:span><text:span text:style-name="T9">r</text:span><text:span text:style-name="T6">a</text:span><text:span text:style-name="T3">t</text:span><text:span text:style-name="T6">e</text:span><text:span text:style-name="T9"> </text:span><text:span text:style-name="T3">t</text:span><text:span text:style-name="T6">he</text:span><text:span text:style-name="T9"> p</text:span><text:span text:style-name="T6">u</text:span><text:span text:style-name="T3">r</text:span><text:span text:style-name="T6">po</text:span><text:span text:style-name="T9">s</text:span><text:span text:style-name="T6">e and</text:span><text:span text:style-name="T9"> </text:span><text:span text:style-name="T6">co</text:span><text:span text:style-name="T25">m</text:span><text:span text:style-name="T6">p</text:span><text:span text:style-name="T3">l</text:span><text:span text:style-name="T6">e</text:span><text:span text:style-name="T3">t</text:span><text:span text:style-name="T6">e</text:span><text:span text:style-name="T9"> </text:span><text:span text:style-name="T6">de</text:span><text:span text:style-name="T9">c</text:span><text:span text:style-name="T3">l</text:span><text:span text:style-name="T9">ar</text:span><text:span text:style-name="T6">a</text:span><text:span text:style-name="T3">t</text:span><text:span text:style-name="T6">ion </text:span><text:span text:style-name="T3">f</text:span><text:span text:style-name="T9">o</text:span><text:span text:style-name="T6">r</text:span><text:span text:style-name="T3"> </text:span><text:span text:style-name="T6">the de</text:span><text:span text:style-name="T9">v</text:span><text:span text:style-name="T6">e</text:span><text:span text:style-name="T3">l</text:span><text:span text:style-name="T6">op</text:span><text:span text:style-name="T13">m</text:span><text:span text:style-name="T6">ent</text:span><text:span text:style-name="T3"> </text:span><text:span text:style-name="T6">of</text:span><text:span text:style-name="T9"> </text:span><text:span text:style-name="T6">s</text:span><text:span text:style-name="T9">y</text:span><text:span text:style-name="T6">s</text:span><text:span text:style-name="T3">t</text:span><text:span text:style-name="T6">e</text:span><text:span text:style-name="T25">m</text:span><text:span text:style-name="T6">.</text:span> <text:span text:style-name="T9"><text:s/></text:span>T<text:span text:style-name="T9">h</text:span><text:span text:style-name="T3">i</text:span><text:span text:style-name="T6">s</text:span><text:span text:style-name="T9"> </text:span><text:span text:style-name="T6">docu</text:span><text:span text:style-name="T25">m</text:span><text:span text:style-name="T6">ent</text:span><text:span text:style-name="T3"> i</text:span><text:span text:style-name="T6">s</text:span><text:span text:style-name="T9"> </text:span><text:span text:style-name="T6">p</text:span><text:span text:style-name="T9">r</text:span><text:span text:style-name="T3">i</text:span><text:span text:style-name="T13">m</text:span><text:span text:style-name="T6">a</text:span><text:span text:style-name="T3">ril</text:span><text:span text:style-name="T6">y</text:span><text:span text:style-name="T9"> </text:span><text:span text:style-name="T3">i</text:span><text:span text:style-name="T9">n</text:span><text:span text:style-name="T3">t</text:span><text:span text:style-name="T6">e</text:span><text:span text:style-name="T9">n</text:span><text:span text:style-name="T6">ded </text:span><text:span text:style-name="T3">t</text:span><text:span text:style-name="T6">o</text:span><text:span text:style-name="T9"> </text:span><text:span text:style-name="T6">be </text:span><text:span text:style-name="T9">p</text:span><text:span text:style-name="T3">r</text:span><text:span text:style-name="T6">opo</text:span><text:span text:style-name="T9">s</text:span><text:span text:style-name="T6">ed</text:span><text:span text:style-name="T9"> </text:span><text:span text:style-name="T3">t</text:span><text:span text:style-name="T6">o a</text:span><text:span text:style-name="T9"> </text:span><text:span text:style-name="T6">cu</text:span><text:span text:style-name="T9">s</text:span><text:span text:style-name="T6">to</text:span><text:span text:style-name="T13">m</text:span><text:span text:style-name="T6">er</text:span><text:span text:style-name="T3"> f</text:span><text:span text:style-name="T6">or</text:span><text:span text:style-name="T3"> </text:span><text:span text:style-name="T6">i</text:span><text:span text:style-name="T3">t</text:span><text:span text:style-name="T6">s</text:span><text:span text:style-name="T9"> </text:span><text:span text:style-name="T6">appro</text:span><text:span text:style-name="T9">v</text:span><text:span text:style-name="T6">al and a</text:span><text:span text:style-name="T9"> </text:span><text:span text:style-name="T3">r</text:span><text:span text:style-name="T6">efe</text:span><text:span text:style-name="T3">r</text:span><text:span text:style-name="T9">e</text:span><text:span text:style-name="T6">nce</text:span><text:span text:style-name="T9"> </text:span><text:span text:style-name="T3">f</text:span><text:span text:style-name="T6">or de</text:span><text:span text:style-name="T9">v</text:span><text:span text:style-name="T6">e</text:span><text:span text:style-name="T3">l</text:span><text:span text:style-name="T6">o</text:span><text:span text:style-name="T9">p</text:span><text:span text:style-name="T3">i</text:span><text:span text:style-name="T6">ng</text:span><text:span text:style-name="T9"> </text:span><text:span text:style-name="T3">t</text:span><text:span text:style-name="T6">he f</text:span><text:span text:style-name="T3">i</text:span><text:span text:style-name="T9">r</text:span><text:span text:style-name="T6">st</text:span> <text:span text:style-name="T9">v</text:span><text:span text:style-name="T6">ers</text:span><text:span text:style-name="T3">i</text:span><text:span text:style-name="T9">o</text:span><text:span text:style-name="T6">n of</text:span><text:span text:style-name="T9"> </text:span><text:span text:style-name="T3">t</text:span><text:span text:style-name="T6">he</text:span><text:span text:style-name="T9"> sy</text:span><text:span text:style-name="T6">s</text:span><text:span text:style-name="T3">t</text:span><text:span text:style-name="T6">em</text:span><text:span text:style-name="T25"> </text:span><text:span text:style-name="T3">f</text:span><text:span text:style-name="T6">or</text:span><text:span text:style-name="T3"> t</text:span><text:span text:style-name="T6">he</text:span><text:span text:style-name="T9"> </text:span><text:span text:style-name="T6">de</text:span><text:span text:style-name="T9">v</text:span><text:span text:style-name="T6">e</text:span><text:span text:style-name="T3">l</text:span><text:span text:style-name="T6">op</text:span><text:span text:style-name="T13">m</text:span><text:span text:style-name="T6">ent </text:span><text:span text:style-name="T3">t</text:span><text:span text:style-name="T6">ea</text:span><text:span text:style-name="T13">m</text:span><text:span text:style-name="T6">.</text:span></text:p>
      <text:p text:style-name="P41"/>
      <text:p text:style-name="P41">1.2<text:tab/><text:span text:style-name="T1"> Scope</text:span></text:p>
      <text:p text:style-name="P31"/>
      <text:p text:style-name="P30"><text:span text:style-name="T6">“</text:span><text:span text:style-name="T9">Learning Priority</text:span><text:span text:style-name="T6">” is a</text:span><text:span text:style-name="T3"> school information management system (SIMS)</text:span><text:span text:style-name="T6"> w</text:span><text:span text:style-name="T9">h</text:span><text:span text:style-name="T3">i</text:span>c<text:span text:style-name="T6">h processes, manages, and communicates school educational data. </text:span></text:p>
      <text:p text:style-name="P43"/>
      <text:p text:style-name="P89"><text:span text:style-name="T10">Learning Priority <text:s/></text:span>SIMS provides functions to handle classroom teachers, administrators, students and parents which include school registration, automatically creating student and teacher schedules, tracking student attendance / progress, communicating school announcement and activities. It also includes a messaging system, an active calendar, a news feed and other additional functionalites. </text:p>
      <text:p text:style-name="P27"/>
      <text:p text:style-name="P90">1.3 <text:tab/>Definitions, acronyms and abbreviations</text:p>
      <table:table table:name="Definations" table:style-name="Definations">
        <table:table-column table:style-name="Definations.A"/>
        <table:table-column table:style-name="Definations.B"/>
        <table:table-row>
          <table:table-cell table:style-name="Definations.A1" office:value-type="string">
            <text:p text:style-name="P2">TERM</text:p>
          </table:table-cell>
          <table:table-cell table:style-name="Definations.B1" office:value-type="string">
            <text:p text:style-name="P2">DEFINATION</text:p>
          </table:table-cell>
        </table:table-row>
        <table:table-row>
          <table:table-cell table:style-name="Definations.A2" office:value-type="string">
            <text:p text:style-name="P5">Admin/Administrator</text:p>
          </table:table-cell>
          <table:table-cell table:style-name="Definations.B2" office:value-type="string">
            <text:p text:style-name="P5">System administrator who is given specific permission for registering users, managing and controlling the system.</text:p>
          </table:table-cell>
        </table:table-row>
        <table:table-row>
          <table:table-cell table:style-name="Definations.A2" office:value-type="string">
            <text:p text:style-name="P5">Teacher</text:p>
          </table:table-cell>
          <table:table-cell table:style-name="Definations.B2" office:value-type="string">
            <text:p text:style-name="P5">Teacher will be able to take <text:s/>attendance, create and assign curriculum to students and grade tests.</text:p>
          </table:table-cell>
        </table:table-row>
        <table:table-row>
          <table:table-cell table:style-name="Definations.A2" office:value-type="string">
            <text:p text:style-name="P5">Student</text:p>
          </table:table-cell>
          <table:table-cell table:style-name="Definations.B2" office:value-type="string">
            <text:p text:style-name="P5">Student will be able to take tests and submit them to the teacher and can view their curriculum online.</text:p>
          </table:table-cell>
        </table:table-row>
        <table:table-row>
          <table:table-cell table:style-name="Definations.A2" office:value-type="string">
            <text:p text:style-name="P5">Parent</text:p>
          </table:table-cell>
          <table:table-cell table:style-name="Definations.B2" office:value-type="string">
            <text:p text:style-name="P5">Parent can view all the details of his/her childs education.</text:p>
          </table:table-cell>
        </table:table-row>
        <table:table-row>
          <table:table-cell table:style-name="Definations.A2" office:value-type="string">
            <text:p text:style-name="P5">SIMS</text:p>
          </table:table-cell>
          <table:table-cell table:style-name="Definations.B2" office:value-type="string">
            <text:p text:style-name="P5">School Information Management System</text:p>
          </table:table-cell>
        </table:table-row>
        <table:table-row>
          <table:table-cell table:style-name="Definations.A2" office:value-type="string">
            <text:p text:style-name="P5">RTI</text:p>
          </table:table-cell>
          <table:table-cell table:style-name="Definations.B2" office:value-type="string">
            <text:p text:style-name="P5">Response to Intervention</text:p>
          </table:table-cell>
        </table:table-row>
        <table:table-row>
          <table:table-cell table:style-name="Definations.A2" office:value-type="string">
            <text:p text:style-name="P5">e/UA</text:p>
          </table:table-cell>
          <table:table-cell table:style-name="Definations.B2" office:value-type="string">
            <text:p text:style-name="P5">Enrichment/Universal Access Module</text:p>
          </table:table-cell>
        </table:table-row>
        <table:table-row>
          <table:table-cell table:style-name="Definations.A2" office:value-type="string">
            <text:p text:style-name="P5">CR</text:p>
          </table:table-cell>
          <table:table-cell table:style-name="Definations.B2" office:value-type="string">
            <text:p text:style-name="P5">Constructed Response</text:p>
          </table:table-cell>
        </table:table-row>
        <table:table-row>
          <table:table-cell table:style-name="Definations.A2" office:value-type="string">
            <text:p text:style-name="P5">ECR</text:p>
          </table:table-cell>
          <table:table-cell table:style-name="Definations.B2" office:value-type="string">
            <text:p text:style-name="P5">Extended Constructive Response</text:p>
          </table:table-cell>
        </table:table-row>
        <table:table-row>
          <table:table-cell table:style-name="Definations.A2" office:value-type="string">
            <text:p text:style-name="P5">PT</text:p>
          </table:table-cell>
          <table:table-cell table:style-name="Definations.B2" office:value-type="string">
            <text:p text:style-name="P5">Performance Task</text:p>
          </table:table-cell>
        </table:table-row>
      </table:table>
      <text:p text:style-name="P77"><text:soft-page-break/>1.4<text:tab/><text:span text:style-name="T1">Overview</text:span></text:p>
      <text:p text:style-name="P30">T<text:span text:style-name="T6">he</text:span><text:span text:style-name="T9"> </text:span><text:span text:style-name="T3">r</text:span><text:span text:style-name="T6">e</text:span><text:span text:style-name="T25">m</text:span><text:span text:style-name="T6">a</text:span><text:span text:style-name="T3">i</text:span><text:span text:style-name="T6">n</text:span><text:span text:style-name="T9">d</text:span><text:span text:style-name="T6">er</text:span><text:span text:style-name="T3"> </text:span><text:span text:style-name="T9">o</text:span><text:span text:style-name="T6">f</text:span><text:span text:style-name="T3"> t</text:span><text:span text:style-name="T9">h</text:span><text:span text:style-name="T3">i</text:span><text:span text:style-name="T6">s</text:span><text:span text:style-name="T9"> </text:span><text:span text:style-name="T6">doc</text:span><text:span text:style-name="T9">u</text:span><text:span text:style-name="T13">m</text:span><text:span text:style-name="T6">ent</text:span><text:span text:style-name="T3"> i</text:span><text:span text:style-name="T6">nc</text:span><text:span text:style-name="T3">l</text:span><text:span text:style-name="T9">u</text:span><text:span text:style-name="T6">des</text:span><text:span text:style-name="T9"> </text:span><text:span text:style-name="T6">six</text:span><text:span text:style-name="T9"> </text:span><text:span text:style-name="T6">cha</text:span><text:span text:style-name="T9">p</text:span><text:span text:style-name="T3">t</text:span><text:span text:style-name="T6">ers </text:span><text:span text:style-name="T3">a</text:span><text:span text:style-name="T6">nd </text:span><text:span text:style-name="T9">a</text:span><text:span text:style-name="T6">ppen</text:span><text:span text:style-name="T9">d</text:span><text:span text:style-name="T3">i</text:span><text:span text:style-name="T6">x</text:span><text:span text:style-name="T9">e</text:span><text:span text:style-name="T6">s.</text:span><text:span text:style-name="T9"> </text:span>T<text:span text:style-name="T6">he</text:span><text:span text:style-name="T9"> </text:span><text:span text:style-name="T6">s</text:span><text:span text:style-name="T3">e</text:span><text:span text:style-name="T9">co</text:span><text:span text:style-name="T6">nd one </text:span><text:span text:style-name="T9">p</text:span><text:span text:style-name="T3">r</text:span><text:span text:style-name="T6">o</text:span><text:span text:style-name="T9">v</text:span><text:span text:style-name="T3">i</text:span><text:span text:style-name="T6">des</text:span><text:span text:style-name="T9"> </text:span><text:span text:style-name="T6">an</text:span></text:p>
      <text:p text:style-name="P91">o<text:span text:style-name="T9">v</text:span>e<text:span text:style-name="T3">r</text:span><text:span text:style-name="T9">v</text:span><text:span text:style-name="T3">i</text:span>ew of <text:span text:style-name="T3">t</text:span><text:span text:style-name="T9">h</text:span>e <text:span text:style-name="T3">s</text:span><text:span text:style-name="T9">y</text:span>s<text:span text:style-name="T3">t</text:span>em<text:span text:style-name="T25"> </text:span><text:span text:style-name="T3">f</text:span>u<text:span text:style-name="T9">n</text:span>c<text:span text:style-name="T3">t</text:span><text:span text:style-name="T6">i</text:span>on<text:span text:style-name="T9">a</text:span><text:span text:style-name="T3">l</text:span><text:span text:style-name="T6">i</text:span><text:span text:style-name="T3">t</text:span>y<text:span text:style-name="T9"> </text:span>and <text:span text:style-name="T3">s</text:span><text:span text:style-name="T9">y</text:span>s<text:span text:style-name="T3">t</text:span>em<text:span text:style-name="T25"> </text:span><text:span text:style-name="T3">i</text:span>n<text:span text:style-name="T6">t</text:span>e<text:span text:style-name="T3">r</text:span><text:span text:style-name="T9">a</text:span>c<text:span text:style-name="T3">t</text:span><text:span text:style-name="T6">i</text:span>on <text:span text:style-name="T6">wi</text:span><text:span text:style-name="T3">t</text:span>h <text:span text:style-name="T9">o</text:span><text:span text:style-name="T3">t</text:span>h<text:span text:style-name="T9">e</text:span>r<text:span text:style-name="T3"> </text:span>s<text:span text:style-name="T9">y</text:span>s<text:span text:style-name="T3">t</text:span>e<text:span text:style-name="T25">m</text:span>s. Th<text:span text:style-name="T3">i</text:span>s <text:span text:style-name="T9">c</text:span>ha<text:span text:style-name="T9">p</text:span><text:span text:style-name="T3">t</text:span>er<text:span text:style-name="T6"> </text:span>a<text:span text:style-name="T6">l</text:span>so <text:span text:style-name="T3">i</text:span>n<text:span text:style-name="T6">t</text:span><text:span text:style-name="T3">r</text:span>odu<text:span text:style-name="T9">c</text:span>es<text:span text:style-name="T3"> </text:span><text:span text:style-name="T9">d</text:span><text:span text:style-name="T3">i</text:span><text:span text:style-name="T9">f</text:span><text:span text:style-name="T3">f</text:span><text:span text:style-name="T9">e</text:span><text:span text:style-name="T3">r</text:span>e<text:span text:style-name="T9">n</text:span>t<text:span text:style-name="T3"> t</text:span><text:span text:style-name="T9">y</text:span>pes<text:span text:style-name="T3"> </text:span><text:span text:style-name="T9">o</text:span>f<text:span text:style-name="T3"> </text:span>s<text:span text:style-name="T6">t</text:span>a<text:span text:style-name="T9">k</text:span>eho<text:span text:style-name="T3">l</text:span><text:span text:style-name="T9">d</text:span>e<text:span text:style-name="T3">r</text:span>s<text:span text:style-name="T9"> </text:span>and<text:span text:style-name="T9"> </text:span><text:span text:style-name="T3">t</text:span>h<text:span text:style-name="T9">e</text:span><text:span text:style-name="T3">i</text:span>r<text:span text:style-name="T9"> </text:span><text:span text:style-name="T3">i</text:span>n<text:span text:style-name="T6">t</text:span><text:span text:style-name="T9">e</text:span><text:span text:style-name="T3">r</text:span>a<text:span text:style-name="T9">c</text:span><text:span text:style-name="T3">ti</text:span>on<text:span text:style-name="T9"> </text:span><text:span text:style-name="T6">w</text:span><text:span text:style-name="T3">i</text:span><text:span text:style-name="T6">t</text:span>h <text:span text:style-name="T3">t</text:span><text:span text:style-name="T9">h</text:span>e <text:span text:style-name="T3">s</text:span><text:span text:style-name="T9">y</text:span>s<text:span text:style-name="T3">t</text:span>e<text:span text:style-name="T25">m</text:span>. Fur<text:span text:style-name="T3">t</text:span>h<text:span text:style-name="T9">e</text:span><text:span text:style-name="T3">r</text:span>,<text:span text:style-name="T9"> </text:span><text:span text:style-name="T3">t</text:span>he<text:span text:style-name="T9"> </text:span>cha<text:span text:style-name="T9">p</text:span><text:span text:style-name="T3">t</text:span>er<text:span text:style-name="T6"> </text:span>a<text:span text:style-name="T6">l</text:span>so <text:span text:style-name="T13">m</text:span>en<text:span text:style-name="T3">ti</text:span>ons <text:span text:style-name="T6">t</text:span>he <text:span text:style-name="T3">s</text:span><text:span text:style-name="T9">y</text:span>s<text:span text:style-name="T6">t</text:span>em<text:span text:style-name="T25"> </text:span>con<text:span text:style-name="T3">st</text:span><text:span text:style-name="T9">r</text:span>a<text:span text:style-name="T3">i</text:span><text:span text:style-name="T9">n</text:span><text:span text:style-name="T3">t</text:span>s <text:span text:style-name="T3">a</text:span><text:span text:style-name="T9">n</text:span>d<text:span text:style-name="T16"> </text:span>a<text:span text:style-name="T9">s</text:span>su<text:span text:style-name="T25">m</text:span>p<text:span text:style-name="T3">ti</text:span>ons<text:span text:style-name="T9"> </text:span>abo<text:span text:style-name="T9">u</text:span>t<text:span text:style-name="T3"> t</text:span><text:span text:style-name="T9">h</text:span>e p<text:span text:style-name="T3">r</text:span><text:span text:style-name="T9">o</text:span>du<text:span text:style-name="T9">c</text:span><text:span text:style-name="T3">t</text:span>.</text:p>
      <text:p text:style-name="P27"/>
      <text:p text:style-name="P92">T<text:span text:style-name="T6">he</text:span><text:span text:style-name="T9"> </text:span><text:span text:style-name="T6">consequent</text:span><text:span text:style-name="T9"> </text:span><text:span text:style-name="T6">cha</text:span><text:span text:style-name="T9">p</text:span><text:span text:style-name="T3">t</text:span><text:span text:style-name="T9">e</text:span><text:span text:style-name="T6">rs</text:span><text:span text:style-name="T3"> </text:span><text:span text:style-name="T6">p</text:span><text:span text:style-name="T9">r</text:span><text:span text:style-name="T6">o</text:span><text:span text:style-name="T9">v</text:span><text:span text:style-name="T3">i</text:span><text:span text:style-name="T6">de</text:span><text:span text:style-name="T9"> </text:span><text:span text:style-name="T6">the </text:span><text:span text:style-name="T3">r</text:span><text:span text:style-name="T9">e</text:span><text:span text:style-name="T6">qui</text:span><text:span text:style-name="T3">r</text:span><text:span text:style-name="T6">e</text:span><text:span text:style-name="T25">m</text:span><text:span text:style-name="T6">en</text:span><text:span text:style-name="T3">t</text:span><text:span text:style-name="T6">s spe</text:span><text:span text:style-name="T9">c</text:span><text:span text:style-name="T3">i</text:span><text:span text:style-name="T9">f</text:span><text:span text:style-name="T3">i</text:span><text:span text:style-name="T6">c</text:span><text:span text:style-name="T9">a</text:span><text:span text:style-name="T3">t</text:span><text:span text:style-name="T6">ion </text:span><text:span text:style-name="T3">i</text:span><text:span text:style-name="T6">n </text:span><text:span text:style-name="T9">d</text:span><text:span text:style-name="T6">e</text:span><text:span text:style-name="T3">t</text:span><text:span text:style-name="T9">a</text:span><text:span text:style-name="T6">i</text:span><text:span text:style-name="T3">l</text:span><text:span text:style-name="T6">ed</text:span><text:span text:style-name="T9"> </text:span><text:span text:style-name="T3">t</text:span><text:span text:style-name="T6">e</text:span><text:span text:style-name="T3">r</text:span><text:span text:style-name="T13">m</text:span><text:span text:style-name="T6">s </text:span><text:span text:style-name="T3">a</text:span><text:span text:style-name="T6">nd</text:span><text:span text:style-name="T9"> </text:span><text:span text:style-name="T6">a </text:span><text:span text:style-name="T9">d</text:span><text:span text:style-name="T6">e</text:span><text:span text:style-name="T3">s</text:span><text:span text:style-name="T6">cr</text:span><text:span text:style-name="T3">i</text:span><text:span text:style-name="T9">p</text:span><text:span text:style-name="T3">ti</text:span><text:span text:style-name="T6">on</text:span><text:span text:style-name="T9"> </text:span><text:span text:style-name="T6">of</text:span><text:span text:style-name="T34"> </text:span><text:span text:style-name="T3">t</text:span><text:span text:style-name="T6">he d</text:span><text:span text:style-name="T3">i</text:span><text:span text:style-name="T9">f</text:span><text:span text:style-name="T3">f</text:span><text:span text:style-name="T6">erent s</text:span><text:span text:style-name="T9">y</text:span><text:span text:style-name="T6">s</text:span><text:span text:style-name="T3">t</text:span><text:span text:style-name="T6">em</text:span><text:span text:style-name="T25"> </text:span><text:span text:style-name="T3">i</text:span><text:span text:style-name="T6">n</text:span><text:span text:style-name="T3">t</text:span><text:span text:style-name="T9">e</text:span><text:span text:style-name="T3">r</text:span><text:span text:style-name="T9">f</text:span><text:span text:style-name="T6">ac</text:span><text:span text:style-name="T9">e</text:span><text:span text:style-name="T6">s.</text:span><text:span text:style-name="T9"> </text:span><text:span text:style-name="T6">D</text:span><text:span text:style-name="T3">if</text:span><text:span text:style-name="T9">f</text:span><text:span text:style-name="T6">e</text:span><text:span text:style-name="T3">r</text:span><text:span text:style-name="T9">e</text:span><text:span text:style-name="T6">nt</text:span><text:span text:style-name="T3"> </text:span><text:span text:style-name="T9">s</text:span><text:span text:style-name="T6">pe</text:span><text:span text:style-name="T9">c</text:span><text:span text:style-name="T3">i</text:span><text:span text:style-name="T9">f</text:span><text:span text:style-name="T3">i</text:span><text:span text:style-name="T6">c</text:span><text:span text:style-name="T9">a</text:span><text:span text:style-name="T3">t</text:span><text:span text:style-name="T6">ion tec</text:span><text:span text:style-name="T9">h</text:span><text:span text:style-name="T6">n</text:span><text:span text:style-name="T3">i</text:span><text:span text:style-name="T6">qu</text:span><text:span text:style-name="T9">e</text:span><text:span text:style-name="T6">s </text:span><text:span text:style-name="T9">a</text:span><text:span text:style-name="T3">r</text:span><text:span text:style-name="T6">e u</text:span><text:span text:style-name="T9">s</text:span><text:span text:style-name="T6">ed in o</text:span><text:span text:style-name="T9">r</text:span><text:span text:style-name="T6">der </text:span><text:span text:style-name="T3">t</text:span><text:span text:style-name="T6">o</text:span><text:span text:style-name="T9"> </text:span><text:span text:style-name="T6">sp</text:span><text:span text:style-name="T3">e</text:span><text:span text:style-name="T9">c</text:span><text:span text:style-name="T3">if</text:span><text:span text:style-name="T6">y</text:span><text:span text:style-name="T9"> </text:span><text:span text:style-name="T3">t</text:span><text:span text:style-name="T6">he </text:span><text:span text:style-name="T3">r</text:span><text:span text:style-name="T6">eq</text:span><text:span text:style-name="T9">u</text:span><text:span text:style-name="T3">ir</text:span><text:span text:style-name="T6">e</text:span><text:span text:style-name="T25">m</text:span><text:span text:style-name="T6">en</text:span><text:span text:style-name="T3">t</text:span><text:span text:style-name="T6">s</text:span><text:span text:style-name="T9"> </text:span><text:span text:style-name="T13">m</text:span><text:span text:style-name="T6">o</text:span><text:span text:style-name="T3">r</text:span><text:span text:style-name="T6">e p</text:span><text:span text:style-name="T3">r</text:span><text:span text:style-name="T9">e</text:span><text:span text:style-name="T3">ci</text:span><text:span text:style-name="T9">s</text:span><text:span text:style-name="T6">ely</text:span><text:span text:style-name="T9"> </text:span><text:span text:style-name="T3">f</text:span><text:span text:style-name="T6">or</text:span><text:span text:style-name="T3"> </text:span><text:span text:style-name="T6">di</text:span><text:span text:style-name="T3">ff</text:span><text:span text:style-name="T9">e</text:span><text:span text:style-name="T3">r</text:span><text:span text:style-name="T6">e</text:span><text:span text:style-name="T9">n</text:span><text:span text:style-name="T6">t</text:span><text:span text:style-name="T3"> </text:span><text:span text:style-name="T6">a</text:span><text:span text:style-name="T9">u</text:span><text:span text:style-name="T6">d</text:span><text:span text:style-name="T3">i</text:span><text:span text:style-name="T9">e</text:span><text:span text:style-name="T6">nc</text:span><text:span text:style-name="T9">e</text:span><text:span text:style-name="T6">s.</text:span></text:p>
      <text:p text:style-name="P27"/>
      <text:p text:style-name="P42">2.<text:tab/><text:span text:style-name="T1">Overall Description</text:span></text:p>
      <text:p text:style-name="P32"/>
      <text:p text:style-name="P33">T<text:span text:style-name="T9">h</text:span><text:span text:style-name="T3">i</text:span><text:span text:style-name="T6">s s</text:span><text:span text:style-name="T3">e</text:span><text:span text:style-name="T9">c</text:span><text:span text:style-name="T3">ti</text:span><text:span text:style-name="T6">on</text:span><text:span text:style-name="T9"> </text:span><text:span text:style-name="T6">w</text:span><text:span text:style-name="T3">i</text:span><text:span text:style-name="T6">ll</text:span><text:span text:style-name="T3"> </text:span><text:span text:style-name="T9">g</text:span><text:span text:style-name="T3">i</text:span><text:span text:style-name="T9">v</text:span><text:span text:style-name="T6">e an o</text:span><text:span text:style-name="T9">v</text:span><text:span text:style-name="T6">e</text:span><text:span text:style-name="T3">r</text:span><text:span text:style-name="T9">v</text:span><text:span text:style-name="T3">i</text:span><text:span text:style-name="T6">ew of</text:span><text:span text:style-name="T9"> </text:span><text:span text:style-name="T3">t</text:span><text:span text:style-name="T6">he w</text:span><text:span text:style-name="T25">h</text:span><text:span text:style-name="T6">o</text:span><text:span text:style-name="T3">l</text:span><text:span text:style-name="T6">e</text:span><text:span text:style-name="T9"> </text:span><text:span text:style-name="T6">s</text:span><text:span text:style-name="T9">y</text:span><text:span text:style-name="T6">s</text:span><text:span text:style-name="T3">t</text:span><text:span text:style-name="T6">e</text:span><text:span text:style-name="T25">m</text:span><text:span text:style-name="T6">. </text:span>T<text:span text:style-name="T9">h</text:span><text:span text:style-name="T6">e </text:span><text:span text:style-name="T3">s</text:span><text:span text:style-name="T9">y</text:span><text:span text:style-name="T6">s</text:span><text:span text:style-name="T3">t</text:span><text:span text:style-name="T6">em</text:span><text:span text:style-name="T25"> </text:span><text:span text:style-name="T6">w</text:span><text:span text:style-name="T3">i</text:span><text:span text:style-name="T6">ll</text:span><text:span text:style-name="T3"> </text:span><text:span text:style-name="T6">be </text:span><text:span text:style-name="T9">e</text:span><text:span text:style-name="T6">xplained </text:span><text:span text:style-name="T3">i</text:span><text:span text:style-name="T6">n</text:span><text:span text:style-name="T9"> </text:span><text:span text:style-name="T6">i</text:span><text:span text:style-name="T3">t</text:span><text:span text:style-name="T6">s </text:span><text:span text:style-name="T3">c</text:span><text:span text:style-name="T9">o</text:span><text:span text:style-name="T6">n</text:span><text:span text:style-name="T3">t</text:span><text:span text:style-name="T9">e</text:span><text:span text:style-name="T6">xt </text:span><text:span text:style-name="T3">t</text:span><text:span text:style-name="T6">o show how </text:span><text:span text:style-name="T3">t</text:span><text:span text:style-name="T9">h</text:span><text:span text:style-name="T6">e </text:span><text:span text:style-name="T3">s</text:span><text:span text:style-name="T9">y</text:span><text:span text:style-name="T6">s</text:span><text:span text:style-name="T3">t</text:span><text:span text:style-name="T6">em</text:span><text:span text:style-name="T25"> </text:span><text:span text:style-name="T3">i</text:span><text:span text:style-name="T6">nter</text:span><text:span text:style-name="T9">a</text:span><text:span text:style-name="T6">c</text:span><text:span text:style-name="T3">t</text:span><text:span text:style-name="T6">s </text:span><text:span text:style-name="T25">w</text:span><text:span text:style-name="T3">it</text:span><text:span text:style-name="T6">h</text:span><text:span text:style-name="T9"> </text:span><text:span text:style-name="T6">o</text:span><text:span text:style-name="T3">t</text:span><text:span text:style-name="T9">h</text:span><text:span text:style-name="T6">er</text:span><text:span text:style-name="T3"> </text:span><text:span text:style-name="T6">s</text:span><text:span text:style-name="T9">y</text:span><text:span text:style-name="T6">ste</text:span><text:span text:style-name="T25">m</text:span><text:span text:style-name="T6">s </text:span><text:span text:style-name="T3">a</text:span><text:span text:style-name="T6">nd in</text:span><text:span text:style-name="T3">tr</text:span><text:span text:style-name="T6">o</text:span><text:span text:style-name="T9">d</text:span><text:span text:style-name="T6">uce</text:span><text:span text:style-name="T9"> </text:span><text:span text:style-name="T6">it's</text:span><text:span text:style-name="T9"> </text:span><text:span text:style-name="T6">ba</text:span><text:span text:style-name="T9">s</text:span><text:span text:style-name="T3">i</text:span><text:span text:style-name="T6">c</text:span><text:span text:style-name="T9"> </text:span><text:span text:style-name="T3">f</text:span><text:span text:style-name="T6">un</text:span><text:span text:style-name="T9">c</text:span><text:span text:style-name="T3">ti</text:span><text:span text:style-name="T9">on</text:span><text:span text:style-name="T6">a</text:span><text:span text:style-name="T3">l</text:span><text:span text:style-name="T6">i</text:span><text:span text:style-name="T3">t</text:span><text:span text:style-name="T6">y. </text:span><text:span text:style-name="T13">I</text:span><text:span text:style-name="T6">t</text:span><text:span text:style-name="T3"> </text:span><text:span text:style-name="T6">w</text:span><text:span text:style-name="T3">i</text:span><text:span text:style-name="T6">ll</text:span><text:span text:style-name="T3"> </text:span><text:span text:style-name="T6">also de</text:span><text:span text:style-name="T3">s</text:span><text:span text:style-name="T9">c</text:span><text:span text:style-name="T3">ri</text:span><text:span text:style-name="T9">b</text:span><text:span text:style-name="T6">e what</text:span><text:span text:style-name="T9"> </text:span><text:span text:style-name="T3">t</text:span><text:span text:style-name="T9">y</text:span><text:span text:style-name="T6">pe of sta</text:span><text:span text:style-name="T9">k</text:span><text:span text:style-name="T6">eho</text:span><text:span text:style-name="T3">l</text:span><text:span text:style-name="T6">d</text:span><text:span text:style-name="T9">e</text:span><text:span text:style-name="T3">r</text:span><text:span text:style-name="T6">s</text:span><text:span text:style-name="T9"> </text:span><text:span text:style-name="T3">t</text:span><text:span text:style-name="T6">h</text:span><text:span text:style-name="T9">a</text:span><text:span text:style-name="T6">t</text:span><text:span text:style-name="T3"> </text:span><text:span text:style-name="T6">wi</text:span><text:span text:style-name="T3">l</text:span><text:span text:style-name="T6">l</text:span><text:span text:style-name="T3"> </text:span><text:span text:style-name="T9">u</text:span><text:span text:style-name="T6">se</text:span><text:span text:style-name="T9"> </text:span><text:span text:style-name="T3">t</text:span><text:span text:style-name="T6">he</text:span><text:span text:style-name="T3"> </text:span><text:span text:style-name="T6">s</text:span><text:span text:style-name="T9">y</text:span><text:span text:style-name="T6">s</text:span><text:span text:style-name="T3">t</text:span><text:span text:style-name="T6">em</text:span><text:span text:style-name="T25"> </text:span><text:span text:style-name="T6">and what</text:span><text:span text:style-name="T9"> </text:span><text:span text:style-name="T3">f</text:span><text:span text:style-name="T6">un</text:span><text:span text:style-name="T9">c</text:span><text:span text:style-name="T3">t</text:span><text:span text:style-name="T6">ion</text:span><text:span text:style-name="T9">a</text:span><text:span text:style-name="T3">l</text:span><text:span text:style-name="T6">i</text:span><text:span text:style-name="T3">t</text:span><text:span text:style-name="T6">y</text:span><text:span text:style-name="T9"> </text:span><text:span text:style-name="T3">i</text:span><text:span text:style-name="T6">s </text:span><text:span text:style-name="T3">a</text:span><text:span text:style-name="T9">v</text:span><text:span text:style-name="T6">ai</text:span><text:span text:style-name="T3">l</text:span><text:span text:style-name="T6">a</text:span><text:span text:style-name="T9">b</text:span><text:span text:style-name="T3">l</text:span><text:span text:style-name="T6">e</text:span><text:span text:style-name="T9"> </text:span><text:span text:style-name="T3">f</text:span><text:span text:style-name="T6">or</text:span><text:span text:style-name="T9"> </text:span><text:span text:style-name="T6">each </text:span><text:span text:style-name="T3">t</text:span><text:span text:style-name="T9">y</text:span><text:span text:style-name="T6">pe. At la</text:span><text:span text:style-name="T3">s</text:span><text:span text:style-name="T6">t, </text:span><text:span text:style-name="T3">t</text:span><text:span text:style-name="T9">h</text:span><text:span text:style-name="T6">e co</text:span><text:span text:style-name="T9">n</text:span><text:span text:style-name="T6">st</text:span><text:span text:style-name="T3">r</text:span><text:span text:style-name="T6">aints</text:span><text:span text:style-name="T9"> </text:span><text:span text:style-name="T6">and a</text:span><text:span text:style-name="T9">s</text:span><text:span text:style-name="T6">su</text:span><text:span text:style-name="T25">m</text:span><text:span text:style-name="T6">p</text:span><text:span text:style-name="T3">ti</text:span><text:span text:style-name="T6">ons</text:span><text:span text:style-name="T9"> </text:span><text:span text:style-name="T3">f</text:span><text:span text:style-name="T9">o</text:span><text:span text:style-name="T6">r</text:span><text:span text:style-name="T3"> t</text:span><text:span text:style-name="T9">h</text:span><text:span text:style-name="T6">e </text:span><text:span text:style-name="T3">s</text:span><text:span text:style-name="T9">y</text:span><text:span text:style-name="T6">s</text:span><text:span text:style-name="T3">t</text:span><text:span text:style-name="T6">em</text:span><text:span text:style-name="T25"> </text:span><text:span text:style-name="T6">w</text:span><text:span text:style-name="T3">il</text:span><text:span text:style-name="T6">l be </text:span><text:span text:style-name="T9">p</text:span><text:span text:style-name="T3">r</text:span><text:span text:style-name="T6">e</text:span><text:span text:style-name="T9">s</text:span><text:span text:style-name="T6">ented.</text:span></text:p>
      <text:p text:style-name="P28"/>
      <text:p text:style-name="P41">2.1<text:tab/><text:span text:style-name="T1">Product Perspective</text:span></text:p>
      <text:p text:style-name="P34">The Learning Priority SIMS is a system currently built using JSP and Java Servlet technology. <text:s/>The application will be migrated to use Java Spring and Hibernate framework in the course of the LP migration project. It has got four major users namely, School Administrators, Teachers , Parents and Students. LP SIMS is a web application.</text:p>
      <text:p text:style-name="P34"/>
      <text:p text:style-name="P34">This system will consist of two parts. One online application and one web portal where this application can be maintained.<text:span text:style-name="T75"> <text:s text:c="2"/>As it is </text:span><text:span text:style-name="T76">a</text:span><text:span text:style-name="T12"> </text:span><text:span text:style-name="T76">da</text:span><text:span text:style-name="T8">t</text:span><text:span text:style-name="T5">a</text:span><text:span text:style-name="T15">-</text:span><text:span text:style-name="T76">cen</text:span><text:span text:style-name="T5">tr</text:span><text:span text:style-name="T8">i</text:span><text:span text:style-name="T76">c</text:span><text:span text:style-name="T12"> </text:span><text:span text:style-name="T76">p</text:span><text:span text:style-name="T5">r</text:span><text:span text:style-name="T76">odu</text:span><text:span text:style-name="T12">c</text:span><text:span text:style-name="T76">t</text:span><text:span text:style-name="T8"> </text:span><text:span text:style-name="T5">i</text:span><text:span text:style-name="T76">t</text:span><text:span text:style-name="T5"> </text:span><text:span text:style-name="T26">w</text:span><text:span text:style-name="T5">i</text:span><text:span text:style-name="T8">l</text:span><text:span text:style-name="T76">l</text:span><text:span text:style-name="T5"> </text:span><text:span text:style-name="T76">ne</text:span><text:span text:style-name="T12">e</text:span><text:span text:style-name="T76">d so</text:span><text:span text:style-name="T26">m</text:span><text:span text:style-name="T76">ewhere </text:span><text:span text:style-name="T5">t</text:span><text:span text:style-name="T76">o </text:span><text:span text:style-name="T12">s</text:span><text:span text:style-name="T5">t</text:span><text:span text:style-name="T76">o</text:span><text:span text:style-name="T12">r</text:span><text:span text:style-name="T76">e </text:span><text:span text:style-name="T5">t</text:span><text:span text:style-name="T12">h</text:span><text:span text:style-name="T76">e d</text:span><text:span text:style-name="T12">a</text:span><text:span text:style-name="T5">t</text:span><text:span text:style-name="T76">a. <text:s/>F</text:span><text:span text:style-name="T12">o</text:span><text:span text:style-name="T76">r</text:span><text:span text:style-name="T5"> </text:span><text:span text:style-name="T8">t</text:span><text:span text:style-name="T76">ha</text:span><text:span text:style-name="T8">t</text:span><text:span text:style-name="T76">, a</text:span><text:span text:style-name="T12"> </text:span><text:span text:style-name="T76">da</text:span><text:span text:style-name="T5">t</text:span><text:span text:style-name="T12">a</text:span><text:span text:style-name="T76">ba</text:span><text:span text:style-name="T12">s</text:span><text:span text:style-name="T76">e wi</text:span><text:span text:style-name="T8">l</text:span><text:span text:style-name="T76">l</text:span><text:span text:style-name="T5"> </text:span><text:span text:style-name="T12">b</text:span><text:span text:style-name="T76">e u</text:span><text:span text:style-name="T5">s</text:span><text:span text:style-name="T12">e</text:span><text:span text:style-name="T76">d. </text:span><text:span text:style-name="T8">The application</text:span><text:span text:style-name="T5"> </text:span><text:span text:style-name="T26">w</text:span><text:span text:style-name="T5">i</text:span><text:span text:style-name="T8">l</text:span><text:span text:style-name="T76">l</text:span><text:span text:style-name="T5"> </text:span><text:span text:style-name="T76">co</text:span><text:span text:style-name="T26">m</text:span><text:span text:style-name="T15">m</text:span><text:span text:style-name="T76">un</text:span><text:span text:style-name="T5">i</text:span><text:span text:style-name="T76">ca</text:span><text:span text:style-name="T5">t</text:span><text:span text:style-name="T76">e </text:span><text:span text:style-name="T26">w</text:span><text:span text:style-name="T5">it</text:span><text:span text:style-name="T76">h </text:span><text:span text:style-name="T5">t</text:span><text:span text:style-name="T8">he </text:span><text:span text:style-name="T12">d</text:span><text:span text:style-name="T8">a</text:span><text:span text:style-name="T5">t</text:span><text:span text:style-name="T12">a</text:span><text:span text:style-name="T8">ba</text:span><text:span text:style-name="T12">s</text:span><text:span text:style-name="T8">e, howe</text:span><text:span text:style-name="T26">v</text:span><text:span text:style-name="T8">er </text:span><text:span text:style-name="T5">i</text:span><text:span text:style-name="T8">n </text:span><text:span text:style-name="T12">s</text:span><text:span text:style-name="T5">l</text:span><text:span text:style-name="T8">i</text:span><text:span text:style-name="T12">g</text:span><text:span text:style-name="T8">h</text:span><text:span text:style-name="T5">tl</text:span><text:span text:style-name="T8">y</text:span><text:span text:style-name="T12"> </text:span><text:span text:style-name="T8">d</text:span><text:span text:style-name="T5">if</text:span><text:span text:style-name="T12">f</text:span><text:span text:style-name="T8">e</text:span><text:span text:style-name="T5">r</text:span><text:span text:style-name="T12">e</text:span><text:span text:style-name="T8">nt</text:span><text:span text:style-name="T5"> </text:span><text:span text:style-name="T8">wa</text:span><text:span text:style-name="T12">y</text:span><text:span text:style-name="T8">s.</text:span><text:span text:style-name="T12"> </text:span><text:span text:style-name="T8">A</text:span><text:span text:style-name="T12">l</text:span><text:span text:style-name="T8">l</text:span><text:span text:style-name="T5"> </text:span><text:span text:style-name="T12">o</text:span><text:span text:style-name="T8">f</text:span><text:span text:style-name="T5"> t</text:span><text:span text:style-name="T12">h</text:span><text:span text:style-name="T8">e </text:span><text:span text:style-name="T76">da</text:span><text:span text:style-name="T5">t</text:span><text:span text:style-name="T76">a</text:span><text:span text:style-name="T12">b</text:span><text:span text:style-name="T76">a</text:span><text:span text:style-name="T5">s</text:span><text:span text:style-name="T76">e</text:span><text:span text:style-name="T12"> </text:span><text:span text:style-name="T76">co</text:span><text:span text:style-name="T8">m</text:span><text:span text:style-name="T15">m</text:span><text:span text:style-name="T76">un</text:span><text:span text:style-name="T5">i</text:span><text:span text:style-name="T76">ca</text:span><text:span text:style-name="T8">t</text:span><text:span text:style-name="T5">i</text:span><text:span text:style-name="T76">on </text:span><text:span text:style-name="T26">w</text:span><text:span text:style-name="T8">i</text:span><text:span text:style-name="T5">l</text:span><text:span text:style-name="T76">l</text:span><text:span text:style-name="T5"> </text:span><text:span text:style-name="T12">g</text:span><text:span text:style-name="T76">o o</text:span><text:span text:style-name="T12">v</text:span><text:span text:style-name="T76">er</text:span><text:span text:style-name="T5"> t</text:span><text:span text:style-name="T12">h</text:span><text:span text:style-name="T76">e </text:span><text:span text:style-name="T15">I</text:span><text:span text:style-name="T76">n</text:span><text:span text:style-name="T5">t</text:span><text:span text:style-name="T76">e</text:span><text:span text:style-name="T5">r</text:span><text:span text:style-name="T76">n</text:span><text:span text:style-name="T12">e</text:span><text:span text:style-name="T5">t</text:span><text:span text:style-name="T76">. </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60"/>
      <text:p text:style-name="P60"/>
      <text:p text:style-name="P60"/>
      <text:p text:style-name="P60"><text:soft-page-break/></text:p>
      <text:p text:style-name="P61"><draw:frame draw:style-name="fr1" draw:name="graphics1" text:anchor-type="paragraph" svg:x="0.4335in" svg:y="0.7209in" svg:width="5.839in" svg:height="6.2728in" draw:z-index="0"><draw:image xlink:href="Pictures/200000090000482500004EF73A106EF0.svm" xlink:type="simple" xlink:show="embed" xlink:actuate="onLoad"/></draw:frame></text:p>
      <text:p text:style-name="P80"/>
      <text:p text:style-name="P80"/>
      <text:p text:style-name="P80"/>
      <text:p text:style-name="P80"/>
      <text:p text:style-name="P80"/>
      <text:p text:style-name="P81"><text:soft-page-break/><text:span text:style-name="T27">2.2<text:tab/></text:span><text:span text:style-name="T30">Product Functions</text:span></text:p>
      <text:p text:style-name="P34">With this application, the users will be able to maintain their school information on online. Students admissions, Teacher Registrations, Scheduling classes, taking attendance, Creating and assigning curriculum, Taking and grading tests and creating report cards can be done online.</text:p>
      <text:p text:style-name="P45"/>
      <text:p text:style-name="P46"><text:span text:style-name="T27">APP MANAGER FUNCTIONALITY</text:span>: <text:s/>Build functionality to do crud operations on the below tables</text:p>
      <text:list xml:id="list6567589413738748336" text:style-name="L2">
        <text:list-item>
          <text:p text:style-name="P93">academic_grades <text:s text:c="21"/></text:p>
        </text:list-item>
        <text:list-item>
          <text:p text:style-name="P93"><text:s/>academic_performance</text:p>
        </text:list-item>
        <text:list-item>
          <text:p text:style-name="P93"><text:s/>assignment_type</text:p>
        </text:list-item>
        <text:list-item>
          <text:p text:style-name="P93"><text:s/>citizenship</text:p>
        </text:list-item>
        <text:list-item>
          <text:p text:style-name="P93"><text:s/>comments</text:p>
        </text:list-item>
        <text:list-item>
          <text:p text:style-name="P93"><text:s/>country</text:p>
        </text:list-item>
        <text:list-item>
          <text:p text:style-name="P93"><text:s/>days</text:p>
        </text:list-item>
        <text:list-item>
          <text:p text:style-name="P93"><text:s/>grade_level</text:p>
        </text:list-item>
        <text:list-item>
          <text:p text:style-name="P93"><text:s/>gradeevents</text:p>
        </text:list-item>
        <text:list-item>
          <text:p text:style-name="P93"><text:s/>interest</text:p>
        </text:list-item>
        <text:list-item>
          <text:p text:style-name="P93"><text:s/>master_grades</text:p>
        </text:list-item>
        <text:list-item>
          <text:p text:style-name="P93"><text:s/>minutes</text:p>
        </text:list-item>
        <text:list-item>
          <text:p text:style-name="P93"><text:s/>quality_of_response</text:p>
        </text:list-item>
        <text:list-item>
          <text:p text:style-name="P93"><text:s/>rti_groups</text:p>
        </text:list-item>
        <text:list-item>
          <text:p text:style-name="P93"><text:s/>rubric_types</text:p>
        </text:list-item>
        <text:list-item>
          <text:p text:style-name="P93"><text:s/>security_question</text:p>
        </text:list-item>
        <text:list-item>
          <text:p text:style-name="P93"><text:s/>states</text:p>
        </text:list-item>
        <text:list-item>
          <text:p text:style-name="P93"><text:s/>sub_interest</text:p>
        </text:list-item>
        <text:list-item>
          <text:p text:style-name="P93"><text:s/>teacher_performances</text:p>
        </text:list-item>
        <text:list-item>
          <text:p text:style-name="P93"><text:s/>user</text:p>
        </text:list-item>
        <text:list-item>
          <text:p text:style-name="P93"><text:s/>User_registration</text:p>
        </text:list-item>
        <text:list-item>
          <text:p text:style-name="P99">School</text:p>
        </text:list-item>
      </text:list>
      <text:list xml:id="list4342541271619723980" text:style-name="L3">
        <text:list-header>
          <text:p text:style-name="P100"/>
        </text:list-header>
      </text:list>
      <text:p text:style-name="P46">1. Home Page: <text:s/>Login <text:s text:c="4"/></text:p>
      <text:p text:style-name="P63"><text:s text:c="26"/>Forgot password</text:p>
      <text:p text:style-name="P63"><text:s text:c="26"/>First Time user Information</text:p>
      <text:p text:style-name="P63"><text:s text:c="26"/>Sign up</text:p>
      <text:p text:style-name="P63"/>
      <text:p text:style-name="P63">2. Admin: </text:p>
      <text:p text:style-name="P63"><text:s text:c="12"/>2.1 Menu </text:p>
      <text:p text:style-name="P63"><text:tab/><text:tab/>2.1.1 My Profile</text:p>
      <text:p text:style-name="P63"><text:tab/><text:tab/><text:tab/>2.1.1.1 Personal Info (Contains Admin Personal Information)</text:p>
      <text:p text:style-name="P63"><text:tab/><text:tab/><text:tab/>2.1.1.2 Change UserName</text:p>
      <text:p text:style-name="P63"><text:tab/><text:tab/><text:tab/>2.1.1.3 Change Password</text:p>
      <text:p text:style-name="P63"><text:tab/><text:tab/><text:tab/>2.1.1.4 School </text:p>
      <text:p text:style-name="P63"><text:tab/><text:tab/><text:tab/>2.1.1.5 Personal Interest</text:p>
      <text:p text:style-name="P63"><text:tab/><text:tab/><text:tab/>2.1.1.6 Homepage</text:p>
      <text:p text:style-name="P63"><text:tab/> <text:s text:c="3"/><text:tab/>2.1.2 Add School Info</text:p>
      <text:p text:style-name="P63"><text:soft-page-break/><text:tab/><text:tab/><text:tab/>2.1.2.1 School Information</text:p>
      <text:p text:style-name="P63"><text:tab/><text:tab/><text:tab/>2.1.2.2 Sports &amp; Activities</text:p>
      <text:p text:style-name="P64">2.1.2.3 Upload School Logo</text:p>
      <text:p text:style-name="P63"><text:tab/> <text:s text:c="3"/><text:tab/>2.1.3 Add Users</text:p>
      <text:p text:style-name="P63"><text:tab/><text:tab/><text:tab/>2.1.3.1 Add Student</text:p>
      <text:p text:style-name="P63"><text:s/><text:tab/><text:tab/><text:tab/>2.1.3.2 Add Teacher</text:p>
      <text:p text:style-name="P65"><text:s text:c="4"/><text:tab/>2.1.4 Student Registration</text:p>
      <text:p text:style-name="P65"><text:s text:c="4"/><text:tab/>2.1.5 Teacher Registration</text:p>
      <text:p text:style-name="P65"><text:s text:c="5"/><text:tab/>2.1.6 Add Grades</text:p>
      <text:p text:style-name="P65"><text:s text:c="3"/><text:tab/>2.1.7 Create Classes</text:p>
      <text:p text:style-name="P62"><text:s text:c="14"/><text:tab/>2.1.8 Set Class Strength</text:p>
      <text:p text:style-name="P66"><text:s text:c="4"/><text:tab/>2.1.9 Add Classes</text:p>
      <text:p text:style-name="P66"><text:s text:c="4"/><text:tab/>2.1.10 Create Sections</text:p>
      <text:p text:style-name="P66"><text:tab/><text:tab/>2.1.10.1 Create Section</text:p>
      <text:p text:style-name="P66"><text:tab/><text:tab/>2.1.10.2 Edit Section</text:p>
      <text:p text:style-name="P66"><text:s text:c="4"/><text:tab/>2.1.11 Add School Days</text:p>
      <text:p text:style-name="P66"><text:s text:c="4"/><text:tab/>2.1.12 Set Periods</text:p>
      <text:p text:style-name="P66"><text:tab/><text:tab/>2.1.12.1 Set Periods</text:p>
      <text:p text:style-name="P66"><text:tab/><text:tab/>2.1.12.2 Edit Periods</text:p>
      <text:p text:style-name="P66"><text:s text:c="4"/><text:tab/>2.1.13 Add Students to Class</text:p>
      <text:p text:style-name="P66"><text:s text:c="4"/><text:tab/>2.1.14 Scheduler</text:p>
      <text:p text:style-name="P66"><text:tab/><text:tab/>2.1.14.1 Plan Schedule</text:p>
      <text:p text:style-name="P66"><text:tab/><text:tab/>2.1.14.2 Plan HomeRooms</text:p>
      <text:p text:style-name="P66"><text:tab/><text:tab/>2.1.14.3 View Teacher Request</text:p>
      <text:p text:style-name="P66"><text:s text:c="4"/><text:tab/>2.1.15 Automated Scheduler</text:p>
      <text:p text:style-name="P66"><text:s text:c="4"/><text:tab/>2.1.16 Master Schedule</text:p>
      <text:p text:style-name="P66"><text:s text:c="3"/><text:tab/>2.1.17 View Attendance</text:p>
      <text:p text:style-name="P66"><text:tab/><text:tab/>2.1.17.1 View Daily Attendance</text:p>
      <text:p text:style-name="P66"><text:tab/><text:tab/>2.1.17.2 View Weekly Attendance</text:p>
      <text:p text:style-name="P66"><text:tab/><text:tab/>2.1.17.3 School Attendance</text:p>
      <text:p text:style-name="P66"><text:s text:c="4"/><text:tab/>2.1.18 Curriculum Planner</text:p>
      <text:p text:style-name="P66"><text:tab/><text:tab/>2.1.18.1 Create</text:p>
      <text:p text:style-name="P66"><text:tab/><text:tab/>2.1.18.2 Edit</text:p>
      <text:p text:style-name="P66"><text:tab/><text:tab/>2.1.18.3 Remove <text:s/></text:p>
      <text:p text:style-name="P64">2.1.18.4 Create Homework</text:p>
      <text:p text:style-name="P64">2.1.18.5 Edit Homework</text:p>
      <text:p text:style-name="P66"><text:s text:c="4"/><text:tab/>2.1.19 File Transfer</text:p>
      <text:p text:style-name="P66"><text:tab/><text:tab/>2.1.19.1 Class Files</text:p>
      <text:p text:style-name="P66"><text:tab/><text:tab/>2.1.19.2 Private Files</text:p>
      <text:p text:style-name="P66"><text:s text:c="4"/><text:tab/>2.1.20 Teacher Lesson Content <text:s/></text:p>
      <text:p text:style-name="P66"><text:s text:c="4"/><text:tab/>2.1.21 Student Reports</text:p>
      <text:p text:style-name="P66"><text:s text:c="4"/><text:tab/>2.1.22 Student Homework Report</text:p>
      <text:p text:style-name="P66"><text:soft-page-break/><text:s text:c="4"/><text:tab/>2.1.23 Create Teacher Reports</text:p>
      <text:p text:style-name="P66"><text:s text:c="4"/><text:tab/>2.1.24 Teacher Self Evaluation</text:p>
      <text:p text:style-name="P62"><text:s text:c="16"/><text:tab/>2.1.25 <text:s/>RTI</text:p>
      <text:p text:style-name="P62"><text:tab/><text:tab/><text:tab/>2.1.25.1 Create RTI</text:p>
      <text:p text:style-name="P62"><text:tab/><text:tab/><text:tab/>2.1.25.2 Edit</text:p>
      <text:p text:style-name="P62"><text:tab/><text:tab/><text:tab/>2.1.25.3 Assign RTI</text:p>
      <text:p text:style-name="P62"><text:tab/><text:tab/><text:tab/>2.1.25.4 RTI Results</text:p>
      <text:p text:style-name="P62"><text:tab/><text:tab/><text:tab/>2.1.25.5 Grade RTI</text:p>
      <text:p text:style-name="P62"><text:tab/> <text:s text:c="3"/><text:tab/>2.1.26 E/UA</text:p>
      <text:p text:style-name="P63"><text:tab/><text:tab/><text:tab/>2.1.26.1 Create e/UA</text:p>
      <text:p text:style-name="P63"><text:tab/><text:tab/><text:tab/>2.1.26.2 Assign e/UA</text:p>
      <text:p text:style-name="P63"><text:tab/><text:tab/><text:tab/>2.1.26.3 e/UA Results</text:p>
      <text:p text:style-name="P63"><text:tab/><text:tab/><text:tab/>2.1.26.4 Grade e/UA</text:p>
      <text:p text:style-name="P62"><text:tab/> <text:s text:c="3"/><text:tab/>2.1.27 Logout</text:p>
      <text:p text:style-name="P62"/>
      <text:p text:style-name="P62"><text:tab/>2.2 Add Events</text:p>
      <text:p text:style-name="P62"><text:tab/><text:tab/>2.2.1 Add</text:p>
      <text:p text:style-name="P62"><text:tab/><text:tab/>2.2.2 Edit</text:p>
      <text:p text:style-name="P62"><text:tab/><text:tab/>2.2.3 Remove</text:p>
      <text:p text:style-name="P62"><text:tab/>2.3 Add Announcements</text:p>
      <text:p text:style-name="P63"><text:s/><text:tab/><text:tab/>2.3.1 Add</text:p>
      <text:p text:style-name="P63"><text:tab/><text:tab/>2.3.2 Edit</text:p>
      <text:p text:style-name="P63"><text:tab/><text:tab/>2.3.3 Remove</text:p>
      <text:p text:style-name="P62"/>
      <text:p text:style-name="P62"><text:tab/>2.4 Visit Student Homepages</text:p>
      <text:p text:style-name="P62"><text:tab/>2.5 Visit Teacher Homepages</text:p>
      <text:p text:style-name="P62"><text:tab/>2.6 School Events (Displays School Current Events)</text:p>
      <text:p text:style-name="P62"><text:tab/>2.7 Announcements (School Current Announcements)</text:p>
      <text:p text:style-name="P62"/>
      <text:p text:style-name="P62">3. Teacher: </text:p>
      <text:p text:style-name="P62"><text:tab/>3.1 Menu</text:p>
      <text:p text:style-name="P62"><text:tab/><text:tab/>3.1.1 My Profile</text:p>
      <text:p text:style-name="P62"><text:tab/><text:tab/><text:tab/>3.1.1.1 Personal Info</text:p>
      <text:p text:style-name="P62"><text:tab/><text:tab/><text:tab/>3.1.1.2 Personal Interest</text:p>
      <text:p text:style-name="P62"><text:tab/><text:tab/><text:tab/>3.1.1.3 Change Username</text:p>
      <text:p text:style-name="P62"><text:tab/><text:tab/><text:tab/>3.1.1.4 Change Password</text:p>
      <text:p text:style-name="P62"><text:tab/><text:tab/><text:tab/>3.1.1.5 Educational Info</text:p>
      <text:p text:style-name="P62"><text:tab/><text:tab/><text:tab/>3.1.1.6 Homepage</text:p>
      <text:p text:style-name="P62"><text:tab/><text:tab/><text:tab/>3.1.1.7 School</text:p>
      <text:p text:style-name="P62"><text:tab/><text:tab/>3.1.2 Schedule</text:p>
      <text:p text:style-name="P67">3.1.3 View Class</text:p>
      <text:p text:style-name="P65"><text:s text:c="11"/><text:tab/><text:tab/>3.1.3.1 Roster </text:p>
      <text:p text:style-name="P67"><text:soft-page-break/><text:tab/>3.1.3.2 Attendance</text:p>
      <text:p text:style-name="P67"><text:tab/><text:tab/>3.1.3.2.1 Take Attendance</text:p>
      <text:p text:style-name="P67"><text:tab/><text:tab/>3.1.3.2.2 Update Attendance</text:p>
      <text:p text:style-name="P67"><text:tab/>3.1.3.3<text:tab/>Registration</text:p>
      <text:p text:style-name="P67"><text:tab/>3.1.3.4 Show my Classes</text:p>
      <text:p text:style-name="P67"><text:tab/>3.1.3.5 Request a Class</text:p>
      <text:p text:style-name="P67">3.1.4 Planner</text:p>
      <text:p text:style-name="P67"><text:tab/>3.1.4.1 Create</text:p>
      <text:p text:style-name="P67"><text:tab/><text:tab/>3.1.4.1.1 Create Units and Lessons</text:p>
      <text:p text:style-name="P67"><text:tab/><text:tab/>3.1.4.1.2 Create Activity</text:p>
      <text:p text:style-name="P67"><text:tab/><text:tab/>3.1.4.1.3 Create Assessments</text:p>
      <text:p text:style-name="P67"><text:tab/><text:tab/>3.1.4.1.4 Add Lessons To Unit</text:p>
      <text:p text:style-name="P67"><text:tab/>3.1.4.2 Upload</text:p>
      <text:p text:style-name="P64">3.1.4.3 Edit</text:p>
      <text:p text:style-name="P64"><text:tab/>3.1.4.3.1 Edit Units and Lessons</text:p>
      <text:p text:style-name="P68">3.1.4.3.2 Edit Activity</text:p>
      <text:p text:style-name="P68">3.1.4.3.3 Edit Assessments</text:p>
      <text:p text:style-name="P64">3.1.4.4 Remove</text:p>
      <text:p text:style-name="P64">3.1.4.5 Assign Lessons</text:p>
      <text:p text:style-name="P64">3.1.4.6 Assign Assessments</text:p>
      <text:p text:style-name="P64">3.1.4.7 View Curriculum</text:p>
      <text:p text:style-name="P64">3.1.4.8 Show Assigned Assessments</text:p>
      <text:p text:style-name="P64">3.1.4.9 Grade Assessments</text:p>
      <text:p text:style-name="P67">3.1.5 File Transfer </text:p>
      <text:p text:style-name="P67"><text:tab/>3.1.5.1 Class Files</text:p>
      <text:p text:style-name="P67"><text:tab/>3.1.5.2 Private Files</text:p>
      <text:p text:style-name="P67"><text:tab/>3.1.5.3 Admin Files</text:p>
      <text:p text:style-name="P67"><text:tab/>3.1.5.4 Student Files</text:p>
      <text:p text:style-name="P67">3.1.6 Grade Book</text:p>
      <text:p text:style-name="P67"><text:tab/>3.1.6.1 Grades</text:p>
      <text:p text:style-name="P64">3.1.6.2 Attendance</text:p>
      <text:p text:style-name="P64">3.1.6.3 Reports </text:p>
      <text:p text:style-name="P64">3.1.6.4 Previous Reports </text:p>
      <text:p text:style-name="P64">3.1.6.5 Item Analysis Report</text:p>
      <text:p text:style-name="P64">3.1.6.6 Composite</text:p>
      <text:p text:style-name="P67">3.1.7 Self Evaluation</text:p>
      <text:p text:style-name="P67">3.1.8 Homework</text:p>
      <text:p text:style-name="P67"><text:tab/>3.1.8.1 Create Homework</text:p>
      <text:p text:style-name="P64">3.1.8.2 Edit Homework</text:p>
      <text:p text:style-name="P64">3.1.8.3 Assign Homework</text:p>
      <text:p text:style-name="P64">3.1.8.4 Current Homework</text:p>
      <text:p text:style-name="P64">3.1.8.5 Homework Manager</text:p>
      <text:p text:style-name="P64"><text:soft-page-break/>3.1.8.6 Grade Homework</text:p>
      <text:p text:style-name="P64">3.1.8.7 Homework Reports</text:p>
      <text:p text:style-name="P67">3.1.9 Progress</text:p>
      <text:p text:style-name="P67">3.1.10 RTI</text:p>
      <text:p text:style-name="P67"><text:tab/>3.1.10.1 Prepare RTI</text:p>
      <text:p text:style-name="P64">3.1.10.2 Edit</text:p>
      <text:p text:style-name="P64">3.1.10.3 Assign RTI</text:p>
      <text:p text:style-name="P64">3.1.10.4 RTI Results </text:p>
      <text:p text:style-name="P64">3.1.10.5 Grade RTI</text:p>
      <text:p text:style-name="P64">3.1.10.6 Benchmark Results</text:p>
      <text:p text:style-name="P67">3.1.11 e/UA</text:p>
      <text:p text:style-name="P67"><text:tab/>3.1.11.1 Prepare e/UA</text:p>
      <text:p text:style-name="P67"><text:tab/>3.1.11.2 Assign e/UA</text:p>
      <text:p text:style-name="P67"><text:tab/>3.1.11.3 e/UA Results</text:p>
      <text:p text:style-name="P67"><text:tab/>3.1.11.4 Grade e/UA</text:p>
      <text:p text:style-name="P67">3.1.12 Log out</text:p>
      <text:p text:style-name="P65">3.2 My Classes</text:p>
      <text:p text:style-name="P65">3.3 Homework Assignments</text:p>
      <text:p text:style-name="P65">3.4 Assignment Due Today</text:p>
      <text:p text:style-name="P65">3.5 Desktop Messages</text:p>
      <text:p text:style-name="P65">3.6 School Events</text:p>
      <text:p text:style-name="P65">3.7 Announcements</text:p>
      <text:p text:style-name="P65">3.8 News</text:p>
      <text:p text:style-name="P65">3.9 Calendar </text:p>
      <text:p text:style-name="P65"/>
      <text:p text:style-name="P62">4. Student: </text:p>
      <text:p text:style-name="P66">4.1 Menu</text:p>
      <text:p text:style-name="P66"><text:tab/>4.1.1 My Profile</text:p>
      <text:p text:style-name="P66"><text:tab/><text:tab/>4.1.1.1 Personal Info</text:p>
      <text:p text:style-name="P64">4.1.1.2 Change Username</text:p>
      <text:p text:style-name="P64">4.1.1.3 Change Password </text:p>
      <text:p text:style-name="P64">4.1.1.4 Education Info</text:p>
      <text:p text:style-name="P64">4.1.1.5 School<text:tab/></text:p>
      <text:p text:style-name="P64">4.1.1.6 Personal Interest</text:p>
      <text:p text:style-name="P66"><text:tab/>4.1.2 My Assessments</text:p>
      <text:p text:style-name="P66"><text:tab/><text:tab/>4.1.2.1 View Assessments</text:p>
      <text:p text:style-name="P66"><text:s/><text:tab/><text:tab/>4.1.2.2 Assessments Completed</text:p>
      <text:p text:style-name="P66"><text:tab/>4.1.3 Homework</text:p>
      <text:p text:style-name="P66"><text:tab/><text:tab/>4.1.3.1 Current Homework</text:p>
      <text:p text:style-name="P66"><text:tab/><text:tab/>4.1.3.2 Homework Past Due</text:p>
      <text:p text:style-name="P66"><text:tab/><text:tab/>4.1.3.3 Homework Report</text:p>
      <text:p text:style-name="P66"><text:tab/>4.1.4 File Transfer</text:p>
      <text:p text:style-name="P66"><text:soft-page-break/><text:tab/><text:tab/>4.1.4.1 Teacher Files</text:p>
      <text:p text:style-name="P66"><text:tab/><text:tab/>4.1.4.2 Private Files</text:p>
      <text:p text:style-name="P64">4.1.4.3 Transfer Files</text:p>
      <text:p text:style-name="P66"><text:tab/>4.1.5 Lessons</text:p>
      <text:p text:style-name="P66"><text:tab/>4.1.6 My Progress Report</text:p>
      <text:p text:style-name="P66"><text:tab/>4.1.7 RTI </text:p>
      <text:p text:style-name="P66"><text:tab/><text:tab/>4.1.7.1 View RTI Tests </text:p>
      <text:p text:style-name="P66"><text:tab/><text:tab/>4.1.7.2 RTI Test Results</text:p>
      <text:p text:style-name="P66"><text:tab/><text:tab/>4.1.7.3 Benchmark Results </text:p>
      <text:p text:style-name="P66"><text:tab/>4.1.8 e/UA</text:p>
      <text:p text:style-name="P66"><text:tab/>4.1.9 Log out</text:p>
      <text:p text:style-name="P66">4.2 My Classes</text:p>
      <text:p text:style-name="P66">4.3 Homework Assignments</text:p>
      <text:p text:style-name="P66">4.4 Assignments Due Today</text:p>
      <text:p text:style-name="P66">4.5 Desktop Messages</text:p>
      <text:p text:style-name="P66">4.6 Calendar </text:p>
      <text:p text:style-name="P66">4.7 News</text:p>
      <text:p text:style-name="P66">4.8 School Events </text:p>
      <text:p text:style-name="P66">4.9 Announcements</text:p>
      <text:p text:style-name="P66"/>
      <text:p text:style-name="P62">5. Parent:</text:p>
      <text:p text:style-name="P62"><text:tab/>5.1 Menu:</text:p>
      <text:p text:style-name="P62"><text:tab/><text:tab/>5.1.1 My Profile</text:p>
      <text:p text:style-name="P62"><text:tab/><text:tab/><text:tab/>5.1.1.1 Personal Info</text:p>
      <text:p text:style-name="P64">5.1.1.2 Personal Interest</text:p>
      <text:p text:style-name="P64">5.1.1.3 Change Username <text:tab/></text:p>
      <text:p text:style-name="P64">5.1.1.4 Change Password</text:p>
      <text:p text:style-name="P62"><text:tab/><text:tab/>5.1.2 My Child Classes</text:p>
      <text:p text:style-name="P62"><text:tab/><text:tab/>5.1.3 Assessments</text:p>
      <text:p text:style-name="P62"><text:tab/><text:tab/><text:tab/>5.1.3.1 View Assessments </text:p>
      <text:p text:style-name="P62"><text:tab/><text:tab/><text:tab/>5.1.3.2 Assessments Completed</text:p>
      <text:p text:style-name="P62"><text:tab/><text:tab/>5.1.4 Progress Reports</text:p>
      <text:p text:style-name="P62"><text:tab/><text:tab/>5.1.5 Lessons</text:p>
      <text:p text:style-name="P62"><text:tab/><text:tab/>5.1.6 Register My Child</text:p>
      <text:p text:style-name="P62"><text:tab/><text:tab/>5.1.7 Homework</text:p>
      <text:p text:style-name="P62"><text:tab/><text:tab/><text:tab/>5.1.7.1 Current Homework</text:p>
      <text:p text:style-name="P62"><text:tab/><text:tab/><text:tab/>5.1.7.2 Homework Reports</text:p>
      <text:p text:style-name="P62"><text:tab/><text:tab/>5.1.8 File Transfer</text:p>
      <text:p text:style-name="P62"><text:tab/><text:tab/>5.1.9 RTI</text:p>
      <text:p text:style-name="P62"><text:tab/><text:tab/><text:tab/>5.1.9.1 RTI Results</text:p>
      <text:p text:style-name="P62"><text:tab/><text:tab/><text:tab/>5.1.9.2 Benchmark Results</text:p>
      <text:p text:style-name="P62"><text:tab/><text:tab/>5.1.10 e/UA</text:p>
      <text:p text:style-name="P62"><text:soft-page-break/><text:tab/><text:tab/>5.1.11 Log out</text:p>
      <text:p text:style-name="P62"><text:tab/>5.2 Desktop Messages</text:p>
      <text:p text:style-name="P62"><text:tab/>5.3 Calendar </text:p>
      <text:p text:style-name="P62"><text:tab/>5.4 News </text:p>
      <text:p text:style-name="P62"><text:tab/>5.5 School Events</text:p>
      <text:p text:style-name="P62"><text:tab/>5.6 Announcements</text:p>
      <text:p text:style-name="P62"><text:tab/>5.7 My Child Classes</text:p>
      <text:p text:style-name="P62"><text:tab/>5.8 Homework Assignments</text:p>
      <text:p text:style-name="P62"><text:tab/>5.9 Assignments Due Today </text:p>
      <text:p text:style-name="P36"/>
      <text:p text:style-name="P78"><text:span text:style-name="T27">2.3<text:tab/></text:span><text:span text:style-name="T30">User Classes and Characteristics</text:span></text:p>
      <text:p text:style-name="P35"><text:span text:style-name="T16">T</text:span><text:span text:style-name="T6">h</text:span><text:span text:style-name="T9">e</text:span><text:span text:style-name="T3">r</text:span><text:span text:style-name="T6">e</text:span><text:span text:style-name="T9"> </text:span><text:span text:style-name="T6">a</text:span><text:span text:style-name="T3">r</text:span><text:span text:style-name="T6">e</text:span><text:span text:style-name="T9"> </text:span><text:span text:style-name="T6">four</text:span><text:span text:style-name="T9"> </text:span><text:span text:style-name="T3">t</text:span><text:span text:style-name="T9">y</text:span><text:span text:style-name="T6">pes</text:span><text:span text:style-name="T3"> </text:span><text:span text:style-name="T9">o</text:span><text:span text:style-name="T6">f</text:span><text:span text:style-name="T3"> </text:span><text:span text:style-name="T6">us</text:span><text:span text:style-name="T9">e</text:span><text:span text:style-name="T3">r</text:span><text:span text:style-name="T6">s that</text:span><text:span text:style-name="T16"> </text:span><text:span text:style-name="T3">i</text:span><text:span text:style-name="T9">n</text:span><text:span text:style-name="T3">t</text:span><text:span text:style-name="T6">era</text:span><text:span text:style-name="T9">c</text:span><text:span text:style-name="T6">t</text:span><text:span text:style-name="T16"> </text:span><text:span text:style-name="T6">wi</text:span><text:span text:style-name="T3">t</text:span><text:span text:style-name="T6">h the </text:span><text:span text:style-name="T3">s</text:span><text:span text:style-name="T9">y</text:span><text:span text:style-name="T6">ste</text:span><text:span text:style-name="T25">m</text:span><text:span text:style-name="T6">:</text:span><text:span text:style-name="T3"> A</text:span><text:span text:style-name="T6">d</text:span><text:span text:style-name="T13">m</text:span><text:span text:style-name="T3">i</text:span><text:span text:style-name="T6">n</text:span><text:span text:style-name="T3">i</text:span><text:span text:style-name="T6">st</text:span><text:span text:style-name="T3">r</text:span><text:span text:style-name="T9">a</text:span><text:span text:style-name="T3">t</text:span><text:span text:style-name="T6">o</text:span><text:span text:style-name="T9">r</text:span><text:span text:style-name="T6">s, Teachers, Students and Parents.</text:span><text:span text:style-name="T9"> </text:span></text:p>
      <text:p text:style-name="P29"/>
      <text:p text:style-name="P69"><text:span text:style-name="T27">Administrator:</text:span> The administator can register all other users to the SIMS. The admin can add school information/announcements/curriculum/schedules/grades/classes/ plan school schedules, <text:s/>create teacher reports and see student reports, etc.</text:p>
      <text:p text:style-name="P69"/>
      <text:p text:style-name="P69"><text:span text:style-name="T27">Teacher:</text:span> <text:s/>The teacher can create/edit/remove/assign/grade/see the <text:s/>curriculum, create tests of different types, assign them to the students and create report cards. </text:p>
      <text:p text:style-name="P69"/>
      <text:p text:style-name="P69"><text:span text:style-name="T27">Student: </text:span>The student can view his/her curriculum online, answer and submit tests, see the results and request a teacher for a class. They can view their report cards and other additional data.</text:p>
      <text:p text:style-name="P69"/>
      <text:p text:style-name="P70">Parent: <text:s/><text:span text:style-name="T72">The parent can view his/her child's curriculum, tests and assignments.</text:span></text:p>
      <text:p text:style-name="P77">2.4<text:tab/><text:span text:style-name="T1">Operating Environment</text:span></text:p>
      <text:p text:style-name="P36">&lt;Describe the environment in which the software will operate, including the hardware platform, operating system and versions, and any other software components or applications with which it must peacefully coexist.&gt;</text:p>
      <text:p text:style-name="P77">2.5<text:tab/><text:span text:style-name="T1">Design and Implementation Constraints</text:span></text:p>
      <text:p text:style-name="P36">&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p text:style-name="P36"/>
      <text:p text:style-name="P78"><text:span text:style-name="T27">2.6<text:tab/></text:span><text:span text:style-name="T30">Assumptions and Dependencies</text:span></text:p>
      <text:p text:style-name="P36">&lt;List any assumed factors (as opposed to known facts) that could affect the requirements stated in the SRS. These could include third-party or commercial components that you plan to use, issues around the development <text:soft-page-break/>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gt;</text:p>
      <text:p text:style-name="P85"><text:span text:style-name="T27">3.<text:tab/>Specific</text:span><text:span text:style-name="T30"> Requirements</text:span></text:p>
      <text:p text:style-name="P88">T<text:span text:style-name="T9">h</text:span><text:span text:style-name="T3">i</text:span><text:span text:style-name="T6">s se</text:span><text:span text:style-name="T9">c</text:span><text:span text:style-name="T3">ti</text:span><text:span text:style-name="T6">on</text:span><text:span text:style-name="T9"> </text:span><text:span text:style-name="T6">co</text:span><text:span text:style-name="T9">n</text:span><text:span text:style-name="T3">t</text:span><text:span text:style-name="T9">a</text:span><text:span text:style-name="T3">i</text:span><text:span text:style-name="T6">ns </text:span><text:span text:style-name="T9">a</text:span><text:span text:style-name="T3">l</text:span><text:span text:style-name="T6">l of</text:span><text:span text:style-name="T9"> </text:span><text:span text:style-name="T3">t</text:span><text:span text:style-name="T6">he</text:span><text:span text:style-name="T9"> </text:span><text:span text:style-name="T3">f</text:span><text:span text:style-name="T6">un</text:span><text:span text:style-name="T9">c</text:span><text:span text:style-name="T3">ti</text:span><text:span text:style-name="T9">o</text:span><text:span text:style-name="T6">nal and </text:span><text:span text:style-name="T9">q</text:span><text:span text:style-name="T6">ual</text:span><text:span text:style-name="T3">it</text:span><text:span text:style-name="T6">y</text:span><text:span text:style-name="T9"> r</text:span><text:span text:style-name="T6">equi</text:span><text:span text:style-name="T3">r</text:span><text:span text:style-name="T6">e</text:span><text:span text:style-name="T25">m</text:span><text:span text:style-name="T6">en</text:span><text:span text:style-name="T3">t</text:span><text:span text:style-name="T6">s </text:span><text:span text:style-name="T9">o</text:span><text:span text:style-name="T6">f</text:span><text:span text:style-name="T3"> t</text:span><text:span text:style-name="T9">h</text:span><text:span text:style-name="T6">e </text:span><text:span text:style-name="T3">s</text:span><text:span text:style-name="T9">y</text:span><text:span text:style-name="T6">ste</text:span><text:span text:style-name="T25">m</text:span><text:span text:style-name="T6">.</text:span> <text:span text:style-name="T13">I</text:span><text:span text:style-name="T6">t</text:span><text:span text:style-name="T35"> </text:span><text:span text:style-name="T9">g</text:span><text:span text:style-name="T3">i</text:span><text:span text:style-name="T9">v</text:span><text:span text:style-name="T6">es</text:span><text:span text:style-name="T3"> </text:span><text:span text:style-name="T6">a de</text:span><text:span text:style-name="T3">t</text:span><text:span text:style-name="T9">a</text:span><text:span text:style-name="T57">i</text:span><text:span text:style-name="T6">led de</text:span><text:span text:style-name="T3">s</text:span><text:span text:style-name="T9">c</text:span><text:span text:style-name="T3">ri</text:span><text:span text:style-name="T9">p</text:span><text:span text:style-name="T3">ti</text:span><text:span text:style-name="T9">o</text:span><text:span text:style-name="T6">n of</text:span><text:span text:style-name="T9"> </text:span><text:span text:style-name="T3">t</text:span><text:span text:style-name="T6">he</text:span><text:span text:style-name="T9"> </text:span><text:span text:style-name="T6">s</text:span><text:span text:style-name="T9">y</text:span><text:span text:style-name="T6">s</text:span><text:span text:style-name="T3">t</text:span><text:span text:style-name="T6">em</text:span><text:span text:style-name="T25"> </text:span><text:span text:style-name="T6">and all</text:span><text:span text:style-name="T3"> </text:span><text:span text:style-name="T6">i</text:span><text:span text:style-name="T3">t</text:span><text:span text:style-name="T6">s</text:span><text:span text:style-name="T9"> </text:span><text:span text:style-name="T3">f</text:span><text:span text:style-name="T6">e</text:span><text:span text:style-name="T9">a</text:span><text:span text:style-name="T3">t</text:span><text:span text:style-name="T9">u</text:span><text:span text:style-name="T3">r</text:span><text:span text:style-name="T6">e</text:span><text:span text:style-name="T3">s</text:span><text:span text:style-name="T6">.</text:span></text:p>
      <text:p text:style-name="P87">3.1<text:tab/><text:span text:style-name="T1">User Interfaces</text:span></text:p>
      <text:p text:style-name="P36">&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p text:style-name="P36"/>
      <text:p text:style-name="P78"><text:span text:style-name="T27">3.2<text:tab/></text:span><text:span text:style-name="T30">Hardware Interfaces</text:span></text:p>
      <text:p text:style-name="P36">&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p text:style-name="P37"/>
      <text:p text:style-name="P38"/>
      <text:p text:style-name="P77">3.3<text:tab/><text:span text:style-name="T1">Software Interfaces</text:span></text:p>
      <text:p text:style-name="P36">&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p text:style-name="P36"/>
      <text:p text:style-name="P78"><text:span text:style-name="T27">3.4<text:tab/></text:span><text:span text:style-name="T30">Communications Interfaces</text:span></text:p>
      <text:p text:style-name="P36">&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text:soft-page-break/>Specify any communication security or encryption issues, data transfer rates, and synchronization mechanisms.&gt;</text:p>
      <text:p text:style-name="P85"><text:span text:style-name="T27">4.<text:tab/></text:span><text:span text:style-name="T30">Functional Requirements</text:span></text:p>
      <text:list xml:id="list4366598442893876805" text:style-name="L4">
        <text:list-header>
          <text:p text:style-name="P94"/>
        </text:list-header>
      </text:list>
      <text:list xml:id="list3530003909636224074" text:style-name="WW8Num2">
        <text:list-item>
          <text:p text:style-name="P101"><text:span text:style-name="T42">COMMON REQUIREMENTS FOR ALL THE SPRINTS :</text:span><text:span text:style-name="T43"> </text:span></text:p>
        </text:list-item>
      </text:list>
      <text:list xml:id="list4634732784420432593" text:style-name="WW8Num3">
        <text:list-item>
          <text:list>
            <text:list-item>
              <text:p text:style-name="P102"><text:span text:style-name="T44"><text:s/></text:span><text:span text:style-name="T45">All</text:span><text:span text:style-name="T44"> </text:span><text:span text:style-name="T45">the</text:span><text:span text:style-name="T44"> </text:span><text:span text:style-name="T45">pages</text:span><text:span text:style-name="T44"> </text:span><text:span text:style-name="T45">footer</text:span><text:span text:style-name="T44"> </text:span><text:span text:style-name="T45">will</text:span><text:span text:style-name="T44"> </text:span><text:span text:style-name="T45">have</text:span><text:span text:style-name="T44"> </text:span><text:span text:style-name="T45">following</text:span><text:span text:style-name="T44"> </text:span><text:span text:style-name="T45">links</text:span></text:p>
            </text:list-item>
          </text:list>
        </text:list-item>
      </text:list>
      <text:list xml:id="list4341988077841043751" text:style-name="WW8Num4">
        <text:list-item>
          <text:list>
            <text:list-item>
              <text:list>
                <text:list-item>
                  <text:p text:style-name="P103"><text:span text:style-name="T45"><text:s/>When</text:span><text:span text:style-name="T44"> </text:span><text:span text:style-name="T45">the</text:span><text:span text:style-name="T44"> </text:span><text:span text:style-name="T45">user</text:span><text:span text:style-name="T44"> </text:span><text:span text:style-name="T45">clicks</text:span><text:span text:style-name="T44"> </text:span><text:span text:style-name="T45">on</text:span><text:span text:style-name="T44"> “</text:span><text:span text:style-name="T45">Privacy</text:span><text:span text:style-name="T44">” </text:span><text:span text:style-name="T45">button</text:span><text:span text:style-name="T44"> </text:span><text:span text:style-name="T45">on</text:span><text:span text:style-name="T44"> </text:span><text:span text:style-name="T45">the</text:span><text:span text:style-name="T44"> </text:span><text:span text:style-name="T45">right</text:span><text:span text:style-name="T44"> </text:span><text:span text:style-name="T45">hand</text:span><text:span text:style-name="T44"> </text:span><text:span text:style-name="T45">bottom</text:span><text:span text:style-name="T44"> </text:span><text:span text:style-name="T45">corner,</text:span><text:span text:style-name="T44"> </text:span><text:span text:style-name="T45">he</text:span><text:span text:style-name="T44"> </text:span><text:span text:style-name="T45">should</text:span><text:span text:style-name="T44"> </text:span><text:span text:style-name="T45">be</text:span><text:span text:style-name="T44"> </text:span><text:span text:style-name="T45">redirected</text:span><text:span text:style-name="T44"> </text:span><text:span text:style-name="T45">to</text:span><text:span text:style-name="T44"> </text:span><text:span text:style-name="T45">Privacy.html</text:span></text:p>
                </text:list-item>
                <text:list-item>
                  <text:p text:style-name="P103"><text:span text:style-name="T44"><text:s text:c="2"/></text:span><text:span text:style-name="T45">When</text:span><text:span text:style-name="T44"> </text:span><text:span text:style-name="T45">the</text:span><text:span text:style-name="T44"> </text:span><text:span text:style-name="T45">user</text:span><text:span text:style-name="T44"> </text:span><text:span text:style-name="T45">clicks</text:span><text:span text:style-name="T44"> </text:span><text:span text:style-name="T45">on</text:span><text:span text:style-name="T44"> “</text:span><text:span text:style-name="T45">Contact</text:span><text:span text:style-name="T44"> </text:span><text:span text:style-name="T45">us</text:span><text:span text:style-name="T44">” </text:span><text:span text:style-name="T45">button</text:span><text:span text:style-name="T44"> </text:span><text:span text:style-name="T45">on</text:span><text:span text:style-name="T44"> </text:span><text:span text:style-name="T45">the</text:span><text:span text:style-name="T44"> </text:span><text:span text:style-name="T45">right</text:span><text:span text:style-name="T44"> </text:span><text:span text:style-name="T45">hand</text:span><text:span text:style-name="T44"> </text:span><text:span text:style-name="T45">bottom</text:span><text:span text:style-name="T44"> </text:span><text:span text:style-name="T45">corner,</text:span><text:span text:style-name="T44"> </text:span><text:span text:style-name="T45">he</text:span><text:span text:style-name="T44"> </text:span><text:span text:style-name="T45">should</text:span><text:span text:style-name="T44"> </text:span><text:span text:style-name="T45">be</text:span><text:span text:style-name="T44"> </text:span><text:span text:style-name="T45">redirected</text:span><text:span text:style-name="T44"> </text:span><text:span text:style-name="T45">to</text:span><text:span text:style-name="T44"> </text:span><text:span text:style-name="T45">ContactUs.html</text:span><text:span text:style-name="T44"> <text:s/></text:span></text:p>
                </text:list-item>
                <text:list-item>
                  <text:p text:style-name="P184"><text:span text:style-name="T47"><text:s/>When</text:span><text:span text:style-name="T48"> </text:span><text:span text:style-name="T47">the</text:span><text:span text:style-name="T48"> </text:span><text:span text:style-name="T47">user</text:span><text:span text:style-name="T48"> </text:span><text:span text:style-name="T47">clicks</text:span><text:span text:style-name="T48"> </text:span><text:span text:style-name="T47">on</text:span><text:span text:style-name="T48"> “</text:span><text:span text:style-name="T47">Investor</text:span><text:span text:style-name="T48"> </text:span><text:span text:style-name="T47">Relations</text:span><text:span text:style-name="T48">” </text:span><text:span text:style-name="T47">button</text:span><text:span text:style-name="T48"> </text:span><text:span text:style-name="T47">on</text:span><text:span text:style-name="T48"> </text:span><text:span text:style-name="T47">the</text:span><text:span text:style-name="T48"> </text:span><text:span text:style-name="T47">right</text:span><text:span text:style-name="T48"> </text:span><text:span text:style-name="T47">hand</text:span><text:span text:style-name="T48"> </text:span><text:span text:style-name="T47"><text:tab/>bottom</text:span><text:span text:style-name="T48"> </text:span><text:span text:style-name="T47">corner,</text:span><text:span text:style-name="T48"> </text:span><text:span text:style-name="T47">he</text:span><text:span text:style-name="T48"> </text:span><text:span text:style-name="T47">should</text:span><text:span text:style-name="T48"> </text:span><text:span text:style-name="T47">be</text:span><text:span text:style-name="T48"> </text:span><text:span text:style-name="T47">redirected</text:span><text:span text:style-name="T48"> </text:span><text:span text:style-name="T47">to</text:span><text:span text:style-name="T48"> </text:span><text:a xlink:type="simple" xlink:href="http://www.learningpriority.info/"><text:span text:style-name="Internet_20_link"><text:span text:style-name="T79">http://www.learningpriority.info</text:span></text:span></text:a><text:span text:style-name="T48"> </text:span></text:p>
                </text:list-item>
                <text:list-item>
                  <text:p text:style-name="P103"><text:span text:style-name="T45"><text:s/>When</text:span><text:span text:style-name="T44"> </text:span><text:span text:style-name="T45">the</text:span><text:span text:style-name="T44"> </text:span><text:span text:style-name="T45">user</text:span><text:span text:style-name="T44"> </text:span><text:span text:style-name="T45">clicks</text:span><text:span text:style-name="T44"> </text:span><text:span text:style-name="T45">on</text:span><text:span text:style-name="T44"> “</text:span><text:span text:style-name="T45">Learning</text:span><text:span text:style-name="T44"> </text:span><text:span text:style-name="T45">Priority</text:span><text:span text:style-name="T44"> </text:span><text:span text:style-name="T45">Logo</text:span><text:span text:style-name="T44">” </text:span><text:span text:style-name="T45">button</text:span><text:span text:style-name="T44"> </text:span><text:span text:style-name="T45">on</text:span><text:span text:style-name="T44"> </text:span><text:span text:style-name="T45">the</text:span><text:span text:style-name="T44"> </text:span><text:span text:style-name="T45">right</text:span><text:span text:style-name="T44"> </text:span><text:span text:style-name="T45"><text:tab/>hand</text:span><text:span text:style-name="T44"> </text:span><text:span text:style-name="T45">bottom</text:span><text:span text:style-name="T44"> </text:span><text:span text:style-name="T45">corner,</text:span><text:span text:style-name="T44"> </text:span><text:span text:style-name="T45">he</text:span><text:span text:style-name="T44"> </text:span><text:span text:style-name="T46">should</text:span><text:span text:style-name="T44"> </text:span><text:span text:style-name="T45">be</text:span><text:span text:style-name="T44"> </text:span><text:span text:style-name="T45">redirected</text:span><text:span text:style-name="T44"> </text:span><text:span text:style-name="T45">to</text:span><text:span text:style-name="T44"> </text:span><text:span text:style-name="T45">Home.html</text:span></text:p>
                </text:list-item>
              </text:list>
            </text:list-item>
          </text:list>
        </text:list-item>
      </text:list>
      <text:list xml:id="list6658372205820531186" text:style-name="WW8Num5">
        <text:list-item>
          <text:list>
            <text:list-item>
              <text:p text:style-name="P104"><text:span text:style-name="T45"><text:s/>Validation</text:span><text:span text:style-name="T44"> </text:span><text:span text:style-name="T45">Requirements</text:span><text:span text:style-name="T44"> </text:span><text:span text:style-name="T45">in</text:span><text:span text:style-name="T44"> </text:span><text:span text:style-name="T45">all</text:span><text:span text:style-name="T44"> </text:span><text:span text:style-name="T45">the</text:span><text:span text:style-name="T44"> </text:span><text:span text:style-name="T45">pages:</text:span></text:p>
            </text:list-item>
          </text:list>
        </text:list-item>
      </text:list>
      <text:list xml:id="list6814089060968894098" text:style-name="WW8Num6">
        <text:list-item>
          <text:list>
            <text:list-item>
              <text:list>
                <text:list-item>
                  <text:p text:style-name="P105"><text:span text:style-name="T44"><text:s/>E-mail </text:span><text:span text:style-name="T45">id</text:span><text:span text:style-name="T44"> </text:span><text:span text:style-name="T45">should</text:span><text:span text:style-name="T44"> </text:span><text:span text:style-name="T45">be</text:span><text:span text:style-name="T44"> </text:span><text:span text:style-name="T45">valid</text:span><text:span text:style-name="T44"> </text:span><text:span text:style-name="T45">email</text:span><text:span text:style-name="T44"> </text:span><text:span text:style-name="T45">id</text:span></text:p>
                </text:list-item>
                <text:list-item>
                  <text:p text:style-name="P105"><text:span text:style-name="T45"><text:s/>Password</text:span><text:span text:style-name="T44"> </text:span><text:span text:style-name="T45">length</text:span><text:span text:style-name="T44"> </text:span><text:span text:style-name="T45">should</text:span><text:span text:style-name="T44"> </text:span><text:span text:style-name="T45">lie</text:span><text:span text:style-name="T44"> </text:span><text:span text:style-name="T45">between</text:span><text:span text:style-name="T44"> </text:span><text:span text:style-name="T45">6</text:span><text:span text:style-name="T44"> </text:span><text:span text:style-name="T45">to</text:span><text:span text:style-name="T44"> </text:span><text:span text:style-name="T45">15</text:span><text:span text:style-name="T44"> </text:span><text:span text:style-name="T45">characters</text:span></text:p>
                </text:list-item>
                <text:list-item>
                  <text:p text:style-name="P105"><text:span text:style-name="T45"><text:s/>Password</text:span><text:span text:style-name="T44"> </text:span><text:span text:style-name="T45">and</text:span><text:span text:style-name="T44"> </text:span><text:span text:style-name="T45">Re-Enter</text:span><text:span text:style-name="T44"> </text:span><text:span text:style-name="T45">password</text:span><text:span text:style-name="T44"> </text:span><text:span text:style-name="T45">should</text:span><text:span text:style-name="T44"> </text:span><text:span text:style-name="T45">match</text:span></text:p>
                </text:list-item>
                <text:list-item>
                  <text:p text:style-name="P105"><text:span text:style-name="T45"><text:s/>Text</text:span><text:span text:style-name="T44"> </text:span><text:span text:style-name="T45">fields</text:span><text:span text:style-name="T44"> </text:span><text:span text:style-name="T45">should</text:span><text:span text:style-name="T44"> </text:span><text:span text:style-name="T45">not</text:span><text:span text:style-name="T44"> </text:span><text:span text:style-name="T45">allow</text:span><text:span text:style-name="T44"> </text:span><text:span text:style-name="T45">any</text:span><text:span text:style-name="T44"> </text:span><text:span text:style-name="T45">special</text:span><text:span text:style-name="T44"> </text:span><text:span text:style-name="T45">characters</text:span></text:p>
                </text:list-item>
                <text:list-item>
                  <text:p text:style-name="P105"><text:span text:style-name="T45"><text:s/>Zip-</text:span><text:span text:style-name="T44"> </text:span><text:span text:style-name="T45">code</text:span><text:span text:style-name="T44"> </text:span><text:span text:style-name="T45">should</text:span><text:span text:style-name="T44"> </text:span><text:span text:style-name="T45">allow</text:span><text:span text:style-name="T44"> </text:span><text:span text:style-name="T45">only</text:span><text:span text:style-name="T44"> </text:span><text:span text:style-name="T45">numeric</text:span><text:span text:style-name="T44"> </text:span><text:span text:style-name="T45">characters</text:span><text:span text:style-name="T44"> </text:span><text:span text:style-name="T45">of</text:span><text:span text:style-name="T44"> </text:span><text:span text:style-name="T45">length</text:span><text:span text:style-name="T44"> </text:span><text:span text:style-name="T45">5.</text:span></text:p>
                </text:list-item>
                <text:list-item>
                  <text:p text:style-name="P105"><text:span text:style-name="T45"><text:s/>When</text:span><text:span text:style-name="T44"> </text:span><text:span text:style-name="T45">the</text:span><text:span text:style-name="T44"> </text:span><text:span text:style-name="T45">user</text:span><text:span text:style-name="T44"> </text:span><text:span text:style-name="T45">is</text:span><text:span text:style-name="T44"> </text:span><text:span text:style-name="T45">trying</text:span><text:span text:style-name="T44"> </text:span><text:span text:style-name="T45">to</text:span><text:span text:style-name="T44"> </text:span><text:span text:style-name="T45">remove</text:span><text:span text:style-name="T44"> </text:span><text:span text:style-name="T45">any</text:span><text:span text:style-name="T44"> </text:span><text:span text:style-name="T45">data,</text:span><text:span text:style-name="T44"> </text:span><text:span text:style-name="T45">he</text:span><text:span text:style-name="T44"> </text:span><text:span text:style-name="T45">should</text:span><text:span text:style-name="T44"> </text:span><text:span text:style-name="T45">be</text:span><text:span text:style-name="T44"> </text:span><text:span text:style-name="T45">given</text:span><text:span text:style-name="T44"> </text:span><text:span text:style-name="T45">a</text:span><text:span text:style-name="T44"> </text:span><text:span text:style-name="T45">confirmation</text:span><text:span text:style-name="T44"> </text:span><text:span text:style-name="T45">message.</text:span></text:p>
                </text:list-item>
              </text:list>
            </text:list-item>
          </text:list>
        </text:list-item>
      </text:list>
      <text:list xml:id="list2621353755649387482" text:style-name="WW8Num7">
        <text:list-item>
          <text:list>
            <text:list-item>
              <text:p text:style-name="P106"><text:span text:style-name="T45"><text:s/>Admin</text:span><text:span text:style-name="T44"> </text:span><text:span text:style-name="T45">Inner</text:span><text:span text:style-name="T44"> </text:span><text:span text:style-name="T45">Pages:</text:span><text:span text:style-name="T44"> <text:s/></text:span><text:span text:style-name="T45">All</text:span><text:span text:style-name="T44"> </text:span><text:span text:style-name="T45">the</text:span><text:span text:style-name="T44"> </text:span><text:span text:style-name="T45">admin</text:span><text:span text:style-name="T44"> </text:span><text:span text:style-name="T45">inner</text:span><text:span text:style-name="T44"> </text:span><text:span text:style-name="T45">pages</text:span><text:span text:style-name="T44"> </text:span><text:span text:style-name="T45">will</text:span><text:span text:style-name="T44"> </text:span><text:span text:style-name="T45">have</text:span><text:span text:style-name="T44"> </text:span><text:span text:style-name="T45">links</text:span><text:span text:style-name="T44"> </text:span><text:span text:style-name="T45">to</text:span><text:span text:style-name="T44"> </text:span><text:span text:style-name="T45">the</text:span><text:span text:style-name="T44"> </text:span><text:span text:style-name="T45">following</text:span><text:span text:style-name="T44"> </text:span><text:span text:style-name="T45">pages</text:span></text:p>
            </text:list-item>
          </text:list>
        </text:list-item>
      </text:list>
      <text:list xml:id="list1270918857145982870" text:style-name="WW8Num8">
        <text:list-item>
          <text:list>
            <text:list-item>
              <text:list>
                <text:list-item>
                  <text:p text:style-name="P185"><text:s/>AdminDesktop.html</text:p>
                </text:list-item>
                <text:list-item>
                  <text:p text:style-name="P95"><text:span text:style-name="T45"><text:s/>My</text:span><text:span text:style-name="T44"> </text:span><text:span text:style-name="T45">Profile</text:span><text:span text:style-name="T44"> – </text:span><text:span text:style-name="T45">AdminPersonalInformation.html</text:span></text:p>
                </text:list-item>
                <text:list-item>
                  <text:p text:style-name="P95"><text:span text:style-name="T45"><text:s/>Add</text:span><text:span text:style-name="T44"> </text:span><text:span text:style-name="T45">School</text:span><text:span text:style-name="T44"> </text:span><text:span text:style-name="T45">Info</text:span><text:span text:style-name="T44"> </text:span><text:span text:style-name="T45">--AdminSchoolInformation.html</text:span></text:p>
                </text:list-item>
                <text:list-item>
                  <text:p text:style-name="P95"><text:span text:style-name="T45"><text:s/>Add</text:span><text:span text:style-name="T44"> </text:span><text:span text:style-name="T45">Users</text:span><text:span text:style-name="T44"> </text:span><text:span text:style-name="T45">----</text:span><text:span text:style-name="T44"> </text:span><text:span text:style-name="T45">AdminAddUsersStudent.html</text:span></text:p>
                </text:list-item>
                <text:list-item>
                  <text:p text:style-name="P95"><text:span text:style-name="T45"><text:s/>Student</text:span><text:span text:style-name="T44"> </text:span><text:span text:style-name="T45">Registration</text:span><text:span text:style-name="T44"> –</text:span><text:span text:style-name="T45">Above13StudentRegistration1.html</text:span></text:p>
                </text:list-item>
                <text:list-item>
                  <text:p text:style-name="P95"><text:span text:style-name="T45"><text:s/>Teacher</text:span><text:span text:style-name="T44"> </text:span><text:span text:style-name="T45">Registration</text:span><text:span text:style-name="T44"> – </text:span><text:span text:style-name="T45">TeacherRegistration1.html</text:span></text:p>
                </text:list-item>
                <text:list-item>
                  <text:p text:style-name="P95"><text:span text:style-name="T45"><text:s/>Add</text:span><text:span text:style-name="T44"> </text:span><text:span text:style-name="T45">Grades</text:span><text:span text:style-name="T44"> </text:span><text:span text:style-name="T45">---</text:span><text:span text:style-name="T44"> </text:span><text:span text:style-name="T45">AdminAddGrades.html</text:span></text:p>
                </text:list-item>
                <text:list-item>
                  <text:p text:style-name="P95"><text:span text:style-name="T45"><text:s/>Create</text:span><text:span text:style-name="T44"> </text:span><text:span text:style-name="T45">Classes</text:span><text:span text:style-name="T44"> – </text:span><text:span text:style-name="T45">CreateClasses.html</text:span></text:p>
                </text:list-item>
                <text:list-item>
                  <text:p text:style-name="P95"><text:span text:style-name="T45"><text:s/>Set</text:span><text:span text:style-name="T44"> </text:span><text:span text:style-name="T45">Class</text:span><text:span text:style-name="T44"> </text:span><text:span text:style-name="T45">Strength</text:span><text:span text:style-name="T44"> – </text:span><text:span text:style-name="T45">SetClassStrength.html</text:span></text:p>
                </text:list-item>
                <text:list-item>
                  <text:p text:style-name="P95"><text:span text:style-name="T45"><text:s/>Add</text:span><text:span text:style-name="T44"> Classes – </text:span><text:span text:style-name="T45">AdminAddClasses.html</text:span></text:p>
                </text:list-item>
                <text:list-item>
                  <text:p text:style-name="P95"><text:span text:style-name="T45"><text:s/>Create</text:span><text:span text:style-name="T44"> </text:span><text:span text:style-name="T45">Sections</text:span><text:span text:style-name="T44"> </text:span><text:span text:style-name="T45">----</text:span><text:span text:style-name="T44"> </text:span><text:span text:style-name="T45">CreateSections.html</text:span></text:p>
                </text:list-item>
                <text:list-item>
                  <text:p text:style-name="P95"><text:span text:style-name="T45"><text:s/>Add</text:span><text:span text:style-name="T44"> </text:span><text:span text:style-name="T45">School</text:span><text:span text:style-name="T44"> </text:span><text:span text:style-name="T45">Days</text:span><text:span text:style-name="T44"> </text:span><text:span text:style-name="T45">---AddDays.html</text:span></text:p>
                </text:list-item>
                <text:list-item>
                  <text:p text:style-name="P95"><text:span text:style-name="T45"><text:s/>Set</text:span><text:span text:style-name="T44"> </text:span><text:span text:style-name="T45">Periods</text:span><text:span text:style-name="T44"> – </text:span><text:span text:style-name="T45">SetPeriods.html</text:span><text:span text:style-name="T44"> </text:span></text:p>
                </text:list-item>
                <text:list-item>
                  <text:p text:style-name="P95"><text:span text:style-name="T45"><text:s/>Add</text:span><text:span text:style-name="T44"> </text:span><text:span text:style-name="T45">Students</text:span><text:span text:style-name="T44"> </text:span><text:span text:style-name="T45">to</text:span><text:span text:style-name="T44"> </text:span><text:span text:style-name="T45">Class--</text:span><text:span text:style-name="T44"> </text:span><text:span text:style-name="T45">SchoolScheduleClass.html</text:span></text:p>
                </text:list-item>
                <text:list-item>
                  <text:p text:style-name="P95"><text:soft-page-break/><text:span text:style-name="T45"><text:s/>Scheduler</text:span><text:span text:style-name="T44"> – </text:span><text:span text:style-name="T45">AdminPlanner.html</text:span></text:p>
                </text:list-item>
                <text:list-item>
                  <text:p text:style-name="P95"><text:span text:style-name="T45"><text:s/>Automated</text:span><text:span text:style-name="T44"> Scheduler – </text:span><text:span text:style-name="T45">TeacherScheduleForm.html</text:span></text:p>
                </text:list-item>
                <text:list-item>
                  <text:p text:style-name="P95"><text:span text:style-name="T45"><text:s/>Master</text:span><text:span text:style-name="T44"> </text:span><text:span text:style-name="T45">Schedule</text:span><text:span text:style-name="T44"> – </text:span><text:span text:style-name="T45">ScheduleTimeTable.html</text:span></text:p>
                </text:list-item>
                <text:list-item>
                  <text:p text:style-name="P95"><text:span text:style-name="T45"><text:s/>View</text:span><text:span text:style-name="T44"> </text:span><text:span text:style-name="T45">Attendance</text:span><text:span text:style-name="T44"> – </text:span><text:span text:style-name="T45">ViewStudentAttendance.html</text:span></text:p>
                </text:list-item>
                <text:list-item>
                  <text:p text:style-name="P95"><text:span text:style-name="T45"><text:s/>Curriculum</text:span><text:span text:style-name="T44"> </text:span><text:span text:style-name="T45">Planner</text:span><text:span text:style-name="T44"> – <text:s/></text:span><text:span text:style-name="T45">LessonPlanner.html</text:span></text:p>
                </text:list-item>
                <text:list-item>
                  <text:p text:style-name="P95"><text:span text:style-name="T45"><text:s/>File</text:span><text:span text:style-name="T44"> </text:span><text:span text:style-name="T45">Transfer</text:span><text:span text:style-name="T44"> – </text:span><text:span text:style-name="T45">MyFiles.html</text:span></text:p>
                </text:list-item>
                <text:list-item>
                  <text:p text:style-name="P95"><text:span text:style-name="T45"><text:s/>Teacher</text:span><text:span text:style-name="T44"> </text:span><text:span text:style-name="T45">Lesson</text:span><text:span text:style-name="T44"> </text:span><text:span text:style-name="T45">Content</text:span><text:span text:style-name="T44"> – </text:span><text:span text:style-name="T45">ViewLessonContent.html</text:span></text:p>
                </text:list-item>
                <text:list-item>
                  <text:p text:style-name="P95"><text:span text:style-name="T45">Student</text:span><text:span text:style-name="T44"> </text:span><text:span text:style-name="T45">Reports</text:span><text:span text:style-name="T44"> – </text:span><text:span text:style-name="T45">SchoolPrevYearReports.html</text:span></text:p>
                </text:list-item>
                <text:list-item>
                  <text:p text:style-name="P95"><text:span text:style-name="T45"><text:s/>Student</text:span><text:span text:style-name="T44"> </text:span><text:span text:style-name="T45">Homework</text:span><text:span text:style-name="T44"> </text:span><text:span text:style-name="T45">Reports</text:span><text:span text:style-name="T44"> – </text:span><text:span text:style-name="T45">AdminShowReports.html</text:span></text:p>
                </text:list-item>
                <text:list-item>
                  <text:p text:style-name="P95"><text:span text:style-name="T45"><text:s/>Create</text:span><text:span text:style-name="T44"> </text:span><text:span text:style-name="T45">Teacher</text:span><text:span text:style-name="T44"> </text:span><text:span text:style-name="T45">Reports</text:span><text:span text:style-name="T44"> – </text:span><text:span text:style-name="T45">CreateTeacherReports.html</text:span></text:p>
                </text:list-item>
                <text:list-item>
                  <text:p text:style-name="P95"><text:span text:style-name="T45"><text:s/>Teacher</text:span><text:span text:style-name="T44"> </text:span><text:span text:style-name="T45">Self</text:span><text:span text:style-name="T44"> </text:span><text:span text:style-name="T45">Evaluation</text:span><text:span text:style-name="T44"> – </text:span><text:span text:style-name="T45">AdminSeeTeacherEvaluation.html</text:span></text:p>
                </text:list-item>
                <text:list-item>
                  <text:p text:style-name="P95"><text:span text:style-name="T45"><text:s/>RTI</text:span><text:span text:style-name="T44"> – </text:span><text:span text:style-name="T45">CreateDiagnosticQuestions.html</text:span></text:p>
                </text:list-item>
                <text:list-item>
                  <text:p text:style-name="P95"><text:span text:style-name="T45"><text:s/>e/UA</text:span><text:span text:style-name="T44"> – </text:span><text:span text:style-name="T45">CreateEUA.html</text:span></text:p>
                </text:list-item>
                <text:list-item>
                  <text:p text:style-name="P95"><text:span text:style-name="T45"><text:s/>Log</text:span><text:span text:style-name="T44"> </text:span><text:span text:style-name="T45">Out</text:span><text:span text:style-name="T44"> – <text:s/></text:span><text:span text:style-name="T45">Home.html</text:span></text:p>
                  <text:p text:style-name="P185"/>
                </text:list-item>
              </text:list>
            </text:list-item>
          </text:list>
        </text:list-item>
      </text:list>
      <text:p text:style-name="P49">SPRINT 1 REQUIREMENTS: </text:p>
      <text:list xml:id="list130324437150246" text:continue-list="list3530003909636224074" text:style-name="WW8Num2">
        <text:list-item text:start-value="1">
          <text:p text:style-name="P189">ID: TITLE: CONTACT PAGE:</text:p>
          <text:p text:style-name="P108"><text:span text:style-name="T49">ContactUs.html:</text:span><text:span text:style-name="T51"> </text:span><text:span text:style-name="T49">This</text:span><text:span text:style-name="T51"> </text:span><text:span text:style-name="T49">page</text:span><text:span text:style-name="T51"> </text:span><text:span text:style-name="T49">allows</text:span><text:span text:style-name="T51"> </text:span><text:span text:style-name="T49">other</text:span><text:span text:style-name="T51"> </text:span><text:span text:style-name="T49">people</text:span><text:span text:style-name="T51"> </text:span><text:span text:style-name="T49">to</text:span><text:span text:style-name="T51"> </text:span><text:span text:style-name="T49">contact</text:span><text:span text:style-name="T51"> </text:span><text:span text:style-name="T49">with</text:span><text:span text:style-name="T51"> </text:span><text:span text:style-name="T49">the</text:span><text:span text:style-name="T51"> </text:span><text:span text:style-name="T49">site</text:span><text:span text:style-name="T51"> </text:span><text:span text:style-name="T49">administrator.</text:span><text:span text:style-name="T51"> </text:span></text:p>
        </text:list-item>
      </text:list>
      <text:p text:style-name="P52"><text:span text:style-name="T37">Validation:</text:span><text:span text:style-name="T41"> </text:span><text:span text:style-name="T49">All</text:span><text:span text:style-name="T51"> </text:span><text:span text:style-name="T49">fields</text:span><text:span text:style-name="T51"> </text:span><text:span text:style-name="T49">are</text:span><text:span text:style-name="T51"> </text:span><text:span text:style-name="T49">mandatory.</text:span><text:span text:style-name="T51"> </text:span></text:p>
      <text:list xml:id="list130324439166555" text:continue-numbering="true" text:style-name="WW8Num2">
        <text:list-item>
          <text:p text:style-name="P191">ID: TITLE: APP MANAGER</text:p>
          <text:p text:style-name="P186">appManager.html</text:p>
        </text:list-item>
      </text:list>
      <text:p text:style-name="P52"><text:span text:style-name="T37">Page</text:span><text:span text:style-name="T41"> </text:span><text:span text:style-name="T37">Navigations:</text:span></text:p>
      <text:list xml:id="list3770861030677163615" text:style-name="WW8Num9">
        <text:list-item>
          <text:list>
            <text:list-item>
              <text:p text:style-name="P109"><text:span text:style-name="T62"><text:s/>Master</text:span><text:span text:style-name="T65"> </text:span><text:span text:style-name="T62">Grades</text:span><text:span text:style-name="T65"> – </text:span><text:span text:style-name="T62">displayMasterGrades.html</text:span><text:span text:style-name="T65"> </text:span><text:span text:style-name="T62">:</text:span><text:span text:style-name="T65"> </text:span><text:span text:style-name="T62">The</text:span><text:span text:style-name="T65"> </text:span><text:span text:style-name="T62">user</text:span><text:span text:style-name="T65"> </text:span><text:span text:style-name="T62">can</text:span><text:span text:style-name="T65"> </text:span><text:span text:style-name="T62">see</text:span><text:span text:style-name="T65"> </text:span><text:span text:style-name="T62">all</text:span><text:span text:style-name="T65"> </text:span><text:span text:style-name="T62">the</text:span><text:span text:style-name="T65"> </text:span><text:span text:style-name="T62">current</text:span><text:span text:style-name="T65"> </text:span><text:span text:style-name="T62">master</text:span><text:span text:style-name="T65"> </text:span><text:span text:style-name="T62">grades</text:span><text:span text:style-name="T65"> </text:span><text:span text:style-name="T62">in</text:span><text:span text:style-name="T65"> </text:span><text:span text:style-name="T62">this</text:span><text:span text:style-name="T65"> </text:span><text:span text:style-name="T62">page</text:span><text:span text:style-name="T65"> </text:span><text:span text:style-name="T62">and</text:span><text:span text:style-name="T65"> </text:span><text:span text:style-name="T62">will</text:span><text:span text:style-name="T65"> </text:span><text:span text:style-name="T62">have</text:span><text:span text:style-name="T65"> </text:span><text:span text:style-name="T62">links</text:span><text:span text:style-name="T65"> </text:span><text:span text:style-name="T62">to</text:span><text:span text:style-name="T65"> </text:span><text:span text:style-name="T62">add</text:span><text:span text:style-name="T65"> </text:span><text:span text:style-name="T62">new/edit/delete</text:span><text:span text:style-name="T65"> </text:span><text:span text:style-name="T62">grades.</text:span></text:p>
            </text:list-item>
          </text:list>
        </text:list-item>
      </text:list>
      <text:list xml:id="list3736679543142973070" text:style-name="WW8Num10">
        <text:list-item>
          <text:list>
            <text:list-item>
              <text:list>
                <text:list-item>
                  <text:p text:style-name="P110"><text:span text:style-name="T66"><text:s/>Page</text:span><text:span text:style-name="T67"> </text:span><text:span text:style-name="T66">Navigations</text:span><text:span text:style-name="T62">:</text:span><text:span text:style-name="T65"> </text:span></text:p>
                </text:list-item>
              </text:list>
            </text:list-item>
          </text:list>
        </text:list-item>
      </text:list>
      <text:list xml:id="list5777915200714192217" text:style-name="WW8Num11">
        <text:list-item>
          <text:list>
            <text:list-item>
              <text:list>
                <text:list-item>
                  <text:list>
                    <text:list-item>
                      <text:p text:style-name="P111"><text:span text:style-name="T62"><text:s/>When</text:span><text:span text:style-name="T65"> </text:span><text:span text:style-name="T62">the</text:span><text:span text:style-name="T65"> </text:span><text:span text:style-name="T62">user</text:span><text:span text:style-name="T65"> </text:span><text:span text:style-name="T62">click</text:span><text:span text:style-name="T65"> </text:span><text:span text:style-name="T62">on</text:span><text:span text:style-name="T65"> “</text:span><text:span text:style-name="T62">add/edit</text:span><text:span text:style-name="T65">” <text:s/></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ddMasterGrade.html</text:span><text:span text:style-name="T65">” </text:span><text:span text:style-name="T62">page.</text:span></text:p>
                    </text:list-item>
                    <text:list-item>
                      <text:p text:style-name="P111"><text:span text:style-name="T62"><text:s/>When</text:span><text:span text:style-name="T65"> </text:span><text:span text:style-name="T62">the</text:span><text:span text:style-name="T65"> </text:span><text:span text:style-name="T62">user</text:span><text:span text:style-name="T65"> </text:span><text:span text:style-name="T62">click</text:span><text:span text:style-name="T65"> </text:span><text:span text:style-name="T62">on</text:span><text:span text:style-name="T65"> “</text:span><text:span text:style-name="T62">cancel</text:span><text:span text:style-name="T65">” <text:s/></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ppManager.html</text:span><text:span text:style-name="T65">” </text:span><text:span text:style-name="T62">page.</text:span><text:span text:style-name="T65"> </text:span></text:p>
                    </text:list-item>
                  </text:list>
                </text:list-item>
              </text:list>
            </text:list-item>
          </text:list>
        </text:list-item>
      </text:list>
      <text:list xml:id="list130324447164444" text:continue-list="list3736679543142973070" text:style-name="WW8Num10">
        <text:list-item>
          <text:list>
            <text:list-item>
              <text:list>
                <text:list-item text:start-value="1">
                  <text:p text:style-name="P110"><text:span text:style-name="T66"><text:s/>Business</text:span><text:span text:style-name="T67"> </text:span><text:span text:style-name="T66">Logic</text:span><text:span text:style-name="T62">:</text:span><text:span text:style-name="T65"> <text:s/></text:span><text:span text:style-name="T62">The</text:span><text:span text:style-name="T65"> </text:span><text:span text:style-name="T62">user</text:span><text:span text:style-name="T65"> </text:span><text:span text:style-name="T62">will</text:span><text:span text:style-name="T65"> </text:span><text:span text:style-name="T62">be</text:span><text:span text:style-name="T65"> </text:span><text:span text:style-name="T62">displayed</text:span><text:span text:style-name="T65"> </text:span><text:span text:style-name="T62">master</text:span><text:span text:style-name="T65"> </text:span><text:span text:style-name="T62">grades</text:span><text:span text:style-name="T65"> </text:span><text:span text:style-name="T62">from</text:span><text:span text:style-name="T65"> </text:span><text:span text:style-name="T62">the</text:span><text:span text:style-name="T65"> </text:span><text:span text:style-name="T62">table</text:span><text:span text:style-name="T65"> “</text:span><text:span text:style-name="T62">master_grades</text:span><text:span text:style-name="T65">” </text:span><text:span text:style-name="T62">and</text:span><text:span text:style-name="T65"> </text:span><text:span text:style-name="T62">he</text:span><text:span text:style-name="T65"> </text:span><text:span text:style-name="T62">can</text:span><text:span text:style-name="T65"> </text:span><text:span text:style-name="T62">choose</text:span><text:span text:style-name="T65"> </text:span><text:span text:style-name="T62">whatever</text:span><text:span text:style-name="T65"> </text:span><text:span text:style-name="T62">grades</text:span><text:span text:style-name="T65"> </text:span><text:span text:style-name="T62">he</text:span><text:span text:style-name="T65"> </text:span><text:span text:style-name="T62">wants</text:span><text:span text:style-name="T65"> </text:span><text:span text:style-name="T62">to</text:span><text:span text:style-name="T65"> </text:span><text:span text:style-name="T62">add</text:span><text:span text:style-name="T65"> </text:span><text:span text:style-name="T62">to</text:span><text:span text:style-name="T65"> </text:span><text:span text:style-name="T62">his</text:span><text:span text:style-name="T65"> </text:span><text:span text:style-name="T62">school.</text:span></text:p>
                </text:list-item>
                <text:list-item>
                  <text:p text:style-name="P110"><text:span text:style-name="T62"><text:s/>addMasterGrade.html</text:span><text:span text:style-name="T65"> </text:span><text:span text:style-name="T62">:</text:span><text:span text:style-name="T65"> </text:span><text:span text:style-name="T62">This</text:span><text:span text:style-name="T65"> </text:span><text:span text:style-name="T62">page</text:span><text:span text:style-name="T65"> </text:span><text:span text:style-name="T62">allows</text:span><text:span text:style-name="T65"> </text:span><text:span text:style-name="T62">the</text:span><text:span text:style-name="T65"> </text:span><text:span text:style-name="T62">user</text:span><text:span text:style-name="T65"> </text:span><text:span text:style-name="T62">to</text:span><text:span text:style-name="T65"> </text:span><text:span text:style-name="T62">add/edit</text:span><text:span text:style-name="T65"> </text:span><text:span text:style-name="T62">master</text:span><text:span text:style-name="T65"> </text:span><text:span text:style-name="T62">grades.</text:span></text:p>
                </text:list-item>
                <text:list-item>
                  <text:p text:style-name="P193"><text:s/>Tables Involved:</text:p>
                </text:list-item>
              </text:list>
            </text:list-item>
          </text:list>
        </text:list-item>
      </text:list>
      <text:p text:style-name="P5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text:span text:style-name="T78">Field</text:span><text:span text:style-name="T71"> </text:span><text:span text:style-name="T78">Name</text:span></text:p>
          </table:table-cell>
          <table:table-cell table:style-name="Table2.A1" office:value-type="string">
            <text:p text:style-name="P3">Rq</text:p>
          </table:table-cell>
          <table:table-cell table:style-name="Table2.A1" office:value-type="string">
            <text:p text:style-name="P3">Source</text:p>
          </table:table-cell>
          <table:table-cell table:style-name="Table2.D1" office:value-type="string">
            <text:p text:style-name="P3">Description</text:p>
          </table:table-cell>
        </table:table-row>
        <table:table-row table:style-name="Table2.1">
          <table:table-cell table:style-name="Table2.A2" office:value-type="string">
            <text:p text:style-name="P7"><text:span text:style-name="T78">Master</text:span><text:span text:style-name="T71"> </text:span><text:span text:style-name="T78">Grade</text:span><text:span text:style-name="T71"> </text:span><text:span text:style-name="T78">name</text:span></text:p>
          </table:table-cell>
          <table:table-cell table:style-name="Table2.A2" office:value-type="string">
            <text:p text:style-name="P6">C</text:p>
          </table:table-cell>
          <table:table-cell table:style-name="Table2.A2" office:value-type="string">
            <text:p text:style-name="P7"><text:span text:style-name="T49">master_grades</text:span><text:span text:style-name="T78">.grade_name</text:span></text:p>
          </table:table-cell>
          <table:table-cell table:style-name="Table2.D2" office:value-type="string">
            <text:p text:style-name="P6">varchar(45)</text:p>
          </table:table-cell>
        </table:table-row>
      </table:table>
      <text:p text:style-name="P52"/>
      <text:list xml:id="list130324452167403" text:continue-list="list3770861030677163615" text:style-name="WW8Num9">
        <text:list-item>
          <text:list>
            <text:list-item text:start-value="1">
              <text:p text:style-name="P109"><text:span text:style-name="T66"><text:s/>Academic</text:span><text:span text:style-name="T67"> </text:span><text:span text:style-name="T66">Performance</text:span><text:span text:style-name="T65"> – <text:s/></text:span><text:span text:style-name="T62">displayAcademicPerformances.html</text:span><text:span text:style-name="T65"> </text:span></text:p>
            </text:list-item>
          </text:list>
        </text:list-item>
      </text:list>
      <text:list xml:id="list4430712400059538121" text:style-name="WW8Num12">
        <text:list-item>
          <text:list>
            <text:list-item>
              <text:list>
                <text:list-item>
                  <text:p text:style-name="P112"><text:soft-page-break/><text:span text:style-name="T66"><text:s/>Page</text:span><text:span text:style-name="T67"> </text:span><text:span text:style-name="T66">Navigation</text:span><text:span text:style-name="T62">:</text:span></text:p>
                </text:list-item>
              </text:list>
            </text:list-item>
          </text:list>
        </text:list-item>
      </text:list>
      <text:list xml:id="list4479804324683389013" text:style-name="WW8Num26">
        <text:list-item>
          <text:list>
            <text:list-item>
              <text:list>
                <text:list-item>
                  <text:list>
                    <text:list-item>
                      <text:p text:style-name="P113"><text:span text:style-name="T65"><text:s/>When </text:span><text:span text:style-name="T62">the</text:span><text:span text:style-name="T65"> </text:span><text:span text:style-name="T62">user</text:span><text:span text:style-name="T65"> </text:span><text:span text:style-name="T62">click</text:span><text:span text:style-name="T65"> </text:span><text:span text:style-name="T62">on</text:span><text:span text:style-name="T65"> “</text:span><text:span text:style-name="T62">add/edit</text:span><text:span text:style-name="T65">” <text:s/></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ddAcademicPerformance.html</text:span><text:span text:style-name="T65">” </text:span><text:span text:style-name="T62">page.</text:span></text:p>
                    </text:list-item>
                    <text:list-item>
                      <text:p text:style-name="P113"><text:span text:style-name="T65"><text:s/>When </text:span><text:span text:style-name="T62">the</text:span><text:span text:style-name="T65"> </text:span><text:span text:style-name="T62">user</text:span><text:span text:style-name="T65"> </text:span><text:span text:style-name="T62">click</text:span><text:span text:style-name="T65"> </text:span><text:span text:style-name="T62">on</text:span><text:span text:style-name="T65"> “</text:span><text:span text:style-name="T62">cancel</text:span><text:span text:style-name="T65">” <text:s/></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ppManager.html</text:span><text:span text:style-name="T65">” </text:span><text:span text:style-name="T62">page.</text:span><text:span text:style-name="T65"> </text:span></text:p>
                    </text:list-item>
                  </text:list>
                </text:list-item>
              </text:list>
            </text:list-item>
          </text:list>
        </text:list-item>
      </text:list>
      <text:list xml:id="list8605930660764401689" text:style-name="WW8Num27">
        <text:list-item>
          <text:list>
            <text:list-item>
              <text:list>
                <text:list-item>
                  <text:p text:style-name="P96"><text:span text:style-name="T67"><text:s/>Business </text:span><text:span text:style-name="T66">Logic</text:span><text:span text:style-name="T62">:</text:span><text:span text:style-name="T65"> <text:s text:c="2"/></text:span><text:span text:style-name="T62">The</text:span><text:span text:style-name="T65"> </text:span><text:span text:style-name="T62">user</text:span><text:span text:style-name="T65"> </text:span><text:span text:style-name="T62">will</text:span><text:span text:style-name="T65"> </text:span><text:span text:style-name="T62">be</text:span><text:span text:style-name="T65"> </text:span><text:span text:style-name="T62">displayed</text:span><text:span text:style-name="T65"> </text:span><text:span text:style-name="T62">academic</text:span><text:span text:style-name="T65"> </text:span><text:span text:style-name="T62">performances</text:span><text:span text:style-name="T65"> <text:s/></text:span><text:span text:style-name="T62">from</text:span><text:span text:style-name="T65"> </text:span><text:span text:style-name="T62">the</text:span><text:span text:style-name="T65"> </text:span><text:span text:style-name="T62">table</text:span><text:span text:style-name="T65"> “</text:span><text:span text:style-name="T62">academic_performance</text:span><text:span text:style-name="T65">”</text:span><text:span text:style-name="T62">.</text:span><text:span text:style-name="T65"> </text:span></text:p>
                </text:list-item>
                <text:list-item>
                  <text:p text:style-name="P96"><text:span text:style-name="T65"><text:s/>addAcademicPerformance.html </text:span><text:span text:style-name="T62">:</text:span><text:span text:style-name="T65"> </text:span><text:span text:style-name="T62">This</text:span><text:span text:style-name="T65"> </text:span><text:span text:style-name="T62">page</text:span><text:span text:style-name="T65"> </text:span><text:span text:style-name="T62">allows</text:span><text:span text:style-name="T65"> </text:span><text:span text:style-name="T62">the</text:span><text:span text:style-name="T65"> </text:span><text:span text:style-name="T62">admin</text:span><text:span text:style-name="T65"> </text:span><text:span text:style-name="T62">to</text:span><text:span text:style-name="T65"> </text:span><text:span text:style-name="T62">add/edit</text:span><text:span text:style-name="T65"> </text:span><text:span text:style-name="T62">academic</text:span><text:span text:style-name="T65"> </text:span><text:span text:style-name="T62">performances.</text:span></text:p>
                </text:list-item>
                <text:list-item>
                  <text:p text:style-name="P181"><text:s/>Tables Involved: </text:p>
                </text:list-item>
              </text:list>
            </text:list-item>
          </text:list>
        </text:list-item>
      </text:list>
      <text:list xml:id="list130324459167031" text:continue-list="list130324447164444" text:style-name="WW8Num10">
        <text:list-item>
          <text:list>
            <text:list-item>
              <text:list>
                <text:list-header>
                  <text:p text:style-name="P193"/>
                </text:list-header>
              </text:list>
            </text:list-item>
          </text:list>
        </text:list-item>
      </text:list>
      <text:p text:style-name="P56"/>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text:span text:style-name="T78">Field</text:span><text:span text:style-name="T71"> </text:span><text:span text:style-name="T78">Name</text:span></text:p>
          </table:table-cell>
          <table:table-cell table:style-name="Table3.A1" office:value-type="string">
            <text:p text:style-name="P3">Rq</text:p>
          </table:table-cell>
          <table:table-cell table:style-name="Table3.A1" office:value-type="string">
            <text:p text:style-name="P3">Source</text:p>
          </table:table-cell>
          <table:table-cell table:style-name="Table3.D1" office:value-type="string">
            <text:p text:style-name="P3">Description</text:p>
          </table:table-cell>
        </table:table-row>
        <table:table-row table:style-name="Table3.1">
          <table:table-cell table:style-name="Table3.A2" office:value-type="string">
            <text:p text:style-name="P7"><text:span text:style-name="T61">Academic</text:span><text:span text:style-name="T64"> </text:span><text:span text:style-name="T61">Level</text:span><text:span text:style-name="T71"> </text:span></text:p>
          </table:table-cell>
          <table:table-cell table:style-name="Table3.A2" office:value-type="string">
            <text:p text:style-name="P6">C</text:p>
          </table:table-cell>
          <table:table-cell table:style-name="Table3.A2" office:value-type="string">
            <text:p text:style-name="P6">academic_performance.academic_level</text:p>
          </table:table-cell>
          <table:table-cell table:style-name="Table3.D2" office:value-type="string">
            <text:p text:style-name="P7"><text:span text:style-name="T71"><text:s/></text:span><text:span text:style-name="T78">varchar(20)</text:span></text:p>
            <text:p text:style-name="P8"><text:s/></text:p>
          </table:table-cell>
        </table:table-row>
        <table:table-row table:style-name="Table3.1">
          <table:table-cell table:style-name="Table3.A2" office:value-type="string">
            <text:p text:style-name="P7"><text:span text:style-name="T61">Academic</text:span><text:span text:style-name="T64"> </text:span><text:span text:style-name="T61">Level</text:span><text:span text:style-name="T71"> </text:span></text:p>
          </table:table-cell>
          <table:table-cell table:style-name="Table3.A2" office:value-type="string">
            <text:p text:style-name="P6">C</text:p>
          </table:table-cell>
          <table:table-cell table:style-name="Table3.A2" office:value-type="string">
            <text:p text:style-name="P7"><text:span text:style-name="T49">academic_performance</text:span><text:span text:style-name="T78">.academic_grade</text:span></text:p>
          </table:table-cell>
          <table:table-cell table:style-name="Table3.D2" office:value-type="string">
            <text:p text:style-name="P40">varchar(1)</text:p>
            <text:p text:style-name="P8"><text:s/></text:p>
          </table:table-cell>
        </table:table-row>
        <table:table-row table:style-name="Table3.1">
          <table:table-cell table:style-name="Table3.A2" office:value-type="string">
            <text:p text:style-name="P7"><text:span text:style-name="T61">Description</text:span><text:span text:style-name="T71"> </text:span></text:p>
          </table:table-cell>
          <table:table-cell table:style-name="Table3.A2" office:value-type="string">
            <text:p text:style-name="P6">C</text:p>
          </table:table-cell>
          <table:table-cell table:style-name="Table3.A2" office:value-type="string">
            <text:p text:style-name="P7"><text:span text:style-name="T49">academic_performance</text:span><text:span text:style-name="T78">.academic_description</text:span></text:p>
          </table:table-cell>
          <table:table-cell table:style-name="Table3.D2" office:value-type="string">
            <text:p text:style-name="P6">varchar(260)</text:p>
          </table:table-cell>
        </table:table-row>
      </table:table>
      <text:p text:style-name="P52"/>
      <text:list xml:id="list130324462163866" text:continue-list="list130324452167403" text:style-name="WW8Num9">
        <text:list-item>
          <text:list>
            <text:list-item text:start-value="1">
              <text:p text:style-name="P109"><text:span text:style-name="T62"><text:s/>Academic</text:span><text:span text:style-name="T65"> </text:span><text:span text:style-name="T62">Grades</text:span><text:span text:style-name="T65"> <text:s/>– </text:span><text:span text:style-name="T62">displayAcademicGrades.html</text:span><text:span text:style-name="T65"> <text:s text:c="6"/></text:span></text:p>
            </text:list-item>
          </text:list>
        </text:list-item>
      </text:list>
      <text:list xml:id="list8844838555812802018" text:style-name="WW8Num13">
        <text:list-item>
          <text:list>
            <text:list-item>
              <text:list>
                <text:list-item>
                  <text:p text:style-name="P97"><text:span text:style-name="T66"><text:s/>Page</text:span><text:span text:style-name="T67"> </text:span><text:span text:style-name="T66">Navigations</text:span><text:span text:style-name="T62">:</text:span><text:span text:style-name="T65"> </text:span></text:p>
                </text:list-item>
              </text:list>
            </text:list-item>
          </text:list>
        </text:list-item>
      </text:list>
      <text:list xml:id="list5596502212831106302" text:style-name="WW8Num28">
        <text:list-item>
          <text:list>
            <text:list-item>
              <text:list>
                <text:list-item>
                  <text:list>
                    <text:list-item>
                      <text:p text:style-name="P114"><text:span text:style-name="T65"><text:s/>When </text:span><text:span text:style-name="T62">the</text:span><text:span text:style-name="T65"> </text:span><text:span text:style-name="T62">user</text:span><text:span text:style-name="T65"> </text:span><text:span text:style-name="T62">click</text:span><text:span text:style-name="T65"> </text:span><text:span text:style-name="T62">on</text:span><text:span text:style-name="T65"> “</text:span><text:span text:style-name="T62">add/edit</text:span><text:span text:style-name="T65">” <text:s/></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the</text:span><text:span text:style-name="T65"> </text:span><text:span text:style-name="T62">page</text:span><text:span text:style-name="T65"> “</text:span><text:span text:style-name="T62">addAcademicGrades.html</text:span><text:span text:style-name="T65">”</text:span><text:span text:style-name="T62">.</text:span><text:span text:style-name="T65"> </text:span></text:p>
                    </text:list-item>
                    <text:list-item>
                      <text:p text:style-name="P114"><text:span text:style-name="T65"><text:s/>When </text:span><text:span text:style-name="T62">the</text:span><text:span text:style-name="T65"> </text:span><text:span text:style-name="T62">user</text:span><text:span text:style-name="T65"> </text:span><text:span text:style-name="T62">click</text:span><text:span text:style-name="T65"> </text:span><text:span text:style-name="T62">on</text:span><text:span text:style-name="T65"> “</text:span><text:span text:style-name="T62">cancel</text:span><text:span text:style-name="T65">” <text:s/></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ppManager.html</text:span><text:span text:style-name="T65">” </text:span><text:span text:style-name="T62">page.</text:span><text:span text:style-name="T65"> </text:span></text:p>
                    </text:list-item>
                  </text:list>
                </text:list-item>
              </text:list>
            </text:list-item>
          </text:list>
        </text:list-item>
      </text:list>
      <text:list xml:id="list130324466171656" text:continue-list="list8844838555812802018" text:style-name="WW8Num13">
        <text:list-item>
          <text:list>
            <text:list-item>
              <text:list>
                <text:list-item text:start-value="1">
                  <text:p text:style-name="P97"><text:span text:style-name="T66"><text:s/>Business</text:span><text:span text:style-name="T67"> </text:span><text:span text:style-name="T66">Logic</text:span><text:span text:style-name="T62">:</text:span><text:span text:style-name="T65"> <text:s/></text:span><text:span text:style-name="T62">The</text:span><text:span text:style-name="T65"> </text:span><text:span text:style-name="T62">user</text:span><text:span text:style-name="T65"> </text:span><text:span text:style-name="T62">will</text:span><text:span text:style-name="T65"> </text:span><text:span text:style-name="T62">be</text:span><text:span text:style-name="T65"> </text:span><text:span text:style-name="T62">displayed</text:span><text:span text:style-name="T65"> <text:s/></text:span><text:span text:style-name="T62">academic</text:span><text:span text:style-name="T65"> </text:span><text:span text:style-name="T62">grades</text:span><text:span text:style-name="T65"> </text:span><text:span text:style-name="T62">from</text:span><text:span text:style-name="T65"> “</text:span><text:span text:style-name="T62">academic_grades</text:span><text:span text:style-name="T65">” </text:span><text:span text:style-name="T62">table.</text:span></text:p>
                </text:list-item>
                <text:list-item>
                  <text:p text:style-name="P97"><text:span text:style-name="T65"><text:s/>AddAcademicGrades.html </text:span><text:span text:style-name="T62">:</text:span><text:span text:style-name="T65"> </text:span><text:span text:style-name="T62">This</text:span><text:span text:style-name="T65"> </text:span><text:span text:style-name="T62">page</text:span><text:span text:style-name="T65"> </text:span><text:span text:style-name="T62">allows</text:span><text:span text:style-name="T65"> </text:span><text:span text:style-name="T62">the</text:span><text:span text:style-name="T65"> </text:span><text:span text:style-name="T62">admin</text:span><text:span text:style-name="T65"> </text:span><text:span text:style-name="T62">to</text:span><text:span text:style-name="T65"> </text:span><text:span text:style-name="T62">add/edit</text:span><text:span text:style-name="T65"> </text:span><text:span text:style-name="T62">academic</text:span><text:span text:style-name="T65"> </text:span><text:span text:style-name="T62">grades.</text:span><text:span text:style-name="T65"> </text:span></text:p>
                </text:list-item>
                <text:list-item>
                  <text:p text:style-name="P205"><text:s/>Tables Involved: </text:p>
                </text:list-item>
              </text:list>
            </text:list-item>
          </text:list>
        </text:list-item>
      </text:list>
      <text:p text:style-name="P56"/>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text:span text:style-name="T78">Field</text:span><text:span text:style-name="T71"> </text:span><text:span text:style-name="T78">Name</text:span></text:p>
          </table:table-cell>
          <table:table-cell table:style-name="Table4.A1" office:value-type="string">
            <text:p text:style-name="P3">Rq</text:p>
          </table:table-cell>
          <table:table-cell table:style-name="Table4.A1" office:value-type="string">
            <text:p text:style-name="P3">Source</text:p>
          </table:table-cell>
          <table:table-cell table:style-name="Table4.D1" office:value-type="string">
            <text:p text:style-name="P3">Description</text:p>
          </table:table-cell>
        </table:table-row>
        <table:table-row table:style-name="Table4.1">
          <table:table-cell table:style-name="Table4.A2" office:value-type="string">
            <text:p text:style-name="P7"><text:span text:style-name="T78">Academic</text:span><text:span text:style-name="T71"> </text:span><text:span text:style-name="T78">grade</text:span><text:span text:style-name="T71"> </text:span><text:span text:style-name="T78">name</text:span></text:p>
          </table:table-cell>
          <table:table-cell table:style-name="Table4.A2" office:value-type="string">
            <text:p text:style-name="P6">C</text:p>
          </table:table-cell>
          <table:table-cell table:style-name="Table4.A2" office:value-type="string">
            <text:p text:style-name="P6">academic_grades.acedamic_grade_name</text:p>
          </table:table-cell>
          <table:table-cell table:style-name="Table4.D2" office:value-type="string">
            <text:p text:style-name="P7"><text:span text:style-name="T71"><text:s/></text:span><text:span text:style-name="T78">varchar(20)</text:span></text:p>
            <text:p text:style-name="P8"><text:s/></text:p>
          </table:table-cell>
        </table:table-row>
        <table:table-row table:style-name="Table4.1">
          <table:table-cell table:style-name="Table4.A2" office:value-type="string">
            <text:p text:style-name="P7"><text:span text:style-name="T78">Score</text:span><text:span text:style-name="T71"> </text:span><text:span text:style-name="T78">From</text:span></text:p>
          </table:table-cell>
          <table:table-cell table:style-name="Table4.A2" office:value-type="string">
            <text:p text:style-name="P6">C</text:p>
          </table:table-cell>
          <table:table-cell table:style-name="Table4.A2" office:value-type="string">
            <text:p text:style-name="P7"><text:span text:style-name="T49">academic_grades</text:span><text:span text:style-name="T78">.</text:span><text:span text:style-name="T71"> </text:span><text:span text:style-name="T78">score_from</text:span></text:p>
          </table:table-cell>
          <table:table-cell table:style-name="Table4.D2" office:value-type="string">
            <text:p text:style-name="P40">int(11)</text:p>
            <text:p text:style-name="P8"><text:s/></text:p>
          </table:table-cell>
        </table:table-row>
        <table:table-row table:style-name="Table4.1">
          <table:table-cell table:style-name="Table4.A2" office:value-type="string">
            <text:p text:style-name="P7"><text:span text:style-name="T78">Score</text:span><text:span text:style-name="T71"> </text:span><text:span text:style-name="T78">To</text:span></text:p>
          </table:table-cell>
          <table:table-cell table:style-name="Table4.A2" office:value-type="string">
            <text:p text:style-name="P6">C</text:p>
          </table:table-cell>
          <table:table-cell table:style-name="Table4.A2" office:value-type="string">
            <text:p text:style-name="P7"><text:span text:style-name="T49">academic_grades</text:span><text:span text:style-name="T78">.score_to</text:span></text:p>
          </table:table-cell>
          <table:table-cell table:style-name="Table4.D2" office:value-type="string">
            <text:p text:style-name="P6">int(11)</text:p>
          </table:table-cell>
        </table:table-row>
        <table:table-row table:style-name="Table4.1">
          <table:table-cell table:style-name="Table4.A2" office:value-type="string">
            <text:p text:style-name="P7"><text:span text:style-name="T78">Academic</text:span><text:span text:style-name="T71"> </text:span><text:span text:style-name="T78">Performance</text:span></text:p>
          </table:table-cell>
          <table:table-cell table:style-name="Table4.A2" office:value-type="string">
            <text:p text:style-name="P6">C</text:p>
          </table:table-cell>
          <table:table-cell table:style-name="Table4.A2" office:value-type="string">
            <text:p text:style-name="P6">academic_grades.academic_id</text:p>
          </table:table-cell>
          <table:table-cell table:style-name="Table4.D2" office:value-type="string">
            <text:p text:style-name="P6">bigint(20)</text:p>
          </table:table-cell>
        </table:table-row>
      </table:table>
      <text:p text:style-name="P52"/>
      <text:list xml:id="list130324472147879" text:continue-list="list130324462163866" text:style-name="WW8Num9">
        <text:list-item>
          <text:list>
            <text:list-item text:start-value="1">
              <text:p text:style-name="P109"><text:span text:style-name="T62"><text:s/>Teacher</text:span><text:span text:style-name="T65"> </text:span><text:span text:style-name="T62">Performances</text:span><text:span text:style-name="T65"> – </text:span><text:span text:style-name="T62">displayTeacherPerformances.html</text:span></text:p>
            </text:list-item>
          </text:list>
        </text:list-item>
      </text:list>
      <text:list xml:id="list8392846280515777010" text:style-name="WW8Num14">
        <text:list-item>
          <text:list>
            <text:list-item>
              <text:list>
                <text:list-item>
                  <text:p text:style-name="P115"><text:soft-page-break/><text:span text:style-name="T66"><text:s/>Page</text:span><text:span text:style-name="T67"> </text:span><text:span text:style-name="T66">Navigations</text:span><text:span text:style-name="T62">:</text:span><text:span text:style-name="T65"> <text:s/></text:span></text:p>
                </text:list-item>
              </text:list>
            </text:list-item>
          </text:list>
        </text:list-item>
      </text:list>
      <text:list xml:id="list4813951257264281291" text:style-name="WW8Num29">
        <text:list-item>
          <text:list>
            <text:list-item>
              <text:list>
                <text:list-item>
                  <text:list>
                    <text:list-item>
                      <text:p text:style-name="P116"><text:span text:style-name="T65"><text:s text:c="2"/>When </text:span><text:span text:style-name="T62">the</text:span><text:span text:style-name="T65"> </text:span><text:span text:style-name="T62">user</text:span><text:span text:style-name="T65"> </text:span><text:span text:style-name="T62">clicks</text:span><text:span text:style-name="T65"> </text:span><text:span text:style-name="T62">on</text:span><text:span text:style-name="T65"> “</text:span><text:span text:style-name="T62">add/edit</text:span><text:span text:style-name="T65">” </text:span><text:span text:style-name="T62">button,</text:span><text:span text:style-name="T65"> </text:span><text:span text:style-name="T62">he</text:span><text:span text:style-name="T65"> </text:span><text:span text:style-name="T62">should</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ddTeacherPerformance.html</text:span><text:span text:style-name="T65">”</text:span><text:span text:style-name="T62">.</text:span><text:span text:style-name="T65"> </text:span></text:p>
                    </text:list-item>
                    <text:list-item>
                      <text:p text:style-name="P116"><text:span text:style-name="T65"><text:s/>When </text:span><text:span text:style-name="T62">the</text:span><text:span text:style-name="T65"> </text:span><text:span text:style-name="T62">user</text:span><text:span text:style-name="T65"> </text:span><text:span text:style-name="T62">click</text:span><text:span text:style-name="T65"> </text:span><text:span text:style-name="T62">on</text:span><text:span text:style-name="T65"> “</text:span><text:span text:style-name="T62">cancel</text:span><text:span text:style-name="T65">” <text:s/></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ppManager.html</text:span><text:span text:style-name="T65">” </text:span><text:span text:style-name="T62">page.</text:span><text:span text:style-name="T65"> </text:span></text:p>
                    </text:list-item>
                  </text:list>
                </text:list-item>
              </text:list>
            </text:list-item>
          </text:list>
        </text:list-item>
      </text:list>
      <text:list xml:id="list130324476155073" text:continue-list="list8392846280515777010" text:style-name="WW8Num14">
        <text:list-item>
          <text:list>
            <text:list-item>
              <text:list>
                <text:list-item text:start-value="1">
                  <text:p text:style-name="P115"><text:span text:style-name="T66"><text:s/>Business</text:span><text:span text:style-name="T67"> </text:span><text:span text:style-name="T66">Logic</text:span><text:span text:style-name="T62">:</text:span><text:span text:style-name="T65"> <text:s text:c="3"/></text:span><text:span text:style-name="T62">The</text:span><text:span text:style-name="T65"> </text:span><text:span text:style-name="T62">user</text:span><text:span text:style-name="T65"> </text:span><text:span text:style-name="T62">will</text:span><text:span text:style-name="T65"> </text:span><text:span text:style-name="T62">be</text:span><text:span text:style-name="T65"> </text:span><text:span text:style-name="T62">displayed</text:span><text:span text:style-name="T65"> <text:s/></text:span><text:span text:style-name="T62">teacher</text:span><text:span text:style-name="T65"> </text:span><text:span text:style-name="T62">performances</text:span><text:span text:style-name="T65"> </text:span><text:span text:style-name="T62">from</text:span><text:span text:style-name="T65"> “</text:span><text:span text:style-name="T62">teacher_performances</text:span><text:span text:style-name="T65">” </text:span><text:span text:style-name="T62">table.</text:span></text:p>
                </text:list-item>
                <text:list-item>
                  <text:p text:style-name="P115"><text:span text:style-name="T62"><text:s/>AddTeacherPerformance.html</text:span><text:span text:style-name="T65"> </text:span><text:span text:style-name="T62">:</text:span><text:span text:style-name="T65"> </text:span><text:span text:style-name="T62">This</text:span><text:span text:style-name="T65"> </text:span><text:span text:style-name="T62">page</text:span><text:span text:style-name="T65"> </text:span><text:span text:style-name="T62">allows</text:span><text:span text:style-name="T65"> </text:span><text:span text:style-name="T62">the</text:span><text:span text:style-name="T65"> </text:span><text:span text:style-name="T62">admin</text:span><text:span text:style-name="T65"> </text:span><text:span text:style-name="T62">to</text:span><text:span text:style-name="T65"> </text:span><text:span text:style-name="T62">add/edit</text:span><text:span text:style-name="T65"> </text:span><text:span text:style-name="T62">teacher</text:span><text:span text:style-name="T65"> </text:span><text:span text:style-name="T62">performances.</text:span><text:span text:style-name="T65"> </text:span></text:p>
                </text:list-item>
                <text:list-item>
                  <text:p text:style-name="P182"><text:s/>Tables Involved: </text:p>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4"><text:span text:style-name="T78">Field</text:span><text:span text:style-name="T71"> </text:span><text:span text:style-name="T78">Name</text:span></text:p>
          </table:table-cell>
          <table:table-cell table:style-name="Table5.A1" office:value-type="string">
            <text:p text:style-name="P3">Rq</text:p>
          </table:table-cell>
          <table:table-cell table:style-name="Table5.A1" office:value-type="string">
            <text:p text:style-name="P3">Source</text:p>
          </table:table-cell>
          <table:table-cell table:style-name="Table5.D1" office:value-type="string">
            <text:p text:style-name="P3">Description</text:p>
          </table:table-cell>
        </table:table-row>
        <table:table-row table:style-name="Table5.1">
          <table:table-cell table:style-name="Table5.A2" office:value-type="string">
            <text:p text:style-name="P7"><text:span text:style-name="T78">Teacher</text:span><text:span text:style-name="T71"> </text:span><text:span text:style-name="T78">Performance</text:span></text:p>
          </table:table-cell>
          <table:table-cell table:style-name="Table5.A2" office:value-type="string">
            <text:p text:style-name="P6">C</text:p>
          </table:table-cell>
          <table:table-cell table:style-name="Table5.A2" office:value-type="string">
            <text:p text:style-name="P7"><text:span text:style-name="T78">teacher_performance.</text:span><text:span text:style-name="T71"> </text:span><text:span text:style-name="T78">performance</text:span></text:p>
          </table:table-cell>
          <table:table-cell table:style-name="Table5.D2" office:value-type="string">
            <text:p text:style-name="P7"><text:span text:style-name="T71"><text:s/></text:span><text:span text:style-name="T78">varchar(100)</text:span></text:p>
            <text:p text:style-name="P8"><text:s/></text:p>
          </table:table-cell>
        </table:table-row>
      </table:table>
      <text:p text:style-name="P56"><text:tab/></text:p>
      <text:p text:style-name="P51"/>
      <text:list xml:id="list130324481145152" text:continue-list="list130324472147879" text:style-name="WW8Num9">
        <text:list-item>
          <text:list>
            <text:list-item text:start-value="1">
              <text:p text:style-name="P109"><text:span text:style-name="T62"><text:s/>Grade</text:span><text:span text:style-name="T65"> </text:span><text:span text:style-name="T62">Level</text:span><text:span text:style-name="T65"> <text:s/>– </text:span><text:span text:style-name="T62">displayGradeLevels.html</text:span></text:p>
            </text:list-item>
          </text:list>
        </text:list-item>
      </text:list>
      <text:list xml:id="list3680734967461800284" text:style-name="WW8Num15">
        <text:list-item>
          <text:list>
            <text:list-item>
              <text:list>
                <text:list-item>
                  <text:p text:style-name="P117"><text:span text:style-name="T66"><text:s/>Page</text:span><text:span text:style-name="T67"> </text:span><text:span text:style-name="T66">Navigations</text:span><text:span text:style-name="T62">:</text:span><text:span text:style-name="T65"> <text:s text:c="2"/></text:span></text:p>
                </text:list-item>
              </text:list>
            </text:list-item>
          </text:list>
        </text:list-item>
      </text:list>
      <text:list xml:id="list7448030749131622493" text:style-name="WW8Num30">
        <text:list-item>
          <text:list>
            <text:list-item>
              <text:list>
                <text:list-item>
                  <text:list>
                    <text:list-item>
                      <text:p text:style-name="P209"><text:s text:c="2"/>When the user clicks on “add/edit” button, he should be redirected to “addGradeLevel.html”</text:p>
                    </text:list-item>
                    <text:list-item>
                      <text:p text:style-name="P118"><text:span text:style-name="T65"><text:s/>When </text:span><text:span text:style-name="T62">the</text:span><text:span text:style-name="T65"> </text:span><text:span text:style-name="T62">user</text:span><text:span text:style-name="T65"> </text:span><text:span text:style-name="T62">click</text:span><text:span text:style-name="T65"> </text:span><text:span text:style-name="T62">on</text:span><text:span text:style-name="T65"> “</text:span><text:span text:style-name="T62">cancel</text:span><text:span text:style-name="T65">” <text:s/></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ppManager.html</text:span><text:span text:style-name="T65">” </text:span><text:span text:style-name="T62">page.</text:span></text:p>
                    </text:list-item>
                  </text:list>
                </text:list-item>
              </text:list>
            </text:list-item>
          </text:list>
        </text:list-item>
      </text:list>
      <text:list xml:id="list130324483141519" text:continue-list="list3680734967461800284" text:style-name="WW8Num15">
        <text:list-item>
          <text:list>
            <text:list-item>
              <text:list>
                <text:list-item text:start-value="1">
                  <text:p text:style-name="P117"><text:span text:style-name="T66"><text:s/>Business</text:span><text:span text:style-name="T67"> </text:span><text:span text:style-name="T66">Logic</text:span><text:span text:style-name="T62">:</text:span><text:span text:style-name="T65"> <text:s/></text:span><text:span text:style-name="T62">The</text:span><text:span text:style-name="T65"> </text:span><text:span text:style-name="T62">user</text:span><text:span text:style-name="T65"> </text:span><text:span text:style-name="T62">will</text:span><text:span text:style-name="T65"> </text:span><text:span text:style-name="T62">be</text:span><text:span text:style-name="T65"> </text:span><text:span text:style-name="T62">displayed</text:span><text:span text:style-name="T65"> <text:s/></text:span><text:span text:style-name="T62">grade</text:span><text:span text:style-name="T65"> </text:span><text:span text:style-name="T62">level</text:span><text:span text:style-name="T65"> </text:span><text:span text:style-name="T62">from</text:span><text:span text:style-name="T65"> </text:span><text:span text:style-name="T62">the</text:span><text:span text:style-name="T65"> </text:span><text:span text:style-name="T62">table</text:span><text:span text:style-name="T65"> “</text:span><text:span text:style-name="T62">grade_level</text:span><text:span text:style-name="T65">”</text:span><text:span text:style-name="T62">.</text:span><text:span text:style-name="T65"> </text:span></text:p>
                </text:list-item>
                <text:list-item>
                  <text:p text:style-name="P117"><text:span text:style-name="T62"><text:s/>addGradeLevel.html</text:span><text:span text:style-name="T65"> </text:span><text:span text:style-name="T62">:</text:span><text:span text:style-name="T65"> </text:span><text:span text:style-name="T62">This</text:span><text:span text:style-name="T65"> </text:span><text:span text:style-name="T62">page</text:span><text:span text:style-name="T65"> </text:span><text:span text:style-name="T62">allows</text:span><text:span text:style-name="T65"> </text:span><text:span text:style-name="T62">the</text:span><text:span text:style-name="T65"> </text:span><text:span text:style-name="T62">admin</text:span><text:span text:style-name="T65"> </text:span><text:span text:style-name="T62">to</text:span><text:span text:style-name="T65"> </text:span><text:span text:style-name="T62">add/edit</text:span><text:span text:style-name="T65"> </text:span><text:span text:style-name="T62">grade</text:span><text:span text:style-name="T65"> </text:span><text:span text:style-name="T62">levels.</text:span><text:span text:style-name="T65"> </text:span></text:p>
                </text:list-item>
                <text:list-item>
                  <text:p text:style-name="P206"><text:s/>Tables Involved</text:p>
                </text:list-item>
              </text:list>
            </text:list-item>
          </text:list>
        </text:list-item>
      </text:list>
      <text:p text:style-name="P51"/>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4"><text:span text:style-name="T78">Field</text:span><text:span text:style-name="T71"> </text:span><text:span text:style-name="T78">Name</text:span></text:p>
          </table:table-cell>
          <table:table-cell table:style-name="Table6.A1" office:value-type="string">
            <text:p text:style-name="P3">Rq</text:p>
          </table:table-cell>
          <table:table-cell table:style-name="Table6.A1" office:value-type="string">
            <text:p text:style-name="P3">Source</text:p>
          </table:table-cell>
          <table:table-cell table:style-name="Table6.D1" office:value-type="string">
            <text:p text:style-name="P3">Description</text:p>
          </table:table-cell>
        </table:table-row>
        <table:table-row table:style-name="Table6.1">
          <table:table-cell table:style-name="Table6.A2" office:value-type="string">
            <text:p text:style-name="P7"><text:span text:style-name="T61">GradeLevel</text:span><text:span text:style-name="T64"> </text:span><text:span text:style-name="T61">Name</text:span><text:span text:style-name="T71"> </text:span></text:p>
          </table:table-cell>
          <table:table-cell table:style-name="Table6.A2" office:value-type="string">
            <text:p text:style-name="P6">C</text:p>
          </table:table-cell>
          <table:table-cell table:style-name="Table6.A2" office:value-type="string">
            <text:p text:style-name="P7"><text:span text:style-name="T71"><text:s/></text:span><text:span text:style-name="T78">grade_level.</text:span><text:span text:style-name="T71"> </text:span><text:span text:style-name="T78">grade_level_name</text:span></text:p>
          </table:table-cell>
          <table:table-cell table:style-name="Table6.D2" office:value-type="string">
            <text:p text:style-name="P7"><text:span text:style-name="T71"><text:s/></text:span><text:span text:style-name="T78">varchar(45)</text:span></text:p>
            <text:p text:style-name="P8"><text:s/></text:p>
          </table:table-cell>
        </table:table-row>
      </table:table>
      <text:p text:style-name="P52"/>
      <text:list xml:id="list130324488165933" text:continue-list="list130324481145152" text:style-name="WW8Num9">
        <text:list-item>
          <text:list>
            <text:list-item text:start-value="1">
              <text:p text:style-name="P109"><text:span text:style-name="T62"><text:s/>Grade</text:span><text:span text:style-name="T65"> </text:span><text:span text:style-name="T62">Events</text:span><text:span text:style-name="T65"> – </text:span><text:span text:style-name="T62">displayGradeevents.html</text:span></text:p>
            </text:list-item>
          </text:list>
        </text:list-item>
      </text:list>
      <text:list xml:id="list4434292758640852627" text:style-name="WW8Num16">
        <text:list-item>
          <text:list>
            <text:list-item>
              <text:list>
                <text:list-item>
                  <text:p text:style-name="P119"><text:span text:style-name="T66"><text:s/>Page</text:span><text:span text:style-name="T67"> </text:span><text:span text:style-name="T66">Navigations</text:span><text:span text:style-name="T62">:</text:span><text:span text:style-name="T65"> <text:s/></text:span></text:p>
                </text:list-item>
              </text:list>
            </text:list-item>
          </text:list>
        </text:list-item>
      </text:list>
      <text:list xml:id="list1768990130767282123" text:style-name="WW8Num31">
        <text:list-item>
          <text:list>
            <text:list-item>
              <text:list>
                <text:list-item>
                  <text:list>
                    <text:list-item>
                      <text:p text:style-name="P120"><text:span text:style-name="T62"><text:s/>When</text:span><text:span text:style-name="T65"> </text:span><text:span text:style-name="T62">the</text:span><text:span text:style-name="T65"> </text:span><text:span text:style-name="T62">user</text:span><text:span text:style-name="T65"> </text:span><text:span text:style-name="T62">clicks</text:span><text:span text:style-name="T65"> </text:span><text:span text:style-name="T62">on</text:span><text:span text:style-name="T65"> “</text:span><text:span text:style-name="T62">add/edit</text:span><text:span text:style-name="T65">” </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ddGradeevent.html</text:span><text:span text:style-name="T65">”</text:span><text:span text:style-name="T62">.</text:span></text:p>
                    </text:list-item>
                    <text:list-item>
                      <text:p text:style-name="P120"><text:span text:style-name="T65"><text:s text:c="2"/>When </text:span><text:span text:style-name="T62">the</text:span><text:span text:style-name="T65"> </text:span><text:span text:style-name="T62">user</text:span><text:span text:style-name="T65"> </text:span><text:span text:style-name="T62">click</text:span><text:span text:style-name="T65"> </text:span><text:span text:style-name="T62">on</text:span><text:span text:style-name="T65"> “</text:span><text:span text:style-name="T62">cancel</text:span><text:span text:style-name="T65">” <text:s/></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ppManager.html</text:span><text:span text:style-name="T65">” </text:span><text:span text:style-name="T62">page.</text:span></text:p>
                    </text:list-item>
                  </text:list>
                </text:list-item>
              </text:list>
            </text:list-item>
          </text:list>
        </text:list-item>
      </text:list>
      <text:list xml:id="list130324492164707" text:continue-list="list4434292758640852627" text:style-name="WW8Num16">
        <text:list-item>
          <text:list>
            <text:list-item>
              <text:list>
                <text:list-item text:start-value="1">
                  <text:p text:style-name="P119"><text:span text:style-name="T66"><text:s/>Business</text:span><text:span text:style-name="T67"> </text:span><text:span text:style-name="T66">Logic</text:span><text:span text:style-name="T62">:</text:span><text:span text:style-name="T65"> <text:s/></text:span><text:span text:style-name="T62">The</text:span><text:span text:style-name="T65"> </text:span><text:span text:style-name="T62">user</text:span><text:span text:style-name="T65"> </text:span><text:span text:style-name="T62">will</text:span><text:span text:style-name="T65"> </text:span><text:span text:style-name="T62">be</text:span><text:span text:style-name="T65"> </text:span><text:span text:style-name="T62">displayed</text:span><text:span text:style-name="T65"> <text:s/></text:span><text:span text:style-name="T62">grade</text:span><text:span text:style-name="T65"> </text:span><text:span text:style-name="T62">events</text:span><text:span text:style-name="T65"> </text:span><text:span text:style-name="T62">from</text:span><text:span text:style-name="T65"> “</text:span><text:span text:style-name="T62">gradeevents</text:span><text:span text:style-name="T65">” </text:span><text:span text:style-name="T62">table.</text:span></text:p>
                </text:list-item>
                <text:list-item>
                  <text:p text:style-name="P119"><text:span text:style-name="T62"><text:s/>AddGradeevent.html</text:span><text:span text:style-name="T65"> </text:span><text:span text:style-name="T62">:</text:span><text:span text:style-name="T65"> <text:s/></text:span><text:span text:style-name="T62">This</text:span><text:span text:style-name="T65"> </text:span><text:span text:style-name="T62">page</text:span><text:span text:style-name="T65"> </text:span><text:span text:style-name="T62">allows</text:span><text:span text:style-name="T65"> </text:span><text:span text:style-name="T62">the</text:span><text:span text:style-name="T65"> </text:span><text:span text:style-name="T62">admin</text:span><text:span text:style-name="T65"> </text:span><text:span text:style-name="T62">to</text:span><text:span text:style-name="T65"> </text:span><text:span text:style-name="T62">add/edit</text:span><text:span text:style-name="T65"> </text:span><text:span text:style-name="T62">grade</text:span><text:span text:style-name="T65"> </text:span><text:span text:style-name="T62">events.</text:span><text:span text:style-name="T65"> </text:span></text:p>
                </text:list-item>
                <text:list-item>
                  <text:p text:style-name="P207"><text:s/>Tables Involved</text:p>
                </text:list-item>
              </text:list>
            </text:list-item>
          </text:list>
        </text:list-item>
      </text:list>
      <text:p text:style-name="P51"/>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4"><text:span text:style-name="T78">Field</text:span><text:span text:style-name="T71"> </text:span><text:span text:style-name="T78">Name</text:span></text:p>
          </table:table-cell>
          <table:table-cell table:style-name="Table7.A1" office:value-type="string">
            <text:p text:style-name="P3">Rq</text:p>
          </table:table-cell>
          <table:table-cell table:style-name="Table7.A1" office:value-type="string">
            <text:p text:style-name="P3">Source</text:p>
          </table:table-cell>
          <table:table-cell table:style-name="Table7.D1" office:value-type="string">
            <text:p text:style-name="P3">Description</text:p>
          </table:table-cell>
        </table:table-row>
        <text:soft-page-break/>
        <table:table-row table:style-name="Table7.1">
          <table:table-cell table:style-name="Table7.A2" office:value-type="string">
            <text:p text:style-name="P7"><text:span text:style-name="T61">Event</text:span><text:span text:style-name="T64"> </text:span><text:span text:style-name="T61">Name</text:span><text:span text:style-name="T71"> </text:span></text:p>
          </table:table-cell>
          <table:table-cell table:style-name="Table7.A2" office:value-type="string">
            <text:p text:style-name="P6">C</text:p>
          </table:table-cell>
          <table:table-cell table:style-name="Table7.A2" office:value-type="string">
            <text:p text:style-name="P7"><text:span text:style-name="T71"><text:s/></text:span><text:span text:style-name="T78">Gradeevents.event_name</text:span></text:p>
          </table:table-cell>
          <table:table-cell table:style-name="Table7.D2" office:value-type="string">
            <text:p text:style-name="P7"><text:span text:style-name="T71"><text:s/></text:span><text:span text:style-name="T78">varchar(20)</text:span></text:p>
            <text:p text:style-name="P8"><text:s/></text:p>
          </table:table-cell>
        </table:table-row>
      </table:table>
      <text:p text:style-name="P52"/>
      <text:list xml:id="list130324496155327" text:continue-list="list130324488165933" text:style-name="WW8Num9">
        <text:list-item>
          <text:list>
            <text:list-item text:start-value="1">
              <text:p text:style-name="P109"><text:span text:style-name="T62"><text:s/>Interest</text:span><text:span text:style-name="T65"> – </text:span><text:span text:style-name="T62">displayInterests.html</text:span><text:span text:style-name="T65"> </text:span></text:p>
            </text:list-item>
          </text:list>
        </text:list-item>
      </text:list>
      <text:list xml:id="list5524412774078366938" text:style-name="WW8Num32">
        <text:list-item>
          <text:list>
            <text:list-item>
              <text:list>
                <text:list-item>
                  <text:p text:style-name="P121"><text:span text:style-name="T66"><text:s/>Page</text:span><text:span text:style-name="T67"> </text:span><text:span text:style-name="T66">Navigation</text:span><text:span text:style-name="T62">:</text:span></text:p>
                </text:list-item>
              </text:list>
            </text:list-item>
          </text:list>
        </text:list-item>
      </text:list>
      <text:list xml:id="list2124326745123936080" text:style-name="WW8Num33">
        <text:list-item>
          <text:list>
            <text:list-item>
              <text:list>
                <text:list-item>
                  <text:list>
                    <text:list-item>
                      <text:p text:style-name="P122"><text:span text:style-name="T62"><text:s/>When</text:span><text:span text:style-name="T65"> </text:span><text:span text:style-name="T62">the</text:span><text:span text:style-name="T65"> </text:span><text:span text:style-name="T62">user</text:span><text:span text:style-name="T65"> </text:span><text:span text:style-name="T62">clicks</text:span><text:span text:style-name="T65"> </text:span><text:span text:style-name="T62">on</text:span><text:span text:style-name="T65"> </text:span><text:span text:style-name="T62">add/edit</text:span><text:span text:style-name="T65"> </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ddInterest.html</text:span><text:span text:style-name="T65">” </text:span><text:span text:style-name="T62">page.</text:span></text:p>
                    </text:list-item>
                    <text:list-item>
                      <text:p text:style-name="P122"><text:span text:style-name="T65"><text:s/>When </text:span><text:span text:style-name="T62">the</text:span><text:span text:style-name="T65"> </text:span><text:span text:style-name="T62">user</text:span><text:span text:style-name="T65"> </text:span><text:span text:style-name="T62">click</text:span><text:span text:style-name="T65"> </text:span><text:span text:style-name="T62">on</text:span><text:span text:style-name="T65"> “</text:span><text:span text:style-name="T62">cancel</text:span><text:span text:style-name="T65">” <text:s/></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ppManager.html</text:span><text:span text:style-name="T65">” </text:span><text:span text:style-name="T62">page.</text:span></text:p>
                    </text:list-item>
                  </text:list>
                </text:list-item>
              </text:list>
            </text:list-item>
          </text:list>
        </text:list-item>
      </text:list>
      <text:list xml:id="list7866906742885409305" text:style-name="WW8Num34">
        <text:list-item>
          <text:list>
            <text:list-item>
              <text:list>
                <text:list-item>
                  <text:p text:style-name="P123"><text:span text:style-name="T67"><text:s/>Business </text:span><text:span text:style-name="T66">Logic</text:span><text:span text:style-name="T62">:</text:span><text:span text:style-name="T65"> <text:s/></text:span><text:span text:style-name="T62">The</text:span><text:span text:style-name="T65"> </text:span><text:span text:style-name="T62">user</text:span><text:span text:style-name="T65"> </text:span><text:span text:style-name="T62">will</text:span><text:span text:style-name="T65"> </text:span><text:span text:style-name="T62">be</text:span><text:span text:style-name="T65"> </text:span><text:span text:style-name="T62">displayed</text:span><text:span text:style-name="T65"> <text:s/></text:span><text:span text:style-name="T62">interest</text:span><text:span text:style-name="T65"> </text:span><text:span text:style-name="T62">from</text:span><text:span text:style-name="T65"> “</text:span><text:span text:style-name="T62">interest</text:span><text:span text:style-name="T65">” </text:span><text:span text:style-name="T62">table.</text:span></text:p>
                </text:list-item>
                <text:list-item>
                  <text:p text:style-name="P123"><text:span text:style-name="T65"><text:s/>AddInterest.html </text:span><text:span text:style-name="T62">:</text:span><text:span text:style-name="T65"> </text:span><text:span text:style-name="T62">This</text:span><text:span text:style-name="T65"> </text:span><text:span text:style-name="T62">page</text:span><text:span text:style-name="T65"> </text:span><text:span text:style-name="T62">allow</text:span><text:span text:style-name="T65"> </text:span><text:span text:style-name="T62">admin</text:span><text:span text:style-name="T65"> </text:span><text:span text:style-name="T62">to</text:span><text:span text:style-name="T65"> </text:span><text:span text:style-name="T62">add/edit</text:span><text:span text:style-name="T65"> </text:span><text:span text:style-name="T62">interests.</text:span></text:p>
                </text:list-item>
                <text:list-item>
                  <text:p text:style-name="P194"><text:s/>Tables Involved</text:p>
                </text:list-item>
              </text:list>
            </text:list-item>
          </text:list>
        </text:list-item>
      </text:list>
      <text:p text:style-name="P56"/>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4"><text:span text:style-name="T78">Field</text:span><text:span text:style-name="T71"> </text:span><text:span text:style-name="T78">Name</text:span></text:p>
          </table:table-cell>
          <table:table-cell table:style-name="Table8.A1" office:value-type="string">
            <text:p text:style-name="P3">Rq</text:p>
          </table:table-cell>
          <table:table-cell table:style-name="Table8.A1" office:value-type="string">
            <text:p text:style-name="P3">Source</text:p>
          </table:table-cell>
          <table:table-cell table:style-name="Table8.D1" office:value-type="string">
            <text:p text:style-name="P3">Description</text:p>
          </table:table-cell>
        </table:table-row>
        <table:table-row table:style-name="Table8.1">
          <table:table-cell table:style-name="Table8.A2" office:value-type="string">
            <text:p text:style-name="P6">Interest</text:p>
          </table:table-cell>
          <table:table-cell table:style-name="Table8.A2" office:value-type="string">
            <text:p text:style-name="P6">C</text:p>
          </table:table-cell>
          <table:table-cell table:style-name="Table8.A2" office:value-type="string">
            <text:p text:style-name="P7"><text:span text:style-name="T71"><text:s/></text:span><text:span text:style-name="T78">interest.interest</text:span></text:p>
          </table:table-cell>
          <table:table-cell table:style-name="Table8.D2" office:value-type="string">
            <text:p text:style-name="P7"><text:span text:style-name="T71"><text:s/></text:span><text:span text:style-name="T78">varchar(45)</text:span></text:p>
            <text:p text:style-name="P8"><text:s/></text:p>
          </table:table-cell>
        </table:table-row>
      </table:table>
      <text:p text:style-name="P52"/>
      <text:list xml:id="list130324504154343" text:continue-list="list130324496155327" text:style-name="WW8Num9">
        <text:list-item>
          <text:list>
            <text:list-item text:start-value="1">
              <text:p text:style-name="P109"><text:span text:style-name="T62"><text:s/>Sub</text:span><text:span text:style-name="T65"> </text:span><text:span text:style-name="T62">Interest</text:span><text:span text:style-name="T65"> – </text:span><text:span text:style-name="T62">displaySubInterests.html</text:span><text:span text:style-name="T65"> </text:span></text:p>
            </text:list-item>
          </text:list>
        </text:list-item>
      </text:list>
      <text:list xml:id="list4060753817344480181" text:style-name="WW8Num35">
        <text:list-item>
          <text:list>
            <text:list-item>
              <text:list>
                <text:list-item>
                  <text:p text:style-name="P124"><text:span text:style-name="T66"><text:s/>Page</text:span><text:span text:style-name="T67"> </text:span><text:span text:style-name="T66">Navigation</text:span><text:span text:style-name="T62">:</text:span><text:span text:style-name="T65"> <text:s/></text:span></text:p>
                  <text:list>
                    <text:list-item>
                      <text:p text:style-name="P124"><text:span text:style-name="T62"><text:s/>When</text:span><text:span text:style-name="T65"> </text:span><text:span text:style-name="T62">the</text:span><text:span text:style-name="T65"> </text:span><text:span text:style-name="T62">user</text:span><text:span text:style-name="T65"> </text:span><text:span text:style-name="T62">clicks</text:span><text:span text:style-name="T65"> </text:span><text:span text:style-name="T62">on</text:span><text:span text:style-name="T65"> </text:span><text:span text:style-name="T62">add/edit</text:span><text:span text:style-name="T65"> </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ddSubInterest.html</text:span><text:span text:style-name="T65">”</text:span><text:span text:style-name="T62">.</text:span></text:p>
                    </text:list-item>
                    <text:list-item>
                      <text:p text:style-name="P124"><text:span text:style-name="T65"><text:s/>When </text:span><text:span text:style-name="T62">the</text:span><text:span text:style-name="T65"> </text:span><text:span text:style-name="T62">user</text:span><text:span text:style-name="T65"> </text:span><text:span text:style-name="T62">click</text:span><text:span text:style-name="T65"> </text:span><text:span text:style-name="T62">on</text:span><text:span text:style-name="T65"> “</text:span><text:span text:style-name="T62">cancel</text:span><text:span text:style-name="T65">” <text:s/></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ppManager.html</text:span><text:span text:style-name="T65">” </text:span><text:span text:style-name="T62">page.</text:span></text:p>
                    </text:list-item>
                  </text:list>
                </text:list-item>
              </text:list>
            </text:list-item>
          </text:list>
        </text:list-item>
      </text:list>
      <text:list xml:id="list5109502584668703349" text:style-name="WW8Num36">
        <text:list-item>
          <text:list>
            <text:list-item>
              <text:list>
                <text:list-item>
                  <text:p text:style-name="P125"><text:span text:style-name="T67"><text:s/>Business </text:span><text:span text:style-name="T66">Logic</text:span><text:span text:style-name="T62">:</text:span><text:span text:style-name="T65"> </text:span><text:span text:style-name="T62">The</text:span><text:span text:style-name="T65"> </text:span><text:span text:style-name="T62">user</text:span><text:span text:style-name="T65"> </text:span><text:span text:style-name="T62">will</text:span><text:span text:style-name="T65"> </text:span><text:span text:style-name="T62">be</text:span><text:span text:style-name="T65"> </text:span><text:span text:style-name="T62">displayed</text:span><text:span text:style-name="T65"> </text:span><text:span text:style-name="T62">sub</text:span><text:span text:style-name="T65"> </text:span><text:span text:style-name="T62">interest</text:span><text:span text:style-name="T65"> </text:span><text:span text:style-name="T62">from</text:span><text:span text:style-name="T65"> </text:span><text:span text:style-name="T62">the</text:span><text:span text:style-name="T65"> “</text:span><text:span text:style-name="T62">sub_interest</text:span><text:span text:style-name="T65">” </text:span><text:span text:style-name="T62">table.</text:span></text:p>
                </text:list-item>
                <text:list-item>
                  <text:p text:style-name="P125"><text:span text:style-name="T65"><text:s text:c="2"/>AddSubInterest.html </text:span><text:span text:style-name="T62">:</text:span><text:span text:style-name="T65"> </text:span><text:span text:style-name="T62">This</text:span><text:span text:style-name="T65"> </text:span><text:span text:style-name="T62">page</text:span><text:span text:style-name="T65"> </text:span><text:span text:style-name="T62">allows</text:span><text:span text:style-name="T65"> </text:span><text:span text:style-name="T62">the</text:span><text:span text:style-name="T65"> </text:span><text:span text:style-name="T62">admin</text:span><text:span text:style-name="T65"> </text:span><text:span text:style-name="T62">to</text:span><text:span text:style-name="T65"> </text:span><text:span text:style-name="T62">add/edit</text:span><text:span text:style-name="T65"> </text:span><text:span text:style-name="T62">sub</text:span><text:span text:style-name="T65"> </text:span><text:span text:style-name="T62">interests.</text:span></text:p>
                </text:list-item>
                <text:list-item>
                  <text:p text:style-name="P195"><text:s/>Tables Involved</text:p>
                </text:list-item>
              </text:list>
            </text:list-item>
          </text:list>
        </text:list-item>
      </text:list>
      <text:p text:style-name="P51"/>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4"><text:span text:style-name="T78">Field</text:span><text:span text:style-name="T71"> </text:span><text:span text:style-name="T78">Name</text:span></text:p>
          </table:table-cell>
          <table:table-cell table:style-name="Table9.A1" office:value-type="string">
            <text:p text:style-name="P3">Rq</text:p>
          </table:table-cell>
          <table:table-cell table:style-name="Table9.A1" office:value-type="string">
            <text:p text:style-name="P3">Source</text:p>
          </table:table-cell>
          <table:table-cell table:style-name="Table9.D1" office:value-type="string">
            <text:p text:style-name="P3">Description</text:p>
          </table:table-cell>
        </table:table-row>
        <table:table-row table:style-name="Table9.1">
          <table:table-cell table:style-name="Table9.A2" office:value-type="string">
            <text:p text:style-name="P7"><text:span text:style-name="T78">Sub</text:span><text:span text:style-name="T71"> </text:span><text:span text:style-name="T78">Interest</text:span></text:p>
          </table:table-cell>
          <table:table-cell table:style-name="Table9.A2" office:value-type="string">
            <text:p text:style-name="P6">C</text:p>
          </table:table-cell>
          <table:table-cell table:style-name="Table9.A2" office:value-type="string">
            <text:p text:style-name="P6">sub_interest.sub_interest</text:p>
          </table:table-cell>
          <table:table-cell table:style-name="Table9.D2" office:value-type="string">
            <text:p text:style-name="P7"><text:span text:style-name="T71"><text:s/></text:span><text:span text:style-name="T78">varchar(45)</text:span></text:p>
            <text:p text:style-name="P8"><text:s/></text:p>
          </table:table-cell>
        </table:table-row>
      </table:table>
      <text:p text:style-name="P52"/>
      <text:list xml:id="list130324511171046" text:continue-list="list130324504154343" text:style-name="WW8Num9">
        <text:list-item>
          <text:list>
            <text:list-item text:start-value="1">
              <text:p text:style-name="P109"><text:span text:style-name="T62"><text:s/>Quality</text:span><text:span text:style-name="T65"> </text:span><text:span text:style-name="T62">Of</text:span><text:span text:style-name="T65"> </text:span><text:span text:style-name="T62">Response</text:span><text:span text:style-name="T65"> – </text:span><text:span text:style-name="T62">displayQualityOfResponses.html</text:span></text:p>
            </text:list-item>
          </text:list>
        </text:list-item>
      </text:list>
      <text:list xml:id="list4864192214317018774" text:style-name="WW8Num37">
        <text:list-item>
          <text:list>
            <text:list-item>
              <text:list>
                <text:list-item>
                  <text:p text:style-name="P126"><text:span text:style-name="T66"><text:s/>Page</text:span><text:span text:style-name="T67"> </text:span><text:span text:style-name="T66">Navigation</text:span><text:span text:style-name="T62">:</text:span></text:p>
                </text:list-item>
              </text:list>
            </text:list-item>
          </text:list>
        </text:list-item>
      </text:list>
      <text:list xml:id="list2036283808206561801" text:style-name="WW8Num38">
        <text:list-item>
          <text:list>
            <text:list-item>
              <text:list>
                <text:list-item>
                  <text:list>
                    <text:list-item>
                      <text:p text:style-name="P127"><text:span text:style-name="T62"><text:s/>When</text:span><text:span text:style-name="T65"> </text:span><text:span text:style-name="T62">the</text:span><text:span text:style-name="T65"> </text:span><text:span text:style-name="T62">user</text:span><text:span text:style-name="T65"> </text:span><text:span text:style-name="T62">clicks</text:span><text:span text:style-name="T65"> </text:span><text:span text:style-name="T62">on</text:span><text:span text:style-name="T65"> “</text:span><text:span text:style-name="T62">add/edit</text:span><text:span text:style-name="T65">” </text:span><text:span text:style-name="T62">button,</text:span><text:span text:style-name="T65"> </text:span><text:span text:style-name="T62">he</text:span><text:span text:style-name="T65"> </text:span><text:span text:style-name="T62">will</text:span><text:span text:style-name="T65"> <text:s/></text:span><text:span text:style-name="T62">be</text:span><text:span text:style-name="T65"> </text:span><text:span text:style-name="T62">redirected</text:span><text:span text:style-name="T65"> </text:span><text:span text:style-name="T62">to</text:span><text:span text:style-name="T65"> “</text:span><text:span text:style-name="T62">addQualityOfResponse.html</text:span><text:span text:style-name="T65">” </text:span><text:span text:style-name="T62">page.</text:span></text:p>
                    </text:list-item>
                    <text:list-item>
                      <text:p text:style-name="P127"><text:span text:style-name="T71"><text:s/></text:span><text:span text:style-name="T65"><text:s/>When </text:span><text:span text:style-name="T62">the</text:span><text:span text:style-name="T65"> </text:span><text:span text:style-name="T62">user</text:span><text:span text:style-name="T65"> </text:span><text:span text:style-name="T62">click</text:span><text:span text:style-name="T65"> </text:span><text:span text:style-name="T62">on</text:span><text:span text:style-name="T65"> “</text:span><text:span text:style-name="T62">cancel</text:span><text:span text:style-name="T65">” <text:s/></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ppManager.html</text:span><text:span text:style-name="T65">” </text:span><text:span text:style-name="T62">page.</text:span></text:p>
                    </text:list-item>
                  </text:list>
                </text:list-item>
              </text:list>
            </text:list-item>
          </text:list>
        </text:list-item>
      </text:list>
      <text:list xml:id="list2223435596551155157" text:style-name="WW8Num39">
        <text:list-item>
          <text:list>
            <text:list-item>
              <text:list>
                <text:list-item>
                  <text:p text:style-name="P128"><text:span text:style-name="T67"><text:s/>Business </text:span><text:span text:style-name="T66">Logic</text:span><text:span text:style-name="T62">:</text:span><text:span text:style-name="T65"> </text:span><text:span text:style-name="T62">The</text:span><text:span text:style-name="T65"> </text:span><text:span text:style-name="T62">user</text:span><text:span text:style-name="T65"> </text:span><text:span text:style-name="T62">will</text:span><text:span text:style-name="T65"> </text:span><text:span text:style-name="T62">be</text:span><text:span text:style-name="T65"> </text:span><text:span text:style-name="T62">displayed</text:span><text:span text:style-name="T65"> </text:span><text:span text:style-name="T62">quality</text:span><text:span text:style-name="T65"> </text:span><text:span text:style-name="T62">of</text:span><text:span text:style-name="T65"> </text:span><text:span text:style-name="T62">responses</text:span><text:span text:style-name="T65"> </text:span><text:span text:style-name="T62">from</text:span><text:span text:style-name="T65"> </text:span><text:span text:style-name="T62">the</text:span><text:span text:style-name="T65"> “</text:span><text:span text:style-name="T62">quality_of_response</text:span><text:span text:style-name="T65">” </text:span><text:span text:style-name="T62">table.</text:span></text:p>
                </text:list-item>
                <text:list-item>
                  <text:p text:style-name="P128"><text:soft-page-break/><text:span text:style-name="T65"><text:s/>AddQualityOfResponse.html </text:span><text:span text:style-name="T62">:</text:span><text:span text:style-name="T65"> </text:span><text:span text:style-name="T62">This</text:span><text:span text:style-name="T65"> </text:span><text:span text:style-name="T62">page</text:span><text:span text:style-name="T65"> </text:span><text:span text:style-name="T62">allows</text:span><text:span text:style-name="T65"> </text:span><text:span text:style-name="T62">the</text:span><text:span text:style-name="T65"> </text:span><text:span text:style-name="T62">admin</text:span><text:span text:style-name="T65"> </text:span><text:span text:style-name="T62">to</text:span><text:span text:style-name="T65"> </text:span><text:span text:style-name="T62">add/edit</text:span><text:span text:style-name="T65"> </text:span><text:span text:style-name="T62">quality</text:span><text:span text:style-name="T65"> </text:span><text:span text:style-name="T62">of</text:span><text:span text:style-name="T65"> </text:span><text:span text:style-name="T62">responses.</text:span><text:span text:style-name="T65"> </text:span></text:p>
                </text:list-item>
                <text:list-item>
                  <text:p text:style-name="P208"><text:s/>Tables Involved</text:p>
                </text:list-item>
              </text:list>
            </text:list-item>
          </text:list>
        </text:list-item>
      </text:list>
      <text:p text:style-name="P56"/>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4"><text:span text:style-name="T78">Field</text:span><text:span text:style-name="T71"> </text:span><text:span text:style-name="T78">Name</text:span></text:p>
          </table:table-cell>
          <table:table-cell table:style-name="Table10.A1" office:value-type="string">
            <text:p text:style-name="P3">Rq</text:p>
          </table:table-cell>
          <table:table-cell table:style-name="Table10.A1" office:value-type="string">
            <text:p text:style-name="P3">Source</text:p>
          </table:table-cell>
          <table:table-cell table:style-name="Table10.D1" office:value-type="string">
            <text:p text:style-name="P3">Description</text:p>
          </table:table-cell>
        </table:table-row>
        <table:table-row table:style-name="Table10.1">
          <table:table-cell table:style-name="Table10.A2" office:value-type="string">
            <text:p text:style-name="P7"><text:span text:style-name="T78">Quality</text:span><text:span text:style-name="T71"> </text:span><text:span text:style-name="T78">of</text:span><text:span text:style-name="T71"> </text:span><text:span text:style-name="T78">Response</text:span></text:p>
          </table:table-cell>
          <table:table-cell table:style-name="Table10.A2" office:value-type="string">
            <text:p text:style-name="P6">C</text:p>
          </table:table-cell>
          <table:table-cell table:style-name="Table10.A2" office:value-type="string">
            <text:p text:style-name="P6">quality_of_response.response</text:p>
          </table:table-cell>
          <table:table-cell table:style-name="Table10.D2" office:value-type="string">
            <text:p text:style-name="P7"><text:span text:style-name="T71"><text:s/></text:span><text:span text:style-name="T78">varchar(100)</text:span></text:p>
            <text:p text:style-name="P8"><text:s/></text:p>
          </table:table-cell>
        </table:table-row>
      </table:table>
      <text:p text:style-name="P52"/>
      <text:list xml:id="list130324520153074" text:continue-list="list130324511171046" text:style-name="WW8Num9">
        <text:list-item>
          <text:list>
            <text:list-item text:start-value="1">
              <text:p text:style-name="P109"><text:span text:style-name="T62"><text:s/>RTI</text:span><text:span text:style-name="T65"> </text:span><text:span text:style-name="T62">Groups</text:span><text:span text:style-name="T65"> – </text:span><text:span text:style-name="T62">displayRtiGroups.html</text:span><text:span text:style-name="T65"> </text:span></text:p>
            </text:list-item>
          </text:list>
        </text:list-item>
      </text:list>
      <text:list xml:id="list8448353306217982438" text:style-name="WW8Num40">
        <text:list-item>
          <text:list>
            <text:list-item>
              <text:list>
                <text:list-item>
                  <text:p text:style-name="P129"><text:span text:style-name="T67"><text:s/>Page </text:span><text:span text:style-name="T66">Navigation</text:span><text:span text:style-name="T62">:</text:span></text:p>
                </text:list-item>
              </text:list>
            </text:list-item>
          </text:list>
        </text:list-item>
      </text:list>
      <text:list xml:id="list4075931141425677679" text:style-name="WW8Num41">
        <text:list-item>
          <text:list>
            <text:list-item>
              <text:list>
                <text:list-item>
                  <text:list>
                    <text:list-item>
                      <text:p text:style-name="P130"><text:span text:style-name="T65"><text:s/>When </text:span><text:span text:style-name="T62">the</text:span><text:span text:style-name="T65"> </text:span><text:span text:style-name="T62">user</text:span><text:span text:style-name="T65"> </text:span><text:span text:style-name="T62">clicks</text:span><text:span text:style-name="T65"> </text:span><text:span text:style-name="T62">on</text:span><text:span text:style-name="T65"> “</text:span><text:span text:style-name="T62">add/edit</text:span><text:span text:style-name="T65">” </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ddRTIGroup.html</text:span><text:span text:style-name="T65">”</text:span></text:p>
                    </text:list-item>
                    <text:list-item>
                      <text:p text:style-name="P130"><text:span text:style-name="T65"><text:s/>When </text:span><text:span text:style-name="T62">the</text:span><text:span text:style-name="T65"> </text:span><text:span text:style-name="T62">user</text:span><text:span text:style-name="T65"> </text:span><text:span text:style-name="T62">clicks</text:span><text:span text:style-name="T65"> </text:span><text:span text:style-name="T62">on</text:span><text:span text:style-name="T65"> “</text:span><text:span text:style-name="T62">cancel</text:span><text:span text:style-name="T65">” </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ppManager.html</text:span><text:span text:style-name="T65">”</text:span><text:span text:style-name="T62">.</text:span></text:p>
                    </text:list-item>
                  </text:list>
                </text:list-item>
              </text:list>
            </text:list-item>
          </text:list>
        </text:list-item>
      </text:list>
      <text:list xml:id="list8220133400489770937" text:style-name="WW8Num42">
        <text:list-item>
          <text:list>
            <text:list-item>
              <text:list>
                <text:list-item>
                  <text:p text:style-name="P131"><text:span text:style-name="T67"><text:s/>Business </text:span><text:span text:style-name="T66">logic</text:span><text:span text:style-name="T62">:</text:span><text:span text:style-name="T65"> <text:s/></text:span><text:span text:style-name="T62">The</text:span><text:span text:style-name="T65"> </text:span><text:span text:style-name="T62">user</text:span><text:span text:style-name="T65"> </text:span><text:span text:style-name="T62">will</text:span><text:span text:style-name="T65"> </text:span><text:span text:style-name="T62">be</text:span><text:span text:style-name="T65"> </text:span><text:span text:style-name="T62">displayed</text:span><text:span text:style-name="T65"> </text:span><text:span text:style-name="T62">rti</text:span><text:span text:style-name="T65"> </text:span><text:span text:style-name="T62">groups</text:span><text:span text:style-name="T65"> </text:span><text:span text:style-name="T62">from</text:span><text:span text:style-name="T65"> </text:span><text:span text:style-name="T62">rti_groups</text:span><text:span text:style-name="T65"> </text:span><text:span text:style-name="T62">table</text:span></text:p>
                </text:list-item>
                <text:list-item>
                  <text:p text:style-name="P131"><text:span text:style-name="T65"><text:s/>addRTIGroups.html </text:span><text:span text:style-name="T62">:</text:span><text:span text:style-name="T65"> </text:span><text:span text:style-name="T62">This</text:span><text:span text:style-name="T65"> </text:span><text:span text:style-name="T62">page</text:span><text:span text:style-name="T65"> </text:span><text:span text:style-name="T62">allows</text:span><text:span text:style-name="T65"> </text:span><text:span text:style-name="T62">the</text:span><text:span text:style-name="T65"> </text:span><text:span text:style-name="T62">admin</text:span><text:span text:style-name="T65"> </text:span><text:span text:style-name="T62">to</text:span><text:span text:style-name="T65"> </text:span><text:span text:style-name="T62">add/edit</text:span><text:span text:style-name="T65"> </text:span><text:span text:style-name="T62">rti</text:span><text:span text:style-name="T65"> </text:span><text:span text:style-name="T62">groups.</text:span></text:p>
                </text:list-item>
                <text:list-item>
                  <text:p text:style-name="P196"><text:s/>Tables Involved</text:p>
                </text:list-item>
              </text:list>
            </text:list-item>
          </text:list>
        </text:list-item>
      </text:list>
      <text:p text:style-name="P56"/>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4"><text:span text:style-name="T78">Field</text:span><text:span text:style-name="T71"> </text:span><text:span text:style-name="T78">Name</text:span></text:p>
          </table:table-cell>
          <table:table-cell table:style-name="Table11.A1" office:value-type="string">
            <text:p text:style-name="P3">Rq</text:p>
          </table:table-cell>
          <table:table-cell table:style-name="Table11.A1" office:value-type="string">
            <text:p text:style-name="P3">Source</text:p>
          </table:table-cell>
          <table:table-cell table:style-name="Table11.D1" office:value-type="string">
            <text:p text:style-name="P3">Description</text:p>
          </table:table-cell>
        </table:table-row>
        <table:table-row table:style-name="Table11.1">
          <table:table-cell table:style-name="Table11.A2" office:value-type="string">
            <text:p text:style-name="P7"><text:span text:style-name="T78">RTI</text:span><text:span text:style-name="T71"> </text:span><text:span text:style-name="T78">Group</text:span><text:span text:style-name="T71"> </text:span><text:span text:style-name="T78">Name</text:span></text:p>
          </table:table-cell>
          <table:table-cell table:style-name="Table11.A2" office:value-type="string">
            <text:p text:style-name="P6">C</text:p>
          </table:table-cell>
          <table:table-cell table:style-name="Table11.A2" office:value-type="string">
            <text:p text:style-name="P7"><text:span text:style-name="T78">rti_groups.</text:span><text:span text:style-name="T71"> </text:span><text:span text:style-name="T78">rti_group_name</text:span></text:p>
          </table:table-cell>
          <table:table-cell table:style-name="Table11.D2" office:value-type="string">
            <text:p text:style-name="P7"><text:span text:style-name="T71"><text:s/></text:span><text:span text:style-name="T78">varchar(30)</text:span></text:p>
            <text:p text:style-name="P8"><text:s/></text:p>
          </table:table-cell>
        </table:table-row>
      </table:table>
      <text:p text:style-name="P52"/>
      <text:list xml:id="list130324528168935" text:continue-list="list130324520153074" text:style-name="WW8Num9">
        <text:list-item>
          <text:list>
            <text:list-item text:start-value="1">
              <text:p text:style-name="P109"><text:span text:style-name="T62"><text:s/>Rubric</text:span><text:span text:style-name="T65"> </text:span><text:span text:style-name="T62">Types</text:span><text:span text:style-name="T65"> – </text:span><text:span text:style-name="T62">displayRubricTypes.html</text:span></text:p>
            </text:list-item>
          </text:list>
        </text:list-item>
      </text:list>
      <text:list xml:id="list3674065398407487953" text:style-name="WW8Num43">
        <text:list-item>
          <text:list>
            <text:list-item>
              <text:list>
                <text:list-item>
                  <text:p text:style-name="P132"><text:span text:style-name="T67"><text:s/>Page </text:span><text:span text:style-name="T66">Navigation</text:span><text:span text:style-name="T65"> </text:span></text:p>
                </text:list-item>
              </text:list>
            </text:list-item>
          </text:list>
        </text:list-item>
      </text:list>
      <text:list xml:id="list4319981308570632836" text:style-name="WW8Num45">
        <text:list-item>
          <text:list>
            <text:list-item>
              <text:list>
                <text:list-item>
                  <text:list>
                    <text:list-item>
                      <text:p text:style-name="P133"><text:span text:style-name="T65"><text:s/>When </text:span><text:span text:style-name="T62">the</text:span><text:span text:style-name="T65"> </text:span><text:span text:style-name="T62">user</text:span><text:span text:style-name="T65"> </text:span><text:span text:style-name="T62">clicks</text:span><text:span text:style-name="T65"> </text:span><text:span text:style-name="T62">on</text:span><text:span text:style-name="T65"> “</text:span><text:span text:style-name="T62">add/edit</text:span><text:span text:style-name="T65">” </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ddRubricType.html</text:span><text:span text:style-name="T65">”</text:span><text:span text:style-name="T62">.</text:span></text:p>
                    </text:list-item>
                    <text:list-item>
                      <text:p text:style-name="P133"><text:span text:style-name="T65"><text:s/>When </text:span><text:span text:style-name="T62">the</text:span><text:span text:style-name="T65"> </text:span><text:span text:style-name="T62">user</text:span><text:span text:style-name="T65"> </text:span><text:span text:style-name="T62">clicks</text:span><text:span text:style-name="T65"> </text:span><text:span text:style-name="T62">on</text:span><text:span text:style-name="T65"> “</text:span><text:span text:style-name="T62">cancel</text:span><text:span text:style-name="T65">” </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ppManager.html</text:span><text:span text:style-name="T65">” </text:span></text:p>
                    </text:list-item>
                  </text:list>
                </text:list-item>
              </text:list>
            </text:list-item>
          </text:list>
        </text:list-item>
      </text:list>
      <text:list xml:id="list7112453648162901031" text:style-name="WW8Num44">
        <text:list-item>
          <text:list>
            <text:list-item>
              <text:list>
                <text:list-item>
                  <text:p text:style-name="P134"><text:span text:style-name="T67"><text:s/>Business </text:span><text:span text:style-name="T66">Logic</text:span><text:span text:style-name="T62">:</text:span><text:span text:style-name="T65"> </text:span><text:span text:style-name="T62">The</text:span><text:span text:style-name="T65"> </text:span><text:span text:style-name="T62">user</text:span><text:span text:style-name="T65"> </text:span><text:span text:style-name="T62">will</text:span><text:span text:style-name="T65"> </text:span><text:span text:style-name="T62">be</text:span><text:span text:style-name="T65"> </text:span><text:span text:style-name="T62">displayed</text:span><text:span text:style-name="T65"> </text:span><text:span text:style-name="T62">rubric</text:span><text:span text:style-name="T65"> </text:span><text:span text:style-name="T62">types</text:span><text:span text:style-name="T65"> </text:span><text:span text:style-name="T62">from</text:span><text:span text:style-name="T65"> </text:span><text:span text:style-name="T62">the</text:span><text:span text:style-name="T65"> </text:span><text:span text:style-name="T62">rubric_types</text:span><text:span text:style-name="T65"> </text:span><text:span text:style-name="T62">table.</text:span></text:p>
                </text:list-item>
                <text:list-item>
                  <text:p text:style-name="P134"><text:span text:style-name="T68"><text:s/>AddRubricType.html </text:span><text:span text:style-name="T69">:</text:span><text:span text:style-name="T68"> </text:span><text:span text:style-name="T69">This</text:span><text:span text:style-name="T68"> </text:span><text:span text:style-name="T69">page</text:span><text:span text:style-name="T68"> </text:span><text:span text:style-name="T69">allows</text:span><text:span text:style-name="T68"> </text:span><text:span text:style-name="T69">admin</text:span><text:span text:style-name="T68"> </text:span><text:span text:style-name="T69">to</text:span><text:span text:style-name="T68"> </text:span><text:span text:style-name="T69">add/edit</text:span><text:span text:style-name="T68"> </text:span><text:span text:style-name="T69">rubric</text:span><text:span text:style-name="T68"> </text:span><text:span text:style-name="T69">types.</text:span><text:span text:style-name="T68"> </text:span></text:p>
                </text:list-item>
                <text:list-item>
                  <text:p text:style-name="P210"><text:s/>Tables Involved</text:p>
                </text:list-item>
              </text:list>
            </text:list-item>
          </text:list>
        </text:list-item>
      </text:list>
      <text:p text:style-name="P58"/>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4"><text:span text:style-name="T78">Field</text:span><text:span text:style-name="T71"> </text:span><text:span text:style-name="T78">Name</text:span></text:p>
          </table:table-cell>
          <table:table-cell table:style-name="Table12.A1" office:value-type="string">
            <text:p text:style-name="P3">Rq</text:p>
          </table:table-cell>
          <table:table-cell table:style-name="Table12.A1" office:value-type="string">
            <text:p text:style-name="P3">Source</text:p>
          </table:table-cell>
          <table:table-cell table:style-name="Table12.D1" office:value-type="string">
            <text:p text:style-name="P3">Description</text:p>
          </table:table-cell>
        </table:table-row>
        <table:table-row table:style-name="Table12.1">
          <table:table-cell table:style-name="Table12.A2" office:value-type="string">
            <text:p text:style-name="P7"><text:span text:style-name="T78">Rubric</text:span><text:span text:style-name="T71"> </text:span><text:span text:style-name="T78">Type</text:span></text:p>
          </table:table-cell>
          <table:table-cell table:style-name="Table12.A2" office:value-type="string">
            <text:p text:style-name="P6">C</text:p>
          </table:table-cell>
          <table:table-cell table:style-name="Table12.A2" office:value-type="string">
            <text:p text:style-name="P7"><text:span text:style-name="T71"><text:s/></text:span><text:span text:style-name="T78">rubric_types.</text:span><text:span text:style-name="T71"> rubric_type</text:span></text:p>
          </table:table-cell>
          <table:table-cell table:style-name="Table12.D2" office:value-type="string">
            <text:p text:style-name="P7"><text:span text:style-name="T71"><text:s/></text:span><text:span text:style-name="T78">varchar(50)</text:span></text:p>
            <text:p text:style-name="P8"><text:s/></text:p>
          </table:table-cell>
        </table:table-row>
      </table:table>
      <text:p text:style-name="P52"/>
      <text:list xml:id="list130324535142386" text:continue-list="list130324528168935" text:style-name="WW8Num9">
        <text:list-item>
          <text:list>
            <text:list-item text:start-value="1">
              <text:p text:style-name="P109"><text:span text:style-name="T62"><text:s/>Assignment</text:span><text:span text:style-name="T65"> </text:span><text:span text:style-name="T62">Types</text:span><text:span text:style-name="T65"> – </text:span><text:span text:style-name="T62">displayAssignmentTypes.html</text:span></text:p>
            </text:list-item>
          </text:list>
        </text:list-item>
      </text:list>
      <text:list xml:id="list7612247852159373510" text:style-name="WW8Num46">
        <text:list-item>
          <text:list>
            <text:list-item>
              <text:list>
                <text:list-item>
                  <text:p text:style-name="P135"><text:span text:style-name="T66"><text:s/>Page</text:span><text:span text:style-name="T67"> </text:span><text:span text:style-name="T66">Navigation</text:span><text:span text:style-name="T65"> </text:span><text:span text:style-name="T62">:</text:span><text:span text:style-name="T65"> </text:span></text:p>
                </text:list-item>
              </text:list>
            </text:list-item>
          </text:list>
        </text:list-item>
      </text:list>
      <text:list xml:id="list6605432378513983924" text:style-name="WW8Num47">
        <text:list-item>
          <text:list>
            <text:list-item>
              <text:list>
                <text:list-item>
                  <text:list>
                    <text:list-item>
                      <text:p text:style-name="P136"><text:soft-page-break/><text:span text:style-name="T62"><text:s/>When</text:span><text:span text:style-name="T65"> </text:span><text:span text:style-name="T62">the</text:span><text:span text:style-name="T65"> </text:span><text:span text:style-name="T62">user</text:span><text:span text:style-name="T65"> </text:span><text:span text:style-name="T62">clicks</text:span><text:span text:style-name="T65"> </text:span><text:span text:style-name="T62">on</text:span><text:span text:style-name="T65"> </text:span><text:span text:style-name="T62">add/edit</text:span><text:span text:style-name="T65"> </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ddAssignmentType.html</text:span><text:span text:style-name="T65">”</text:span><text:span text:style-name="T62">.</text:span><text:span text:style-name="T65"> </text:span></text:p>
                    </text:list-item>
                    <text:list-item>
                      <text:p text:style-name="P136"><text:span text:style-name="T65"><text:s/>When </text:span><text:span text:style-name="T62">the</text:span><text:span text:style-name="T65"> </text:span><text:span text:style-name="T62">user</text:span><text:span text:style-name="T65"> </text:span><text:span text:style-name="T62">clicks</text:span><text:span text:style-name="T65"> </text:span><text:span text:style-name="T62">on</text:span><text:span text:style-name="T65"> “</text:span><text:span text:style-name="T62">cancel</text:span><text:span text:style-name="T65">” </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ppManager.html</text:span><text:span text:style-name="T65">” </text:span></text:p>
                    </text:list-item>
                  </text:list>
                </text:list-item>
              </text:list>
            </text:list-item>
          </text:list>
        </text:list-item>
      </text:list>
      <text:list xml:id="list130324539159809" text:continue-list="list7612247852159373510" text:style-name="WW8Num46">
        <text:list-item>
          <text:list>
            <text:list-item>
              <text:list>
                <text:list-item text:start-value="1">
                  <text:p text:style-name="P135"><text:span text:style-name="T66"><text:s/>Business</text:span><text:span text:style-name="T67"> </text:span><text:span text:style-name="T66">Logic</text:span><text:span text:style-name="T65"> <text:s/></text:span><text:span text:style-name="T62">:</text:span><text:span text:style-name="T65"> <text:s/></text:span><text:span text:style-name="T62">The</text:span><text:span text:style-name="T65"> </text:span><text:span text:style-name="T62">user</text:span><text:span text:style-name="T65"> </text:span><text:span text:style-name="T62">will</text:span><text:span text:style-name="T65"> </text:span><text:span text:style-name="T62">be</text:span><text:span text:style-name="T65"> </text:span><text:span text:style-name="T62">displayed</text:span><text:span text:style-name="T65"> </text:span><text:span text:style-name="T62">rubric</text:span><text:span text:style-name="T65"> </text:span><text:span text:style-name="T62">types</text:span><text:span text:style-name="T65"> </text:span><text:span text:style-name="T62">from</text:span><text:span text:style-name="T65"> </text:span><text:span text:style-name="T62">the</text:span><text:span text:style-name="T65"> </text:span><text:span text:style-name="T62">rubric_types</text:span><text:span text:style-name="T65"> </text:span><text:span text:style-name="T62">table.</text:span></text:p>
                </text:list-item>
                <text:list-item>
                  <text:p text:style-name="P135"><text:span text:style-name="T62"><text:s/>AddAssignmentType.html</text:span><text:span text:style-name="T65"> </text:span><text:span text:style-name="T62">:</text:span><text:span text:style-name="T65"> </text:span><text:span text:style-name="T68"><text:s/></text:span><text:span text:style-name="T69">This</text:span><text:span text:style-name="T68"> </text:span><text:span text:style-name="T69">page</text:span><text:span text:style-name="T68"> </text:span><text:span text:style-name="T69">allows</text:span><text:span text:style-name="T68"> </text:span><text:span text:style-name="T69">admin</text:span><text:span text:style-name="T68"> </text:span><text:span text:style-name="T69">to</text:span><text:span text:style-name="T68"> </text:span><text:span text:style-name="T69">add/edit</text:span><text:span text:style-name="T68"> <text:s/></text:span><text:span text:style-name="T69">assignment</text:span><text:span text:style-name="T68"> </text:span><text:span text:style-name="T69">types.</text:span></text:p>
                </text:list-item>
                <text:list-item>
                  <text:p text:style-name="P211"><text:s/>Tables Involved</text:p>
                </text:list-item>
              </text:list>
            </text:list-item>
          </text:list>
        </text:list-item>
      </text:list>
      <text:p text:style-name="P52"/>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4"><text:span text:style-name="T78">Field</text:span><text:span text:style-name="T71"> </text:span><text:span text:style-name="T78">Name</text:span></text:p>
          </table:table-cell>
          <table:table-cell table:style-name="Table13.A1" office:value-type="string">
            <text:p text:style-name="P3">Rq</text:p>
          </table:table-cell>
          <table:table-cell table:style-name="Table13.A1" office:value-type="string">
            <text:p text:style-name="P3">Source</text:p>
          </table:table-cell>
          <table:table-cell table:style-name="Table13.D1" office:value-type="string">
            <text:p text:style-name="P3">Description</text:p>
          </table:table-cell>
        </table:table-row>
        <table:table-row table:style-name="Table13.1">
          <table:table-cell table:style-name="Table13.A2" office:value-type="string">
            <text:p text:style-name="P7"><text:span text:style-name="T78">Assignment</text:span><text:span text:style-name="T71"> </text:span><text:span text:style-name="T78">Type</text:span></text:p>
          </table:table-cell>
          <table:table-cell table:style-name="Table13.A2" office:value-type="string">
            <text:p text:style-name="P6">C</text:p>
          </table:table-cell>
          <table:table-cell table:style-name="Table13.A2" office:value-type="string">
            <text:p text:style-name="P7"><text:span text:style-name="T78">assignment_type.</text:span><text:span text:style-name="T71"> assignment_type</text:span></text:p>
          </table:table-cell>
          <table:table-cell table:style-name="Table13.D2" office:value-type="string">
            <text:p text:style-name="P7"><text:span text:style-name="T71"><text:s/></text:span><text:span text:style-name="T78">Varchar(300)</text:span></text:p>
            <text:p text:style-name="P8"><text:s/></text:p>
          </table:table-cell>
        </table:table-row>
        <table:table-row table:style-name="Table13.1">
          <table:table-cell table:style-name="Table13.A2" office:value-type="string">
            <text:p text:style-name="P6">Create_date</text:p>
          </table:table-cell>
          <table:table-cell table:style-name="Table13.A2" office:value-type="string">
            <text:p text:style-name="P6"/>
          </table:table-cell>
          <table:table-cell table:style-name="Table13.A2" office:value-type="string">
            <text:p text:style-name="P6">assignment_type.create_date</text:p>
          </table:table-cell>
          <table:table-cell table:style-name="Table13.D2" office:value-type="string">
            <text:p text:style-name="P7">Date</text:p>
          </table:table-cell>
        </table:table-row>
        <table:table-row table:style-name="Table13.1">
          <table:table-cell table:style-name="Table13.A2" office:value-type="string">
            <text:p text:style-name="P6">Change_date</text:p>
          </table:table-cell>
          <table:table-cell table:style-name="Table13.A2" office:value-type="string">
            <text:p text:style-name="P6"/>
          </table:table-cell>
          <table:table-cell table:style-name="Table13.A2" office:value-type="string">
            <text:p text:style-name="P6">assignment_type.change_date</text:p>
          </table:table-cell>
          <table:table-cell table:style-name="Table13.D2" office:value-type="string">
            <text:p text:style-name="P7">time_stamp</text:p>
          </table:table-cell>
        </table:table-row>
      </table:table>
      <text:p text:style-name="P52"/>
      <text:list xml:id="list130324545144110" text:continue-list="list130324535142386" text:style-name="WW8Num9">
        <text:list-item>
          <text:list>
            <text:list-item text:start-value="1">
              <text:p text:style-name="P109"><text:span text:style-name="T62"><text:s/>Citizenship</text:span><text:span text:style-name="T65"> – </text:span><text:span text:style-name="T62">displayCitizenships.html</text:span></text:p>
            </text:list-item>
          </text:list>
        </text:list-item>
      </text:list>
      <text:list xml:id="list4152383236533798449" text:style-name="WW8Num48">
        <text:list-item>
          <text:list>
            <text:list-item>
              <text:list>
                <text:list-item>
                  <text:p text:style-name="P137"><text:span text:style-name="T66"><text:s/>Page</text:span><text:span text:style-name="T67"> </text:span><text:span text:style-name="T66">Navigation</text:span><text:span text:style-name="T62">:</text:span><text:span text:style-name="T65"> </text:span></text:p>
                </text:list-item>
              </text:list>
            </text:list-item>
          </text:list>
        </text:list-item>
      </text:list>
      <text:list xml:id="list745209845466217017" text:style-name="WW8Num49">
        <text:list-item>
          <text:list>
            <text:list-item>
              <text:list>
                <text:list-item>
                  <text:list>
                    <text:list-item>
                      <text:p text:style-name="P138"><text:span text:style-name="T62"><text:s/>When</text:span><text:span text:style-name="T65"> </text:span><text:span text:style-name="T62">the</text:span><text:span text:style-name="T65"> </text:span><text:span text:style-name="T62">user</text:span><text:span text:style-name="T65"> </text:span><text:span text:style-name="T62">clicks</text:span><text:span text:style-name="T65"> </text:span><text:span text:style-name="T62">on</text:span><text:span text:style-name="T65"> </text:span><text:span text:style-name="T62">add/edit</text:span><text:span text:style-name="T65"> </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ddCitizenship.html</text:span><text:span text:style-name="T65">”</text:span></text:p>
                    </text:list-item>
                    <text:list-item>
                      <text:p text:style-name="P138"><text:span text:style-name="T65"><text:s text:c="2"/>When </text:span><text:span text:style-name="T62">the</text:span><text:span text:style-name="T65"> </text:span><text:span text:style-name="T62">user</text:span><text:span text:style-name="T65"> </text:span><text:span text:style-name="T62">clicks</text:span><text:span text:style-name="T65"> </text:span><text:span text:style-name="T62">on</text:span><text:span text:style-name="T65"> “</text:span><text:span text:style-name="T62">cancel</text:span><text:span text:style-name="T65">” </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ppManager.html</text:span><text:span text:style-name="T65">”</text:span><text:span text:style-name="T62">.</text:span><text:span text:style-name="T65"> </text:span></text:p>
                    </text:list-item>
                  </text:list>
                </text:list-item>
              </text:list>
            </text:list-item>
          </text:list>
        </text:list-item>
      </text:list>
      <text:list xml:id="list130324548154952" text:continue-list="list4152383236533798449" text:style-name="WW8Num48">
        <text:list-item>
          <text:list>
            <text:list-item>
              <text:list>
                <text:list-item text:start-value="1">
                  <text:p text:style-name="P137"><text:span text:style-name="T66"><text:s/>Business</text:span><text:span text:style-name="T67"> </text:span><text:span text:style-name="T66">Logic</text:span><text:span text:style-name="T62">:</text:span><text:span text:style-name="T65"> <text:s text:c="2"/></text:span><text:span text:style-name="T62">The</text:span><text:span text:style-name="T65"> </text:span><text:span text:style-name="T62">user</text:span><text:span text:style-name="T65"> </text:span><text:span text:style-name="T62">will</text:span><text:span text:style-name="T65"> </text:span><text:span text:style-name="T62">be</text:span><text:span text:style-name="T65"> </text:span><text:span text:style-name="T62">displayed</text:span><text:span text:style-name="T65"> </text:span><text:span text:style-name="T62">rubric</text:span><text:span text:style-name="T65"> </text:span><text:span text:style-name="T62">types</text:span><text:span text:style-name="T65"> </text:span><text:span text:style-name="T62">from</text:span><text:span text:style-name="T65"> </text:span><text:span text:style-name="T62">the</text:span><text:span text:style-name="T65"> <text:s/></text:span><text:span text:style-name="T62">citizenship</text:span><text:span text:style-name="T65"> </text:span><text:span text:style-name="T62">table.</text:span><text:span text:style-name="T65"> </text:span></text:p>
                </text:list-item>
                <text:list-item>
                  <text:p text:style-name="P137"><text:span text:style-name="T62"><text:s/>addCitizenship.html</text:span><text:span text:style-name="T65"> </text:span><text:span text:style-name="T62">:</text:span><text:span text:style-name="T65"> <text:s/></text:span><text:span text:style-name="T62">This</text:span><text:span text:style-name="T65"> </text:span><text:span text:style-name="T62">page</text:span><text:span text:style-name="T65"> </text:span><text:span text:style-name="T62">allows</text:span><text:span text:style-name="T65"> </text:span><text:span text:style-name="T62">admin</text:span><text:span text:style-name="T65"> </text:span><text:span text:style-name="T62">to</text:span><text:span text:style-name="T65"> </text:span><text:span text:style-name="T62">add/edit</text:span><text:span text:style-name="T65"> </text:span><text:span text:style-name="T62">values</text:span><text:span text:style-name="T65"> </text:span><text:span text:style-name="T62">into</text:span><text:span text:style-name="T65"> </text:span><text:span text:style-name="T62">citizenship</text:span><text:span text:style-name="T65"> </text:span><text:span text:style-name="T62">table.</text:span></text:p>
                </text:list-item>
                <text:list-item>
                  <text:p text:style-name="P197"><text:s/>Tables Involved</text:p>
                </text:list-item>
              </text:list>
            </text:list-item>
          </text:list>
        </text:list-item>
      </text:list>
      <text:p text:style-name="P52"/>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4"><text:span text:style-name="T78">Field</text:span><text:span text:style-name="T71"> </text:span><text:span text:style-name="T78">Name</text:span></text:p>
          </table:table-cell>
          <table:table-cell table:style-name="Table14.A1" office:value-type="string">
            <text:p text:style-name="P3">Rq</text:p>
          </table:table-cell>
          <table:table-cell table:style-name="Table14.A1" office:value-type="string">
            <text:p text:style-name="P3">Source</text:p>
          </table:table-cell>
          <table:table-cell table:style-name="Table14.D1" office:value-type="string">
            <text:p text:style-name="P3">Description</text:p>
          </table:table-cell>
        </table:table-row>
        <table:table-row table:style-name="Table14.1">
          <table:table-cell table:style-name="Table14.A2" office:value-type="string">
            <text:p text:style-name="P7"><text:span text:style-name="T78">Citizenship</text:span><text:span text:style-name="T71"> </text:span><text:span text:style-name="T78">name</text:span></text:p>
          </table:table-cell>
          <table:table-cell table:style-name="Table14.A2" office:value-type="string">
            <text:p text:style-name="P6">C</text:p>
          </table:table-cell>
          <table:table-cell table:style-name="Table14.A2" office:value-type="string">
            <text:p text:style-name="P7"><text:span text:style-name="T71"><text:s/></text:span><text:span text:style-name="T78">citizenship.</text:span><text:span text:style-name="T71"> citizenship_name</text:span></text:p>
          </table:table-cell>
          <table:table-cell table:style-name="Table14.D2" office:value-type="string">
            <text:p text:style-name="P7"><text:span text:style-name="T71"><text:s/></text:span><text:span text:style-name="T78">varchar(20)</text:span></text:p>
            <text:p text:style-name="P8"><text:s/></text:p>
          </table:table-cell>
        </table:table-row>
      </table:table>
      <text:p text:style-name="P52"/>
      <text:list xml:id="list130324553158283" text:continue-list="list130324545144110" text:style-name="WW8Num9">
        <text:list-item>
          <text:list>
            <text:list-item text:start-value="1">
              <text:p text:style-name="P109"><text:span text:style-name="T62"><text:s/>Comments</text:span><text:span text:style-name="T65"> – </text:span><text:span text:style-name="T62">displayComments.html</text:span><text:span text:style-name="T65"> </text:span></text:p>
            </text:list-item>
          </text:list>
        </text:list-item>
      </text:list>
      <text:list xml:id="list767980658800463404" text:style-name="WW8Num50">
        <text:list-item>
          <text:list>
            <text:list-item>
              <text:list>
                <text:list-item>
                  <text:p text:style-name="P139"><text:span text:style-name="T66">Page</text:span><text:span text:style-name="T67"> </text:span><text:span text:style-name="T66">Navigation</text:span><text:span text:style-name="T62">:</text:span></text:p>
                </text:list-item>
              </text:list>
            </text:list-item>
          </text:list>
        </text:list-item>
      </text:list>
      <text:list xml:id="list3573126850317283666" text:style-name="WW8Num51">
        <text:list-item>
          <text:list>
            <text:list-item>
              <text:list>
                <text:list-item>
                  <text:list>
                    <text:list-item>
                      <text:p text:style-name="P140"><text:span text:style-name="T62"><text:s/>When</text:span><text:span text:style-name="T65"> </text:span><text:span text:style-name="T62">the</text:span><text:span text:style-name="T65"> </text:span><text:span text:style-name="T62">user</text:span><text:span text:style-name="T65"> </text:span><text:span text:style-name="T62">clicks</text:span><text:span text:style-name="T65"> </text:span><text:span text:style-name="T62">on</text:span><text:span text:style-name="T65"> “</text:span><text:span text:style-name="T62">add/edit</text:span><text:span text:style-name="T65">” </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ddComment.html</text:span><text:span text:style-name="T65">” </text:span><text:span text:style-name="T62">page.</text:span></text:p>
                    </text:list-item>
                    <text:list-item>
                      <text:p text:style-name="P140"><text:span text:style-name="T65"><text:s/>When </text:span><text:span text:style-name="T62">the</text:span><text:span text:style-name="T65"> </text:span><text:span text:style-name="T62">user</text:span><text:span text:style-name="T65"> </text:span><text:span text:style-name="T62">clicks</text:span><text:span text:style-name="T65"> </text:span><text:span text:style-name="T62">on</text:span><text:span text:style-name="T65"> “</text:span><text:span text:style-name="T62">cancel</text:span><text:span text:style-name="T65">” </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ppManager.html</text:span><text:span text:style-name="T65">”</text:span><text:span text:style-name="T62">.</text:span><text:span text:style-name="T65"> </text:span></text:p>
                    </text:list-item>
                  </text:list>
                </text:list-item>
              </text:list>
            </text:list-item>
          </text:list>
        </text:list-item>
      </text:list>
      <text:list xml:id="list130324556144763" text:continue-list="list767980658800463404" text:style-name="WW8Num50">
        <text:list-item>
          <text:list>
            <text:list-item>
              <text:list>
                <text:list-item text:start-value="1">
                  <text:p text:style-name="P139"><text:span text:style-name="T66"><text:s/>Business</text:span><text:span text:style-name="T67"> </text:span><text:span text:style-name="T66">Logic</text:span><text:span text:style-name="T62">:</text:span><text:span text:style-name="T65"> <text:s/></text:span><text:span text:style-name="T62">The</text:span><text:span text:style-name="T65"> </text:span><text:span text:style-name="T62">user</text:span><text:span text:style-name="T65"> </text:span><text:span text:style-name="T62">will</text:span><text:span text:style-name="T65"> </text:span><text:span text:style-name="T62">be</text:span><text:span text:style-name="T65"> </text:span><text:span text:style-name="T62">displayed</text:span><text:span text:style-name="T65"> </text:span><text:span text:style-name="T62">values</text:span><text:span text:style-name="T65"> </text:span><text:span text:style-name="T62">from</text:span><text:span text:style-name="T65"> </text:span><text:span text:style-name="T62">comments</text:span><text:span text:style-name="T65"> </text:span><text:span text:style-name="T62">table.</text:span></text:p>
                </text:list-item>
                <text:list-item>
                  <text:p text:style-name="P139"><text:span text:style-name="T62"><text:s/>addComment.html</text:span><text:span text:style-name="T65"> </text:span><text:span text:style-name="T62">:</text:span><text:span text:style-name="T65"> <text:s/></text:span><text:span text:style-name="T62">This</text:span><text:span text:style-name="T65"> </text:span><text:span text:style-name="T62">page</text:span><text:span text:style-name="T65"> </text:span><text:span text:style-name="T62">allows</text:span><text:span text:style-name="T65"> </text:span><text:span text:style-name="T62">admin</text:span><text:span text:style-name="T65"> </text:span><text:span text:style-name="T62">to</text:span><text:span text:style-name="T65"> </text:span><text:span text:style-name="T62">add/edit</text:span><text:span text:style-name="T65"> </text:span><text:span text:style-name="T62">values</text:span><text:span text:style-name="T65"> </text:span><text:span text:style-name="T62">into</text:span><text:span text:style-name="T65"> </text:span><text:span text:style-name="T62">comments</text:span><text:span text:style-name="T65"> </text:span><text:span text:style-name="T62">table.</text:span><text:span text:style-name="T65"> </text:span></text:p>
                </text:list-item>
                <text:list-item>
                  <text:p text:style-name="P212"><text:s/>Tables Involved</text:p>
                </text:list-item>
              </text:list>
            </text:list-item>
          </text:list>
        </text:list-item>
      </text:list>
      <text:p text:style-name="P52"/>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4"><text:span text:style-name="T78">Field</text:span><text:span text:style-name="T71"> </text:span><text:span text:style-name="T78">Name</text:span></text:p>
          </table:table-cell>
          <table:table-cell table:style-name="Table15.A1" office:value-type="string">
            <text:p text:style-name="P3">Rq</text:p>
          </table:table-cell>
          <table:table-cell table:style-name="Table15.A1" office:value-type="string">
            <text:p text:style-name="P3">Source</text:p>
          </table:table-cell>
          <table:table-cell table:style-name="Table15.D1" office:value-type="string">
            <text:p text:style-name="P3">Description</text:p>
          </table:table-cell>
        </table:table-row>
        <table:table-row table:style-name="Table15.1">
          <table:table-cell table:style-name="Table15.A2" office:value-type="string">
            <text:p text:style-name="P6">Comment</text:p>
          </table:table-cell>
          <table:table-cell table:style-name="Table15.A2" office:value-type="string">
            <text:p text:style-name="P6">C</text:p>
          </table:table-cell>
          <table:table-cell table:style-name="Table15.A2" office:value-type="string">
            <text:p text:style-name="P6">Comments.comment</text:p>
          </table:table-cell>
          <table:table-cell table:style-name="Table15.D2" office:value-type="string">
            <text:p text:style-name="P7"><text:span text:style-name="T71"><text:s/></text:span><text:span text:style-name="T78">varchar(100)</text:span></text:p>
            <text:p text:style-name="P8"><text:s/></text:p>
          </table:table-cell>
        </table:table-row>
      </table:table>
      <text:p text:style-name="P52"/>
      <text:list xml:id="list130324561162292" text:continue-list="list130324553158283" text:style-name="WW8Num9">
        <text:list-item>
          <text:list>
            <text:list-item text:start-value="1">
              <text:p text:style-name="P109"><text:span text:style-name="T62"><text:s/>Country</text:span><text:span text:style-name="T65"> – </text:span><text:span text:style-name="T62">displayCountries.html</text:span><text:span text:style-name="T65"> </text:span></text:p>
            </text:list-item>
          </text:list>
        </text:list-item>
      </text:list>
      <text:list xml:id="list2614061972912513436" text:style-name="WW8Num52">
        <text:list-item>
          <text:list>
            <text:list-item>
              <text:list>
                <text:list-item>
                  <text:p text:style-name="P141"><text:span text:style-name="T66"><text:s/>Page</text:span><text:span text:style-name="T67"> </text:span><text:span text:style-name="T66">Navigation</text:span><text:span text:style-name="T62">:</text:span><text:span text:style-name="T65"> </text:span></text:p>
                </text:list-item>
              </text:list>
            </text:list-item>
          </text:list>
        </text:list-item>
      </text:list>
      <text:list xml:id="list1246771986088968875" text:style-name="WW8Num53">
        <text:list-item>
          <text:list>
            <text:list-item>
              <text:list>
                <text:list-item>
                  <text:list>
                    <text:list-item>
                      <text:p text:style-name="P142"><text:span text:style-name="T62"><text:s/>When</text:span><text:span text:style-name="T65"> </text:span><text:span text:style-name="T62">the</text:span><text:span text:style-name="T65"> </text:span><text:span text:style-name="T62">user</text:span><text:span text:style-name="T65"> </text:span><text:span text:style-name="T62">clicks</text:span><text:span text:style-name="T65"> </text:span><text:span text:style-name="T62">on</text:span><text:span text:style-name="T65"> “</text:span><text:span text:style-name="T62">add/edit</text:span><text:span text:style-name="T65">” </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ddCountry.html</text:span><text:span text:style-name="T65">” </text:span><text:span text:style-name="T62">page.</text:span></text:p>
                    </text:list-item>
                    <text:list-item>
                      <text:p text:style-name="P142"><text:span text:style-name="T65"><text:s/>When </text:span><text:span text:style-name="T62">the</text:span><text:span text:style-name="T65"> </text:span><text:span text:style-name="T62">user</text:span><text:span text:style-name="T65"> </text:span><text:span text:style-name="T62">clicks</text:span><text:span text:style-name="T65"> </text:span><text:span text:style-name="T62">on</text:span><text:span text:style-name="T65"> “</text:span><text:span text:style-name="T62">cancel</text:span><text:span text:style-name="T65">” </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ppManager.html</text:span><text:span text:style-name="T65">”</text:span><text:span text:style-name="T62">.</text:span><text:span text:style-name="T65"> </text:span></text:p>
                    </text:list-item>
                  </text:list>
                </text:list-item>
              </text:list>
            </text:list-item>
          </text:list>
        </text:list-item>
      </text:list>
      <text:list xml:id="list130324564164955" text:continue-list="list2614061972912513436" text:style-name="WW8Num52">
        <text:list-item>
          <text:list>
            <text:list-item>
              <text:list>
                <text:list-item text:start-value="1">
                  <text:p text:style-name="P141"><text:span text:style-name="T66"><text:s/>Business</text:span><text:span text:style-name="T67"> </text:span><text:span text:style-name="T66">Logic</text:span><text:span text:style-name="T62">:</text:span><text:span text:style-name="T65"> <text:s/></text:span><text:span text:style-name="T62">The</text:span><text:span text:style-name="T65"> </text:span><text:span text:style-name="T62">user</text:span><text:span text:style-name="T65"> </text:span><text:span text:style-name="T62">will</text:span><text:span text:style-name="T65"> </text:span><text:span text:style-name="T62">be</text:span><text:span text:style-name="T65"> </text:span><text:span text:style-name="T62">displayed</text:span><text:span text:style-name="T65"> </text:span><text:span text:style-name="T62">values</text:span><text:span text:style-name="T65"> </text:span><text:span text:style-name="T62">from</text:span><text:span text:style-name="T65"> </text:span><text:span text:style-name="T62">country</text:span><text:span text:style-name="T65"> </text:span><text:span text:style-name="T62">table.</text:span></text:p>
                </text:list-item>
                <text:list-item>
                  <text:p text:style-name="P141"><text:span text:style-name="T62"><text:s/>addCountries.html</text:span><text:span text:style-name="T65"> </text:span><text:span text:style-name="T62">:</text:span><text:span text:style-name="T65"> </text:span><text:span text:style-name="T62">This</text:span><text:span text:style-name="T65"> </text:span><text:span text:style-name="T62">page</text:span><text:span text:style-name="T65"> </text:span><text:span text:style-name="T62">allows</text:span><text:span text:style-name="T65"> </text:span><text:span text:style-name="T62">the</text:span><text:span text:style-name="T65"> </text:span><text:span text:style-name="T62">admin</text:span><text:span text:style-name="T65"> </text:span><text:span text:style-name="T62">to</text:span><text:span text:style-name="T65"> </text:span><text:span text:style-name="T62">add/edit</text:span><text:span text:style-name="T65"> </text:span><text:span text:style-name="T62">values</text:span><text:span text:style-name="T65"> </text:span><text:span text:style-name="T62">into</text:span><text:span text:style-name="T65"> </text:span><text:span text:style-name="T62">country</text:span><text:span text:style-name="T65"> </text:span><text:span text:style-name="T62">table.</text:span></text:p>
                </text:list-item>
                <text:list-item>
                  <text:p text:style-name="P198"><text:s/>Tables Involved</text:p>
                </text:list-item>
              </text:list>
            </text:list-item>
          </text:list>
        </text:list-item>
      </text:list>
      <text:p text:style-name="P52"/>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4"><text:span text:style-name="T78">Field</text:span><text:span text:style-name="T71"> </text:span><text:span text:style-name="T78">Name</text:span></text:p>
          </table:table-cell>
          <table:table-cell table:style-name="Table16.A1" office:value-type="string">
            <text:p text:style-name="P3">Rq</text:p>
          </table:table-cell>
          <table:table-cell table:style-name="Table16.A1" office:value-type="string">
            <text:p text:style-name="P3">Source</text:p>
          </table:table-cell>
          <table:table-cell table:style-name="Table16.D1" office:value-type="string">
            <text:p text:style-name="P3">Description</text:p>
          </table:table-cell>
        </table:table-row>
        <table:table-row table:style-name="Table16.1">
          <table:table-cell table:style-name="Table16.A2" office:value-type="string">
            <text:p text:style-name="P7"><text:span text:style-name="T78">Country</text:span><text:span text:style-name="T71"> </text:span><text:span text:style-name="T78">Name</text:span></text:p>
          </table:table-cell>
          <table:table-cell table:style-name="Table16.A2" office:value-type="string">
            <text:p text:style-name="P6">C</text:p>
          </table:table-cell>
          <table:table-cell table:style-name="Table16.A2" office:value-type="string">
            <text:p text:style-name="P7"><text:span text:style-name="T71"><text:s/>country</text:span><text:span text:style-name="T78">.</text:span><text:span text:style-name="T71"> country</text:span></text:p>
          </table:table-cell>
          <table:table-cell table:style-name="Table16.D2" office:value-type="string">
            <text:p text:style-name="P7"><text:span text:style-name="T71"><text:s/></text:span><text:span text:style-name="T78">Varchar(45)</text:span></text:p>
            <text:p text:style-name="P8"><text:s/></text:p>
          </table:table-cell>
        </table:table-row>
        <table:table-row table:style-name="Table16.1">
          <table:table-cell table:style-name="Table16.A2" office:value-type="string">
            <text:p text:style-name="P6">Continent</text:p>
          </table:table-cell>
          <table:table-cell table:style-name="Table16.A2" office:value-type="string">
            <text:p text:style-name="P6">C</text:p>
          </table:table-cell>
          <table:table-cell table:style-name="Table16.A2" office:value-type="string">
            <text:p text:style-name="P7">country.continent</text:p>
          </table:table-cell>
          <table:table-cell table:style-name="Table16.D2" office:value-type="string">
            <text:p text:style-name="P7">varchar(45)</text:p>
          </table:table-cell>
        </table:table-row>
      </table:table>
      <text:p text:style-name="P52"/>
      <text:list xml:id="list130324569147423" text:continue-list="list130324561162292" text:style-name="WW8Num9">
        <text:list-item>
          <text:list>
            <text:list-item text:start-value="1">
              <text:p text:style-name="P109"><text:span text:style-name="T62"><text:s/>Days</text:span><text:span text:style-name="T65"> – </text:span><text:span text:style-name="T62">displayDays.html</text:span><text:span text:style-name="T65"> </text:span></text:p>
            </text:list-item>
          </text:list>
        </text:list-item>
      </text:list>
      <text:list xml:id="list2357049022228260545" text:style-name="WW8Num54">
        <text:list-item>
          <text:list>
            <text:list-item>
              <text:list>
                <text:list-item>
                  <text:p text:style-name="P143"><text:span text:style-name="T66"><text:s/>Page</text:span><text:span text:style-name="T67"> </text:span><text:span text:style-name="T66">Navigation</text:span><text:span text:style-name="T62">:</text:span><text:span text:style-name="T65"> </text:span></text:p>
                </text:list-item>
              </text:list>
            </text:list-item>
          </text:list>
        </text:list-item>
      </text:list>
      <text:list xml:id="list3641857998496848835" text:style-name="WW8Num55">
        <text:list-item>
          <text:list>
            <text:list-item>
              <text:list>
                <text:list-item>
                  <text:list>
                    <text:list-item>
                      <text:p text:style-name="P144"><text:span text:style-name="T62"><text:s/>When</text:span><text:span text:style-name="T65"> </text:span><text:span text:style-name="T62">the</text:span><text:span text:style-name="T65"> </text:span><text:span text:style-name="T62">user</text:span><text:span text:style-name="T65"> </text:span><text:span text:style-name="T62">clicks</text:span><text:span text:style-name="T65"> </text:span><text:span text:style-name="T62">on</text:span><text:span text:style-name="T65"> “</text:span><text:span text:style-name="T62">add/edit</text:span><text:span text:style-name="T65">” </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ddDay.html</text:span><text:span text:style-name="T65">”</text:span><text:span text:style-name="T62">.</text:span></text:p>
                    </text:list-item>
                    <text:list-item>
                      <text:p text:style-name="P144"><text:span text:style-name="T65"><text:s/>When </text:span><text:span text:style-name="T62">the</text:span><text:span text:style-name="T65"> </text:span><text:span text:style-name="T62">user</text:span><text:span text:style-name="T65"> </text:span><text:span text:style-name="T62">clicks</text:span><text:span text:style-name="T65"> </text:span><text:span text:style-name="T62">on</text:span><text:span text:style-name="T65"> “</text:span><text:span text:style-name="T62">cancel</text:span><text:span text:style-name="T65">” </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ppManager.html</text:span><text:span text:style-name="T65">”</text:span><text:span text:style-name="T62">.</text:span><text:span text:style-name="T65"> </text:span></text:p>
                    </text:list-item>
                  </text:list>
                </text:list-item>
              </text:list>
            </text:list-item>
          </text:list>
        </text:list-item>
      </text:list>
      <text:list xml:id="list130324573169629" text:continue-list="list2357049022228260545" text:style-name="WW8Num54">
        <text:list-item>
          <text:list>
            <text:list-item>
              <text:list>
                <text:list-item text:start-value="1">
                  <text:p text:style-name="P143"><text:span text:style-name="T66"><text:s/>Business</text:span><text:span text:style-name="T67"> </text:span><text:span text:style-name="T66">Logic</text:span><text:span text:style-name="T62">:</text:span><text:span text:style-name="T65"> </text:span><text:span text:style-name="T62">The</text:span><text:span text:style-name="T65"> </text:span><text:span text:style-name="T62">user</text:span><text:span text:style-name="T65"> </text:span><text:span text:style-name="T62">will</text:span><text:span text:style-name="T65"> </text:span><text:span text:style-name="T62">be</text:span><text:span text:style-name="T65"> </text:span><text:span text:style-name="T62">displayed</text:span><text:span text:style-name="T65"> </text:span><text:span text:style-name="T62">values</text:span><text:span text:style-name="T65"> </text:span><text:span text:style-name="T62">from</text:span><text:span text:style-name="T65"> </text:span><text:span text:style-name="T62">days</text:span><text:span text:style-name="T65"> </text:span><text:span text:style-name="T62">table.</text:span></text:p>
                </text:list-item>
                <text:list-item>
                  <text:p text:style-name="P143"><text:span text:style-name="T62"><text:s/>addDay.html:</text:span><text:span text:style-name="T65"> </text:span><text:span text:style-name="T62">This</text:span><text:span text:style-name="T65"> </text:span><text:span text:style-name="T62">page</text:span><text:span text:style-name="T65"> </text:span><text:span text:style-name="T62">allows</text:span><text:span text:style-name="T65"> </text:span><text:span text:style-name="T62">the</text:span><text:span text:style-name="T65"> </text:span><text:span text:style-name="T62">admin</text:span><text:span text:style-name="T65"> </text:span><text:span text:style-name="T62">to</text:span><text:span text:style-name="T65"> </text:span><text:span text:style-name="T62">add/edit</text:span><text:span text:style-name="T65"> </text:span><text:span text:style-name="T62">values</text:span><text:span text:style-name="T65"> </text:span><text:span text:style-name="T62">into</text:span><text:span text:style-name="T65"> </text:span><text:span text:style-name="T62">days</text:span><text:span text:style-name="T65"> </text:span><text:span text:style-name="T62">table.</text:span></text:p>
                </text:list-item>
                <text:list-item>
                  <text:p text:style-name="P143"><text:span text:style-name="T62"><text:s/></text:span><text:span text:style-name="T66">Tables Involved</text:span></text:p>
                </text:list-item>
              </text:list>
            </text:list-item>
          </text:list>
        </text:list-item>
      </text:list>
      <text:p text:style-name="P52"/>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4"><text:span text:style-name="T78">Field</text:span><text:span text:style-name="T71"> </text:span><text:span text:style-name="T78">Name</text:span></text:p>
          </table:table-cell>
          <table:table-cell table:style-name="Table17.A1" office:value-type="string">
            <text:p text:style-name="P3">Rq</text:p>
          </table:table-cell>
          <table:table-cell table:style-name="Table17.A1" office:value-type="string">
            <text:p text:style-name="P3">Source</text:p>
          </table:table-cell>
          <table:table-cell table:style-name="Table17.D1" office:value-type="string">
            <text:p text:style-name="P3">Description</text:p>
          </table:table-cell>
        </table:table-row>
        <table:table-row table:style-name="Table17.1">
          <table:table-cell table:style-name="Table17.A2" office:value-type="string">
            <text:p text:style-name="P6">Day</text:p>
          </table:table-cell>
          <table:table-cell table:style-name="Table17.A2" office:value-type="string">
            <text:p text:style-name="P6">C</text:p>
          </table:table-cell>
          <table:table-cell table:style-name="Table17.A2" office:value-type="string">
            <text:p text:style-name="P7"><text:span text:style-name="T78">days.</text:span><text:span text:style-name="T71"> Day</text:span></text:p>
          </table:table-cell>
          <table:table-cell table:style-name="Table17.D2" office:value-type="string">
            <text:p text:style-name="P7"><text:span text:style-name="T71"><text:s/></text:span><text:span text:style-name="T78">Varchar(10)</text:span></text:p>
            <text:p text:style-name="P8"><text:s/></text:p>
          </table:table-cell>
        </table:table-row>
        <table:table-row table:style-name="Table17.1">
          <table:table-cell table:style-name="Table17.A2" office:value-type="string">
            <text:p text:style-name="P6">create_date</text:p>
          </table:table-cell>
          <table:table-cell table:style-name="Table17.A2" office:value-type="string">
            <text:p text:style-name="P6"/>
          </table:table-cell>
          <table:table-cell table:style-name="Table17.A2" office:value-type="string">
            <text:p text:style-name="P7">Days.create_date</text:p>
          </table:table-cell>
          <table:table-cell table:style-name="Table17.D2" office:value-type="string">
            <text:p text:style-name="P7">Date</text:p>
          </table:table-cell>
        </table:table-row>
        <table:table-row table:style-name="Table17.1">
          <table:table-cell table:style-name="Table17.A2" office:value-type="string">
            <text:p text:style-name="P6">change_date</text:p>
          </table:table-cell>
          <table:table-cell table:style-name="Table17.A2" office:value-type="string">
            <text:p text:style-name="P6"/>
          </table:table-cell>
          <table:table-cell table:style-name="Table17.A2" office:value-type="string">
            <text:p text:style-name="P7">Days.change_date</text:p>
          </table:table-cell>
          <table:table-cell table:style-name="Table17.D2" office:value-type="string">
            <text:p text:style-name="P7">Timestamp</text:p>
          </table:table-cell>
        </table:table-row>
      </table:table>
      <text:p text:style-name="P52"/>
      <text:list xml:id="list130324578158262" text:continue-list="list130324569147423" text:style-name="WW8Num9">
        <text:list-item>
          <text:list>
            <text:list-item text:start-value="1">
              <text:p text:style-name="P109"><text:soft-page-break/><text:span text:style-name="T62"><text:s/>Minutes</text:span><text:span text:style-name="T65"> – </text:span><text:span text:style-name="T62">displayMinutes.html</text:span></text:p>
            </text:list-item>
          </text:list>
        </text:list-item>
      </text:list>
      <text:list xml:id="list4937070598989938650" text:style-name="WW8Num56">
        <text:list-item>
          <text:list>
            <text:list-item>
              <text:list>
                <text:list-item>
                  <text:p text:style-name="P145"><text:span text:style-name="T66"><text:s/>Page</text:span><text:span text:style-name="T67"> </text:span><text:span text:style-name="T66">Navigation</text:span><text:span text:style-name="T62">:</text:span><text:span text:style-name="T65"> </text:span></text:p>
                </text:list-item>
              </text:list>
            </text:list-item>
          </text:list>
        </text:list-item>
      </text:list>
      <text:list xml:id="list8927414190980505514" text:style-name="WW8Num57">
        <text:list-item>
          <text:list>
            <text:list-item>
              <text:list>
                <text:list-item>
                  <text:list>
                    <text:list-item>
                      <text:p text:style-name="P146"><text:span text:style-name="T62"><text:s/>When</text:span><text:span text:style-name="T65"> </text:span><text:span text:style-name="T62">the</text:span><text:span text:style-name="T65"> </text:span><text:span text:style-name="T62">user</text:span><text:span text:style-name="T65"> </text:span><text:span text:style-name="T62">clicks</text:span><text:span text:style-name="T65"> </text:span><text:span text:style-name="T62">on</text:span><text:span text:style-name="T65"> “</text:span><text:span text:style-name="T62">add/edit</text:span><text:span text:style-name="T65">” </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ddMinute.html</text:span><text:span text:style-name="T65">” </text:span><text:span text:style-name="T62">page.</text:span></text:p>
                    </text:list-item>
                    <text:list-item>
                      <text:p text:style-name="P146"><text:span text:style-name="T65"><text:s/>When </text:span><text:span text:style-name="T62">the</text:span><text:span text:style-name="T65"> </text:span><text:span text:style-name="T62">user</text:span><text:span text:style-name="T65"> </text:span><text:span text:style-name="T62">clicks</text:span><text:span text:style-name="T65"> </text:span><text:span text:style-name="T62">on</text:span><text:span text:style-name="T65"> “</text:span><text:span text:style-name="T62">cancel</text:span><text:span text:style-name="T65">” </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ppManager.html</text:span><text:span text:style-name="T65">”</text:span><text:span text:style-name="T62">.</text:span><text:span text:style-name="T65"> </text:span></text:p>
                    </text:list-item>
                  </text:list>
                </text:list-item>
              </text:list>
            </text:list-item>
          </text:list>
        </text:list-item>
      </text:list>
      <text:list xml:id="list130324581150750" text:continue-list="list4937070598989938650" text:style-name="WW8Num56">
        <text:list-item>
          <text:list>
            <text:list-item>
              <text:list>
                <text:list-item text:start-value="1">
                  <text:p text:style-name="P145"><text:span text:style-name="T66"><text:s/>Business</text:span><text:span text:style-name="T67"> </text:span><text:span text:style-name="T66">Logic</text:span><text:span text:style-name="T65"> </text:span><text:span text:style-name="T62">:</text:span><text:span text:style-name="T65"> </text:span><text:span text:style-name="T62">The</text:span><text:span text:style-name="T65"> </text:span><text:span text:style-name="T62">user</text:span><text:span text:style-name="T65"> </text:span><text:span text:style-name="T62">will</text:span><text:span text:style-name="T65"> </text:span><text:span text:style-name="T62">be</text:span><text:span text:style-name="T65"> </text:span><text:span text:style-name="T62">displayed</text:span><text:span text:style-name="T65"> </text:span><text:span text:style-name="T62">values</text:span><text:span text:style-name="T65"> </text:span><text:span text:style-name="T62">from</text:span><text:span text:style-name="T65"> </text:span><text:span text:style-name="T62">minute</text:span><text:span text:style-name="T65"> </text:span><text:span text:style-name="T62">table.</text:span></text:p>
                </text:list-item>
                <text:list-item>
                  <text:p text:style-name="P145"><text:span text:style-name="T62"><text:s/>addMinute.html:</text:span><text:span text:style-name="T65"> </text:span><text:span text:style-name="T62">This</text:span><text:span text:style-name="T65"> </text:span><text:span text:style-name="T62">page</text:span><text:span text:style-name="T65"> </text:span><text:span text:style-name="T62">allows</text:span><text:span text:style-name="T65"> </text:span><text:span text:style-name="T62">the</text:span><text:span text:style-name="T65"> </text:span><text:span text:style-name="T62">admin</text:span><text:span text:style-name="T65"> </text:span><text:span text:style-name="T62">to</text:span><text:span text:style-name="T65"> </text:span><text:span text:style-name="T62">add/edit</text:span><text:span text:style-name="T65"> </text:span><text:span text:style-name="T62">values</text:span><text:span text:style-name="T65"> </text:span><text:span text:style-name="T62">into</text:span><text:span text:style-name="T65"> </text:span><text:span text:style-name="T62">minute</text:span><text:span text:style-name="T65"> </text:span><text:span text:style-name="T62">table.</text:span></text:p>
                </text:list-item>
                <text:list-item>
                  <text:p text:style-name="P199"><text:s/>Tables Involved: </text:p>
                </text:list-item>
              </text:list>
            </text:list-item>
          </text:list>
        </text:list-item>
      </text:list>
      <text:p text:style-name="P52"/>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4"><text:span text:style-name="T78">Field</text:span><text:span text:style-name="T71"> </text:span><text:span text:style-name="T78">Name</text:span></text:p>
          </table:table-cell>
          <table:table-cell table:style-name="Table18.A1" office:value-type="string">
            <text:p text:style-name="P3">Rq</text:p>
          </table:table-cell>
          <table:table-cell table:style-name="Table18.A1" office:value-type="string">
            <text:p text:style-name="P3">Source</text:p>
          </table:table-cell>
          <table:table-cell table:style-name="Table18.D1" office:value-type="string">
            <text:p text:style-name="P3">Description</text:p>
          </table:table-cell>
        </table:table-row>
        <table:table-row table:style-name="Table18.1">
          <table:table-cell table:style-name="Table18.A2" office:value-type="string">
            <text:p text:style-name="P6">Minute</text:p>
          </table:table-cell>
          <table:table-cell table:style-name="Table18.A2" office:value-type="string">
            <text:p text:style-name="P6">C</text:p>
          </table:table-cell>
          <table:table-cell table:style-name="Table18.A2" office:value-type="string">
            <text:p text:style-name="P6">minutes.minute</text:p>
          </table:table-cell>
          <table:table-cell table:style-name="Table18.D2" office:value-type="string">
            <text:p text:style-name="P7"><text:span text:style-name="T71"><text:s/></text:span><text:span text:style-name="T78">varchar(20)</text:span></text:p>
            <text:p text:style-name="P8"><text:s/></text:p>
          </table:table-cell>
        </table:table-row>
      </table:table>
      <text:p text:style-name="P52"/>
      <text:list xml:id="list130324586171454" text:continue-list="list130324578158262" text:style-name="WW8Num9">
        <text:list-item>
          <text:list>
            <text:list-item text:start-value="1">
              <text:p text:style-name="P109"><text:span text:style-name="T62"><text:s/>Security</text:span><text:span text:style-name="T65"> </text:span><text:span text:style-name="T62">Question</text:span><text:span text:style-name="T65"> – </text:span><text:span text:style-name="T62">displaySecurityQuestions.html</text:span></text:p>
            </text:list-item>
          </text:list>
        </text:list-item>
      </text:list>
      <text:list xml:id="list7120650109399566103" text:style-name="WW8Num58">
        <text:list-item>
          <text:list>
            <text:list-item>
              <text:list>
                <text:list-item>
                  <text:p text:style-name="P147"><text:span text:style-name="T66"><text:s/>Page</text:span><text:span text:style-name="T67"> </text:span><text:span text:style-name="T66">Navigation</text:span><text:span text:style-name="T62">:</text:span><text:span text:style-name="T65"> </text:span></text:p>
                </text:list-item>
              </text:list>
            </text:list-item>
          </text:list>
        </text:list-item>
      </text:list>
      <text:list xml:id="list7544245680438720451" text:style-name="WW8Num59">
        <text:list-item>
          <text:list>
            <text:list-item>
              <text:list>
                <text:list-item>
                  <text:list>
                    <text:list-item>
                      <text:p text:style-name="P148"><text:span text:style-name="T62"><text:s/>When</text:span><text:span text:style-name="T65"> </text:span><text:span text:style-name="T62">the</text:span><text:span text:style-name="T65"> </text:span><text:span text:style-name="T62">user</text:span><text:span text:style-name="T65"> </text:span><text:span text:style-name="T62">clicks</text:span><text:span text:style-name="T65"> </text:span><text:span text:style-name="T62">on</text:span><text:span text:style-name="T65"> “</text:span><text:span text:style-name="T62">add/edit</text:span><text:span text:style-name="T65">” </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ddSecurityQuestion.html</text:span><text:span text:style-name="T65">” </text:span><text:span text:style-name="T62">page.</text:span></text:p>
                    </text:list-item>
                    <text:list-item>
                      <text:p text:style-name="P148"><text:span text:style-name="T65"><text:s/>When </text:span><text:span text:style-name="T62">the</text:span><text:span text:style-name="T65"> </text:span><text:span text:style-name="T62">user</text:span><text:span text:style-name="T65"> </text:span><text:span text:style-name="T62">clicks</text:span><text:span text:style-name="T65"> </text:span><text:span text:style-name="T62">on</text:span><text:span text:style-name="T65"> “</text:span><text:span text:style-name="T62">cancel</text:span><text:span text:style-name="T65">” </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ppManager.html</text:span><text:span text:style-name="T65">”</text:span><text:span text:style-name="T62">.</text:span><text:span text:style-name="T65"> </text:span></text:p>
                    </text:list-item>
                  </text:list>
                </text:list-item>
              </text:list>
            </text:list-item>
          </text:list>
        </text:list-item>
      </text:list>
      <text:list xml:id="list130324589150790" text:continue-list="list7120650109399566103" text:style-name="WW8Num58">
        <text:list-item>
          <text:list>
            <text:list-item>
              <text:list>
                <text:list-item text:start-value="1">
                  <text:p text:style-name="P147"><text:span text:style-name="T66"><text:s/>Business</text:span><text:span text:style-name="T67"> </text:span><text:span text:style-name="T66">Logic</text:span><text:span text:style-name="T62">:The</text:span><text:span text:style-name="T65"> </text:span><text:span text:style-name="T62">user</text:span><text:span text:style-name="T65"> </text:span><text:span text:style-name="T62">will</text:span><text:span text:style-name="T65"> </text:span><text:span text:style-name="T62">be</text:span><text:span text:style-name="T65"> </text:span><text:span text:style-name="T62">displayed</text:span><text:span text:style-name="T65"> </text:span><text:span text:style-name="T62">values</text:span><text:span text:style-name="T65"> </text:span><text:span text:style-name="T62">from</text:span><text:span text:style-name="T65"> </text:span><text:span text:style-name="T62">security_question</text:span><text:span text:style-name="T65"> </text:span><text:span text:style-name="T62">table.</text:span></text:p>
                </text:list-item>
                <text:list-item>
                  <text:p text:style-name="P147"><text:span text:style-name="T62"><text:s/>addSecurityQuestion.html</text:span><text:span text:style-name="T65"> </text:span><text:span text:style-name="T62">:</text:span><text:span text:style-name="T65"> </text:span><text:span text:style-name="T62">This</text:span><text:span text:style-name="T65"> </text:span><text:span text:style-name="T62">page</text:span><text:span text:style-name="T65"> </text:span><text:span text:style-name="T62">allows</text:span><text:span text:style-name="T65"> </text:span><text:span text:style-name="T62">the</text:span><text:span text:style-name="T65"> </text:span><text:span text:style-name="T62">admin</text:span><text:span text:style-name="T65"> </text:span><text:span text:style-name="T62">to</text:span><text:span text:style-name="T65"> </text:span><text:span text:style-name="T62">add/edit</text:span><text:span text:style-name="T65"> <text:s/></text:span><text:span text:style-name="T62">values</text:span><text:span text:style-name="T65"> </text:span><text:span text:style-name="T62">into</text:span><text:span text:style-name="T65"> </text:span><text:span text:style-name="T62">security_question</text:span><text:span text:style-name="T65"> </text:span><text:span text:style-name="T62">table.</text:span></text:p>
                </text:list-item>
                <text:list-item>
                  <text:p text:style-name="P200"><text:s/>Tables Involved</text:p>
                </text:list-item>
              </text:list>
            </text:list-item>
          </text:list>
        </text:list-item>
      </text:list>
      <text:p text:style-name="P52"/>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4"><text:span text:style-name="T78">Field</text:span><text:span text:style-name="T71"> </text:span><text:span text:style-name="T78">Name</text:span></text:p>
          </table:table-cell>
          <table:table-cell table:style-name="Table19.A1" office:value-type="string">
            <text:p text:style-name="P3">Rq</text:p>
          </table:table-cell>
          <table:table-cell table:style-name="Table19.A1" office:value-type="string">
            <text:p text:style-name="P3">Source</text:p>
          </table:table-cell>
          <table:table-cell table:style-name="Table19.D1" office:value-type="string">
            <text:p text:style-name="P3">Description</text:p>
          </table:table-cell>
        </table:table-row>
        <table:table-row table:style-name="Table19.1">
          <table:table-cell table:style-name="Table19.A2" office:value-type="string">
            <text:p text:style-name="P6">Question</text:p>
          </table:table-cell>
          <table:table-cell table:style-name="Table19.A2" office:value-type="string">
            <text:p text:style-name="P6">C</text:p>
          </table:table-cell>
          <table:table-cell table:style-name="Table19.A2" office:value-type="string">
            <text:p text:style-name="P6">security_question.question</text:p>
          </table:table-cell>
          <table:table-cell table:style-name="Table19.D2" office:value-type="string">
            <text:p text:style-name="P7"><text:span text:style-name="T71"><text:s/></text:span><text:span text:style-name="T78">Varchar(45)</text:span></text:p>
            <text:p text:style-name="P8"><text:s/></text:p>
          </table:table-cell>
        </table:table-row>
        <table:table-row table:style-name="Table19.1">
          <table:table-cell table:style-name="Table19.A2" office:value-type="string">
            <text:p text:style-name="P6">create_date</text:p>
          </table:table-cell>
          <table:table-cell table:style-name="Table19.A2" office:value-type="string">
            <text:p text:style-name="P6"/>
          </table:table-cell>
          <table:table-cell table:style-name="Table19.A2" office:value-type="string">
            <text:p text:style-name="P7">Security_question.create_date</text:p>
          </table:table-cell>
          <table:table-cell table:style-name="Table19.D2" office:value-type="string">
            <text:p text:style-name="P7">Date</text:p>
          </table:table-cell>
        </table:table-row>
        <table:table-row table:style-name="Table19.1">
          <table:table-cell table:style-name="Table19.A2" office:value-type="string">
            <text:p text:style-name="P6">change_date</text:p>
          </table:table-cell>
          <table:table-cell table:style-name="Table19.A2" office:value-type="string">
            <text:p text:style-name="P6"/>
          </table:table-cell>
          <table:table-cell table:style-name="Table19.A2" office:value-type="string">
            <text:p text:style-name="P7">security_question.change_date</text:p>
          </table:table-cell>
          <table:table-cell table:style-name="Table19.D2" office:value-type="string">
            <text:p text:style-name="P7">Timestamp</text:p>
          </table:table-cell>
        </table:table-row>
      </table:table>
      <text:p text:style-name="P52"/>
      <text:list xml:id="list130324594160809" text:continue-list="list130324586171454" text:style-name="WW8Num9">
        <text:list-item>
          <text:list>
            <text:list-item text:start-value="1">
              <text:p text:style-name="P109"><text:span text:style-name="T62"><text:s/>States</text:span><text:span text:style-name="T65"> – </text:span><text:span text:style-name="T62">displayStates.html</text:span></text:p>
            </text:list-item>
          </text:list>
        </text:list-item>
      </text:list>
      <text:list xml:id="list1351799363750130674" text:style-name="WW8Num60">
        <text:list-item>
          <text:list>
            <text:list-item>
              <text:list>
                <text:list-item>
                  <text:p text:style-name="P149"><text:span text:style-name="T66"><text:s/>Page</text:span><text:span text:style-name="T67"> </text:span><text:span text:style-name="T66">Navigation</text:span><text:span text:style-name="T62">:</text:span><text:span text:style-name="T65"> </text:span></text:p>
                </text:list-item>
              </text:list>
            </text:list-item>
          </text:list>
        </text:list-item>
      </text:list>
      <text:list xml:id="list5411591039749882414" text:style-name="WW8Num61">
        <text:list-item>
          <text:list>
            <text:list-item>
              <text:list>
                <text:list-item>
                  <text:list>
                    <text:list-item>
                      <text:p text:style-name="P150"><text:span text:style-name="T62"><text:s/>When</text:span><text:span text:style-name="T65"> </text:span><text:span text:style-name="T62">the</text:span><text:span text:style-name="T65"> </text:span><text:span text:style-name="T62">user</text:span><text:span text:style-name="T65"> </text:span><text:span text:style-name="T62">clicks</text:span><text:span text:style-name="T65"> </text:span><text:span text:style-name="T62">on</text:span><text:span text:style-name="T65"> “</text:span><text:span text:style-name="T62">add/edit</text:span><text:span text:style-name="T65">” </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ddState.html</text:span><text:span text:style-name="T65">” </text:span><text:span text:style-name="T62">page.</text:span></text:p>
                    </text:list-item>
                    <text:list-item>
                      <text:p text:style-name="P150"><text:span text:style-name="T65"><text:s/>When </text:span><text:span text:style-name="T62">the</text:span><text:span text:style-name="T65"> </text:span><text:span text:style-name="T62">user</text:span><text:span text:style-name="T65"> </text:span><text:span text:style-name="T62">clicks</text:span><text:span text:style-name="T65"> </text:span><text:span text:style-name="T62">on</text:span><text:span text:style-name="T65"> “</text:span><text:span text:style-name="T62">cancel</text:span><text:span text:style-name="T65">” </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ppManager.html</text:span><text:span text:style-name="T65">”</text:span><text:span text:style-name="T62">.</text:span><text:span text:style-name="T65"> </text:span></text:p>
                    </text:list-item>
                  </text:list>
                </text:list-item>
              </text:list>
            </text:list-item>
          </text:list>
        </text:list-item>
      </text:list>
      <text:list xml:id="list130324598151487" text:continue-list="list1351799363750130674" text:style-name="WW8Num60">
        <text:list-item>
          <text:list>
            <text:list-item>
              <text:list>
                <text:list-item text:start-value="1">
                  <text:p text:style-name="P149"><text:span text:style-name="T66"><text:s/>Business</text:span><text:span text:style-name="T67"> </text:span><text:span text:style-name="T66">Logic</text:span><text:span text:style-name="T62">:</text:span><text:span text:style-name="T65"> </text:span><text:span text:style-name="T62">The</text:span><text:span text:style-name="T65"> </text:span><text:span text:style-name="T62">user</text:span><text:span text:style-name="T65"> </text:span><text:span text:style-name="T62">will</text:span><text:span text:style-name="T65"> </text:span><text:span text:style-name="T62">be</text:span><text:span text:style-name="T65"> </text:span><text:span text:style-name="T62">displayed</text:span><text:span text:style-name="T65"> </text:span><text:span text:style-name="T62">values</text:span><text:span text:style-name="T65"> </text:span><text:span text:style-name="T62">from</text:span><text:span text:style-name="T65"> </text:span><text:span text:style-name="T62">states</text:span><text:span text:style-name="T65"> </text:span><text:span text:style-name="T62">table.</text:span></text:p>
                </text:list-item>
                <text:list-item>
                  <text:p text:style-name="P149"><text:span text:style-name="T62"><text:s/>addState.html:</text:span><text:span text:style-name="T65"> <text:s/></text:span><text:span text:style-name="T62">This</text:span><text:span text:style-name="T65"> </text:span><text:span text:style-name="T62">page</text:span><text:span text:style-name="T65"> </text:span><text:span text:style-name="T62">allows</text:span><text:span text:style-name="T65"> </text:span><text:span text:style-name="T62">the</text:span><text:span text:style-name="T65"> </text:span><text:span text:style-name="T62">admin</text:span><text:span text:style-name="T65"> </text:span><text:span text:style-name="T62">to</text:span><text:span text:style-name="T65"> </text:span><text:span text:style-name="T62">add/edit</text:span><text:span text:style-name="T65"> </text:span><text:span text:style-name="T62">values</text:span><text:span text:style-name="T65"> </text:span><text:span text:style-name="T62">into</text:span><text:span text:style-name="T65"> </text:span><text:span text:style-name="T62">states</text:span><text:span text:style-name="T65"> </text:span><text:span text:style-name="T62">table.</text:span></text:p>
                </text:list-item>
                <text:list-item>
                  <text:p text:style-name="P201"><text:s/>Tables Involved</text:p>
                </text:list-item>
              </text:list>
            </text:list-item>
          </text:list>
        </text:list-item>
      </text:list>
      <text:p text:style-name="P52"><text:soft-page-break/></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4"><text:span text:style-name="T78">Field</text:span><text:span text:style-name="T71"> </text:span><text:span text:style-name="T78">Name</text:span></text:p>
          </table:table-cell>
          <table:table-cell table:style-name="Table20.A1" office:value-type="string">
            <text:p text:style-name="P3">Rq</text:p>
          </table:table-cell>
          <table:table-cell table:style-name="Table20.A1" office:value-type="string">
            <text:p text:style-name="P3">Source</text:p>
          </table:table-cell>
          <table:table-cell table:style-name="Table20.D1" office:value-type="string">
            <text:p text:style-name="P3">Description</text:p>
          </table:table-cell>
        </table:table-row>
        <table:table-row table:style-name="Table20.1">
          <table:table-cell table:style-name="Table20.A2" office:value-type="string">
            <text:p text:style-name="P7"><text:span text:style-name="T78">State</text:span><text:span text:style-name="T71"> </text:span><text:span text:style-name="T78">Name</text:span></text:p>
          </table:table-cell>
          <table:table-cell table:style-name="Table20.A2" office:value-type="string">
            <text:p text:style-name="P6">C</text:p>
          </table:table-cell>
          <table:table-cell table:style-name="Table20.A2" office:value-type="string">
            <text:p text:style-name="P6">States.name</text:p>
          </table:table-cell>
          <table:table-cell table:style-name="Table20.D2" office:value-type="string">
            <text:p text:style-name="P7"><text:span text:style-name="T71"><text:s/></text:span><text:span text:style-name="T78">Varchar(45)</text:span></text:p>
            <text:p text:style-name="P8"><text:s/></text:p>
          </table:table-cell>
        </table:table-row>
        <table:table-row table:style-name="Table20.1">
          <table:table-cell table:style-name="Table20.A2" office:value-type="string">
            <text:p text:style-name="P6">Country</text:p>
          </table:table-cell>
          <table:table-cell table:style-name="Table20.A2" office:value-type="string">
            <text:p text:style-name="P6">C</text:p>
          </table:table-cell>
          <table:table-cell table:style-name="Table20.A2" office:value-type="string">
            <text:p text:style-name="P7">States.country_id</text:p>
          </table:table-cell>
          <table:table-cell table:style-name="Table20.D2" office:value-type="string">
            <text:p text:style-name="P7">bigint(20)</text:p>
          </table:table-cell>
        </table:table-row>
      </table:table>
      <text:p text:style-name="P52"/>
      <text:list xml:id="list130324603145969" text:continue-list="list130324594160809" text:style-name="WW8Num9">
        <text:list-item>
          <text:list>
            <text:list-item text:start-value="1">
              <text:p text:style-name="P109"><text:span text:style-name="T62"><text:s text:c="2"/>User</text:span><text:span text:style-name="T65"> – </text:span><text:span text:style-name="T62">displayUsers.html</text:span></text:p>
            </text:list-item>
          </text:list>
        </text:list-item>
      </text:list>
      <text:list xml:id="list4054119140403704049" text:style-name="WW8Num62">
        <text:list-item>
          <text:list>
            <text:list-item>
              <text:list>
                <text:list-item>
                  <text:p text:style-name="P151"><text:span text:style-name="T66"><text:s/>Page</text:span><text:span text:style-name="T67"> </text:span><text:span text:style-name="T66">Navigation</text:span><text:span text:style-name="T62">:</text:span><text:span text:style-name="T65"> </text:span></text:p>
                </text:list-item>
              </text:list>
            </text:list-item>
          </text:list>
        </text:list-item>
      </text:list>
      <text:list xml:id="list8062080180752964735" text:style-name="WW8Num63">
        <text:list-item>
          <text:list>
            <text:list-item>
              <text:list>
                <text:list-item>
                  <text:list>
                    <text:list-item>
                      <text:p text:style-name="P152"><text:span text:style-name="T62"><text:s/>When</text:span><text:span text:style-name="T65"> </text:span><text:span text:style-name="T62">the</text:span><text:span text:style-name="T65"> </text:span><text:span text:style-name="T62">user</text:span><text:span text:style-name="T65"> </text:span><text:span text:style-name="T62">clicks</text:span><text:span text:style-name="T65"> </text:span><text:span text:style-name="T62">on</text:span><text:span text:style-name="T65"> “</text:span><text:span text:style-name="T62">add/edit</text:span><text:span text:style-name="T65">”</text:span><text:span text:style-name="T62">,</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ddUser.html</text:span><text:span text:style-name="T65">”</text:span></text:p>
                    </text:list-item>
                    <text:list-item>
                      <text:p text:style-name="P152"><text:span text:style-name="T65"><text:s/>When </text:span><text:span text:style-name="T62">the</text:span><text:span text:style-name="T65"> </text:span><text:span text:style-name="T62">user</text:span><text:span text:style-name="T65"> </text:span><text:span text:style-name="T62">clicks</text:span><text:span text:style-name="T65"> </text:span><text:span text:style-name="T62">on</text:span><text:span text:style-name="T65"> “</text:span><text:span text:style-name="T62">cancel</text:span><text:span text:style-name="T65">” </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ppManager.html</text:span><text:span text:style-name="T65">”</text:span><text:span text:style-name="T62">.</text:span><text:span text:style-name="T65"> </text:span></text:p>
                    </text:list-item>
                  </text:list>
                </text:list-item>
              </text:list>
            </text:list-item>
          </text:list>
        </text:list-item>
      </text:list>
      <text:list xml:id="list130324606160426" text:continue-list="list4054119140403704049" text:style-name="WW8Num62">
        <text:list-item>
          <text:list>
            <text:list-item>
              <text:list>
                <text:list-item text:start-value="1">
                  <text:p text:style-name="P151"><text:span text:style-name="T66"><text:s/>Business</text:span><text:span text:style-name="T67"> </text:span><text:span text:style-name="T66">Logic</text:span><text:span text:style-name="T62">:</text:span><text:span text:style-name="T65"> </text:span><text:span text:style-name="T62">The</text:span><text:span text:style-name="T65"> </text:span><text:span text:style-name="T62">user</text:span><text:span text:style-name="T65"> </text:span><text:span text:style-name="T62">will</text:span><text:span text:style-name="T65"> </text:span><text:span text:style-name="T62">be</text:span><text:span text:style-name="T65"> </text:span><text:span text:style-name="T62">displayed</text:span><text:span text:style-name="T65"> </text:span><text:span text:style-name="T62">values</text:span><text:span text:style-name="T65"> </text:span><text:span text:style-name="T62">from</text:span><text:span text:style-name="T65"> </text:span><text:span text:style-name="T62">user</text:span><text:span text:style-name="T65"> </text:span><text:span text:style-name="T62">table.</text:span></text:p>
                </text:list-item>
                <text:list-item>
                  <text:p text:style-name="P151"><text:span text:style-name="T62"><text:s/>addUser.html:</text:span><text:span text:style-name="T65"> </text:span><text:span text:style-name="T62">This</text:span><text:span text:style-name="T65"> </text:span><text:span text:style-name="T62">page</text:span><text:span text:style-name="T65"> </text:span><text:span text:style-name="T62">allows</text:span><text:span text:style-name="T65"> </text:span><text:span text:style-name="T62">the</text:span><text:span text:style-name="T65"> </text:span><text:span text:style-name="T62">admin</text:span><text:span text:style-name="T65"> </text:span><text:span text:style-name="T62">to</text:span><text:span text:style-name="T65"> </text:span><text:span text:style-name="T62">add/edit</text:span><text:span text:style-name="T65"> </text:span><text:span text:style-name="T62">values</text:span><text:span text:style-name="T65"> </text:span><text:span text:style-name="T62">into</text:span><text:span text:style-name="T65"> </text:span><text:span text:style-name="T62">user</text:span><text:span text:style-name="T65"> </text:span><text:span text:style-name="T62">table.</text:span></text:p>
                </text:list-item>
                <text:list-item>
                  <text:p text:style-name="P202"><text:s/>Tables Involved</text:p>
                </text:list-item>
              </text:list>
            </text:list-item>
          </text:list>
        </text:list-item>
      </text:list>
      <text:p text:style-name="P52"/>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4"><text:span text:style-name="T78">Field</text:span><text:span text:style-name="T71"> </text:span><text:span text:style-name="T78">Name</text:span></text:p>
          </table:table-cell>
          <table:table-cell table:style-name="Table21.A1" office:value-type="string">
            <text:p text:style-name="P3">Rq</text:p>
          </table:table-cell>
          <table:table-cell table:style-name="Table21.A1" office:value-type="string">
            <text:p text:style-name="P3">Source</text:p>
          </table:table-cell>
          <table:table-cell table:style-name="Table21.D1" office:value-type="string">
            <text:p text:style-name="P3">Description</text:p>
          </table:table-cell>
        </table:table-row>
        <table:table-row table:style-name="Table21.1">
          <table:table-cell table:style-name="Table21.A2" office:value-type="string">
            <text:p text:style-name="P7"><text:span text:style-name="T78">User</text:span><text:span text:style-name="T71"> </text:span><text:span text:style-name="T78">Type</text:span></text:p>
          </table:table-cell>
          <table:table-cell table:style-name="Table21.A2" office:value-type="string">
            <text:p text:style-name="P6">C</text:p>
          </table:table-cell>
          <table:table-cell table:style-name="Table21.A2" office:value-type="string">
            <text:p text:style-name="P8"><text:s/>User.user_type</text:p>
          </table:table-cell>
          <table:table-cell table:style-name="Table21.D2" office:value-type="string">
            <text:p text:style-name="P6">Varchar(45)</text:p>
            <text:p text:style-name="P8"><text:s/></text:p>
          </table:table-cell>
        </table:table-row>
        <table:table-row table:style-name="Table21.1">
          <table:table-cell table:style-name="Table21.A2" office:value-type="string">
            <text:p text:style-name="P6">create_date</text:p>
          </table:table-cell>
          <table:table-cell table:style-name="Table21.A2" office:value-type="string">
            <text:p text:style-name="P6">C</text:p>
          </table:table-cell>
          <table:table-cell table:style-name="Table21.A2" office:value-type="string">
            <text:p text:style-name="P7">User.create_date</text:p>
          </table:table-cell>
          <table:table-cell table:style-name="Table21.D2" office:value-type="string">
            <text:p text:style-name="P7">Date</text:p>
          </table:table-cell>
        </table:table-row>
        <table:table-row table:style-name="Table21.1">
          <table:table-cell table:style-name="Table21.A2" office:value-type="string">
            <text:p text:style-name="P6">change_date</text:p>
          </table:table-cell>
          <table:table-cell table:style-name="Table21.A2" office:value-type="string">
            <text:p text:style-name="P6">C</text:p>
          </table:table-cell>
          <table:table-cell table:style-name="Table21.A2" office:value-type="string">
            <text:p text:style-name="P7">User.change_date</text:p>
          </table:table-cell>
          <table:table-cell table:style-name="Table21.D2" office:value-type="string">
            <text:p text:style-name="P7">Timestamp</text:p>
          </table:table-cell>
        </table:table-row>
      </table:table>
      <text:p text:style-name="P52"/>
      <text:p text:style-name="P51"/>
      <text:list xml:id="list130324612152445" text:continue-list="list130324603145969" text:style-name="WW8Num9">
        <text:list-item>
          <text:list>
            <text:list-item text:start-value="1">
              <text:p text:style-name="P109"><text:span text:style-name="T62"><text:s/>School</text:span><text:span text:style-name="T65"> – </text:span><text:span text:style-name="T62">displaySchools.html</text:span><text:span text:style-name="T65"> </text:span></text:p>
            </text:list-item>
          </text:list>
        </text:list-item>
      </text:list>
      <text:list xml:id="list8811630743526496337" text:style-name="WW8Num64">
        <text:list-item>
          <text:list>
            <text:list-item>
              <text:list>
                <text:list-item>
                  <text:p text:style-name="P153"><text:span text:style-name="T66"><text:s/>Page</text:span><text:span text:style-name="T67"> </text:span><text:span text:style-name="T66">Navigation</text:span><text:span text:style-name="T62">:</text:span></text:p>
                </text:list-item>
              </text:list>
            </text:list-item>
          </text:list>
        </text:list-item>
      </text:list>
      <text:list xml:id="list1844267483957381246" text:style-name="WW8Num65">
        <text:list-item>
          <text:list>
            <text:list-item>
              <text:list>
                <text:list-item>
                  <text:list>
                    <text:list-item>
                      <text:p text:style-name="P154"><text:span text:style-name="T62"><text:s/>When</text:span><text:span text:style-name="T65"> </text:span><text:span text:style-name="T62">the</text:span><text:span text:style-name="T65"> </text:span><text:span text:style-name="T62">user</text:span><text:span text:style-name="T65"> </text:span><text:span text:style-name="T62">clicks</text:span><text:span text:style-name="T65"> </text:span><text:span text:style-name="T62">on</text:span><text:span text:style-name="T65"> “</text:span><text:span text:style-name="T62">add/edit</text:span><text:span text:style-name="T65">” </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ddSchool.html</text:span><text:span text:style-name="T65">”</text:span><text:span text:style-name="T62">.</text:span></text:p>
                    </text:list-item>
                    <text:list-item>
                      <text:p text:style-name="P154"><text:span text:style-name="T65"><text:s/>When </text:span><text:span text:style-name="T62">the</text:span><text:span text:style-name="T65"> </text:span><text:span text:style-name="T62">user</text:span><text:span text:style-name="T65"> </text:span><text:span text:style-name="T62">clicks</text:span><text:span text:style-name="T65"> </text:span><text:span text:style-name="T62">on</text:span><text:span text:style-name="T65"> “</text:span><text:span text:style-name="T62">cancel</text:span><text:span text:style-name="T65">” </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ppManager.html</text:span><text:span text:style-name="T65">”</text:span><text:span text:style-name="T62">.</text:span><text:span text:style-name="T65"> </text:span></text:p>
                    </text:list-item>
                  </text:list>
                </text:list-item>
              </text:list>
            </text:list-item>
          </text:list>
        </text:list-item>
      </text:list>
      <text:list xml:id="list130324615163131" text:continue-list="list8811630743526496337" text:style-name="WW8Num64">
        <text:list-item>
          <text:list>
            <text:list-item>
              <text:list>
                <text:list-item text:start-value="1">
                  <text:p text:style-name="P153"><text:span text:style-name="T66"><text:s/>Business</text:span><text:span text:style-name="T67"> </text:span><text:span text:style-name="T66">Logic</text:span><text:span text:style-name="T62">:</text:span><text:span text:style-name="T65"> </text:span><text:span text:style-name="T62">The</text:span><text:span text:style-name="T65"> </text:span><text:span text:style-name="T62">user</text:span><text:span text:style-name="T65"> </text:span><text:span text:style-name="T62">will</text:span><text:span text:style-name="T65"> </text:span><text:span text:style-name="T62">be</text:span><text:span text:style-name="T65"> </text:span><text:span text:style-name="T62">displayed</text:span><text:span text:style-name="T65"> </text:span><text:span text:style-name="T62">values</text:span><text:span text:style-name="T65"> </text:span><text:span text:style-name="T62">from</text:span><text:span text:style-name="T65"> </text:span><text:span text:style-name="T62">school</text:span><text:span text:style-name="T65"> </text:span><text:span text:style-name="T62">table.</text:span></text:p>
                </text:list-item>
                <text:list-item>
                  <text:p text:style-name="P153"><text:span text:style-name="T62"><text:s/>addSchool.html</text:span><text:span text:style-name="T65"> </text:span><text:span text:style-name="T62">:</text:span><text:span text:style-name="T65"> </text:span><text:span text:style-name="T62">This</text:span><text:span text:style-name="T65"> </text:span><text:span text:style-name="T62">page</text:span><text:span text:style-name="T65"> </text:span><text:span text:style-name="T62">allows</text:span><text:span text:style-name="T65"> </text:span><text:span text:style-name="T62">the</text:span><text:span text:style-name="T65"> </text:span><text:span text:style-name="T62">admin</text:span><text:span text:style-name="T65"> </text:span><text:span text:style-name="T62">to</text:span><text:span text:style-name="T65"> </text:span><text:span text:style-name="T62">add/edit</text:span><text:span text:style-name="T65"> </text:span><text:span text:style-name="T62">values</text:span><text:span text:style-name="T65"> </text:span><text:span text:style-name="T62">into</text:span><text:span text:style-name="T65"> </text:span><text:span text:style-name="T62">school</text:span><text:span text:style-name="T65"> </text:span><text:span text:style-name="T62">table.</text:span></text:p>
                </text:list-item>
                <text:list-item>
                  <text:p text:style-name="P203"><text:s/>Tables Involved</text:p>
                </text:list-item>
              </text:list>
            </text:list-item>
          </text:list>
        </text:list-item>
      </text:list>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4"><text:span text:style-name="T78">Field</text:span><text:span text:style-name="T71"> </text:span><text:span text:style-name="T78">Name</text:span></text:p>
          </table:table-cell>
          <table:table-cell table:style-name="Table22.A1" office:value-type="string">
            <text:p text:style-name="P3">Rq</text:p>
          </table:table-cell>
          <table:table-cell table:style-name="Table22.A1" office:value-type="string">
            <text:p text:style-name="P3">Source</text:p>
          </table:table-cell>
          <table:table-cell table:style-name="Table22.D1" office:value-type="string">
            <text:p text:style-name="P3">Description</text:p>
          </table:table-cell>
        </table:table-row>
        <table:table-row table:style-name="Table22.1">
          <table:table-cell table:style-name="Table22.A2" office:value-type="string">
            <text:p text:style-name="P7"><text:span text:style-name="T78">School</text:span><text:span text:style-name="T71"> </text:span><text:span text:style-name="T78">Name</text:span></text:p>
          </table:table-cell>
          <table:table-cell table:style-name="Table22.A2" office:value-type="string">
            <text:p text:style-name="P6">C</text:p>
          </table:table-cell>
          <table:table-cell table:style-name="Table22.A2" office:value-type="string">
            <text:p text:style-name="P7"><text:span text:style-name="T78">school.</text:span><text:span text:style-name="T71">school_name</text:span></text:p>
          </table:table-cell>
          <table:table-cell table:style-name="Table22.D2" office:value-type="string">
            <text:p text:style-name="P6">Varchar(45)</text:p>
            <text:p text:style-name="P8"><text:s/></text:p>
          </table:table-cell>
        </table:table-row>
        <table:table-row table:style-name="Table22.1">
          <table:table-cell table:style-name="Table22.A2" office:value-type="string">
            <text:p text:style-name="P7"><text:span text:style-name="T78">Type</text:span><text:span text:style-name="T71"> </text:span><text:span text:style-name="T78">of</text:span><text:span text:style-name="T71"> </text:span><text:span text:style-name="T78">School</text:span></text:p>
          </table:table-cell>
          <table:table-cell table:style-name="Table22.A2" office:value-type="string">
            <text:p text:style-name="P6"/>
          </table:table-cell>
          <table:table-cell table:style-name="Table22.A2" office:value-type="string">
            <text:p text:style-name="P7">School.type_of_school</text:p>
          </table:table-cell>
          <table:table-cell table:style-name="Table22.D2" office:value-type="string">
            <text:p text:style-name="P7">Varchar(45)</text:p>
          </table:table-cell>
        </table:table-row>
        <table:table-row table:style-name="Table22.1">
          <table:table-cell table:style-name="Table22.A2" office:value-type="string">
            <text:p text:style-name="P7"><text:span text:style-name="T78">Level</text:span><text:span text:style-name="T71"> </text:span><text:span text:style-name="T78">of</text:span><text:span text:style-name="T71"> </text:span><text:soft-page-break/><text:span text:style-name="T78">School</text:span></text:p>
          </table:table-cell>
          <table:table-cell table:style-name="Table22.A2" office:value-type="string">
            <text:p text:style-name="P6"/>
          </table:table-cell>
          <table:table-cell table:style-name="Table22.A2" office:value-type="string">
            <text:p text:style-name="P7">School.level_of_school</text:p>
          </table:table-cell>
          <table:table-cell table:style-name="Table22.D2" office:value-type="string">
            <text:p text:style-name="P7">Varchar(45)</text:p>
            <text:p text:style-name="P7"><text:soft-page-break/></text:p>
          </table:table-cell>
        </table:table-row>
        <table:table-row table:style-name="Table22.1">
          <table:table-cell table:style-name="Table22.A2" office:value-type="string">
            <text:p text:style-name="P7"><text:span text:style-name="T78">Number</text:span><text:span text:style-name="T71"> </text:span><text:span text:style-name="T78">of</text:span><text:span text:style-name="T71"> </text:span><text:span text:style-name="T78">Students</text:span></text:p>
          </table:table-cell>
          <table:table-cell table:style-name="Table22.A2" office:value-type="string">
            <text:p text:style-name="P6"/>
          </table:table-cell>
          <table:table-cell table:style-name="Table22.A2" office:value-type="string">
            <text:p text:style-name="P7">School.no_of_students</text:p>
          </table:table-cell>
          <table:table-cell table:style-name="Table22.D2" office:value-type="string">
            <text:p text:style-name="P7">Int(11)</text:p>
          </table:table-cell>
        </table:table-row>
        <table:table-row table:style-name="Table22.1">
          <table:table-cell table:style-name="Table22.A2" office:value-type="string">
            <text:p text:style-name="P6">City</text:p>
          </table:table-cell>
          <table:table-cell table:style-name="Table22.A2" office:value-type="string">
            <text:p text:style-name="P6">C</text:p>
          </table:table-cell>
          <table:table-cell table:style-name="Table22.A2" office:value-type="string">
            <text:p text:style-name="P7">School.city</text:p>
          </table:table-cell>
          <table:table-cell table:style-name="Table22.D2" office:value-type="string">
            <text:p text:style-name="P7">varchar(45)</text:p>
          </table:table-cell>
        </table:table-row>
        <table:table-row table:style-name="Table22.1">
          <table:table-cell table:style-name="Table22.A2" office:value-type="string">
            <text:p text:style-name="P7"><text:span text:style-name="T78">State</text:span><text:span text:style-name="T71"> </text:span></text:p>
          </table:table-cell>
          <table:table-cell table:style-name="Table22.A2" office:value-type="string">
            <text:p text:style-name="P6">C</text:p>
          </table:table-cell>
          <table:table-cell table:style-name="Table22.A2" office:value-type="string">
            <text:p text:style-name="P7">School.state_id</text:p>
          </table:table-cell>
          <table:table-cell table:style-name="Table22.D2" office:value-type="string">
            <text:p text:style-name="P7">Bigint(20)</text:p>
          </table:table-cell>
        </table:table-row>
        <table:table-row table:style-name="Table22.1">
          <table:table-cell table:style-name="Table22.A2" office:value-type="string">
            <text:p text:style-name="P7"><text:span text:style-name="T78">Phone</text:span><text:span text:style-name="T71"> </text:span><text:span text:style-name="T78">number</text:span></text:p>
          </table:table-cell>
          <table:table-cell table:style-name="Table22.A2" office:value-type="string">
            <text:p text:style-name="P6"/>
          </table:table-cell>
          <table:table-cell table:style-name="Table22.A2" office:value-type="string">
            <text:p text:style-name="P7">School.phone_number</text:p>
          </table:table-cell>
          <table:table-cell table:style-name="Table22.D2" office:value-type="string">
            <text:p text:style-name="P7">Varchar(45)</text:p>
          </table:table-cell>
        </table:table-row>
        <table:table-row table:style-name="Table22.1">
          <table:table-cell table:style-name="Table22.A2" office:value-type="string">
            <text:p text:style-name="P7"><text:span text:style-name="T78">Fax</text:span><text:span text:style-name="T71"> </text:span><text:span text:style-name="T78">Number</text:span></text:p>
          </table:table-cell>
          <table:table-cell table:style-name="Table22.A2" office:value-type="string">
            <text:p text:style-name="P6"/>
          </table:table-cell>
          <table:table-cell table:style-name="Table22.A2" office:value-type="string">
            <text:p text:style-name="P7">School.fax_number</text:p>
          </table:table-cell>
          <table:table-cell table:style-name="Table22.D2" office:value-type="string">
            <text:p text:style-name="P7">Varchar(45)</text:p>
          </table:table-cell>
        </table:table-row>
        <table:table-row table:style-name="Table22.1">
          <table:table-cell table:style-name="Table22.A2" office:value-type="string">
            <text:p text:style-name="P6">create_date</text:p>
          </table:table-cell>
          <table:table-cell table:style-name="Table22.A2" office:value-type="string">
            <text:p text:style-name="P6"/>
          </table:table-cell>
          <table:table-cell table:style-name="Table22.A2" office:value-type="string">
            <text:p text:style-name="P7">School.create_date</text:p>
          </table:table-cell>
          <table:table-cell table:style-name="Table22.D2" office:value-type="string">
            <text:p text:style-name="P7">Date</text:p>
          </table:table-cell>
        </table:table-row>
        <table:table-row table:style-name="Table22.1">
          <table:table-cell table:style-name="Table22.A2" office:value-type="string">
            <text:p text:style-name="P6">change_date</text:p>
          </table:table-cell>
          <table:table-cell table:style-name="Table22.A2" office:value-type="string">
            <text:p text:style-name="P6"/>
          </table:table-cell>
          <table:table-cell table:style-name="Table22.A2" office:value-type="string">
            <text:p text:style-name="P7">School.change_date</text:p>
          </table:table-cell>
          <table:table-cell table:style-name="Table22.D2" office:value-type="string">
            <text:p text:style-name="P7">timestamp</text:p>
          </table:table-cell>
        </table:table-row>
      </table:table>
      <text:p text:style-name="P52"/>
      <text:list xml:id="list130324625170639" text:continue-list="list130324612152445" text:style-name="WW8Num9">
        <text:list-item>
          <text:list>
            <text:list-item text:start-value="1">
              <text:p text:style-name="P109"><text:span text:style-name="T62"><text:s/>School</text:span><text:span text:style-name="T65"> </text:span><text:span text:style-name="T62">Administrator</text:span><text:span text:style-name="T65"> – </text:span><text:span text:style-name="T62">displaySchoolAdministra</text:span><text:span text:style-name="T63">t</text:span><text:span text:style-name="T62">ors.html</text:span></text:p>
            </text:list-item>
          </text:list>
        </text:list-item>
      </text:list>
      <text:list xml:id="list1242938817504708319" text:style-name="WW8Num66">
        <text:list-item>
          <text:list>
            <text:list-item>
              <text:list>
                <text:list-item>
                  <text:p text:style-name="P155"><text:span text:style-name="T66"><text:s/>Page</text:span><text:span text:style-name="T67"> </text:span><text:span text:style-name="T66">Navigation</text:span><text:span text:style-name="T62">:</text:span><text:span text:style-name="T65"> </text:span></text:p>
                </text:list-item>
              </text:list>
            </text:list-item>
          </text:list>
        </text:list-item>
      </text:list>
      <text:list xml:id="list3139071684555785330" text:style-name="WW8Num67">
        <text:list-item>
          <text:list>
            <text:list-item>
              <text:list>
                <text:list-item>
                  <text:list>
                    <text:list-item>
                      <text:p text:style-name="P156"><text:span text:style-name="T62"><text:s/>When</text:span><text:span text:style-name="T65"> </text:span><text:span text:style-name="T62">the</text:span><text:span text:style-name="T65"> </text:span><text:span text:style-name="T62">user</text:span><text:span text:style-name="T65"> </text:span><text:span text:style-name="T62">clicks</text:span><text:span text:style-name="T65"> </text:span><text:span text:style-name="T62">on</text:span><text:span text:style-name="T65"> “</text:span><text:span text:style-name="T62">add/edit</text:span><text:span text:style-name="T65">” </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ddSchoolAdmin.html</text:span><text:span text:style-name="T65">”</text:span></text:p>
                    </text:list-item>
                    <text:list-item>
                      <text:p text:style-name="P156"><text:span text:style-name="T65"><text:s/>When </text:span><text:span text:style-name="T62">the</text:span><text:span text:style-name="T65"> </text:span><text:span text:style-name="T62">user</text:span><text:span text:style-name="T65"> </text:span><text:span text:style-name="T62">clicks</text:span><text:span text:style-name="T65"> </text:span><text:span text:style-name="T62">on</text:span><text:span text:style-name="T65"> “</text:span><text:span text:style-name="T62">cancel</text:span><text:span text:style-name="T65">” </text:span><text:span text:style-name="T62">button,</text:span><text:span text:style-name="T65"> </text:span><text:span text:style-name="T62">he</text:span><text:span text:style-name="T65"> </text:span><text:span text:style-name="T62">will</text:span><text:span text:style-name="T65"> </text:span><text:span text:style-name="T62">be</text:span><text:span text:style-name="T65"> </text:span><text:span text:style-name="T62">redirected</text:span><text:span text:style-name="T65"> </text:span><text:span text:style-name="T62">to</text:span><text:span text:style-name="T65"> “</text:span><text:span text:style-name="T62">appManager.html</text:span><text:span text:style-name="T65">”</text:span><text:span text:style-name="T62">.</text:span><text:span text:style-name="T65"> </text:span></text:p>
                    </text:list-item>
                  </text:list>
                </text:list-item>
              </text:list>
            </text:list-item>
          </text:list>
        </text:list-item>
      </text:list>
      <text:list xml:id="list130324628144731" text:continue-list="list1242938817504708319" text:style-name="WW8Num66">
        <text:list-item>
          <text:list>
            <text:list-item>
              <text:list>
                <text:list-item text:start-value="1">
                  <text:p text:style-name="P155"><text:span text:style-name="T66"><text:s/>Business</text:span><text:span text:style-name="T67"> </text:span><text:span text:style-name="T66">Logic</text:span><text:span text:style-name="T62">:</text:span><text:span text:style-name="T65"> <text:s/></text:span><text:span text:style-name="T62">The</text:span><text:span text:style-name="T65"> </text:span><text:span text:style-name="T62">user</text:span><text:span text:style-name="T65"> </text:span><text:span text:style-name="T62">will</text:span><text:span text:style-name="T65"> </text:span><text:span text:style-name="T62">be</text:span><text:span text:style-name="T65"> </text:span><text:span text:style-name="T62">displayed</text:span><text:span text:style-name="T65"> </text:span><text:span text:style-name="T62">values</text:span><text:span text:style-name="T65"> </text:span><text:span text:style-name="T62">from</text:span><text:span text:style-name="T65"> </text:span><text:span text:style-name="T62">user_registration.</text:span></text:p>
                </text:list-item>
                <text:list-item>
                  <text:p text:style-name="P155"><text:span text:style-name="T62"><text:s/>addSchoolAdmin.html:</text:span><text:span text:style-name="T65"> </text:span><text:span text:style-name="T62">This</text:span><text:span text:style-name="T65"> </text:span><text:span text:style-name="T62">page</text:span><text:span text:style-name="T65"> </text:span><text:span text:style-name="T62">allows</text:span><text:span text:style-name="T65"> </text:span><text:span text:style-name="T62">the</text:span><text:span text:style-name="T65"> </text:span><text:span text:style-name="T62">admin</text:span><text:span text:style-name="T65"> </text:span><text:span text:style-name="T62">to</text:span><text:span text:style-name="T65"> </text:span><text:span text:style-name="T62">add/edit</text:span><text:span text:style-name="T65"> </text:span><text:span text:style-name="T62">values</text:span><text:span text:style-name="T65"> </text:span><text:span text:style-name="T62">into</text:span><text:span text:style-name="T65"> </text:span><text:span text:style-name="T62">user_registration</text:span><text:span text:style-name="T65"> </text:span><text:span text:style-name="T62">table.</text:span></text:p>
                </text:list-item>
                <text:list-item>
                  <text:p text:style-name="P204"><text:s/>Tables Involved</text:p>
                </text:list-item>
              </text:list>
            </text:list-item>
          </text:list>
        </text:list-item>
      </text:list>
      <text:p text:style-name="P57"/>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4"><text:span text:style-name="T78">Field</text:span><text:span text:style-name="T71"> </text:span><text:span text:style-name="T78">Name</text:span></text:p>
          </table:table-cell>
          <table:table-cell table:style-name="Table23.A1" office:value-type="string">
            <text:p text:style-name="P3">Rq</text:p>
          </table:table-cell>
          <table:table-cell table:style-name="Table23.A1" office:value-type="string">
            <text:p text:style-name="P3">Source</text:p>
          </table:table-cell>
          <table:table-cell table:style-name="Table23.D1" office:value-type="string">
            <text:p text:style-name="P3">Description</text:p>
          </table:table-cell>
        </table:table-row>
        <table:table-row table:style-name="Table23.1">
          <table:table-cell table:style-name="Table23.A2" office:value-type="string">
            <text:p text:style-name="P6">School<text:span text:style-name="T70"> </text:span>Name</text:p>
          </table:table-cell>
          <table:table-cell table:style-name="Table23.A2" office:value-type="string">
            <text:p text:style-name="P6">C</text:p>
          </table:table-cell>
          <table:table-cell table:style-name="Table23.A2" office:value-type="string">
            <text:p text:style-name="P8">user_registration.school_id</text:p>
          </table:table-cell>
          <table:table-cell table:style-name="Table23.D2" office:value-type="string">
            <text:p text:style-name="P6">Bigint(20)</text:p>
            <text:p text:style-name="P8"><text:s/></text:p>
          </table:table-cell>
        </table:table-row>
        <table:table-row table:style-name="Table23.1">
          <table:table-cell table:style-name="Table23.A2" office:value-type="string">
            <text:p text:style-name="P7">Email<text:span text:style-name="T71"> </text:span>id</text:p>
          </table:table-cell>
          <table:table-cell table:style-name="Table23.A2" office:value-type="string">
            <text:p text:style-name="P6">C</text:p>
          </table:table-cell>
          <table:table-cell table:style-name="Table23.A2" office:value-type="string">
            <text:p text:style-name="P7">user_registration.email_id</text:p>
          </table:table-cell>
          <table:table-cell table:style-name="Table23.D2" office:value-type="string">
            <text:p text:style-name="P7">Varchar(45)</text:p>
          </table:table-cell>
        </table:table-row>
        <table:table-row table:style-name="Table23.1">
          <table:table-cell table:style-name="Table23.A2" office:value-type="string">
            <text:p text:style-name="P7">user_type</text:p>
          </table:table-cell>
          <table:table-cell table:style-name="Table23.A2" office:value-type="string">
            <text:p text:style-name="P6"/>
          </table:table-cell>
          <table:table-cell table:style-name="Table23.A2" office:value-type="string">
            <text:p text:style-name="P7">user_registration.user_typeid</text:p>
          </table:table-cell>
          <table:table-cell table:style-name="Table23.D2" office:value-type="string">
            <text:p text:style-name="P7">Bigint(20)</text:p>
          </table:table-cell>
        </table:table-row>
        <table:table-row table:style-name="Table23.1">
          <table:table-cell table:style-name="Table23.A2" office:value-type="string">
            <text:p text:style-name="P7">create_date</text:p>
          </table:table-cell>
          <table:table-cell table:style-name="Table23.A2" office:value-type="string">
            <text:p text:style-name="P6"/>
          </table:table-cell>
          <table:table-cell table:style-name="Table23.A2" office:value-type="string">
            <text:p text:style-name="P7">user_registration.create_date</text:p>
          </table:table-cell>
          <table:table-cell table:style-name="Table23.D2" office:value-type="string">
            <text:p text:style-name="P7">Date</text:p>
          </table:table-cell>
        </table:table-row>
        <table:table-row table:style-name="Table23.1">
          <table:table-cell table:style-name="Table23.A2" office:value-type="string">
            <text:p text:style-name="P7">Change<text:span text:style-name="T71"> </text:span>date</text:p>
          </table:table-cell>
          <table:table-cell table:style-name="Table23.A2" office:value-type="string">
            <text:p text:style-name="P6"/>
          </table:table-cell>
          <table:table-cell table:style-name="Table23.A2" office:value-type="string">
            <text:p text:style-name="P7">user_registration.change_date</text:p>
          </table:table-cell>
          <table:table-cell table:style-name="Table23.D2" office:value-type="string">
            <text:p text:style-name="P7">timestamp</text:p>
          </table:table-cell>
        </table:table-row>
      </table:table>
      <text:p text:style-name="P52"/>
      <text:list xml:id="list130324634165202" text:continue-list="list130324439166555" text:style-name="WW8Num2">
        <text:list-header>
          <text:p text:style-name="P191">ID: TITLE: ADMIN LOGIN:</text:p>
          <text:p text:style-name="P108"><text:span text:style-name="T49">Home.html</text:span><text:span text:style-name="T51"> </text:span></text:p>
        </text:list-header>
      </text:list>
      <text:list xml:id="list14594716059219543" text:style-name="WW8Num68">
        <text:list-item>
          <text:list>
            <text:list-item>
              <text:p text:style-name="P157"><text:span text:style-name="T49"><text:s/>Page</text:span><text:span text:style-name="T51"> </text:span><text:span text:style-name="T49">Navigation</text:span></text:p>
            </text:list-item>
          </text:list>
        </text:list-item>
      </text:list>
      <text:list xml:id="list4860680268783486620" text:style-name="WW8Num69">
        <text:list-item>
          <text:list>
            <text:list-item>
              <text:list>
                <text:list-item>
                  <text:p text:style-name="P158"><text:span text:style-name="T49"><text:s/>When</text:span><text:span text:style-name="T51"> </text:span><text:span text:style-name="T49">the</text:span><text:span text:style-name="T51"> </text:span><text:span text:style-name="T49">user</text:span><text:span text:style-name="T51"> </text:span><text:span text:style-name="T49">clicks</text:span><text:span text:style-name="T51"> </text:span><text:span text:style-name="T49">on</text:span><text:span text:style-name="T51"> “</text:span><text:span text:style-name="T49">Forgot</text:span><text:span text:style-name="T51"> </text:span><text:span text:style-name="T49">your</text:span><text:span text:style-name="T51"> </text:span><text:span text:style-name="T49">Password?</text:span><text:span text:style-name="T51"> </text:span><text:span text:style-name="T49">Click</text:span><text:span text:style-name="T51"> </text:span><text:span text:style-name="T49">for</text:span><text:span text:style-name="T51"> </text:span><text:span text:style-name="T49">Help.</text:span><text:span text:style-name="T51">” </text:span><text:span text:style-name="T49">he</text:span><text:span text:style-name="T51"> </text:span><text:span text:style-name="T49">should</text:span><text:span text:style-name="T51"> </text:span><text:span text:style-name="T49">be</text:span><text:span text:style-name="T51"> </text:span><text:span text:style-name="T49">redirected</text:span><text:span text:style-name="T51"> </text:span><text:span text:style-name="T49">to</text:span><text:span text:style-name="T51"> </text:span><text:span text:style-name="T49">ForgotPassword.html</text:span></text:p>
                </text:list-item>
                <text:list-item>
                  <text:p text:style-name="P158"><text:span text:style-name="T49"><text:s/>When</text:span><text:span text:style-name="T51"> </text:span><text:span text:style-name="T49">the</text:span><text:span text:style-name="T51"> </text:span><text:span text:style-name="T49">user</text:span><text:span text:style-name="T51"> </text:span><text:span text:style-name="T49">clicks</text:span><text:span text:style-name="T51"> </text:span><text:span text:style-name="T49">on</text:span><text:span text:style-name="T51"> “</text:span><text:span text:style-name="T49">Register</text:span><text:span text:style-name="T51">” </text:span><text:span text:style-name="T49">button</text:span><text:span text:style-name="T51"> </text:span><text:span text:style-name="T49">on</text:span><text:span text:style-name="T51"> </text:span><text:span text:style-name="T49">the</text:span><text:span text:style-name="T51"> </text:span><text:span text:style-name="T49">right</text:span><text:span text:style-name="T51"> </text:span><text:span text:style-name="T49">hand</text:span><text:span text:style-name="T51"> </text:span><text:span text:style-name="T49">top</text:span><text:span text:style-name="T51"> </text:span><text:span text:style-name="T49">orner,</text:span><text:span text:style-name="T51"> </text:span><text:span text:style-name="T49">he</text:span><text:span text:style-name="T51"> </text:span><text:span text:style-name="T49">should</text:span><text:span text:style-name="T51"> </text:span><text:span text:style-name="T49">be</text:span><text:span text:style-name="T51"> </text:span><text:span text:style-name="T49">redirected</text:span><text:span text:style-name="T51"> </text:span><text:span text:style-name="T49">to</text:span><text:span text:style-name="T51"> </text:span><text:span text:style-name="T49">SecurityVerification.html</text:span></text:p>
                </text:list-item>
              </text:list>
            </text:list-item>
          </text:list>
        </text:list-item>
      </text:list>
      <text:p text:style-name="P52"><text:soft-page-break/><text:span text:style-name="T49"><text:tab/>4.2</text:span><text:span text:style-name="T51"> </text:span><text:span text:style-name="T49">Login</text:span><text:span text:style-name="T51"> </text:span><text:span text:style-name="T49">Functionality</text:span></text:p>
      <text:p text:style-name="P52"><text:span text:style-name="T49">The</text:span><text:span text:style-name="T51"> </text:span><text:span text:style-name="T49">user</text:span><text:span text:style-name="T51"> </text:span><text:span text:style-name="T49">will</text:span><text:span text:style-name="T51"> </text:span><text:span text:style-name="T49">have</text:span><text:span text:style-name="T51"> </text:span><text:span text:style-name="T49">to</text:span><text:span text:style-name="T51"> </text:span><text:span text:style-name="T49">give</text:span><text:span text:style-name="T51"> </text:span><text:span text:style-name="T49">the</text:span><text:span text:style-name="T51"> </text:span><text:span text:style-name="T49">user</text:span><text:span text:style-name="T51"> </text:span><text:span text:style-name="T49">email</text:span><text:span text:style-name="T51"> </text:span><text:span text:style-name="T49">and</text:span><text:span text:style-name="T51"> </text:span><text:span text:style-name="T49">password</text:span><text:span text:style-name="T51"> </text:span><text:span text:style-name="T49">in</text:span><text:span text:style-name="T51"> </text:span><text:span text:style-name="T49">order</text:span><text:span text:style-name="T51"> </text:span><text:span text:style-name="T49">to</text:span><text:span text:style-name="T51"> </text:span><text:span text:style-name="T49">log</text:span><text:span text:style-name="T51"> </text:span><text:span text:style-name="T49">in</text:span><text:span text:style-name="T51"> </text:span><text:span text:style-name="T49">to</text:span><text:span text:style-name="T51"> </text:span><text:span text:style-name="T49">the</text:span><text:span text:style-name="T51"> </text:span><text:span text:style-name="T49">application.</text:span><text:span text:style-name="T51"> <text:s/></text:span><text:span text:style-name="T49">He</text:span><text:span text:style-name="T51"> </text:span><text:span text:style-name="T49">can</text:span><text:span text:style-name="T51"> </text:span><text:span text:style-name="T49">click</text:span><text:span text:style-name="T51"> </text:span><text:span text:style-name="T49">on</text:span><text:span text:style-name="T51"> “</text:span><text:span text:style-name="T49">Okay.</text:span><text:span text:style-name="T51"> </text:span><text:span text:style-name="T49">Let's</text:span><text:span text:style-name="T51"> </text:span><text:span text:style-name="T49">go!</text:span><text:span text:style-name="T51">” </text:span><text:span text:style-name="T49">or</text:span><text:span text:style-name="T51"> “</text:span><text:span text:style-name="T49">Click</text:span><text:span text:style-name="T51"> </text:span><text:span text:style-name="T49">to</text:span><text:span text:style-name="T51"> </text:span><text:span text:style-name="T49">go</text:span><text:span text:style-name="T51"> </text:span><text:span text:style-name="T49">to</text:span><text:span text:style-name="T51"> </text:span><text:span text:style-name="T49">your</text:span><text:span text:style-name="T51"> </text:span><text:span text:style-name="T49">HomeRoom</text:span><text:span text:style-name="T51">” </text:span><text:span text:style-name="T49">or</text:span><text:span text:style-name="T51"> “</text:span><text:span text:style-name="T49">apple</text:span><text:span text:style-name="T51">” </text:span><text:span text:style-name="T49">button</text:span><text:span text:style-name="T51"> </text:span><text:span text:style-name="T49">or</text:span><text:span text:style-name="T51"> </text:span><text:span text:style-name="T49">press</text:span><text:span text:style-name="T51"> “</text:span><text:span text:style-name="T49">Enter</text:span><text:span text:style-name="T51">” </text:span><text:span text:style-name="T49">to</text:span><text:span text:style-name="T51"> </text:span><text:span text:style-name="T49">login</text:span><text:span text:style-name="T51"> </text:span><text:span text:style-name="T49">to</text:span><text:span text:style-name="T51"> </text:span><text:span text:style-name="T49">the</text:span><text:span text:style-name="T51"> </text:span><text:span text:style-name="T49">application.</text:span></text:p>
      <text:p text:style-name="P52"><text:span text:style-name="T37">Validation:</text:span><text:span text:style-name="T51"> </text:span><text:span text:style-name="T49">User</text:span><text:span text:style-name="T51"> </text:span><text:span text:style-name="T49">Name</text:span><text:span text:style-name="T51"> </text:span><text:span text:style-name="T49">and</text:span><text:span text:style-name="T51"> </text:span><text:span text:style-name="T49">Password</text:span><text:span text:style-name="T51"> </text:span><text:span text:style-name="T49">are</text:span><text:span text:style-name="T51"> </text:span><text:span text:style-name="T49">must.</text:span></text:p>
      <text:p text:style-name="P53"><text:span text:style-name="T37">Business</text:span><text:span text:style-name="T41"> </text:span><text:span text:style-name="T37">Logic:</text:span><text:span text:style-name="T51"> </text:span><text:span text:style-name="T49">We</text:span><text:span text:style-name="T51"> </text:span><text:span text:style-name="T49">have</text:span><text:span text:style-name="T51"> </text:span><text:span text:style-name="T49">to</text:span><text:span text:style-name="T51"> </text:span><text:span text:style-name="T49">check</text:span><text:span text:style-name="T51"> </text:span><text:span text:style-name="T49">whether</text:span><text:span text:style-name="T51"> </text:span><text:span text:style-name="T49">email</text:span><text:span text:style-name="T51"> </text:span><text:span text:style-name="T49">Id</text:span><text:span text:style-name="T51"> </text:span><text:span text:style-name="T49">and</text:span><text:span text:style-name="T51"> </text:span><text:span text:style-name="T49">password</text:span><text:span text:style-name="T51"> </text:span><text:span text:style-name="T49">match</text:span><text:span text:style-name="T51"> </text:span><text:span text:style-name="T49">against</text:span><text:span text:style-name="T51"> </text:span><text:span text:style-name="T49">the</text:span><text:span text:style-name="T51"> </text:span><text:span text:style-name="T49">database.</text:span><text:span text:style-name="T51"> </text:span><text:span text:style-name="T49">And</text:span><text:span text:style-name="T51"> </text:span><text:span text:style-name="T49">if</text:span><text:span text:style-name="T51"> </text:span><text:span text:style-name="T49"><text:tab/>they</text:span><text:span text:style-name="T51"> </text:span><text:span text:style-name="T49">match</text:span><text:span text:style-name="T51"> </text:span><text:span text:style-name="T49">we</text:span><text:span text:style-name="T51"> </text:span><text:span text:style-name="T49">have</text:span><text:span text:style-name="T51"> </text:span><text:span text:style-name="T49">to</text:span><text:span text:style-name="T51"> </text:span><text:span text:style-name="T49">redirect</text:span><text:span text:style-name="T51"> </text:span><text:span text:style-name="T49">him</text:span><text:span text:style-name="T51"> </text:span><text:span text:style-name="T49">to</text:span><text:span text:style-name="T51"> </text:span><text:span text:style-name="T49">his</text:span><text:span text:style-name="T51"> </text:span><text:span text:style-name="T49">respective</text:span><text:span text:style-name="T51"> </text:span><text:span text:style-name="T49">dashboard</text:span><text:span text:style-name="T51"> </text:span><text:span text:style-name="T49">based</text:span><text:span text:style-name="T51"> </text:span><text:span text:style-name="T49">upon</text:span><text:span text:style-name="T51"> </text:span><text:span text:style-name="T49">his</text:span><text:span text:style-name="T51"> </text:span><text:span text:style-name="T49">user</text:span><text:span text:style-name="T51"> </text:span><text:span text:style-name="T49">type</text:span><text:span text:style-name="T51"> </text:span><text:span text:style-name="T49">else</text:span><text:span text:style-name="T51"> </text:span><text:span text:style-name="T49">redirect</text:span><text:span text:style-name="T51"> </text:span><text:span text:style-name="T49">him</text:span><text:span text:style-name="T51"> </text:span><text:span text:style-name="T49">to</text:span><text:span text:style-name="T51"> </text:span><text:span text:style-name="T49">Login</text:span><text:span text:style-name="T51"> </text:span><text:span text:style-name="T49">Error</text:span><text:span text:style-name="T51"> </text:span><text:span text:style-name="T49">Page</text:span><text:span text:style-name="T51"> </text:span><text:span text:style-name="T49">(FailUserName.html).</text:span></text:p>
      <text:p text:style-name="P52"><text:span text:style-name="T37">Tables Involved:</text:span><text:span text:style-name="T41"> </text:span><text:span text:style-name="T49">user_registration</text:span><text:span text:style-name="T51"> <text:s text:c="4"/></text:span></text:p>
      <text:p text:style-name="P51"/>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4"><text:span text:style-name="T78">Field</text:span><text:span text:style-name="T71"> </text:span><text:span text:style-name="T78">Name</text:span></text:p>
          </table:table-cell>
          <table:table-cell table:style-name="Table24.A1" office:value-type="string">
            <text:p text:style-name="P3">Rq</text:p>
          </table:table-cell>
          <table:table-cell table:style-name="Table24.A1" office:value-type="string">
            <text:p text:style-name="P3">Source</text:p>
          </table:table-cell>
          <table:table-cell table:style-name="Table24.D1" office:value-type="string">
            <text:p text:style-name="P3">Description</text:p>
          </table:table-cell>
        </table:table-row>
        <table:table-row table:style-name="Table24.1">
          <table:table-cell table:style-name="Table24.A2" office:value-type="string">
            <text:p text:style-name="P7"><text:span text:style-name="T78">USER</text:span><text:span text:style-name="T71"> </text:span><text:span text:style-name="T78">NAME</text:span></text:p>
          </table:table-cell>
          <table:table-cell table:style-name="Table24.A2" office:value-type="string">
            <text:p text:style-name="P6">C</text:p>
          </table:table-cell>
          <table:table-cell table:style-name="Table24.A2" office:value-type="string">
            <text:p text:style-name="P7"><text:span text:style-name="T49">user_registration</text:span><text:span text:style-name="T78">.email_id</text:span></text:p>
          </table:table-cell>
          <table:table-cell table:style-name="Table24.D2" office:value-type="string">
            <text:p text:style-name="P6">varchar(45)</text:p>
          </table:table-cell>
        </table:table-row>
        <table:table-row table:style-name="Table24.1">
          <table:table-cell table:style-name="Table24.A2" office:value-type="string">
            <text:p text:style-name="P6">PASSWORD</text:p>
          </table:table-cell>
          <table:table-cell table:style-name="Table24.A2" office:value-type="string">
            <text:p text:style-name="P6">C</text:p>
          </table:table-cell>
          <table:table-cell table:style-name="Table24.A2" office:value-type="string">
            <text:p text:style-name="P7"><text:span text:style-name="T49">user_registration</text:span><text:span text:style-name="T78">.password</text:span></text:p>
          </table:table-cell>
          <table:table-cell table:style-name="Table24.D2" office:value-type="string">
            <text:p text:style-name="P6">varchar(45)</text:p>
          </table:table-cell>
        </table:table-row>
      </table:table>
      <text:p text:style-name="P52"/>
      <text:p text:style-name="P51"/>
      <text:list xml:id="list4628137153214292800" text:style-name="WW8Num71">
        <text:list-item>
          <text:list>
            <text:list-item>
              <text:p text:style-name="P159"><text:span text:style-name="T78">First</text:span><text:span text:style-name="T71"> </text:span><text:span text:style-name="T78">Time</text:span><text:span text:style-name="T71"> </text:span><text:span text:style-name="T78">User</text:span><text:span text:style-name="T71"> </text:span><text:span text:style-name="T78">Information</text:span><text:span text:style-name="T71"> <text:s/></text:span><text:span text:style-name="T78">(Will</text:span><text:span text:style-name="T71"> </text:span><text:span text:style-name="T78">be</text:span><text:span text:style-name="T71"> </text:span><text:span text:style-name="T78">implemented</text:span><text:span text:style-name="T71"> </text:span><text:span text:style-name="T78">in</text:span><text:span text:style-name="T71"> </text:span><text:span text:style-name="T78">next</text:span><text:span text:style-name="T71"> </text:span><text:span text:style-name="T78">phase)</text:span></text:p>
            </text:list-item>
          </text:list>
        </text:list-item>
      </text:list>
      <text:list xml:id="list130324651166471" text:continue-list="list130324634165202" text:style-name="WW8Num2">
        <text:list-header>
          <text:p text:style-name="P186"/>
          <text:p text:style-name="P191">ID: TITLE: ADMIN REGISTRATION:</text:p>
          <text:p text:style-name="P186">SecurityVerification.html</text:p>
        </text:list-header>
      </text:list>
      <text:list xml:id="list4000293728292381745" text:style-name="WW8Num72">
        <text:list-item>
          <text:list>
            <text:list-item>
              <text:p text:style-name="P160"><text:span text:style-name="T37"><text:s/>Page</text:span><text:span text:style-name="T41"> </text:span><text:span text:style-name="T37">Navigation</text:span><text:span text:style-name="T49">:</text:span></text:p>
            </text:list-item>
          </text:list>
        </text:list-item>
      </text:list>
      <text:list xml:id="list2048036538651411628" text:style-name="WW8Num73">
        <text:list-item>
          <text:list>
            <text:list-item>
              <text:list>
                <text:list-item>
                  <text:p text:style-name="P161"><text:span text:style-name="T49"><text:s/>When</text:span><text:span text:style-name="T51"> </text:span><text:span text:style-name="T49">the</text:span><text:span text:style-name="T51"> </text:span><text:span text:style-name="T49">user</text:span><text:span text:style-name="T51"> </text:span><text:span text:style-name="T49">clicks</text:span><text:span text:style-name="T51"> </text:span><text:span text:style-name="T49">on</text:span><text:span text:style-name="T51"> </text:span><text:span text:style-name="T49">Home</text:span><text:span text:style-name="T51"> </text:span><text:span text:style-name="T49">Page</text:span><text:span text:style-name="T51"> </text:span><text:span text:style-name="T49">button,</text:span><text:span text:style-name="T51"> </text:span><text:span text:style-name="T49">he</text:span><text:span text:style-name="T51"> </text:span><text:span text:style-name="T49">should</text:span><text:span text:style-name="T51"> </text:span><text:span text:style-name="T49">be</text:span><text:span text:style-name="T51"> </text:span><text:span text:style-name="T49">redirected</text:span><text:span text:style-name="T51"> </text:span><text:span text:style-name="T49">to</text:span><text:span text:style-name="T51"> </text:span><text:span text:style-name="T49">Home.html</text:span><text:span text:style-name="T51"> </text:span><text:span text:style-name="T49">page.</text:span></text:p>
                </text:list-item>
              </text:list>
            </text:list-item>
          </text:list>
        </text:list-item>
      </text:list>
      <text:list xml:id="list8100494352613852804" text:style-name="WW8Num74">
        <text:list-item>
          <text:list>
            <text:list-item>
              <text:p text:style-name="P162"><text:span text:style-name="T49"><text:s text:c="2"/>Functionality</text:span><text:span text:style-name="T51"> </text:span><text:span text:style-name="T49">:</text:span><text:span text:style-name="T51"> </text:span><text:span text:style-name="T49">The</text:span><text:span text:style-name="T51"> </text:span><text:span text:style-name="T49">user</text:span><text:span text:style-name="T51"> </text:span><text:span text:style-name="T49">will</text:span><text:span text:style-name="T51"> </text:span><text:span text:style-name="T49">have</text:span><text:span text:style-name="T51"> </text:span><text:span text:style-name="T49">to</text:span><text:span text:style-name="T51"> </text:span><text:span text:style-name="T49">give</text:span><text:span text:style-name="T51"> </text:span><text:span text:style-name="T49">email</text:span><text:span text:style-name="T51"> </text:span><text:span text:style-name="T49">id</text:span><text:span text:style-name="T51"> </text:span><text:span text:style-name="T49">and</text:span><text:span text:style-name="T51"> </text:span><text:span text:style-name="T49">verification</text:span><text:span text:style-name="T51"> </text:span><text:span text:style-name="T49">code</text:span><text:span text:style-name="T51"> </text:span><text:span text:style-name="T49">that</text:span><text:span text:style-name="T51"> </text:span><text:span text:style-name="T49">is</text:span><text:span text:style-name="T51"> </text:span><text:span text:style-name="T49">sent</text:span><text:span text:style-name="T51"> </text:span><text:span text:style-name="T49">to</text:span><text:span text:style-name="T51"> </text:span><text:span text:style-name="T49">his</text:span><text:span text:style-name="T51"> </text:span><text:span text:style-name="T49">email</text:span><text:span text:style-name="T51"> </text:span><text:span text:style-name="T49">id</text:span><text:span text:style-name="T51"> </text:span><text:span text:style-name="T49">and</text:span><text:span text:style-name="T51"> </text:span><text:span text:style-name="T49">clicks</text:span><text:span text:style-name="T51"> </text:span><text:span text:style-name="T49">on</text:span><text:span text:style-name="T51"> </text:span><text:span text:style-name="T49">Submit</text:span><text:span text:style-name="T51"> </text:span><text:span text:style-name="T49">button</text:span><text:span text:style-name="T51"> </text:span><text:span text:style-name="T49">in</text:span><text:span text:style-name="T51"> </text:span><text:span text:style-name="T49">order</text:span><text:span text:style-name="T51"> </text:span><text:span text:style-name="T49">to</text:span><text:span text:style-name="T51"> </text:span><text:span text:style-name="T49">register</text:span><text:span text:style-name="T51"> </text:span><text:span text:style-name="T49">with</text:span><text:span text:style-name="T51"> </text:span><text:span text:style-name="T49">the</text:span><text:span text:style-name="T51"> </text:span><text:span text:style-name="T49">application.</text:span></text:p>
            </text:list-item>
          </text:list>
        </text:list-item>
      </text:list>
      <text:list xml:id="list328621460875766606" text:style-name="WW8Num75">
        <text:list-item>
          <text:list>
            <text:list-item>
              <text:list>
                <text:list-item>
                  <text:p text:style-name="P163"><text:span text:style-name="T37"><text:s/>Validation:</text:span><text:span text:style-name="T51"> </text:span><text:span text:style-name="T49">Email</text:span><text:span text:style-name="T51"> </text:span><text:span text:style-name="T49">id</text:span><text:span text:style-name="T51"> </text:span><text:span text:style-name="T49">and</text:span><text:span text:style-name="T51"> </text:span><text:span text:style-name="T49">verification</text:span><text:span text:style-name="T51"> </text:span><text:span text:style-name="T49">code</text:span><text:span text:style-name="T51"> </text:span><text:span text:style-name="T49">are</text:span><text:span text:style-name="T51"> </text:span><text:span text:style-name="T49">compulsory</text:span><text:span text:style-name="T51"> </text:span><text:span text:style-name="T49">fields.</text:span></text:p>
                </text:list-item>
                <text:list-item>
                  <text:p text:style-name="P192"><text:s/>Tables Involved</text:p>
                </text:list-item>
              </text:list>
            </text:list-item>
          </text:list>
        </text:list-item>
      </text:list>
      <text:p text:style-name="P52"/>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4"><text:span text:style-name="T78">Field</text:span><text:span text:style-name="T71"> </text:span><text:span text:style-name="T78">Name</text:span></text:p>
          </table:table-cell>
          <table:table-cell table:style-name="Table25.A1" office:value-type="string">
            <text:p text:style-name="P3">Rq</text:p>
          </table:table-cell>
          <table:table-cell table:style-name="Table25.A1" office:value-type="string">
            <text:p text:style-name="P3">Source</text:p>
          </table:table-cell>
          <table:table-cell table:style-name="Table25.D1" office:value-type="string">
            <text:p text:style-name="P3">Description</text:p>
          </table:table-cell>
        </table:table-row>
        <table:table-row table:style-name="Table25.1">
          <table:table-cell table:style-name="Table25.A2" office:value-type="string">
            <text:p text:style-name="P6">Email<text:span text:style-name="T70"> </text:span>Id</text:p>
          </table:table-cell>
          <table:table-cell table:style-name="Table25.A2" office:value-type="string">
            <text:p text:style-name="P6">C</text:p>
          </table:table-cell>
          <table:table-cell table:style-name="Table25.A2" office:value-type="string">
            <text:p text:style-name="P7"><text:span text:style-name="T49">user_registration</text:span><text:span text:style-name="T78">.email_id</text:span></text:p>
          </table:table-cell>
          <table:table-cell table:style-name="Table25.D2" office:value-type="string">
            <text:p text:style-name="P6">varchar(45)</text:p>
          </table:table-cell>
        </table:table-row>
        <table:table-row table:style-name="Table25.1">
          <table:table-cell table:style-name="Table25.A2" office:value-type="string">
            <text:p text:style-name="P6">Verification<text:span text:style-name="T70"> </text:span>Code</text:p>
          </table:table-cell>
          <table:table-cell table:style-name="Table25.A2" office:value-type="string">
            <text:p text:style-name="P6">C</text:p>
          </table:table-cell>
          <table:table-cell table:style-name="Table25.A2" office:value-type="string">
            <text:p text:style-name="P6">Security.verification_code</text:p>
          </table:table-cell>
          <table:table-cell table:style-name="Table25.D2" office:value-type="string">
            <text:p text:style-name="P6">varchar(45)</text:p>
          </table:table-cell>
        </table:table-row>
      </table:table>
      <text:p text:style-name="P52"/>
      <text:list xml:id="list130324659154379" text:continue-numbering="true" text:style-name="WW8Num75">
        <text:list-item>
          <text:list>
            <text:list-item>
              <text:list>
                <text:list-item>
                  <text:p text:style-name="P163"><text:span text:style-name="T37"><text:s/>Business</text:span><text:span text:style-name="T41"> </text:span><text:span text:style-name="T37">Logic</text:span><text:span text:style-name="T49">:</text:span><text:span text:style-name="T51"> </text:span><text:span text:style-name="T49">First</text:span><text:span text:style-name="T51"> </text:span><text:span text:style-name="T49">check</text:span><text:span text:style-name="T51"> </text:span><text:span text:style-name="T49">if</text:span><text:span text:style-name="T51"> </text:span><text:span text:style-name="T49">the</text:span><text:span text:style-name="T51"> </text:span><text:span text:style-name="T49">user</text:span><text:span text:style-name="T51"> </text:span><text:span text:style-name="T49">is</text:span><text:span text:style-name="T51"> </text:span><text:span text:style-name="T49">already</text:span><text:span text:style-name="T51"> </text:span><text:span text:style-name="T49">registered</text:span><text:span text:style-name="T51"> </text:span><text:span text:style-name="T49">with</text:span><text:span text:style-name="T51"> </text:span><text:span text:style-name="T49">the</text:span><text:span text:style-name="T51"> </text:span><text:span text:style-name="T49">application</text:span><text:span text:style-name="T51"> </text:span><text:span text:style-name="T49">and</text:span><text:span text:style-name="T51"> </text:span><text:span text:style-name="T49">if</text:span><text:span text:style-name="T51"> </text:span><text:span text:style-name="T49">he</text:span><text:span text:style-name="T51"> </text:span><text:span text:style-name="T49">is</text:span><text:span text:style-name="T51"> </text:span><text:span text:style-name="T49">registered</text:span><text:span text:style-name="T51"> </text:span><text:span text:style-name="T49">with</text:span><text:span text:style-name="T51"> </text:span><text:span text:style-name="T49">the</text:span><text:span text:style-name="T51"> </text:span><text:span text:style-name="T49">application,</text:span><text:span text:style-name="T51"> </text:span><text:span text:style-name="T49">then</text:span><text:span text:style-name="T51"> </text:span><text:span text:style-name="T49">redirect</text:span><text:span text:style-name="T51"> </text:span><text:span text:style-name="T49">him</text:span><text:span text:style-name="T51"> </text:span><text:span text:style-name="T49">to</text:span><text:span text:style-name="T51"> “</text:span><text:span text:style-name="T49">AlreadyRegestered.html</text:span><text:span text:style-name="T51">” </text:span><text:span text:style-name="T49">page</text:span><text:span text:style-name="T51"> </text:span><text:span text:style-name="T49">else</text:span><text:span text:style-name="T51"> </text:span><text:span text:style-name="T49">continue</text:span><text:span text:style-name="T51"> </text:span><text:span text:style-name="T49">to</text:span><text:span text:style-name="T51"> </text:span><text:span text:style-name="T49">check</text:span><text:span text:style-name="T51"> </text:span><text:span text:style-name="T49">if</text:span><text:span text:style-name="T51"> </text:span><text:span text:style-name="T49">the</text:span><text:span text:style-name="T51"> </text:span><text:span text:style-name="T49">email</text:span><text:span text:style-name="T51"> </text:span><text:span text:style-name="T49">id</text:span><text:span text:style-name="T51"> </text:span><text:span text:style-name="T49">and</text:span><text:span text:style-name="T51"> </text:span><text:span text:style-name="T49">verification</text:span><text:span text:style-name="T51"> </text:span><text:span text:style-name="T49">code</text:span><text:span text:style-name="T51"> </text:span><text:span text:style-name="T49">matches</text:span><text:span text:style-name="T51"> </text:span><text:span text:style-name="T49">against</text:span><text:span text:style-name="T51"> </text:span><text:span text:style-name="T49">database</text:span><text:span text:style-name="T51"> </text:span><text:span text:style-name="T49">and</text:span><text:span text:style-name="T51"> </text:span><text:span text:style-name="T49">if</text:span><text:span text:style-name="T51"> </text:span><text:span text:style-name="T49">they</text:span><text:span text:style-name="T51"> </text:span><text:span text:style-name="T49">match</text:span><text:span text:style-name="T51"> </text:span><text:span text:style-name="T49">redirect</text:span><text:span text:style-name="T51"> </text:span><text:span text:style-name="T49">him</text:span><text:span text:style-name="T51"> </text:span><text:span text:style-name="T49">to</text:span><text:span text:style-name="T51"> </text:span><text:span text:style-name="T49">respective</text:span><text:span text:style-name="T51"> </text:span><text:span text:style-name="T49">registration</text:span><text:span text:style-name="T51"> </text:span><text:span text:style-name="T49">page</text:span><text:span text:style-name="T51"> </text:span><text:span text:style-name="T49">else</text:span><text:span text:style-name="T51"> </text:span><text:span text:style-name="T49">redirect</text:span><text:span text:style-name="T51"> </text:span><text:span text:style-name="T49">him</text:span><text:span text:style-name="T51"> </text:span><text:span text:style-name="T49">to</text:span><text:span text:style-name="T51"> “</text:span><text:span text:style-name="T49">ErrorCodeVerification.html</text:span><text:span text:style-name="T51">” </text:span><text:span text:style-name="T49">page.</text:span><text:span text:style-name="T51"> </text:span></text:p>
                </text:list-item>
                <text:list-item>
                  <text:p text:style-name="P163"><text:soft-page-break/><text:span text:style-name="T49"><text:s/>Registration</text:span><text:span text:style-name="T51"> </text:span><text:span text:style-name="T49">Page:</text:span><text:span text:style-name="T51"> </text:span><text:span text:style-name="T49">Take</text:span><text:span text:style-name="T51"> </text:span><text:span text:style-name="T49">the</text:span><text:span text:style-name="T51"> </text:span><text:span text:style-name="T49">following</text:span><text:span text:style-name="T51"> </text:span><text:span text:style-name="T49">information</text:span><text:span text:style-name="T51"> </text:span><text:span text:style-name="T49">from</text:span><text:span text:style-name="T51"> </text:span><text:span text:style-name="T49">the</text:span><text:span text:style-name="T51"> </text:span><text:span text:style-name="T49">admin</text:span><text:span text:style-name="T51"> </text:span></text:p>
                </text:list-item>
              </text:list>
            </text:list-item>
          </text:list>
        </text:list-item>
      </text:list>
      <text:list xml:id="list629894665640395644" text:style-name="WW8Num76">
        <text:list-item>
          <text:list>
            <text:list-item>
              <text:list>
                <text:list-item>
                  <text:list>
                    <text:list-item>
                      <text:p text:style-name="P164"><text:span text:style-name="T49"><text:s/>General</text:span><text:span text:style-name="T51"> </text:span><text:span text:style-name="T49">Information</text:span><text:span text:style-name="T51"> </text:span><text:span text:style-name="T54">:</text:span><text:span text:style-name="T51"> </text:span><text:span text:style-name="T49">Personal</text:span><text:span text:style-name="T51"> </text:span><text:span text:style-name="T49">information</text:span><text:span text:style-name="T51"> </text:span><text:span text:style-name="T49">related</text:span><text:span text:style-name="T51"> </text:span><text:span text:style-name="T49">to</text:span><text:span text:style-name="T51"> </text:span><text:span text:style-name="T49">name,</text:span><text:span text:style-name="T51"> </text:span><text:span text:style-name="T49">address,</text:span><text:span text:style-name="T51"> </text:span><text:span text:style-name="T49">phone</text:span><text:span text:style-name="T51"> </text:span><text:span text:style-name="T49">numbers</text:span><text:span text:style-name="T51"> </text:span><text:span text:style-name="T49">etc</text:span><text:span text:style-name="T51"> </text:span><text:span text:style-name="T49">(AdminRegistration1.html)</text:span><text:span text:style-name="T51"> </text:span></text:p>
                    </text:list-item>
                    <text:list-item>
                      <text:p text:style-name="P164"><text:span text:style-name="T51"><text:s/></text:span><text:span text:style-name="T37">Validation:</text:span><text:span text:style-name="T41"> </text:span><text:span text:style-name="T49">All</text:span><text:span text:style-name="T51"> </text:span><text:span text:style-name="T49">fields</text:span><text:span text:style-name="T51"> </text:span><text:span text:style-name="T49">are</text:span><text:span text:style-name="T51"> </text:span><text:span text:style-name="T49">compulsory</text:span><text:span text:style-name="T51"> </text:span><text:span text:style-name="T49">excluding</text:span><text:span text:style-name="T51"> </text:span><text:span text:style-name="T49">Home</text:span><text:span text:style-name="T51"> </text:span><text:span text:style-name="T49">Address</text:span><text:span text:style-name="T51">2.</text:span></text:p>
                    </text:list-item>
                    <text:list-item>
                      <text:p text:style-name="P190"><text:s/>Tables Involved</text:p>
                    </text:list-item>
                  </text:list>
                </text:list-item>
              </text:list>
            </text:list-item>
          </text:list>
        </text:list-item>
      </text:list>
      <text:p text:style-name="P52"/>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4"><text:span text:style-name="T78">Field</text:span><text:span text:style-name="T71"> </text:span><text:span text:style-name="T78">Name</text:span></text:p>
          </table:table-cell>
          <table:table-cell table:style-name="Table26.A1" office:value-type="string">
            <text:p text:style-name="P3">Rq</text:p>
          </table:table-cell>
          <table:table-cell table:style-name="Table26.A1" office:value-type="string">
            <text:p text:style-name="P3">Source</text:p>
          </table:table-cell>
          <table:table-cell table:style-name="Table26.D1" office:value-type="string">
            <text:p text:style-name="P3">Description</text:p>
          </table:table-cell>
        </table:table-row>
        <table:table-row table:style-name="Table26.1">
          <table:table-cell table:style-name="Table26.A2" office:value-type="string">
            <text:p text:style-name="P6">Title</text:p>
          </table:table-cell>
          <table:table-cell table:style-name="Table26.A2" office:value-type="string">
            <text:p text:style-name="P6">C</text:p>
          </table:table-cell>
          <table:table-cell table:style-name="Table26.A2" office:value-type="string">
            <text:p text:style-name="P7"><text:span text:style-name="T49">user_registration</text:span><text:span text:style-name="T78">.title</text:span></text:p>
          </table:table-cell>
          <table:table-cell table:style-name="Table26.D2" office:value-type="string">
            <text:p text:style-name="P6">varchar(5)</text:p>
          </table:table-cell>
        </table:table-row>
        <table:table-row table:style-name="Table26.1">
          <table:table-cell table:style-name="Table26.A2" office:value-type="string">
            <text:p text:style-name="P6">First<text:span text:style-name="T70"> </text:span>Name</text:p>
          </table:table-cell>
          <table:table-cell table:style-name="Table26.A2" office:value-type="string">
            <text:p text:style-name="P6">C</text:p>
          </table:table-cell>
          <table:table-cell table:style-name="Table26.A2" office:value-type="string">
            <text:p text:style-name="P7"><text:span text:style-name="T49">user_registration</text:span><text:span text:style-name="T78">.first_name</text:span></text:p>
          </table:table-cell>
          <table:table-cell table:style-name="Table26.D2" office:value-type="string">
            <text:p text:style-name="P6">varchar(45)</text:p>
          </table:table-cell>
        </table:table-row>
        <table:table-row table:style-name="Table26.1">
          <table:table-cell table:style-name="Table26.A2" office:value-type="string">
            <text:p text:style-name="P6">Last<text:span text:style-name="T70"> </text:span>Name</text:p>
          </table:table-cell>
          <table:table-cell table:style-name="Table26.A2" office:value-type="string">
            <text:p text:style-name="P6">C</text:p>
          </table:table-cell>
          <table:table-cell table:style-name="Table26.A2" office:value-type="string">
            <text:p text:style-name="P9">user_registration.last_name</text:p>
          </table:table-cell>
          <table:table-cell table:style-name="Table26.D2" office:value-type="string">
            <text:p text:style-name="P6">varchar(45)</text:p>
          </table:table-cell>
        </table:table-row>
        <table:table-row table:style-name="Table26.1">
          <table:table-cell table:style-name="Table26.A2" office:value-type="string">
            <text:p text:style-name="P6">Home<text:span text:style-name="T70"> </text:span>Address1</text:p>
          </table:table-cell>
          <table:table-cell table:style-name="Table26.A2" office:value-type="string">
            <text:p text:style-name="P6">C</text:p>
          </table:table-cell>
          <table:table-cell table:style-name="Table26.A2" office:value-type="string">
            <text:p text:style-name="P7">Address.address</text:p>
          </table:table-cell>
          <table:table-cell table:style-name="Table26.D2" office:value-type="string">
            <text:p text:style-name="P6">varchar(45)</text:p>
          </table:table-cell>
        </table:table-row>
        <table:table-row table:style-name="Table26.1">
          <table:table-cell table:style-name="Table26.A2" office:value-type="string">
            <text:p text:style-name="P6">Home<text:span text:style-name="T70"> </text:span>Address2</text:p>
          </table:table-cell>
          <table:table-cell table:style-name="Table26.A2" office:value-type="string">
            <text:p text:style-name="P6"/>
          </table:table-cell>
          <table:table-cell table:style-name="Table26.A2" office:value-type="string">
            <text:p text:style-name="P7"/>
          </table:table-cell>
          <table:table-cell table:style-name="Table26.D2" office:value-type="string">
            <text:p text:style-name="P6"/>
          </table:table-cell>
        </table:table-row>
        <table:table-row table:style-name="Table26.1">
          <table:table-cell table:style-name="Table26.A2" office:value-type="string">
            <text:p text:style-name="P6">Country</text:p>
          </table:table-cell>
          <table:table-cell table:style-name="Table26.A2" office:value-type="string">
            <text:p text:style-name="P6">C</text:p>
          </table:table-cell>
          <table:table-cell table:style-name="Table26.A2" office:value-type="string">
            <text:p text:style-name="P7">Address.country_id</text:p>
          </table:table-cell>
          <table:table-cell table:style-name="Table26.D2" office:value-type="string">
            <text:p text:style-name="P6">bigint(20)</text:p>
          </table:table-cell>
        </table:table-row>
        <table:table-row table:style-name="Table26.1">
          <table:table-cell table:style-name="Table26.A2" office:value-type="string">
            <text:p text:style-name="P6">State</text:p>
          </table:table-cell>
          <table:table-cell table:style-name="Table26.A2" office:value-type="string">
            <text:p text:style-name="P6">C</text:p>
          </table:table-cell>
          <table:table-cell table:style-name="Table26.A2" office:value-type="string">
            <text:p text:style-name="P7">Address.stateid</text:p>
          </table:table-cell>
          <table:table-cell table:style-name="Table26.D2" office:value-type="string">
            <text:p text:style-name="P6">bigint(20)</text:p>
          </table:table-cell>
        </table:table-row>
        <table:table-row table:style-name="Table26.1">
          <table:table-cell table:style-name="Table26.A2" office:value-type="string">
            <text:p text:style-name="P6">City</text:p>
          </table:table-cell>
          <table:table-cell table:style-name="Table26.A2" office:value-type="string">
            <text:p text:style-name="P6">C</text:p>
          </table:table-cell>
          <table:table-cell table:style-name="Table26.A2" office:value-type="string">
            <text:p text:style-name="P7">Address.city</text:p>
          </table:table-cell>
          <table:table-cell table:style-name="Table26.D2" office:value-type="string">
            <text:p text:style-name="P6">Varchar(30)</text:p>
          </table:table-cell>
        </table:table-row>
        <table:table-row table:style-name="Table26.1">
          <table:table-cell table:style-name="Table26.A2" office:value-type="string">
            <text:p text:style-name="P6">Zip<text:span text:style-name="T70"> </text:span>Code</text:p>
          </table:table-cell>
          <table:table-cell table:style-name="Table26.A2" office:value-type="string">
            <text:p text:style-name="P6">C</text:p>
          </table:table-cell>
          <table:table-cell table:style-name="Table26.A2" office:value-type="string">
            <text:p text:style-name="P7">Address.zipcode</text:p>
          </table:table-cell>
          <table:table-cell table:style-name="Table26.D2" office:value-type="string">
            <text:p text:style-name="P6">int(11)</text:p>
          </table:table-cell>
        </table:table-row>
        <table:table-row table:style-name="Table26.1">
          <table:table-cell table:style-name="Table26.A2" office:value-type="string">
            <text:p text:style-name="P6">Email<text:span text:style-name="T70"> </text:span>Address</text:p>
          </table:table-cell>
          <table:table-cell table:style-name="Table26.A2" office:value-type="string">
            <text:p text:style-name="P6">C</text:p>
          </table:table-cell>
          <table:table-cell table:style-name="Table26.A2" office:value-type="string">
            <text:p text:style-name="P7">user_registration.email_id</text:p>
          </table:table-cell>
          <table:table-cell table:style-name="Table26.D2" office:value-type="string">
            <text:p text:style-name="P6">varchar(45)</text:p>
          </table:table-cell>
        </table:table-row>
        <table:table-row table:style-name="Table26.1">
          <table:table-cell table:style-name="Table26.A2" office:value-type="string">
            <text:p text:style-name="P6">Password</text:p>
          </table:table-cell>
          <table:table-cell table:style-name="Table26.A2" office:value-type="string">
            <text:p text:style-name="P6">C</text:p>
          </table:table-cell>
          <table:table-cell table:style-name="Table26.A2" office:value-type="string">
            <text:p text:style-name="P9">user_registration.password</text:p>
          </table:table-cell>
          <table:table-cell table:style-name="Table26.D2" office:value-type="string">
            <text:p text:style-name="P6">varchar(45)</text:p>
          </table:table-cell>
        </table:table-row>
        <table:table-row table:style-name="Table26.1">
          <table:table-cell table:style-name="Table26.A2" office:value-type="string">
            <text:p text:style-name="P6">ReEnter<text:span text:style-name="T70"> </text:span>Password</text:p>
          </table:table-cell>
          <table:table-cell table:style-name="Table26.A2" office:value-type="string">
            <text:p text:style-name="P6">C</text:p>
          </table:table-cell>
          <table:table-cell table:style-name="Table26.A2" office:value-type="string">
            <text:p text:style-name="P7">Just<text:span text:style-name="T71"> </text:span>for<text:span text:style-name="T71"> </text:span>confirmation</text:p>
          </table:table-cell>
          <table:table-cell table:style-name="Table26.D2" office:value-type="string">
            <text:p text:style-name="P6"/>
          </table:table-cell>
        </table:table-row>
        <table:table-row table:style-name="Table26.1">
          <table:table-cell table:style-name="Table26.A2" office:value-type="string">
            <text:p text:style-name="P6">Security<text:span text:style-name="T70"> </text:span>Question</text:p>
          </table:table-cell>
          <table:table-cell table:style-name="Table26.A2" office:value-type="string">
            <text:p text:style-name="P6">C</text:p>
          </table:table-cell>
          <table:table-cell table:style-name="Table26.A2" office:value-type="string">
            <text:p text:style-name="P7">Security.sec_question_id</text:p>
          </table:table-cell>
          <table:table-cell table:style-name="Table26.D2" office:value-type="string">
            <text:p text:style-name="P6">bigint(20)</text:p>
          </table:table-cell>
        </table:table-row>
        <table:table-row table:style-name="Table26.1">
          <table:table-cell table:style-name="Table26.A2" office:value-type="string">
            <text:p text:style-name="P6">Answer<text:span text:style-name="T70"> </text:span></text:p>
          </table:table-cell>
          <table:table-cell table:style-name="Table26.A2" office:value-type="string">
            <text:p text:style-name="P6">C</text:p>
          </table:table-cell>
          <table:table-cell table:style-name="Table26.A2" office:value-type="string">
            <text:p text:style-name="P7">Security.answer</text:p>
          </table:table-cell>
          <table:table-cell table:style-name="Table26.D2" office:value-type="string">
            <text:p text:style-name="P6">Varchar(45)</text:p>
          </table:table-cell>
        </table:table-row>
      </table:table>
      <text:p text:style-name="P52"/>
      <text:list xml:id="list130324676151368" text:continue-numbering="true" text:style-name="WW8Num76">
        <text:list-item>
          <text:list>
            <text:list-item>
              <text:list>
                <text:list-item>
                  <text:list>
                    <text:list-item>
                      <text:p text:style-name="P164"><text:span text:style-name="T71"><text:s/></text:span><text:span text:style-name="T78">General</text:span><text:span text:style-name="T71"> </text:span><text:span text:style-name="T78">Information</text:span><text:span text:style-name="T71"> </text:span><text:span text:style-name="T80">:</text:span><text:span text:style-name="T71"> </text:span><text:span text:style-name="T78">Tell</text:span><text:span text:style-name="T71"> </text:span><text:span text:style-name="T78">us</text:span><text:span text:style-name="T71"> </text:span><text:span text:style-name="T78">about</text:span><text:span text:style-name="T71"> </text:span><text:span text:style-name="T78">Yourself</text:span><text:span text:style-name="T71"> </text:span><text:span text:style-name="T78">(here</text:span><text:span text:style-name="T71"> </text:span><text:span text:style-name="T78">the</text:span><text:span text:style-name="T71"> </text:span><text:span text:style-name="T78">admin</text:span><text:span text:style-name="T71"> </text:span><text:span text:style-name="T78">enters</text:span><text:span text:style-name="T71"> </text:span><text:span text:style-name="T78">the</text:span><text:span text:style-name="T71"> </text:span><text:span text:style-name="T78">school</text:span><text:span text:style-name="T71"> </text:span><text:span text:style-name="T78">information)</text:span><text:span text:style-name="T71"> </text:span><text:span text:style-name="T78">(AdminRegistration2.html)</text:span></text:p>
                    </text:list-item>
                  </text:list>
                </text:list-item>
              </text:list>
            </text:list-item>
          </text:list>
        </text:list-item>
      </text:list>
      <text:p text:style-name="P53"><text:span text:style-name="T29">Validation:</text:span><text:span text:style-name="T33"> <text:s/></text:span></text:p>
      <text:list xml:id="list4383797292763684562" text:style-name="L5">
        <text:list-item>
          <text:p text:style-name="P180"><text:span text:style-name="T73">All</text:span><text:span text:style-name="T74"> </text:span><text:span text:style-name="T73">fields</text:span><text:span text:style-name="T74"> </text:span><text:span text:style-name="T73">are</text:span><text:span text:style-name="T74"> </text:span><text:span text:style-name="T73">compulsory</text:span><text:span text:style-name="T74"> </text:span><text:span text:style-name="T73">excluding</text:span><text:span text:style-name="T74"> “</text:span><text:span text:style-name="T73">sports</text:span><text:span text:style-name="T74"> </text:span><text:span text:style-name="T73">offered</text:span><text:span text:style-name="T74">” </text:span><text:span text:style-name="T73">and</text:span><text:span text:style-name="T74"> “</text:span><text:span text:style-name="T73">Extra</text:span><text:span text:style-name="T74"> </text:span><text:span text:style-name="T73"><text:tab/>Curricular</text:span><text:span text:style-name="T74"> </text:span><text:span text:style-name="T73">Activities<text:tab/>Offered</text:span><text:span text:style-name="T74">” </text:span><text:span text:style-name="T73">.</text:span><text:span text:style-name="T74"> </text:span><text:span text:style-name="T33"><text:s/></text:span></text:p>
        </text:list-item>
        <text:list-item>
          <text:p text:style-name="P180"><text:span text:style-name="T74">“</text:span><text:span text:style-name="T73">Number</text:span><text:span text:style-name="T74"> </text:span><text:span text:style-name="T73">of</text:span><text:span text:style-name="T74"> </text:span><text:span text:style-name="T73">Students</text:span><text:span text:style-name="T74">” </text:span><text:span text:style-name="T73">field</text:span><text:span text:style-name="T74"> </text:span><text:span text:style-name="T73">should</text:span><text:span text:style-name="T74"> </text:span><text:span text:style-name="T73">only</text:span><text:span text:style-name="T74"> </text:span><text:span text:style-name="T73">allow</text:span><text:span text:style-name="T74"> </text:span><text:span text:style-name="T73">numeric</text:span><text:span text:style-name="T74"> </text:span><text:span text:style-name="T73">characters.</text:span></text:p>
        </text:list-item>
        <text:list-item>
          <text:p text:style-name="P180"><text:span text:style-name="T74">“</text:span><text:span text:style-name="T73">Work</text:span><text:span text:style-name="T74"> </text:span><text:span text:style-name="T73">Phone</text:span><text:span text:style-name="T74"> </text:span><text:span text:style-name="T73">Number</text:span><text:span text:style-name="T74">” </text:span><text:span text:style-name="T73">and</text:span><text:span text:style-name="T74"> “</text:span><text:span text:style-name="T73">Work</text:span><text:span text:style-name="T74"> </text:span><text:span text:style-name="T73">Fax</text:span><text:span text:style-name="T74"> </text:span><text:span text:style-name="T73">Number</text:span><text:span text:style-name="T74">” </text:span><text:span text:style-name="T73">fields</text:span><text:span text:style-name="T74"> </text:span><text:span text:style-name="T73">should</text:span><text:span text:style-name="T74"> </text:span><text:span text:style-name="T73">allow</text:span><text:span text:style-name="T74"> </text:span><text:span text:style-name="T73">only</text:span><text:span text:style-name="T74"> </text:span><text:span text:style-name="T73">numeric</text:span><text:span text:style-name="T74"> </text:span><text:span text:style-name="T73">characters</text:span><text:span text:style-name="T74"> </text:span></text:p>
        </text:list-item>
        <text:list-item>
          <text:p text:style-name="P180"><text:span text:style-name="T74">“</text:span><text:span text:style-name="T73">Registration</text:span><text:span text:style-name="T74"> </text:span><text:span text:style-name="T73">Date</text:span><text:span text:style-name="T74">” </text:span><text:span text:style-name="T73">should</text:span><text:span text:style-name="T74"> </text:span><text:span text:style-name="T73">follow</text:span><text:span text:style-name="T74"> </text:span><text:span text:style-name="T73">the</text:span><text:span text:style-name="T74"> </text:span><text:span text:style-name="T73">format</text:span><text:span text:style-name="T74"> “</text:span><text:span text:style-name="T73">mm/dd/yyyy</text:span><text:span text:style-name="T74">”</text:span><text:span text:style-name="T73">.</text:span></text:p>
        </text:list-item>
      </text:list>
      <text:p text:style-name="P53"><text:span text:style-name="T29">Note:</text:span><text:span text:style-name="T33"> </text:span><text:span text:style-name="T73">The</text:span><text:span text:style-name="T74"> </text:span><text:span text:style-name="T73">user</text:span><text:span text:style-name="T74"> </text:span><text:span text:style-name="T73">should</text:span><text:span text:style-name="T74"> </text:span><text:span text:style-name="T73">be</text:span><text:span text:style-name="T74"> </text:span><text:span text:style-name="T73">able</text:span><text:span text:style-name="T74"> </text:span><text:span text:style-name="T73">to</text:span><text:span text:style-name="T74"> </text:span><text:span text:style-name="T73">go</text:span><text:span text:style-name="T74"> </text:span><text:span text:style-name="T73">to</text:span><text:span text:style-name="T74"> </text:span><text:span text:style-name="T73">the</text:span><text:span text:style-name="T74"> </text:span><text:span text:style-name="T73">previous</text:span><text:span text:style-name="T74"> </text:span><text:span text:style-name="T73">page</text:span><text:span text:style-name="T74"> </text:span><text:span text:style-name="T73">by</text:span><text:span text:style-name="T74"> </text:span><text:span text:style-name="T73">clicking</text:span><text:span text:style-name="T74"> </text:span><text:span text:style-name="T73">on</text:span><text:span text:style-name="T74"> </text:span><text:span text:style-name="T73">the</text:span><text:span text:style-name="T74"> </text:span><text:span text:style-name="T73">button</text:span><text:span text:style-name="T74"> “</text:span><text:span text:style-name="T73">button</text:span><text:span text:style-name="T74">” </text:span><text:span text:style-name="T73">which</text:span><text:span text:style-name="T74"> </text:span><text:span text:style-name="T73">is</text:span><text:span text:style-name="T74"> </text:span><text:span text:style-name="T73">located</text:span><text:span text:style-name="T74"> </text:span><text:span text:style-name="T73">at</text:span><text:span text:style-name="T74"> </text:span><text:span text:style-name="T73">the</text:span><text:span text:style-name="T74"> </text:span><text:span text:style-name="T73">left</text:span><text:span text:style-name="T74"> </text:span><text:span text:style-name="T73">hand</text:span><text:span text:style-name="T74"> </text:span><text:span text:style-name="T73">bottom</text:span><text:span text:style-name="T74"> </text:span><text:span text:style-name="T73">corner.</text:span></text:p>
      <text:p text:style-name="P55">Tables Involved:</text:p>
      <text:p text:style-name="P52"><text:soft-page-break/></text:p>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4"><text:span text:style-name="T78">Field</text:span><text:span text:style-name="T71"> </text:span><text:span text:style-name="T78">Name</text:span></text:p>
          </table:table-cell>
          <table:table-cell table:style-name="Table27.A1" office:value-type="string">
            <text:p text:style-name="P3">Rq</text:p>
          </table:table-cell>
          <table:table-cell table:style-name="Table27.A1" office:value-type="string">
            <text:p text:style-name="P3">Source</text:p>
          </table:table-cell>
          <table:table-cell table:style-name="Table27.D1" office:value-type="string">
            <text:p text:style-name="P3">Description</text:p>
          </table:table-cell>
        </table:table-row>
        <table:table-row table:style-name="Table27.1">
          <table:table-cell table:style-name="Table27.A2" office:value-type="string">
            <text:p text:style-name="P7"><text:span text:style-name="T78">School</text:span><text:span text:style-name="T71"> </text:span><text:span text:style-name="T78">Name</text:span></text:p>
          </table:table-cell>
          <table:table-cell table:style-name="Table27.A2" office:value-type="string">
            <text:p text:style-name="P6">C</text:p>
          </table:table-cell>
          <table:table-cell table:style-name="Table27.A2" office:value-type="string">
            <text:p text:style-name="P7"><text:span text:style-name="T78">school.</text:span><text:span text:style-name="T71">school_name</text:span></text:p>
          </table:table-cell>
          <table:table-cell table:style-name="Table27.D2" office:value-type="string">
            <text:p text:style-name="P6">Varchar(45)</text:p>
            <text:p text:style-name="P8"><text:s/></text:p>
          </table:table-cell>
        </table:table-row>
        <table:table-row table:style-name="Table27.1">
          <table:table-cell table:style-name="Table27.A2" office:value-type="string">
            <text:p text:style-name="P7"><text:span text:style-name="T78">Type</text:span><text:span text:style-name="T71"> </text:span><text:span text:style-name="T78">of</text:span><text:span text:style-name="T71"> </text:span><text:span text:style-name="T78">School</text:span></text:p>
          </table:table-cell>
          <table:table-cell table:style-name="Table27.A2" office:value-type="string">
            <text:p text:style-name="P6">C</text:p>
          </table:table-cell>
          <table:table-cell table:style-name="Table27.A2" office:value-type="string">
            <text:p text:style-name="P7">School.type_of_school</text:p>
          </table:table-cell>
          <table:table-cell table:style-name="Table27.D2" office:value-type="string">
            <text:p text:style-name="P7">Varchar(45)</text:p>
          </table:table-cell>
        </table:table-row>
        <table:table-row table:style-name="Table27.1">
          <table:table-cell table:style-name="Table27.A2" office:value-type="string">
            <text:p text:style-name="P7"><text:span text:style-name="T78">Level</text:span><text:span text:style-name="T71"> </text:span><text:span text:style-name="T78">of</text:span><text:span text:style-name="T71"> </text:span><text:span text:style-name="T78">School</text:span></text:p>
          </table:table-cell>
          <table:table-cell table:style-name="Table27.A2" office:value-type="string">
            <text:p text:style-name="P6">C</text:p>
          </table:table-cell>
          <table:table-cell table:style-name="Table27.A2" office:value-type="string">
            <text:p text:style-name="P7">School.level_of_school</text:p>
          </table:table-cell>
          <table:table-cell table:style-name="Table27.D2" office:value-type="string">
            <text:p text:style-name="P7">Varchar(45)</text:p>
            <text:p text:style-name="P7"/>
          </table:table-cell>
        </table:table-row>
        <table:table-row table:style-name="Table27.1">
          <table:table-cell table:style-name="Table27.A2" office:value-type="string">
            <text:p text:style-name="P7"><text:span text:style-name="T78">Number</text:span><text:span text:style-name="T71"> </text:span><text:span text:style-name="T78">of</text:span><text:span text:style-name="T71"> </text:span><text:span text:style-name="T78">Students</text:span></text:p>
          </table:table-cell>
          <table:table-cell table:style-name="Table27.A2" office:value-type="string">
            <text:p text:style-name="P6">C</text:p>
          </table:table-cell>
          <table:table-cell table:style-name="Table27.A2" office:value-type="string">
            <text:p text:style-name="P7">School.no_of_students</text:p>
          </table:table-cell>
          <table:table-cell table:style-name="Table27.D2" office:value-type="string">
            <text:p text:style-name="P7">Int(11)</text:p>
          </table:table-cell>
        </table:table-row>
        <table:table-row table:style-name="Table27.1">
          <table:table-cell table:style-name="Table27.A2" office:value-type="string">
            <text:p text:style-name="P6">City</text:p>
          </table:table-cell>
          <table:table-cell table:style-name="Table27.A2" office:value-type="string">
            <text:p text:style-name="P6">C</text:p>
          </table:table-cell>
          <table:table-cell table:style-name="Table27.A2" office:value-type="string">
            <text:p text:style-name="P7">School.city</text:p>
          </table:table-cell>
          <table:table-cell table:style-name="Table27.D2" office:value-type="string">
            <text:p text:style-name="P7">varchar(45)</text:p>
          </table:table-cell>
        </table:table-row>
        <table:table-row table:style-name="Table27.1">
          <table:table-cell table:style-name="Table27.A2" office:value-type="string">
            <text:p text:style-name="P7"><text:span text:style-name="T78">State</text:span><text:span text:style-name="T71"> </text:span></text:p>
          </table:table-cell>
          <table:table-cell table:style-name="Table27.A2" office:value-type="string">
            <text:p text:style-name="P6">C</text:p>
          </table:table-cell>
          <table:table-cell table:style-name="Table27.A2" office:value-type="string">
            <text:p text:style-name="P7">School.state_id</text:p>
          </table:table-cell>
          <table:table-cell table:style-name="Table27.D2" office:value-type="string">
            <text:p text:style-name="P7">Bigint(20)</text:p>
          </table:table-cell>
        </table:table-row>
        <table:table-row table:style-name="Table27.1">
          <table:table-cell table:style-name="Table27.A2" office:value-type="string">
            <text:p text:style-name="P7"><text:span text:style-name="T78">Phone</text:span><text:span text:style-name="T71"> </text:span><text:span text:style-name="T78">number</text:span></text:p>
          </table:table-cell>
          <table:table-cell table:style-name="Table27.A2" office:value-type="string">
            <text:p text:style-name="P6">C</text:p>
          </table:table-cell>
          <table:table-cell table:style-name="Table27.A2" office:value-type="string">
            <text:p text:style-name="P7">School.phone_number</text:p>
          </table:table-cell>
          <table:table-cell table:style-name="Table27.D2" office:value-type="string">
            <text:p text:style-name="P7">Varchar(45)</text:p>
          </table:table-cell>
        </table:table-row>
        <table:table-row table:style-name="Table27.1">
          <table:table-cell table:style-name="Table27.A2" office:value-type="string">
            <text:p text:style-name="P7"><text:span text:style-name="T78">Fax</text:span><text:span text:style-name="T71"> </text:span><text:span text:style-name="T78">Number</text:span></text:p>
          </table:table-cell>
          <table:table-cell table:style-name="Table27.A2" office:value-type="string">
            <text:p text:style-name="P6">C</text:p>
          </table:table-cell>
          <table:table-cell table:style-name="Table27.A2" office:value-type="string">
            <text:p text:style-name="P7">School.fax_number</text:p>
          </table:table-cell>
          <table:table-cell table:style-name="Table27.D2" office:value-type="string">
            <text:p text:style-name="P7">Varchar(45)</text:p>
          </table:table-cell>
        </table:table-row>
        <table:table-row table:style-name="Table27.1">
          <table:table-cell table:style-name="Table27.A2" office:value-type="string">
            <text:p text:style-name="P6">create_date</text:p>
          </table:table-cell>
          <table:table-cell table:style-name="Table27.A2" office:value-type="string">
            <text:p text:style-name="P6"/>
          </table:table-cell>
          <table:table-cell table:style-name="Table27.A2" office:value-type="string">
            <text:p text:style-name="P7">School.create_date</text:p>
          </table:table-cell>
          <table:table-cell table:style-name="Table27.D2" office:value-type="string">
            <text:p text:style-name="P7">Date</text:p>
          </table:table-cell>
        </table:table-row>
        <table:table-row table:style-name="Table27.1">
          <table:table-cell table:style-name="Table27.A2" office:value-type="string">
            <text:p text:style-name="P6">change_date</text:p>
          </table:table-cell>
          <table:table-cell table:style-name="Table27.A2" office:value-type="string">
            <text:p text:style-name="P6"/>
          </table:table-cell>
          <table:table-cell table:style-name="Table27.A2" office:value-type="string">
            <text:p text:style-name="P7">School.change_date</text:p>
          </table:table-cell>
          <table:table-cell table:style-name="Table27.D2" office:value-type="string">
            <text:p text:style-name="P7">Timestamp</text:p>
          </table:table-cell>
        </table:table-row>
        <table:table-row table:style-name="Table27.1">
          <table:table-cell table:style-name="Table27.A2" office:value-type="string">
            <text:p text:style-name="P6">Registration<text:span text:style-name="T70"> </text:span>Date</text:p>
          </table:table-cell>
          <table:table-cell table:style-name="Table27.A2" office:value-type="string">
            <text:p text:style-name="P6">C</text:p>
          </table:table-cell>
          <table:table-cell table:style-name="Table27.A2" office:value-type="string">
            <text:p text:style-name="P7">School.registration_date</text:p>
          </table:table-cell>
          <table:table-cell table:style-name="Table27.D2" office:value-type="string">
            <text:p text:style-name="P7">Date</text:p>
          </table:table-cell>
        </table:table-row>
        <table:table-row table:style-name="Table27.1">
          <table:table-cell table:style-name="Table27.A2" office:value-type="string">
            <text:p text:style-name="P6">Sports<text:span text:style-name="T70"> </text:span>offered</text:p>
          </table:table-cell>
          <table:table-cell table:style-name="Table27.A2" office:value-type="string">
            <text:p text:style-name="P6"/>
          </table:table-cell>
          <table:table-cell table:style-name="Table27.A2" office:value-type="string">
            <text:p text:style-name="P7">user_interests.interest_id<text:span text:style-name="T71"> </text:span>and<text:span text:style-name="T71"> </text:span>user_interests.sub_interest_id</text:p>
          </table:table-cell>
          <table:table-cell table:style-name="Table27.D2" office:value-type="string">
            <text:p text:style-name="P7">Bigint(20)</text:p>
          </table:table-cell>
        </table:table-row>
        <table:table-row table:style-name="Table27.1">
          <table:table-cell table:style-name="Table27.A2" office:value-type="string">
            <text:p text:style-name="P6">Extra<text:span text:style-name="T70"> </text:span>Curricular<text:span text:style-name="T70"> </text:span>Activities</text:p>
          </table:table-cell>
          <table:table-cell table:style-name="Table27.A2" office:value-type="string">
            <text:p text:style-name="P6"/>
          </table:table-cell>
          <table:table-cell table:style-name="Table27.A2" office:value-type="string">
            <text:p text:style-name="P7">user_interests.interest_id<text:span text:style-name="T71"> </text:span>and<text:span text:style-name="T71"> </text:span>user_interests.sub_interest_id</text:p>
          </table:table-cell>
          <table:table-cell table:style-name="Table27.D2" office:value-type="string">
            <text:p text:style-name="P7">Bigint(20)</text:p>
          </table:table-cell>
        </table:table-row>
      </table:table>
      <text:p text:style-name="P52"/>
      <text:p text:style-name="P52"/>
      <text:list xml:id="list7343301540343399333" text:style-name="WW8Num77">
        <text:list-item>
          <text:list>
            <text:list-item>
              <text:list>
                <text:list-item>
                  <text:list>
                    <text:list-item>
                      <text:p text:style-name="P165"><text:span text:style-name="T78"><text:s/>General</text:span><text:span text:style-name="T71"> </text:span><text:span text:style-name="T78">Information</text:span><text:span text:style-name="T71"> </text:span><text:span text:style-name="T80">:</text:span><text:span text:style-name="T71"> </text:span><text:span text:style-name="T78">Personal</text:span><text:span text:style-name="T71"> </text:span><text:span text:style-name="T78">information</text:span><text:span text:style-name="T71"> </text:span><text:span text:style-name="T78">related</text:span><text:span text:style-name="T71"> </text:span><text:span text:style-name="T78">to</text:span><text:span text:style-name="T71"> </text:span><text:span text:style-name="T78">education</text:span><text:span text:style-name="T71"> </text:span><text:span text:style-name="T78">and</text:span><text:span text:style-name="T71"> </text:span><text:span text:style-name="T78">other</text:span><text:span text:style-name="T71"> </text:span><text:span text:style-name="T78">interests</text:span><text:span text:style-name="T71"> </text:span><text:span text:style-name="T78">(AdminRegistration3.html)</text:span></text:p>
                    </text:list-item>
                  </text:list>
                </text:list-item>
              </text:list>
            </text:list-item>
          </text:list>
        </text:list-item>
      </text:list>
      <text:p text:style-name="P52"><text:span text:style-name="T29">Validation:</text:span><text:span text:style-name="T51"> </text:span></text:p>
      <text:list xml:id="list7646084065113853949" text:style-name="L6">
        <text:list-item>
          <text:p text:style-name="P166"><text:span text:style-name="T49">All</text:span><text:span text:style-name="T51"> </text:span><text:span text:style-name="T49">fields</text:span><text:span text:style-name="T51"> </text:span><text:span text:style-name="T49">are</text:span><text:span text:style-name="T51"> </text:span><text:span text:style-name="T49">mandatory</text:span><text:span text:style-name="T51"> </text:span><text:span text:style-name="T49">excluding</text:span><text:span text:style-name="T51"> “</text:span><text:span text:style-name="T49">Areas</text:span><text:span text:style-name="T51"> </text:span><text:span text:style-name="T49">of</text:span><text:span text:style-name="T51"> </text:span><text:span text:style-name="T49">Interest</text:span><text:span text:style-name="T51">”</text:span><text:span text:style-name="T49">.</text:span><text:span text:style-name="T51"> </text:span></text:p>
        </text:list-item>
        <text:list-item>
          <text:p text:style-name="P166"><text:span text:style-name="T49">Phone</text:span><text:span text:style-name="T51"> </text:span><text:span text:style-name="T49">no</text:span><text:span text:style-name="T51"> </text:span><text:span text:style-name="T49">should</text:span><text:span text:style-name="T51"> </text:span><text:span text:style-name="T49">only</text:span><text:span text:style-name="T51"> </text:span><text:span text:style-name="T49">allow</text:span><text:span text:style-name="T51"> </text:span><text:span text:style-name="T49">numeric</text:span><text:span text:style-name="T51"> </text:span><text:span text:style-name="T49">characters.</text:span><text:span text:style-name="T51"> </text:span></text:p>
        </text:list-item>
      </text:list>
      <text:p text:style-name="P52"><text:span text:style-name="T37">Note:</text:span><text:span text:style-name="T41"> </text:span><text:span text:style-name="T49">The</text:span><text:span text:style-name="T51"> </text:span><text:span text:style-name="T49">user</text:span><text:span text:style-name="T51"> </text:span><text:span text:style-name="T49">should</text:span><text:span text:style-name="T51"> </text:span><text:span text:style-name="T49">be</text:span><text:span text:style-name="T51"> </text:span><text:span text:style-name="T49">able</text:span><text:span text:style-name="T51"> </text:span><text:span text:style-name="T49">to</text:span><text:span text:style-name="T51"> </text:span><text:span text:style-name="T49">go</text:span><text:span text:style-name="T51"> </text:span><text:span text:style-name="T49">to</text:span><text:span text:style-name="T51"> </text:span><text:span text:style-name="T49">the</text:span><text:span text:style-name="T51"> </text:span><text:span text:style-name="T49">previous</text:span><text:span text:style-name="T51"> </text:span><text:span text:style-name="T49">page</text:span><text:span text:style-name="T51"> </text:span><text:span text:style-name="T49">by</text:span><text:span text:style-name="T51"> </text:span><text:span text:style-name="T49">clicking</text:span><text:span text:style-name="T51"> </text:span><text:span text:style-name="T49">on</text:span><text:span text:style-name="T51"> </text:span><text:span text:style-name="T49">the</text:span><text:span text:style-name="T51"> </text:span><text:span text:style-name="T49">button</text:span><text:span text:style-name="T51"> “</text:span><text:span text:style-name="T49">button</text:span><text:span text:style-name="T51">” </text:span><text:span text:style-name="T49">which</text:span><text:span text:style-name="T51"> </text:span><text:span text:style-name="T49">is</text:span><text:span text:style-name="T51"> </text:span><text:span text:style-name="T49">located</text:span><text:span text:style-name="T51"> </text:span><text:span text:style-name="T49">at</text:span><text:span text:style-name="T51"> </text:span><text:span text:style-name="T49">the</text:span><text:span text:style-name="T51"> </text:span><text:span text:style-name="T49">left</text:span><text:span text:style-name="T51"> </text:span><text:span text:style-name="T49">hand</text:span><text:span text:style-name="T51"> </text:span><text:span text:style-name="T49">bottom</text:span><text:span text:style-name="T51"> </text:span><text:span text:style-name="T49">corner.</text:span></text:p>
      <text:p text:style-name="P48">Tables Involved:</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4"><text:span text:style-name="T78">Field</text:span><text:span text:style-name="T71"> </text:span><text:span text:style-name="T78">Name</text:span></text:p>
          </table:table-cell>
          <table:table-cell table:style-name="Table28.A1" office:value-type="string">
            <text:p text:style-name="P3">Rq</text:p>
          </table:table-cell>
          <table:table-cell table:style-name="Table28.A1" office:value-type="string">
            <text:p text:style-name="P3">Source</text:p>
          </table:table-cell>
          <table:table-cell table:style-name="Table28.D1" office:value-type="string">
            <text:p text:style-name="P3">Description</text:p>
          </table:table-cell>
        </table:table-row>
        <table:table-row table:style-name="Table28.1">
          <table:table-cell table:style-name="Table28.A2" office:value-type="string">
            <text:p text:style-name="P6">Qualification</text:p>
          </table:table-cell>
          <table:table-cell table:style-name="Table28.A2" office:value-type="string">
            <text:p text:style-name="P6">C</text:p>
          </table:table-cell>
          <table:table-cell table:style-name="Table28.A2" office:value-type="string">
            <text:p text:style-name="P7"><text:span text:style-name="T49">user_registration</text:span><text:span text:style-name="T78">.qualification</text:span></text:p>
          </table:table-cell>
          <table:table-cell table:style-name="Table28.D2" office:value-type="string">
            <text:p text:style-name="P6">varchar(200)</text:p>
          </table:table-cell>
        </table:table-row>
        <table:table-row table:style-name="Table28.1">
          <table:table-cell table:style-name="Table28.A2" office:value-type="string">
            <text:p text:style-name="P6">Phone<text:span text:style-name="T70"> </text:span>Number</text:p>
          </table:table-cell>
          <table:table-cell table:style-name="Table28.A2" office:value-type="string">
            <text:p text:style-name="P6">C</text:p>
          </table:table-cell>
          <table:table-cell table:style-name="Table28.A2" office:value-type="string">
            <text:p text:style-name="P7"><text:span text:style-name="T49">user_registration</text:span><text:span text:style-name="T78">.phonenumber</text:span></text:p>
          </table:table-cell>
          <table:table-cell table:style-name="Table28.D2" office:value-type="string">
            <text:p text:style-name="P6">bigint(20)</text:p>
          </table:table-cell>
        </table:table-row>
        <text:soft-page-break/>
        <table:table-row table:style-name="Table28.1">
          <table:table-cell table:style-name="Table28.A2" office:value-type="string">
            <text:p text:style-name="P6">Areas<text:span text:style-name="T70"> </text:span>of<text:span text:style-name="T70"> </text:span>Interest</text:p>
          </table:table-cell>
          <table:table-cell table:style-name="Table28.A2" office:value-type="string">
            <text:p text:style-name="P6">C</text:p>
          </table:table-cell>
          <table:table-cell table:style-name="Table28.A2" office:value-type="string">
            <text:p text:style-name="P7">user_interests.interest_id<text:span text:style-name="T71"> </text:span>and<text:span text:style-name="T71"> </text:span>user_interests.sub_interest_id</text:p>
          </table:table-cell>
          <table:table-cell table:style-name="Table28.D2" office:value-type="string">
            <text:p text:style-name="P7">Bigint(20)</text:p>
          </table:table-cell>
        </table:table-row>
      </table:table>
      <text:p text:style-name="P52"/>
      <text:list xml:id="list4707901001257222037" text:style-name="WW8Num78">
        <text:list-item>
          <text:list>
            <text:list-item>
              <text:list>
                <text:list-item>
                  <text:list>
                    <text:list-item>
                      <text:p text:style-name="P167"><text:span text:style-name="T78"><text:s/>Click</text:span><text:span text:style-name="T71"> </text:span><text:span text:style-name="T78">on</text:span><text:span text:style-name="T71"> </text:span><text:span text:style-name="T32">…</text:span><text:span text:style-name="T71"> </text:span><text:span text:style-name="T78">(3</text:span><text:span text:style-name="T71"> </text:span><text:span text:style-name="T78">dots)</text:span><text:span text:style-name="T71"> </text:span><text:span text:style-name="T78">to</text:span><text:span text:style-name="T71"> </text:span><text:span text:style-name="T78">finish.</text:span></text:p>
                    </text:list-item>
                    <text:list-item>
                      <text:p text:style-name="P167"><text:span text:style-name="T71"><text:s/></text:span><text:span text:style-name="T78">Once</text:span><text:span text:style-name="T71"> </text:span><text:span text:style-name="T78">he</text:span><text:span text:style-name="T71"> </text:span><text:span text:style-name="T78">clicks</text:span><text:span text:style-name="T71"> </text:span><text:span text:style-name="T78">on</text:span><text:span text:style-name="T71"> … </text:span><text:span text:style-name="T78">(3</text:span><text:span text:style-name="T71"> </text:span><text:span text:style-name="T78">dots)</text:span><text:span text:style-name="T71"> </text:span><text:span text:style-name="T78">he</text:span><text:span text:style-name="T71"> </text:span><text:span text:style-name="T78">will</text:span><text:span text:style-name="T71"> </text:span><text:span text:style-name="T78">be</text:span><text:span text:style-name="T71"> </text:span><text:span text:style-name="T78">redirected</text:span><text:span text:style-name="T71"> </text:span><text:span text:style-name="T78">to</text:span><text:span text:style-name="T71"> </text:span><text:span text:style-name="T81">(AdminSuccess.html)</text:span><text:span text:style-name="T71"> </text:span><text:span text:style-name="T78">where</text:span><text:span text:style-name="T71"> </text:span><text:span text:style-name="T78">he</text:span><text:span text:style-name="T71"> </text:span><text:span text:style-name="T78">can</text:span><text:span text:style-name="T71"> </text:span><text:span text:style-name="T78">choose</text:span><text:span text:style-name="T71"> </text:span><text:span text:style-name="T28">Invite</text:span><text:span text:style-name="T71"> </text:span><text:span text:style-name="T78">others</text:span><text:span text:style-name="T71"> </text:span><text:span text:style-name="T78">to</text:span><text:span text:style-name="T71"> </text:span><text:span text:style-name="T78">access</text:span><text:span text:style-name="T71"> </text:span><text:span text:style-name="T78">the</text:span><text:span text:style-name="T71"> </text:span><text:span text:style-name="T78">application</text:span><text:span text:style-name="T71"> </text:span><text:span text:style-name="T78">(Invitation.html),</text:span><text:span text:style-name="T71"> </text:span><text:span text:style-name="T78">click</text:span><text:span text:style-name="T71"> </text:span><text:span text:style-name="T28">Skip</text:span><text:span text:style-name="T71"> </text:span><text:span text:style-name="T78">to</text:span><text:span text:style-name="T71"> </text:span><text:span text:style-name="T78">go</text:span><text:span text:style-name="T71"> </text:span><text:span text:style-name="T78">to</text:span><text:span text:style-name="T71"> </text:span><text:span text:style-name="T78">landing</text:span><text:span text:style-name="T71"> </text:span><text:span text:style-name="T78">page</text:span><text:span text:style-name="T71"> </text:span><text:span text:style-name="T78">of</text:span><text:span text:style-name="T71"> </text:span><text:span text:style-name="T78">the</text:span><text:span text:style-name="T71"> </text:span><text:span text:style-name="T78">administrator</text:span><text:span text:style-name="T71"> </text:span><text:span text:style-name="T78">(AdminDesktop.html).</text:span></text:p>
                    </text:list-item>
                  </text:list>
                </text:list-item>
              </text:list>
            </text:list-item>
          </text:list>
        </text:list-item>
      </text:list>
      <text:list xml:id="list516853725839387898" text:style-name="WW8Num79">
        <text:list-item>
          <text:list>
            <text:list-item>
              <text:list>
                <text:list-item>
                  <text:p text:style-name="P168"><text:span text:style-name="T78"><text:s/>I</text:span><text:span text:style-name="T49">nvitation.html</text:span><text:span text:style-name="T51"> </text:span><text:span text:style-name="T49">:</text:span><text:span text:style-name="T51"> </text:span><text:span text:style-name="T49">This</text:span><text:span text:style-name="T51"> </text:span><text:span text:style-name="T49">page</text:span><text:span text:style-name="T51"> </text:span><text:span text:style-name="T49">is</text:span><text:span text:style-name="T51"> </text:span><text:span text:style-name="T49">used</text:span><text:span text:style-name="T51"> </text:span><text:span text:style-name="T49">to</text:span><text:span text:style-name="T51"> </text:span><text:span text:style-name="T49">invite</text:span><text:span text:style-name="T51"> </text:span><text:span text:style-name="T49">others</text:span><text:span text:style-name="T51"> </text:span><text:span text:style-name="T49">to</text:span><text:span text:style-name="T51"> </text:span><text:span text:style-name="T49">the</text:span><text:span text:style-name="T51"> </text:span><text:span text:style-name="T49">application.</text:span></text:p>
                </text:list-item>
              </text:list>
            </text:list-item>
          </text:list>
        </text:list-item>
      </text:list>
      <text:p text:style-name="P52"><text:span text:style-name="T51"><text:tab/><text:tab/>5.2.4.1 </text:span><text:span text:style-name="T49">Validation</text:span><text:span text:style-name="T51"> </text:span><text:span text:style-name="T49">:</text:span><text:span text:style-name="T51"> </text:span><text:span text:style-name="T49">All</text:span><text:span text:style-name="T51"> </text:span><text:span text:style-name="T49">the</text:span><text:span text:style-name="T51"> </text:span><text:span text:style-name="T49">fields</text:span><text:span text:style-name="T51"> </text:span><text:span text:style-name="T49">are</text:span><text:span text:style-name="T51"> </text:span><text:span text:style-name="T49">compulsory</text:span><text:span text:style-name="T51"> </text:span><text:span text:style-name="T49">excluding</text:span><text:span text:style-name="T51"> “</text:span><text:span text:style-name="T49">Message</text:span><text:span text:style-name="T51">”</text:span><text:span text:style-name="T49">.</text:span><text:span text:style-name="T51"> </text:span></text:p>
      <text:p text:style-name="P52"><text:span text:style-name="T49"><text:tab/><text:tab/><text:tab/>First</text:span><text:span text:style-name="T51"> </text:span><text:span text:style-name="T49">Name,</text:span><text:span text:style-name="T51"> </text:span><text:span text:style-name="T49">Last</text:span><text:span text:style-name="T51"> </text:span><text:span text:style-name="T49">Name</text:span><text:span text:style-name="T51"> </text:span><text:span text:style-name="T49">and</text:span><text:span text:style-name="T51"> </text:span><text:span text:style-name="T49">Message</text:span><text:span text:style-name="T51"> </text:span><text:span text:style-name="T49">should</text:span><text:span text:style-name="T51"> </text:span><text:span text:style-name="T49">not</text:span><text:span text:style-name="T51"> </text:span><text:span text:style-name="T49">contain</text:span><text:span text:style-name="T51"> </text:span><text:span text:style-name="T49">special</text:span><text:span text:style-name="T51"> </text:span><text:span text:style-name="T49">characters.</text:span></text:p>
      <text:p text:style-name="P52"><text:span text:style-name="T49"><text:tab/><text:tab/></text:span><text:span text:style-name="T51"> <text:s text:c="5"/></text:span><text:span text:style-name="T49"><text:tab/>The</text:span><text:span text:style-name="T51"> </text:span><text:span text:style-name="T49">email</text:span><text:span text:style-name="T51"> </text:span><text:span text:style-name="T49">id</text:span><text:span text:style-name="T51"> </text:span><text:span text:style-name="T49">should</text:span><text:span text:style-name="T51"> </text:span><text:span text:style-name="T49">be</text:span><text:span text:style-name="T51"> </text:span><text:span text:style-name="T49">a</text:span><text:span text:style-name="T51"> </text:span><text:span text:style-name="T49">valid</text:span><text:span text:style-name="T51"> </text:span><text:span text:style-name="T49">email</text:span><text:span text:style-name="T51"> </text:span><text:span text:style-name="T49">id.</text:span><text:span text:style-name="T51"> </text:span></text:p>
      <text:list xml:id="list3536783103187612276" text:style-name="WW8Num80">
        <text:list-item>
          <text:list>
            <text:list-item>
              <text:list>
                <text:list-item>
                  <text:list>
                    <text:list-item>
                      <text:p text:style-name="P169"><text:span text:style-name="T37"><text:s/>Business</text:span><text:span text:style-name="T41"> </text:span><text:span text:style-name="T37">Logic</text:span><text:span text:style-name="T51"> </text:span><text:span text:style-name="T49">:</text:span><text:span text:style-name="T51"> </text:span><text:span text:style-name="T49">When</text:span><text:span text:style-name="T51"> </text:span><text:span text:style-name="T49">the</text:span><text:span text:style-name="T51"> </text:span><text:span text:style-name="T49">user</text:span><text:span text:style-name="T51"> </text:span><text:span text:style-name="T49">give</text:span><text:span text:style-name="T51"> </text:span><text:span text:style-name="T49">the</text:span><text:span text:style-name="T51"> </text:span><text:span text:style-name="T49">information</text:span><text:span text:style-name="T51"> </text:span><text:span text:style-name="T49">and</text:span><text:span text:style-name="T51"> </text:span><text:span text:style-name="T49">click</text:span><text:span text:style-name="T51"> </text:span><text:span text:style-name="T49">on</text:span><text:span text:style-name="T51"> </text:span><text:span text:style-name="T49">done</text:span><text:span text:style-name="T51"> </text:span><text:span text:style-name="T49">button,</text:span><text:span text:style-name="T51"> </text:span><text:span text:style-name="T49">the</text:span><text:span text:style-name="T51"> </text:span><text:span text:style-name="T49">functionality</text:span><text:span text:style-name="T51"> </text:span><text:span text:style-name="T49">should</text:span><text:span text:style-name="T51"> </text:span><text:span text:style-name="T49">send</text:span><text:span text:style-name="T51"> </text:span><text:span text:style-name="T49">an</text:span><text:span text:style-name="T51"> </text:span><text:span text:style-name="T49">email</text:span><text:span text:style-name="T51"> </text:span><text:span text:style-name="T49">to</text:span><text:span text:style-name="T51"> </text:span><text:span text:style-name="T49">the</text:span><text:span text:style-name="T51"> </text:span><text:span text:style-name="T49">invitee</text:span><text:span text:style-name="T51"> <text:s/></text:span><text:span text:style-name="T49">and</text:span><text:span text:style-name="T51"> </text:span><text:span text:style-name="T49">then</text:span><text:span text:style-name="T51"> </text:span><text:span text:style-name="T49">redirect</text:span><text:span text:style-name="T51"> </text:span><text:span text:style-name="T49">him</text:span><text:span text:style-name="T51"> </text:span><text:span text:style-name="T49">to</text:span><text:span text:style-name="T51"> </text:span><text:span text:style-name="T49">his</text:span><text:span text:style-name="T51"> </text:span><text:span text:style-name="T49">respective</text:span><text:span text:style-name="T51"> </text:span><text:span text:style-name="T49">dashboard.</text:span></text:p>
                    </text:list-item>
                    <text:list-item>
                      <text:p text:style-name="P169"><text:span text:style-name="T51"><text:s/></text:span><text:span text:style-name="T37">Tables</text:span><text:span text:style-name="T41"> </text:span><text:span text:style-name="T37">Involved</text:span><text:span text:style-name="T49">:</text:span><text:span text:style-name="T51"> </text:span><text:span text:style-name="T49">invitations</text:span><text:span text:style-name="T51"> </text:span></text:p>
                    </text:list-item>
                  </text:list>
                </text:list-item>
              </text:list>
            </text:list-item>
          </text:list>
        </text:list-item>
      </text:list>
      <text:list xml:id="list1205013343514214551" text:style-name="L7">
        <text:list-item>
          <text:list>
            <text:list-item>
              <text:list>
                <text:list-item>
                  <text:p text:style-name="P188">AdminDesktop.html : This page contains links to admin pages.</text:p>
                  <text:p text:style-name="P187"/>
                </text:list-item>
              </text:list>
            </text:list-item>
          </text:list>
        </text:list-item>
      </text:list>
      <text:list xml:id="list130324721159401" text:continue-list="list130324651166471" text:style-name="WW8Num2">
        <text:list-header>
          <text:p text:style-name="P191">ID: TITLE: ADMIN FORGOT PASSWORD:</text:p>
          <text:p text:style-name="P108"><text:span text:style-name="T49">ForgotPassword.html</text:span><text:span text:style-name="T51"> </text:span><text:span text:style-name="T49">:</text:span><text:span text:style-name="T51"> </text:span></text:p>
        </text:list-header>
      </text:list>
      <text:list xml:id="list4081046182043019399" text:style-name="WW8Num17">
        <text:list-item>
          <text:list>
            <text:list-item>
              <text:p text:style-name="P183"><text:span text:style-name="T37"><text:s/>Validation</text:span><text:span text:style-name="T55">:</text:span><text:span text:style-name="T56"> <text:s/></text:span><text:span text:style-name="T55">All</text:span><text:span text:style-name="T56"> </text:span><text:span text:style-name="T55">fields</text:span><text:span text:style-name="T56"> </text:span><text:span text:style-name="T55">are</text:span><text:span text:style-name="T56"> </text:span><text:span text:style-name="T55">manditory.</text:span></text:p>
            </text:list-item>
            <text:list-item>
              <text:p text:style-name="P170"><text:span text:style-name="T37"><text:s/>Business</text:span><text:span text:style-name="T41"> </text:span><text:span text:style-name="T37">logic</text:span><text:span text:style-name="T49">:</text:span><text:span text:style-name="T51"> </text:span><text:span text:style-name="T49">The</text:span><text:span text:style-name="T51"> </text:span><text:span text:style-name="T49">email</text:span><text:span text:style-name="T51"> </text:span><text:span text:style-name="T49">address,</text:span><text:span text:style-name="T51"> </text:span><text:span text:style-name="T49">Security</text:span><text:span text:style-name="T51"> </text:span><text:span text:style-name="T49">question</text:span><text:span text:style-name="T51"> </text:span><text:span text:style-name="T49">and</text:span><text:span text:style-name="T51"> </text:span><text:span text:style-name="T49">answer</text:span><text:span text:style-name="T51"> </text:span><text:span text:style-name="T49">should</text:span><text:span text:style-name="T51"> </text:span><text:span text:style-name="T49">be</text:span><text:span text:style-name="T51"> </text:span><text:span text:style-name="T49">verified</text:span><text:span text:style-name="T51"> </text:span><text:span text:style-name="T49">against</text:span><text:span text:style-name="T51"> </text:span><text:span text:style-name="T49">the</text:span><text:span text:style-name="T51"> </text:span><text:span text:style-name="T49">database</text:span><text:span text:style-name="T51"> </text:span><text:span text:style-name="T49">and</text:span><text:span text:style-name="T51"> </text:span><text:span text:style-name="T49">if</text:span><text:span text:style-name="T51"> </text:span><text:span text:style-name="T49">the</text:span><text:span text:style-name="T51"> </text:span><text:span text:style-name="T49">match</text:span><text:span text:style-name="T51"> </text:span><text:span text:style-name="T49">is</text:span><text:span text:style-name="T51"> </text:span><text:span text:style-name="T49">found</text:span><text:span text:style-name="T51"> </text:span><text:span text:style-name="T49">then</text:span><text:span text:style-name="T51"> </text:span><text:span text:style-name="T49">an</text:span><text:span text:style-name="T51"> </text:span><text:span text:style-name="T49">automated</text:span><text:span text:style-name="T51"> </text:span><text:span text:style-name="T49">password</text:span><text:span text:style-name="T51"> </text:span><text:span text:style-name="T49">should</text:span><text:span text:style-name="T51"> </text:span><text:span text:style-name="T49">be</text:span><text:span text:style-name="T51"> </text:span><text:span text:style-name="T49">generated</text:span><text:span text:style-name="T51"> </text:span><text:span text:style-name="T49">and</text:span><text:span text:style-name="T51"> </text:span><text:span text:style-name="T49">be</text:span><text:span text:style-name="T51"> </text:span><text:span text:style-name="T49">sent</text:span><text:span text:style-name="T51"> </text:span><text:span text:style-name="T49">to</text:span><text:span text:style-name="T51"> </text:span><text:span text:style-name="T49">the</text:span><text:span text:style-name="T51"> </text:span><text:span text:style-name="T49">user</text:span><text:span text:style-name="T51"> </text:span><text:span text:style-name="T49">mail</text:span><text:span text:style-name="T51"> </text:span><text:span text:style-name="T49">id</text:span><text:span text:style-name="T51"> </text:span><text:span text:style-name="T49">and</text:span><text:span text:style-name="T51"> </text:span><text:span text:style-name="T49">then</text:span><text:span text:style-name="T51"> </text:span><text:span text:style-name="T49">the</text:span><text:span text:style-name="T51"> </text:span><text:span text:style-name="T49">user</text:span><text:span text:style-name="T51"> </text:span><text:span text:style-name="T49">should</text:span><text:span text:style-name="T51"> </text:span><text:span text:style-name="T49">redirected</text:span><text:span text:style-name="T51"> </text:span><text:span text:style-name="T49">to</text:span><text:span text:style-name="T51"> </text:span><text:span text:style-name="T49">the</text:span><text:span text:style-name="T51"> </text:span><text:span text:style-name="T49">page</text:span><text:span text:style-name="T51"> “</text:span><text:span text:style-name="T49">ForgotPasswordSuccess.html</text:span><text:span text:style-name="T51">” </text:span><text:span text:style-name="T49">,</text:span><text:span text:style-name="T51"> </text:span><text:span text:style-name="T49">else</text:span><text:span text:style-name="T51"> </text:span><text:span text:style-name="T49">he</text:span><text:span text:style-name="T51"> </text:span><text:span text:style-name="T49">should</text:span><text:span text:style-name="T51"> </text:span><text:span text:style-name="T49">be</text:span><text:span text:style-name="T51"> </text:span><text:span text:style-name="T49">redirected</text:span><text:span text:style-name="T51"> </text:span><text:span text:style-name="T49">to</text:span><text:span text:style-name="T51"> </text:span><text:span text:style-name="T49">the</text:span><text:span text:style-name="T51"> “</text:span><text:span text:style-name="T49">forgotpasswordfail.html</text:span><text:span text:style-name="T51">” </text:span></text:p>
            </text:list-item>
            <text:list-item>
              <text:p text:style-name="P170"><text:span text:style-name="T37"><text:s/>Tables</text:span><text:span text:style-name="T41"> </text:span><text:span text:style-name="T37">Involved</text:span><text:span text:style-name="T49">:</text:span><text:span text:style-name="T51"> </text:span><text:span text:style-name="T49">security,</text:span><text:span text:style-name="T51"> </text:span><text:span text:style-name="T49">security_question,</text:span><text:span text:style-name="T51"> </text:span><text:span text:style-name="T49">user_registration</text:span><text:span text:style-name="T51"> </text:span></text:p>
            </text:list-item>
          </text:list>
        </text:list-item>
      </text:list>
      <text:p text:style-name="P51"/>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14"><text:span text:style-name="T78">Field</text:span><text:span text:style-name="T71"> </text:span><text:span text:style-name="T78">Name</text:span></text:p>
          </table:table-cell>
          <table:table-cell table:style-name="Table29.A1" office:value-type="string">
            <text:p text:style-name="P13">Rq</text:p>
          </table:table-cell>
          <table:table-cell table:style-name="Table29.A1" office:value-type="string">
            <text:p text:style-name="P13">Source</text:p>
          </table:table-cell>
          <table:table-cell table:style-name="Table29.D1" office:value-type="string">
            <text:p text:style-name="P13">Description</text:p>
          </table:table-cell>
        </table:table-row>
        <table:table-row table:style-name="Table29.1">
          <table:table-cell table:style-name="Table29.A2" office:value-type="string">
            <text:p text:style-name="P12"><text:span text:style-name="T78">EnterYour</text:span><text:span text:style-name="T71"> </text:span><text:span text:style-name="T78">Email</text:span><text:span text:style-name="T71"> </text:span><text:span text:style-name="T78">Address</text:span><text:span text:style-name="T71"> </text:span></text:p>
          </table:table-cell>
          <table:table-cell table:style-name="Table29.A2" office:value-type="string">
            <text:p text:style-name="P11">C</text:p>
          </table:table-cell>
          <table:table-cell table:style-name="Table29.A2" office:value-type="string">
            <text:p text:style-name="P12"><text:span text:style-name="T49">user_registration</text:span><text:span text:style-name="T78">.email_id</text:span></text:p>
          </table:table-cell>
          <table:table-cell table:style-name="Table29.D2" office:value-type="string">
            <text:p text:style-name="P11">varchar(45)</text:p>
          </table:table-cell>
        </table:table-row>
        <table:table-row table:style-name="Table29.1">
          <table:table-cell table:style-name="Table29.A2" office:value-type="string">
            <text:p text:style-name="P12"><text:span text:style-name="T78">Select</text:span><text:span text:style-name="T71"> </text:span><text:span text:style-name="T78">Your</text:span><text:span text:style-name="T71"> </text:span><text:span text:style-name="T78">Security</text:span><text:span text:style-name="T71"> </text:span><text:span text:style-name="T78">Question</text:span><text:span text:style-name="T71"> </text:span></text:p>
          </table:table-cell>
          <table:table-cell table:style-name="Table29.A2" office:value-type="string">
            <text:p text:style-name="P11">C</text:p>
          </table:table-cell>
          <table:table-cell table:style-name="Table29.A2" office:value-type="string">
            <text:p text:style-name="P12"><text:span text:style-name="T49">security_question</text:span><text:span text:style-name="T78">.question</text:span></text:p>
          </table:table-cell>
          <table:table-cell table:style-name="Table29.D2" office:value-type="string">
            <text:p text:style-name="P11">Varchar(45)</text:p>
          </table:table-cell>
        </table:table-row>
        <table:table-row table:style-name="Table29.1">
          <table:table-cell table:style-name="Table29.A2" office:value-type="string">
            <text:p text:style-name="P12"><text:span text:style-name="T78">Answer</text:span><text:span text:style-name="T71"> </text:span></text:p>
          </table:table-cell>
          <table:table-cell table:style-name="Table29.A2" office:value-type="string">
            <text:p text:style-name="P11">C</text:p>
          </table:table-cell>
          <table:table-cell table:style-name="Table29.A2" office:value-type="string">
            <text:p text:style-name="P17">security.answer</text:p>
          </table:table-cell>
          <table:table-cell table:style-name="Table29.D2" office:value-type="string">
            <text:p text:style-name="P11">Varchar(45)</text:p>
          </table:table-cell>
        </table:table-row>
      </table:table>
      <text:p text:style-name="P52"/>
      <text:list xml:id="list130324732150831" text:continue-numbering="true" text:style-name="WW8Num17">
        <text:list-item>
          <text:list>
            <text:list-item>
              <text:p text:style-name="P170"><text:span text:style-name="T51"><text:s text:c="2"/></text:span><text:span text:style-name="T49">ForgotPasswordSuccess.html</text:span><text:span text:style-name="T51"> </text:span><text:span text:style-name="T49">:</text:span><text:span text:style-name="T51"> </text:span><text:span text:style-name="T49">This</text:span><text:span text:style-name="T51"> </text:span><text:span text:style-name="T49">page</text:span><text:span text:style-name="T51"> </text:span><text:span text:style-name="T49">will</text:span><text:span text:style-name="T51"> </text:span><text:span text:style-name="T49">have</text:span><text:span text:style-name="T51"> </text:span><text:span text:style-name="T49">a</text:span><text:span text:style-name="T51"> </text:span><text:span text:style-name="T49">link</text:span><text:span text:style-name="T51"> </text:span><text:span text:style-name="T49">to</text:span><text:span text:style-name="T51"> </text:span><text:span text:style-name="T49">return</text:span><text:span text:style-name="T51"> </text:span><text:span text:style-name="T49">to</text:span><text:span text:style-name="T51"> “</text:span><text:span text:style-name="T49">Home.html</text:span><text:span text:style-name="T51">” </text:span><text:span text:style-name="T49">page.</text:span></text:p>
            </text:list-item>
            <text:list-item>
              <text:p text:style-name="P170"><text:soft-page-break/><text:span text:style-name="T51"><text:s text:c="2"/>F</text:span><text:span text:style-name="T49">orgotpasswordfail.html</text:span><text:span text:style-name="T51"> </text:span><text:span text:style-name="T49">:</text:span><text:span text:style-name="T51"> </text:span><text:span text:style-name="T49">This</text:span><text:span text:style-name="T51"> </text:span><text:span text:style-name="T49">page</text:span><text:span text:style-name="T51"> </text:span><text:span text:style-name="T49">will</text:span><text:span text:style-name="T51"> </text:span><text:span text:style-name="T49">have</text:span><text:span text:style-name="T51"> </text:span><text:span text:style-name="T49">a</text:span><text:span text:style-name="T51"> </text:span><text:span text:style-name="T49">link</text:span><text:span text:style-name="T51"> </text:span><text:span text:style-name="T49">to</text:span><text:span text:style-name="T51"> </text:span><text:span text:style-name="T49">return</text:span><text:span text:style-name="T51"> </text:span><text:span text:style-name="T49">to</text:span><text:span text:style-name="T51"> “</text:span><text:span text:style-name="T49">Home.html</text:span><text:span text:style-name="T51">” </text:span><text:span text:style-name="T49">page.</text:span></text:p>
            </text:list-item>
          </text:list>
        </text:list-item>
      </text:list>
      <text:list xml:id="list130324734141520" text:continue-list="list130324721159401" text:style-name="WW8Num2">
        <text:list-header>
          <text:p text:style-name="P191">ID: TITLE: ADMIN ADD U<text:span text:style-name="T82">S</text:span>ERS:</text:p>
          <text:p text:style-name="P186">AdminAddUsersStudent.html</text:p>
        </text:list-header>
      </text:list>
      <text:list xml:id="list1284392737861622616" text:style-name="WW8Num18">
        <text:list-item>
          <text:list>
            <text:list-item>
              <text:p text:style-name="P171"><text:span text:style-name="T49"><text:s/>Page</text:span><text:span text:style-name="T51"> </text:span><text:span text:style-name="T49">Navigations:</text:span><text:span text:style-name="T51"> <text:s/></text:span></text:p>
            </text:list-item>
          </text:list>
        </text:list-item>
      </text:list>
      <text:list xml:id="list7273689531743992573" text:style-name="WW8Num19">
        <text:list-item>
          <text:list>
            <text:list-item>
              <text:list>
                <text:list-item>
                  <text:p text:style-name="P172"><text:span text:style-name="T49"><text:s/>When</text:span><text:span text:style-name="T51"> </text:span><text:span text:style-name="T49">the</text:span><text:span text:style-name="T51"> </text:span><text:span text:style-name="T49">user</text:span><text:span text:style-name="T51"> </text:span><text:span text:style-name="T49">clicks</text:span><text:span text:style-name="T51"> </text:span><text:span text:style-name="T49">on</text:span><text:span text:style-name="T51"> “</text:span><text:span text:style-name="T49">Add</text:span><text:span text:style-name="T51"> </text:span><text:span text:style-name="T49">Student</text:span><text:span text:style-name="T51">” <text:s/></text:span><text:span text:style-name="T49">button</text:span><text:span text:style-name="T51"> </text:span><text:span text:style-name="T49">,</text:span><text:span text:style-name="T51"> </text:span><text:span text:style-name="T49">he</text:span><text:span text:style-name="T51"> </text:span><text:span text:style-name="T49">will</text:span><text:span text:style-name="T51"> </text:span><text:span text:style-name="T49">be</text:span><text:span text:style-name="T51"> </text:span><text:span text:style-name="T49">redirected</text:span><text:span text:style-name="T51"> </text:span><text:span text:style-name="T49">to</text:span><text:span text:style-name="T51"> “</text:span><text:span text:style-name="T49">AdminAddUsersStudent.html</text:span><text:span text:style-name="T51">”</text:span><text:span text:style-name="T49">.</text:span></text:p>
                </text:list-item>
                <text:list-item>
                  <text:p text:style-name="P172"><text:span text:style-name="T51"><text:s text:c="2"/></text:span><text:span text:style-name="T49">When</text:span><text:span text:style-name="T51"> </text:span><text:span text:style-name="T49">the</text:span><text:span text:style-name="T51"> </text:span><text:span text:style-name="T49">user</text:span><text:span text:style-name="T51"> </text:span><text:span text:style-name="T49">clicks</text:span><text:span text:style-name="T51"> </text:span><text:span text:style-name="T49">on</text:span><text:span text:style-name="T51"> “</text:span><text:span text:style-name="T49">Add</text:span><text:span text:style-name="T51"> </text:span><text:span text:style-name="T49">Teacher</text:span><text:span text:style-name="T51">” <text:s/></text:span><text:span text:style-name="T49">button</text:span><text:span text:style-name="T51"> </text:span><text:span text:style-name="T49">,</text:span><text:span text:style-name="T51"> </text:span><text:span text:style-name="T49">he</text:span><text:span text:style-name="T51"> </text:span><text:span text:style-name="T49">will</text:span><text:span text:style-name="T51"> </text:span><text:span text:style-name="T49">be</text:span><text:span text:style-name="T51"> </text:span><text:span text:style-name="T49">redirected</text:span><text:span text:style-name="T51"> </text:span><text:span text:style-name="T49">to</text:span><text:span text:style-name="T51"> “</text:span><text:span text:style-name="T49">AdminAddUsersTeacher.html</text:span><text:span text:style-name="T51">”</text:span></text:p>
                </text:list-item>
              </text:list>
            </text:list-item>
          </text:list>
        </text:list-item>
      </text:list>
      <text:list xml:id="list130324738157891" text:continue-list="list1284392737861622616" text:style-name="WW8Num18">
        <text:list-item>
          <text:list>
            <text:list-header>
              <text:p text:style-name="P171"><text:span text:style-name="T50">7.2</text:span><text:span text:style-name="T37"> Tables</text:span><text:span text:style-name="T41"> </text:span><text:span text:style-name="T37">Involved</text:span><text:span text:style-name="T49">:</text:span><text:span text:style-name="T51"> </text:span><text:span text:style-name="T49">user_registration,</text:span><text:span text:style-name="T51"> </text:span><text:span text:style-name="T49">school,</text:span><text:span text:style-name="T51"> </text:span><text:span text:style-name="T49">user</text:span><text:span text:style-name="T51"> </text:span></text:p>
            </text:list-header>
          </text:list>
        </text:list-item>
      </text:list>
      <text:p text:style-name="P51"/>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14"><text:span text:style-name="T78">Field</text:span><text:span text:style-name="T71"> </text:span><text:span text:style-name="T78">Name</text:span></text:p>
          </table:table-cell>
          <table:table-cell table:style-name="Table30.A1" office:value-type="string">
            <text:p text:style-name="P13">Rq</text:p>
          </table:table-cell>
          <table:table-cell table:style-name="Table30.A1" office:value-type="string">
            <text:p text:style-name="P13">Source</text:p>
          </table:table-cell>
          <table:table-cell table:style-name="Table30.D1" office:value-type="string">
            <text:p text:style-name="P13">Description</text:p>
          </table:table-cell>
        </table:table-row>
        <table:table-row table:style-name="Table30.1">
          <table:table-cell table:style-name="Table30.A2" office:value-type="string">
            <text:p text:style-name="P12"><text:span text:style-name="T78">Enter</text:span><text:span text:style-name="T71"> </text:span><text:span text:style-name="T78">Parent's</text:span><text:span text:style-name="T71"> </text:span><text:span text:style-name="T78">Email</text:span><text:span text:style-name="T71"> </text:span><text:span text:style-name="T78">id</text:span><text:span text:style-name="T71"> </text:span></text:p>
          </table:table-cell>
          <table:table-cell table:style-name="Table30.A2" office:value-type="string">
            <text:p text:style-name="P11">C</text:p>
          </table:table-cell>
          <table:table-cell table:style-name="Table30.A2" office:value-type="string">
            <text:p text:style-name="P15">user_registration.email_id</text:p>
          </table:table-cell>
          <table:table-cell table:style-name="Table30.D2" office:value-type="string">
            <text:p text:style-name="P11">Varchar(45)</text:p>
          </table:table-cell>
        </table:table-row>
        <table:table-row table:style-name="Table30.1">
          <table:table-cell table:style-name="Table30.A2" office:value-type="string">
            <text:p text:style-name="P12"><text:span text:style-name="T78">Enter</text:span><text:span text:style-name="T71"> </text:span><text:span text:style-name="T78">Student's</text:span><text:span text:style-name="T71"> </text:span><text:span text:style-name="T78">Email</text:span><text:span text:style-name="T71"> </text:span><text:span text:style-name="T78">id</text:span><text:span text:style-name="T71"> </text:span></text:p>
          </table:table-cell>
          <table:table-cell table:style-name="Table30.A2" office:value-type="string">
            <text:p text:style-name="P11">C</text:p>
          </table:table-cell>
          <table:table-cell table:style-name="Table30.A2" office:value-type="string">
            <text:p text:style-name="P15">user_registration.email_id</text:p>
          </table:table-cell>
          <table:table-cell table:style-name="Table30.D2" office:value-type="string">
            <text:p text:style-name="P11">Varchar(45)</text:p>
          </table:table-cell>
        </table:table-row>
        <table:table-row table:style-name="Table30.1">
          <table:table-cell table:style-name="Table30.A2" office:value-type="string">
            <text:p text:style-name="P12"><text:span text:style-name="T71"><text:s text:c="2"/></text:span><text:span text:style-name="T78">Student</text:span><text:span text:style-name="T71"> </text:span><text:span text:style-name="T78">age</text:span><text:span text:style-name="T71"> </text:span><text:span text:style-name="T78">below</text:span><text:span text:style-name="T71"> </text:span><text:span text:style-name="T78">13</text:span><text:span text:style-name="T71"> </text:span><text:span text:style-name="T78">?</text:span><text:span text:style-name="T71"> </text:span></text:p>
          </table:table-cell>
          <table:table-cell table:style-name="Table30.A2" office:value-type="string">
            <text:p text:style-name="P10"><text:span text:style-name="T71"><text:s text:c="12"/></text:span><text:span text:style-name="T78">C</text:span></text:p>
          </table:table-cell>
          <table:table-cell table:style-name="Table30.A2" office:value-type="string">
            <text:p text:style-name="P15">user_registration.user_typeid</text:p>
          </table:table-cell>
          <table:table-cell table:style-name="Table30.D2" office:value-type="string">
            <text:p text:style-name="P11">bigint(20)</text:p>
          </table:table-cell>
        </table:table-row>
        <table:table-row table:style-name="Table30.1">
          <table:table-cell table:style-name="Table30.A2" office:value-type="string">
            <text:p text:style-name="P18"><text:span text:style-name="T78">Enter</text:span><text:span text:style-name="T71"> </text:span><text:span text:style-name="T78">Teacher's</text:span><text:span text:style-name="T71"> </text:span><text:span text:style-name="T78">Email</text:span><text:span text:style-name="T71"> </text:span><text:span text:style-name="T78">id</text:span></text:p>
          </table:table-cell>
          <table:table-cell table:style-name="Table30.A2" office:value-type="string">
            <text:p text:style-name="P11">C</text:p>
          </table:table-cell>
          <table:table-cell table:style-name="Table30.A2" office:value-type="string">
            <text:p text:style-name="P11">user_registration.email_id</text:p>
          </table:table-cell>
          <table:table-cell table:style-name="Table30.D2" office:value-type="string">
            <text:p text:style-name="P11">Varchar(45)</text:p>
          </table:table-cell>
        </table:table-row>
      </table:table>
      <text:p text:style-name="P52"/>
      <text:list xml:id="list130324743149272" text:continue-numbering="true" text:style-name="WW8Num18">
        <text:list-item>
          <text:list>
            <text:list-header>
              <text:p text:style-name="P171"><text:span text:style-name="T53">7.3</text:span><text:span text:style-name="T51"> <text:s/></text:span><text:span text:style-name="T49">Functionality:</text:span><text:span text:style-name="T51"> </text:span></text:p>
            </text:list-header>
          </text:list>
        </text:list-item>
      </text:list>
      <text:list xml:id="list5682741015565186189" text:style-name="WW8Num20">
        <text:list-item>
          <text:list>
            <text:list-item>
              <text:list>
                <text:list-header>
                  <text:p text:style-name="P173"><text:span text:style-name="T50">7.3.1</text:span><text:span text:style-name="T37"> Validation</text:span><text:span text:style-name="T49">:</text:span><text:span text:style-name="T51"> </text:span><text:span text:style-name="T49">All</text:span><text:span text:style-name="T51"> </text:span><text:span text:style-name="T49">the</text:span><text:span text:style-name="T51"> </text:span><text:span text:style-name="T49">fields</text:span><text:span text:style-name="T51"> </text:span><text:span text:style-name="T49">are</text:span><text:span text:style-name="T51"> </text:span><text:span text:style-name="T49">mandatory.</text:span></text:p>
                  <text:p text:style-name="P173"><text:span text:style-name="T50">7.3.2</text:span><text:span text:style-name="T37"> Business</text:span><text:span text:style-name="T41"> </text:span><text:span text:style-name="T37">Logic</text:span><text:span text:style-name="T49">:</text:span><text:span text:style-name="T51"> </text:span><text:span text:style-name="T49">First</text:span><text:span text:style-name="T51"> </text:span><text:span text:style-name="T49">we</text:span><text:span text:style-name="T51"> </text:span><text:span text:style-name="T49">have</text:span><text:span text:style-name="T51"> </text:span><text:span text:style-name="T49">to</text:span><text:span text:style-name="T51"> </text:span><text:span text:style-name="T49">check</text:span><text:span text:style-name="T51"> </text:span><text:span text:style-name="T49">if</text:span><text:span text:style-name="T51"> </text:span><text:span text:style-name="T49">the</text:span><text:span text:style-name="T51"> </text:span><text:span text:style-name="T49">mail</text:span><text:span text:style-name="T51"> </text:span><text:span text:style-name="T49">ids</text:span><text:span text:style-name="T51"> </text:span><text:span text:style-name="T49">are</text:span><text:span text:style-name="T51"> </text:span><text:span text:style-name="T49">already</text:span><text:span text:style-name="T51"> </text:span><text:span text:style-name="T49">registered</text:span><text:span text:style-name="T51"> </text:span><text:span text:style-name="T49">with</text:span><text:span text:style-name="T51"> </text:span><text:span text:style-name="T49">the</text:span><text:span text:style-name="T51"> </text:span><text:span text:style-name="T49">application</text:span><text:span text:style-name="T51"> </text:span><text:span text:style-name="T49">or</text:span><text:span text:style-name="T51"> </text:span><text:span text:style-name="T49">not.</text:span><text:span text:style-name="T51"> </text:span><text:span text:style-name="T49">If</text:span><text:span text:style-name="T51"> </text:span><text:span text:style-name="T49">not</text:span><text:span text:style-name="T51"> </text:span><text:span text:style-name="T49">then</text:span><text:span text:style-name="T51"> </text:span><text:span text:style-name="T49">we</text:span><text:span text:style-name="T51"> </text:span><text:span text:style-name="T49">have</text:span><text:span text:style-name="T51"> </text:span><text:span text:style-name="T49">to</text:span><text:span text:style-name="T51"> </text:span><text:span text:style-name="T49">enter</text:span><text:span text:style-name="T51"> </text:span><text:span text:style-name="T49">parent</text:span><text:span text:style-name="T51"> </text:span><text:span text:style-name="T49">email</text:span><text:span text:style-name="T51"> </text:span><text:span text:style-name="T49">id</text:span><text:span text:style-name="T51"> </text:span><text:span text:style-name="T49">and</text:span><text:span text:style-name="T51"> </text:span><text:span text:style-name="T49">if</text:span><text:span text:style-name="T51"> </text:span><text:span text:style-name="T49">it</text:span><text:span text:style-name="T51"> </text:span><text:span text:style-name="T49">is</text:span><text:span text:style-name="T51"> </text:span><text:span text:style-name="T49">entered</text:span><text:span text:style-name="T51"> </text:span><text:span text:style-name="T49">successfully</text:span><text:span text:style-name="T51"> </text:span><text:span text:style-name="T49">into</text:span><text:span text:style-name="T51"> </text:span><text:span text:style-name="T49">the</text:span><text:span text:style-name="T51"> </text:span><text:span text:style-name="T49">database</text:span><text:span text:style-name="T51"> </text:span><text:span text:style-name="T49">then</text:span><text:span text:style-name="T51"> </text:span><text:span text:style-name="T49">we</text:span><text:span text:style-name="T51"> </text:span><text:span text:style-name="T49">have</text:span><text:span text:style-name="T51"> </text:span><text:span text:style-name="T49">to</text:span><text:span text:style-name="T51"> </text:span><text:span text:style-name="T49">enter</text:span><text:span text:style-name="T51"> </text:span><text:span text:style-name="T49">the</text:span><text:span text:style-name="T51"> </text:span><text:span text:style-name="T49">student</text:span><text:span text:style-name="T51"> </text:span><text:span text:style-name="T49">email</text:span><text:span text:style-name="T51"> </text:span><text:span text:style-name="T49">id</text:span><text:span text:style-name="T51"> </text:span><text:span text:style-name="T49">with</text:span><text:span text:style-name="T51"> </text:span><text:span text:style-name="T49">parent</text:span><text:span text:style-name="T51"> </text:span><text:span text:style-name="T49">regid.</text:span><text:span text:style-name="T51"> </text:span><text:span text:style-name="T49">If</text:span><text:span text:style-name="T51"> </text:span><text:span text:style-name="T49">any</text:span><text:span text:style-name="T51"> </text:span><text:span text:style-name="T49">of</text:span><text:span text:style-name="T51"> </text:span><text:span text:style-name="T49">the</text:span><text:span text:style-name="T51"> </text:span><text:span text:style-name="T49">operations</text:span><text:span text:style-name="T51"> </text:span><text:span text:style-name="T49">failed</text:span><text:span text:style-name="T51"> </text:span><text:span text:style-name="T49">we</text:span><text:span text:style-name="T51"> </text:span><text:span text:style-name="T49">have</text:span><text:span text:style-name="T51"> </text:span><text:span text:style-name="T49">to</text:span><text:span text:style-name="T51"> </text:span><text:span text:style-name="T49">rollback</text:span><text:span text:style-name="T51"> </text:span><text:span text:style-name="T49">the</text:span><text:span text:style-name="T51"> </text:span><text:span text:style-name="T49">transaction.</text:span><text:span text:style-name="T51"> </text:span></text:p>
                </text:list-header>
              </text:list>
            </text:list-item>
          </text:list>
        </text:list-item>
      </text:list>
      <text:list xml:id="list130324750150909" text:continue-list="list130324743149272" text:style-name="WW8Num18">
        <text:list-item>
          <text:list>
            <text:list-header>
              <text:p text:style-name="P171"><text:span text:style-name="T52">7.</text:span><text:span text:style-name="T53">4</text:span><text:span text:style-name="T51"> <text:s text:c="2"/></text:span><text:span text:style-name="T49">AdminAddUsersTeacher.html</text:span><text:span text:style-name="T51"> </text:span></text:p>
            </text:list-header>
          </text:list>
        </text:list-item>
      </text:list>
      <text:list xml:id="list1139109981864503149" text:style-name="WW8Num21">
        <text:list-item>
          <text:list>
            <text:list-item>
              <text:list>
                <text:list-header>
                  <text:p text:style-name="P174"><text:span text:style-name="T50">7.4.1</text:span><text:span text:style-name="T37"> Validation</text:span><text:span text:style-name="T49">:</text:span><text:span text:style-name="T51"> </text:span><text:span text:style-name="T49">All</text:span><text:span text:style-name="T51"> </text:span><text:span text:style-name="T49">the</text:span><text:span text:style-name="T51"> </text:span><text:span text:style-name="T49">fields</text:span><text:span text:style-name="T51"> </text:span><text:span text:style-name="T49">are</text:span><text:span text:style-name="T51"> </text:span><text:span text:style-name="T49">mandatory.</text:span></text:p>
                </text:list-header>
              </text:list>
            </text:list-item>
          </text:list>
        </text:list-item>
      </text:list>
      <text:p text:style-name="P52"><text:span text:style-name="T50">7.4.2</text:span><text:span text:style-name="T37"> Business</text:span><text:span text:style-name="T41"> </text:span><text:span text:style-name="T37">Logic</text:span><text:span text:style-name="T49">:</text:span><text:span text:style-name="T51"> </text:span><text:span text:style-name="T49">First</text:span><text:span text:style-name="T51"> </text:span><text:span text:style-name="T49">we</text:span><text:span text:style-name="T51"> </text:span><text:span text:style-name="T49">have</text:span><text:span text:style-name="T51"> </text:span><text:span text:style-name="T49">to</text:span><text:span text:style-name="T51"> </text:span><text:span text:style-name="T49">check</text:span><text:span text:style-name="T51"> </text:span><text:span text:style-name="T49">if</text:span><text:span text:style-name="T51"> </text:span><text:span text:style-name="T49">the</text:span><text:span text:style-name="T51"> </text:span><text:span text:style-name="T49">mail</text:span><text:span text:style-name="T51"> </text:span><text:span text:style-name="T49">id</text:span><text:span text:style-name="T51"> </text:span><text:span text:style-name="T49">is</text:span><text:span text:style-name="T51"> </text:span><text:span text:style-name="T49">already</text:span><text:span text:style-name="T51"> </text:span><text:span text:style-name="T49">registered</text:span><text:span text:style-name="T51"> </text:span><text:span text:style-name="T49">with</text:span><text:span text:style-name="T51"> </text:span><text:span text:style-name="T49">the</text:span><text:span text:style-name="T51"> </text:span><text:span text:style-name="T49">application</text:span><text:span text:style-name="T51"> </text:span><text:span text:style-name="T49">or</text:span><text:span text:style-name="T51"> </text:span><text:span text:style-name="T49">not.</text:span><text:span text:style-name="T51"> </text:span><text:span text:style-name="T49">If</text:span><text:span text:style-name="T51"> </text:span><text:span text:style-name="T49">not</text:span><text:span text:style-name="T51"> </text:span><text:span text:style-name="T49">then</text:span><text:span text:style-name="T51"> </text:span><text:span text:style-name="T49">we</text:span><text:span text:style-name="T51"> </text:span><text:span text:style-name="T49">have</text:span><text:span text:style-name="T51"> </text:span><text:span text:style-name="T49">to</text:span><text:span text:style-name="T51"> </text:span><text:span text:style-name="T49">enter</text:span><text:span text:style-name="T51"> </text:span><text:span text:style-name="T49">teacher</text:span><text:span text:style-name="T51"> <text:s/></text:span><text:span text:style-name="T49">email</text:span><text:span text:style-name="T51"> </text:span><text:span text:style-name="T49">id.</text:span><text:span text:style-name="T51"> </text:span></text:p>
      <text:list xml:id="list130324754172624" text:continue-numbering="true" text:style-name="WW8Num21">
        <text:list-item>
          <text:list>
            <text:list-item>
              <text:list>
                <text:list-header>
                  <text:p text:style-name="P174"><text:span text:style-name="T50">7.4.3</text:span><text:span text:style-name="T37"> Note</text:span><text:span text:style-name="T49">:</text:span><text:span text:style-name="T51"> <text:s/></text:span><text:span text:style-name="T49">It</text:span><text:span text:style-name="T51"> </text:span><text:span text:style-name="T49">should</text:span><text:span text:style-name="T51"> </text:span><text:span text:style-name="T49">contain</text:span><text:span text:style-name="T51"> </text:span><text:span text:style-name="T49">links</text:span><text:span text:style-name="T51"> </text:span><text:span text:style-name="T49">to</text:span><text:span text:style-name="T51"> “</text:span><text:span text:style-name="T49">Add</text:span><text:span text:style-name="T51"> </text:span><text:span text:style-name="T49">Student</text:span><text:span text:style-name="T51">” </text:span><text:span text:style-name="T49">Page</text:span></text:p>
                </text:list-header>
              </text:list>
            </text:list-item>
          </text:list>
        </text:list-item>
      </text:list>
      <text:list xml:id="list130324755149319" text:continue-list="list130324734141520" text:style-name="WW8Num2">
        <text:list-header>
          <text:p text:style-name="P191">ID: TITLE: ADMIN ADD/REMOVE GRADES:</text:p>
          <text:p text:style-name="P108"><text:span text:style-name="T49">AdminAddGrades.html</text:span><text:span text:style-name="T51"> <text:s text:c="2"/></text:span><text:span text:style-name="T49">This</text:span><text:span text:style-name="T51"> </text:span><text:span text:style-name="T49">page</text:span><text:span text:style-name="T51"> </text:span><text:span text:style-name="T49">allows</text:span><text:span text:style-name="T51"> </text:span><text:span text:style-name="T49">the</text:span><text:span text:style-name="T51"> </text:span><text:span text:style-name="T49">admin</text:span><text:span text:style-name="T51"> </text:span><text:span text:style-name="T49">to</text:span><text:span text:style-name="T51"> </text:span><text:span text:style-name="T49">add</text:span><text:span text:style-name="T51"> </text:span><text:span text:style-name="T49">grades</text:span><text:span text:style-name="T51"> </text:span><text:span text:style-name="T49">to</text:span><text:span text:style-name="T51"> </text:span><text:span text:style-name="T49">his</text:span><text:span text:style-name="T51"> </text:span><text:span text:style-name="T49">school.</text:span><text:span text:style-name="T51"> </text:span></text:p>
        </text:list-header>
      </text:list>
      <text:list xml:id="list3801157741644629963" text:style-name="WW8Num22">
        <text:list-item>
          <text:list>
            <text:list-item>
              <text:p text:style-name="P175"><text:span text:style-name="T37"><text:s/>Validation</text:span><text:span text:style-name="T49">:</text:span><text:span text:style-name="T51"> </text:span><text:span text:style-name="T49">Have</text:span><text:span text:style-name="T51"> </text:span><text:span text:style-name="T49">to</text:span><text:span text:style-name="T51"> </text:span><text:span text:style-name="T49">take</text:span><text:span text:style-name="T51"> </text:span><text:span text:style-name="T49">confirmation</text:span><text:span text:style-name="T51"> </text:span><text:span text:style-name="T49">from</text:span><text:span text:style-name="T51"> </text:span><text:span text:style-name="T49">the</text:span><text:span text:style-name="T51"> </text:span><text:span text:style-name="T49">user</text:span><text:span text:style-name="T51"> </text:span><text:span text:style-name="T49">when</text:span><text:span text:style-name="T51"> </text:span><text:span text:style-name="T49">he</text:span><text:span text:style-name="T51"> </text:span><text:span text:style-name="T49">clicks</text:span><text:span text:style-name="T51"> </text:span><text:span text:style-name="T49">on</text:span><text:span text:style-name="T51"> </text:span><text:span text:style-name="T49">check</text:span><text:span text:style-name="T51"> </text:span><text:span text:style-name="T49">box</text:span><text:span text:style-name="T51"> </text:span><text:span text:style-name="T49">to</text:span><text:span text:style-name="T51"> </text:span><text:span text:style-name="T49">add/remove</text:span><text:span text:style-name="T51"> </text:span><text:span text:style-name="T49">the</text:span><text:span text:style-name="T51"> </text:span><text:span text:style-name="T49">grade.</text:span><text:span text:style-name="T51"> </text:span></text:p>
            </text:list-item>
            <text:list-item>
              <text:p text:style-name="P175"><text:span text:style-name="T37"><text:s/>Business</text:span><text:span text:style-name="T41"> </text:span><text:span text:style-name="T37">Logic</text:span><text:span text:style-name="T41"> </text:span><text:span text:style-name="T49">:</text:span><text:span text:style-name="T51"> </text:span><text:span text:style-name="T49">Add</text:span><text:span text:style-name="T51"> </text:span><text:span text:style-name="T49">grades</text:span><text:span text:style-name="T51"> </text:span><text:span text:style-name="T49">to</text:span><text:span text:style-name="T51"> </text:span><text:span text:style-name="T49">respected</text:span><text:span text:style-name="T51"> </text:span><text:span text:style-name="T49">school.</text:span><text:span text:style-name="T51"> </text:span></text:p>
            </text:list-item>
            <text:list-item>
              <text:p text:style-name="P175"><text:span text:style-name="T51"><text:s text:c="2"/></text:span><text:span text:style-name="T37">Tables</text:span><text:span text:style-name="T41"> </text:span><text:span text:style-name="T37">Involved</text:span><text:span text:style-name="T49">:</text:span><text:span text:style-name="T51"> </text:span><text:span text:style-name="T49">master_grades,</text:span><text:span text:style-name="T51"> </text:span><text:span text:style-name="T49">grade</text:span></text:p>
            </text:list-item>
          </text:list>
        </text:list-item>
      </text:list>
      <text:p text:style-name="P51"><text:soft-page-break/></text:p>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14"><text:span text:style-name="T78">Field</text:span><text:span text:style-name="T71"> </text:span><text:span text:style-name="T78">Name</text:span></text:p>
          </table:table-cell>
          <table:table-cell table:style-name="Table31.A1" office:value-type="string">
            <text:p text:style-name="P16">Rq</text:p>
          </table:table-cell>
          <table:table-cell table:style-name="Table31.A1" office:value-type="string">
            <text:p text:style-name="P13">Source</text:p>
          </table:table-cell>
          <table:table-cell table:style-name="Table31.D1" office:value-type="string">
            <text:p text:style-name="P13">Description</text:p>
          </table:table-cell>
        </table:table-row>
        <table:table-row table:style-name="Table31.1">
          <table:table-cell table:style-name="Table31.A2" office:value-type="string">
            <text:p text:style-name="P7"><text:span text:style-name="T78">Data</text:span><text:span text:style-name="T71"> </text:span><text:span text:style-name="T78">will</text:span><text:span text:style-name="T71"> </text:span><text:span text:style-name="T78">be</text:span><text:span text:style-name="T71"> </text:span><text:span text:style-name="T78">displayed</text:span><text:span text:style-name="T71"> </text:span><text:span text:style-name="T78">from</text:span><text:span text:style-name="T71"> </text:span><text:span text:style-name="T78">Master_grades</text:span></text:p>
          </table:table-cell>
          <table:table-cell table:style-name="Table31.A2" office:value-type="string">
            <text:p text:style-name="P19"/>
          </table:table-cell>
          <table:table-cell table:style-name="Table31.A2" office:value-type="string">
            <text:p text:style-name="P47">master_grades.grade_name</text:p>
          </table:table-cell>
          <table:table-cell table:style-name="Table31.D2" office:value-type="string">
            <text:p text:style-name="P11">Varchar(45)</text:p>
          </table:table-cell>
        </table:table-row>
        <table:table-row table:style-name="Table31.1">
          <table:table-cell table:style-name="Table31.A2" office:value-type="string">
            <text:p text:style-name="P6">Add</text:p>
          </table:table-cell>
          <table:table-cell table:style-name="Table31.A2" office:value-type="string">
            <text:p text:style-name="P19"/>
          </table:table-cell>
          <table:table-cell table:style-name="Table31.A2" office:value-type="string">
            <text:p text:style-name="P7"><text:span text:style-name="T78">Data</text:span><text:span text:style-name="T71"> </text:span><text:span text:style-name="T78">will</text:span><text:span text:style-name="T71"> </text:span><text:span text:style-name="T78">be</text:span><text:span text:style-name="T71"> </text:span><text:span text:style-name="T78">added</text:span><text:span text:style-name="T71"> </text:span><text:span text:style-name="T78">in</text:span><text:span text:style-name="T71"> </text:span><text:span text:style-name="T78">the</text:span><text:span text:style-name="T71"> </text:span><text:span text:style-name="T78">grade</text:span><text:span text:style-name="T71"> </text:span><text:span text:style-name="T78">table</text:span></text:p>
          </table:table-cell>
          <table:table-cell table:style-name="Table31.D2" office:value-type="string">
            <text:p text:style-name="P6"/>
          </table:table-cell>
        </table:table-row>
        <table:table-row table:style-name="Table31.1">
          <table:table-cell table:style-name="Table31.A2" office:value-type="string">
            <text:p text:style-name="P6">Remove</text:p>
          </table:table-cell>
          <table:table-cell table:style-name="Table31.A2" office:value-type="string">
            <text:p text:style-name="P19"/>
          </table:table-cell>
          <table:table-cell table:style-name="Table31.A2" office:value-type="string">
            <text:p text:style-name="P7"><text:span text:style-name="T78">Data</text:span><text:span text:style-name="T71"> </text:span><text:span text:style-name="T78">will</text:span><text:span text:style-name="T71"> </text:span><text:span text:style-name="T78">be</text:span><text:span text:style-name="T71"> </text:span><text:span text:style-name="T78">deleted</text:span><text:span text:style-name="T71"> </text:span><text:span text:style-name="T78">in</text:span><text:span text:style-name="T71"> </text:span><text:span text:style-name="T78">the</text:span><text:span text:style-name="T71"> </text:span><text:span text:style-name="T78">grade</text:span><text:span text:style-name="T71"> </text:span><text:span text:style-name="T78">table</text:span></text:p>
          </table:table-cell>
          <table:table-cell table:style-name="Table31.D2" office:value-type="string">
            <text:p text:style-name="P6"/>
          </table:table-cell>
        </table:table-row>
      </table:table>
      <text:p text:style-name="P52"/>
      <text:list xml:id="list130324763170947" text:continue-list="list130324755149319" text:style-name="WW8Num2">
        <text:list-header>
          <text:p text:style-name="P191">ID: TITLE: ADMIN CREATE CLASSES:</text:p>
          <text:p text:style-name="P108"><text:span text:style-name="T49">CreateClasses.html:</text:span><text:span text:style-name="T51"> <text:s/></text:span><text:span text:style-name="T49">This</text:span><text:span text:style-name="T51"> </text:span><text:span text:style-name="T49">page</text:span><text:span text:style-name="T51"> </text:span><text:span text:style-name="T49">allows</text:span><text:span text:style-name="T51"> </text:span><text:span text:style-name="T49">the</text:span><text:span text:style-name="T51"> </text:span><text:span text:style-name="T49">admin</text:span><text:span text:style-name="T51"> </text:span><text:span text:style-name="T49">to</text:span><text:span text:style-name="T51"> </text:span><text:span text:style-name="T49">create</text:span><text:span text:style-name="T51"> </text:span><text:span text:style-name="T49">classes</text:span><text:span text:style-name="T51"> </text:span><text:span text:style-name="T49">for</text:span><text:span text:style-name="T51"> </text:span><text:span text:style-name="T49">his</text:span><text:span text:style-name="T51"> </text:span><text:span text:style-name="T49">school.</text:span></text:p>
        </text:list-header>
      </text:list>
      <text:list xml:id="list2853028962113358496" text:style-name="WW8Num81">
        <text:list-item>
          <text:list>
            <text:list-item>
              <text:p text:style-name="P176"><text:span text:style-name="T37"><text:s/>Tables</text:span><text:span text:style-name="T41"> </text:span><text:span text:style-name="T37">Involved</text:span><text:span text:style-name="T49">:</text:span><text:span text:style-name="T51"> </text:span><text:span text:style-name="T49">class,</text:span><text:span text:style-name="T51"> </text:span><text:span text:style-name="T49">school</text:span></text:p>
            </text:list-item>
          </text:list>
        </text:list-item>
      </text:list>
      <text:p text:style-name="P51"/>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14"><text:span text:style-name="T78">Field</text:span><text:span text:style-name="T71"> </text:span><text:span text:style-name="T78">Name</text:span></text:p>
          </table:table-cell>
          <table:table-cell table:style-name="Table32.A1" office:value-type="string">
            <text:p text:style-name="P13">Rq</text:p>
          </table:table-cell>
          <table:table-cell table:style-name="Table32.A1" office:value-type="string">
            <text:p text:style-name="P13">Source</text:p>
          </table:table-cell>
          <table:table-cell table:style-name="Table32.D1" office:value-type="string">
            <text:p text:style-name="P13">Description</text:p>
          </table:table-cell>
        </table:table-row>
        <table:table-row table:style-name="Table32.1">
          <table:table-cell table:style-name="Table32.A2" office:value-type="string">
            <text:p text:style-name="P7"><text:span text:style-name="T78">Class</text:span><text:span text:style-name="T71"> </text:span><text:span text:style-name="T78">Name</text:span><text:span text:style-name="T71"> </text:span></text:p>
          </table:table-cell>
          <table:table-cell table:style-name="Table32.A2" office:value-type="string">
            <text:p text:style-name="P6">C</text:p>
          </table:table-cell>
          <table:table-cell table:style-name="Table32.A2" office:value-type="string">
            <text:p text:style-name="P6">class.class_name</text:p>
          </table:table-cell>
          <table:table-cell table:style-name="Table32.D2" office:value-type="string">
            <text:p text:style-name="P11">Varchar(45)</text:p>
          </table:table-cell>
        </table:table-row>
      </table:table>
      <text:p text:style-name="P52"/>
      <text:list xml:id="list130324778166684" text:continue-list="list130324763170947" text:style-name="WW8Num2">
        <text:list-header>
          <text:p text:style-name="P191">ID: TITLE: ADMIN ADD CLASSES:</text:p>
          <text:p text:style-name="P108"><text:span text:style-name="T49">AdminAddClasses.html:</text:span><text:span text:style-name="T51"> </text:span><text:span text:style-name="T49">This</text:span><text:span text:style-name="T51"> </text:span><text:span text:style-name="T49">page</text:span><text:span text:style-name="T51"> </text:span><text:span text:style-name="T49">allows</text:span><text:span text:style-name="T51"> </text:span><text:span text:style-name="T49">the</text:span><text:span text:style-name="T51"> </text:span><text:span text:style-name="T49">admin</text:span><text:span text:style-name="T51"> </text:span><text:span text:style-name="T49">to</text:span><text:span text:style-name="T51"> </text:span><text:span text:style-name="T49">add</text:span><text:span text:style-name="T51"> classes </text:span><text:span text:style-name="T49">to</text:span><text:span text:style-name="T51"> </text:span><text:span text:style-name="T49">each</text:span><text:span text:style-name="T51"> </text:span><text:span text:style-name="T49">grade.</text:span><text:span text:style-name="T51"> </text:span></text:p>
        </text:list-header>
      </text:list>
      <text:list xml:id="list7709212478383674169" text:style-name="WW8Num23">
        <text:list-item>
          <text:list>
            <text:list-item>
              <text:p text:style-name="P177"><text:span text:style-name="T37"><text:s/>Business</text:span><text:span text:style-name="T41"> </text:span><text:span text:style-name="T37">Logic</text:span><text:span text:style-name="T49">:</text:span><text:span text:style-name="T51"> </text:span><text:span text:style-name="T49">When</text:span><text:span text:style-name="T51"> </text:span><text:span text:style-name="T49">the</text:span><text:span text:style-name="T51"> </text:span><text:span text:style-name="T49">user</text:span><text:span text:style-name="T51"> </text:span><text:span text:style-name="T49">selects</text:span><text:span text:style-name="T51"> </text:span><text:span text:style-name="T49">grade</text:span><text:span text:style-name="T51"> </text:span><text:span text:style-name="T49">from</text:span><text:span text:style-name="T51"> </text:span><text:span text:style-name="T49">the</text:span><text:span text:style-name="T51"> </text:span><text:span text:style-name="T49">select</text:span><text:span text:style-name="T51"> </text:span><text:span text:style-name="T49">box,</text:span><text:span text:style-name="T51"> </text:span><text:span text:style-name="T49">he</text:span><text:span text:style-name="T51"> </text:span><text:span text:style-name="T49">will</text:span><text:span text:style-name="T51"> </text:span><text:span text:style-name="T49">be</text:span><text:span text:style-name="T51"> </text:span><text:span text:style-name="T49">displayed</text:span><text:span text:style-name="T51"> </text:span><text:span text:style-name="T49">all</text:span><text:span text:style-name="T51"> </text:span><text:span text:style-name="T49">the</text:span><text:span text:style-name="T51"> </text:span><text:span text:style-name="T49">classes</text:span><text:span text:style-name="T51"> </text:span><text:span text:style-name="T49">that</text:span><text:span text:style-name="T51"> </text:span><text:span text:style-name="T49">he</text:span><text:span text:style-name="T51"> </text:span><text:span text:style-name="T49">created</text:span><text:span text:style-name="T51"> </text:span><text:span text:style-name="T49">for</text:span><text:span text:style-name="T51"> </text:span><text:span text:style-name="T49">the</text:span><text:span text:style-name="T51"> </text:span><text:span text:style-name="T49">school,</text:span><text:span text:style-name="T51"> </text:span><text:span text:style-name="T49">then</text:span><text:span text:style-name="T51"> </text:span><text:span text:style-name="T49">he</text:span><text:span text:style-name="T51"> </text:span><text:span text:style-name="T49">can</text:span><text:span text:style-name="T51"> </text:span><text:span text:style-name="T49">choose</text:span><text:span text:style-name="T51"> </text:span><text:span text:style-name="T49">classes</text:span><text:span text:style-name="T51"> </text:span><text:span text:style-name="T49">and</text:span><text:span text:style-name="T51"> </text:span><text:span text:style-name="T49">click</text:span><text:span text:style-name="T51"> </text:span><text:span text:style-name="T49">on</text:span><text:span text:style-name="T51"> “</text:span><text:span text:style-name="T49">submit</text:span><text:span text:style-name="T51"> </text:span><text:span text:style-name="T49">changes</text:span><text:span text:style-name="T51">” </text:span><text:span text:style-name="T49">button.</text:span><text:span text:style-name="T51"> <text:s/></text:span><text:span text:style-name="T49">He</text:span><text:span text:style-name="T51"> </text:span><text:span text:style-name="T49">can</text:span><text:span text:style-name="T51"> </text:span><text:span text:style-name="T49">also</text:span><text:span text:style-name="T51"> </text:span><text:span text:style-name="T49">un</text:span><text:span text:style-name="T51"> </text:span><text:span text:style-name="T49">check</text:span><text:span text:style-name="T51"> </text:span><text:span text:style-name="T49">a</text:span><text:span text:style-name="T51"> </text:span><text:span text:style-name="T49">check</text:span><text:span text:style-name="T51"> </text:span><text:span text:style-name="T49">box</text:span><text:span text:style-name="T51"> </text:span><text:span text:style-name="T49">to</text:span><text:span text:style-name="T51"> </text:span><text:span text:style-name="T49">remove</text:span><text:span text:style-name="T51"> </text:span><text:span text:style-name="T49">class</text:span><text:span text:style-name="T51"> </text:span><text:span text:style-name="T49">from</text:span><text:span text:style-name="T51"> </text:span><text:span text:style-name="T49">the</text:span><text:span text:style-name="T51"> </text:span><text:span text:style-name="T49">grade,</text:span><text:span text:style-name="T51"> </text:span><text:span text:style-name="T49">so</text:span><text:span text:style-name="T51"> </text:span><text:span text:style-name="T49">before</text:span><text:span text:style-name="T51"> </text:span><text:span text:style-name="T49">deleting</text:span><text:span text:style-name="T51"> </text:span><text:span text:style-name="T49">class</text:span><text:span text:style-name="T51"> </text:span><text:span text:style-name="T49">from</text:span><text:span text:style-name="T51"> </text:span><text:span text:style-name="T49">the</text:span><text:span text:style-name="T51"> </text:span><text:span text:style-name="T49">grade,</text:span><text:span text:style-name="T51"> </text:span><text:span text:style-name="T49">we</text:span><text:span text:style-name="T51"> </text:span><text:span text:style-name="T49">should</text:span><text:span text:style-name="T51"> </text:span><text:span text:style-name="T49">expire</text:span><text:span text:style-name="T51"> </text:span><text:span text:style-name="T49">the</text:span><text:span text:style-name="T51"> </text:span><text:span text:style-name="T49">class.</text:span></text:p>
            </text:list-item>
            <text:list-item>
              <text:p text:style-name="P177"><text:span text:style-name="T37"><text:s/>Validation</text:span><text:span text:style-name="T51"> </text:span><text:span text:style-name="T49">:</text:span><text:span text:style-name="T51"> </text:span></text:p>
            </text:list-item>
            <text:list-item>
              <text:p text:style-name="P177"><text:span text:style-name="T37"><text:s/>Tables</text:span><text:span text:style-name="T41"> </text:span><text:span text:style-name="T37">Involved</text:span><text:span text:style-name="T49">:</text:span><text:span text:style-name="T51"> <text:s/></text:span><text:span text:style-name="T49">school,</text:span><text:span text:style-name="T51"> </text:span><text:span text:style-name="T49">grade_classes,</text:span><text:span text:style-name="T51"> </text:span><text:span text:style-name="T49">school</text:span></text:p>
            </text:list-item>
          </text:list>
        </text:list-item>
      </text:list>
      <text:p text:style-name="P51"/>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14"><text:span text:style-name="T78">Field</text:span><text:span text:style-name="T71"> </text:span><text:span text:style-name="T78">Name</text:span></text:p>
          </table:table-cell>
          <table:table-cell table:style-name="Table33.A1" office:value-type="string">
            <text:p text:style-name="P13">Rq</text:p>
          </table:table-cell>
          <table:table-cell table:style-name="Table33.A1" office:value-type="string">
            <text:p text:style-name="P13">Source</text:p>
          </table:table-cell>
          <table:table-cell table:style-name="Table33.D1" office:value-type="string">
            <text:p text:style-name="P13">Description</text:p>
          </table:table-cell>
        </table:table-row>
        <table:table-row table:style-name="Table33.1">
          <table:table-cell table:style-name="Table33.A2" office:value-type="string">
            <text:p text:style-name="P7"><text:span text:style-name="T71"><text:s/></text:span><text:span text:style-name="T78">Grade</text:span><text:span text:style-name="T71"> </text:span></text:p>
          </table:table-cell>
          <table:table-cell table:style-name="Table33.A2" office:value-type="string">
            <text:p text:style-name="P6">C</text:p>
          </table:table-cell>
          <table:table-cell table:style-name="Table33.A2" office:value-type="string">
            <text:p text:style-name="P6">grade_classes.grade_id</text:p>
          </table:table-cell>
          <table:table-cell table:style-name="Table33.D2" office:value-type="string">
            <text:p text:style-name="P6">bigint(20)</text:p>
          </table:table-cell>
        </table:table-row>
        <table:table-row table:style-name="Table33.1">
          <table:table-cell table:style-name="Table33.A2" office:value-type="string">
            <text:p text:style-name="P7"><text:span text:style-name="T78">Classes</text:span><text:span text:style-name="T71"> </text:span></text:p>
          </table:table-cell>
          <table:table-cell table:style-name="Table33.A2" office:value-type="string">
            <text:p text:style-name="P6">C</text:p>
          </table:table-cell>
          <table:table-cell table:style-name="Table33.A2" office:value-type="string">
            <text:p text:style-name="P6">grade_classes.class_id</text:p>
          </table:table-cell>
          <table:table-cell table:style-name="Table33.D2" office:value-type="string">
            <text:p text:style-name="P6">bigint(20)</text:p>
          </table:table-cell>
        </table:table-row>
      </table:table>
      <text:p text:style-name="P52"/>
      <text:list xml:id="list130324787168408" text:continue-list="list130324778166684" text:style-name="WW8Num2">
        <text:list-header>
          <text:p text:style-name="P191">ID: TITLE: ADMIN CLASS STRENGTH:</text:p>
          <text:p text:style-name="P108"><text:span text:style-name="T49">SetClassStrength.html:</text:span><text:span text:style-name="T51"> </text:span><text:span text:style-name="T49">This</text:span><text:span text:style-name="T51"> </text:span><text:span text:style-name="T49">page</text:span><text:span text:style-name="T51"> </text:span><text:span text:style-name="T49">will</text:span><text:span text:style-name="T51"> </text:span><text:span text:style-name="T49">allow</text:span><text:span text:style-name="T51"> </text:span><text:span text:style-name="T49">the</text:span><text:span text:style-name="T51"> </text:span><text:span text:style-name="T49">admin</text:span><text:span text:style-name="T51"> </text:span><text:span text:style-name="T49">to</text:span><text:span text:style-name="T51"> </text:span><text:span text:style-name="T49">set</text:span><text:span text:style-name="T51"> </text:span><text:span text:style-name="T49">values</text:span><text:span text:style-name="T51"> </text:span><text:span text:style-name="T49">for</text:span><text:span text:style-name="T51"> </text:span><text:span text:style-name="T49">class</text:span><text:span text:style-name="T51"> </text:span><text:span text:style-name="T49">strength,</text:span><text:span text:style-name="T51"> </text:span><text:span text:style-name="T49">gender</text:span><text:span text:style-name="T51"> </text:span><text:span text:style-name="T49">equity</text:span><text:span text:style-name="T51"> </text:span><text:span text:style-name="T49">and</text:span><text:span text:style-name="T51"> </text:span><text:span text:style-name="T49">leveling.</text:span></text:p>
        </text:list-header>
      </text:list>
      <text:list xml:id="list5409075774189037957" text:style-name="WW8Num24">
        <text:list-item>
          <text:list>
            <text:list-item>
              <text:p text:style-name="P178"><text:span text:style-name="T37"><text:s/>Validation</text:span><text:span text:style-name="T49">:</text:span><text:span text:style-name="T51"> </text:span><text:span text:style-name="T49">All</text:span><text:span text:style-name="T51"> </text:span><text:span text:style-name="T49">fields</text:span><text:span text:style-name="T51"> </text:span><text:span text:style-name="T49">are</text:span><text:span text:style-name="T51"> </text:span><text:span text:style-name="T49">mandatory.</text:span><text:span text:style-name="T51"> </text:span></text:p>
            </text:list-item>
          </text:list>
        </text:list-item>
      </text:list>
      <text:p text:style-name="P52"><text:soft-page-break/><text:span text:style-name="T51"><text:s text:c="8"/></text:span><text:span text:style-name="T49"><text:tab/>Class</text:span><text:span text:style-name="T51"> </text:span><text:span text:style-name="T49">strength</text:span><text:span text:style-name="T51"> </text:span><text:span text:style-name="T49">should</text:span><text:span text:style-name="T51"> </text:span><text:span text:style-name="T49">allow</text:span><text:span text:style-name="T51"> </text:span><text:span text:style-name="T49">only</text:span><text:span text:style-name="T51"> </text:span><text:span text:style-name="T49">numeric</text:span><text:span text:style-name="T51"> </text:span><text:span text:style-name="T49">characters.</text:span><text:span text:style-name="T51"> </text:span></text:p>
      <text:list xml:id="list130324791159161" text:continue-numbering="true" text:style-name="WW8Num24">
        <text:list-item>
          <text:list>
            <text:list-item>
              <text:p text:style-name="P178"><text:span text:style-name="T37"><text:s/>Tables</text:span><text:span text:style-name="T41"> </text:span><text:span text:style-name="T37">involved</text:span><text:span text:style-name="T49">:</text:span><text:span text:style-name="T51"> </text:span><text:span text:style-name="T49">School</text:span></text:p>
            </text:list-item>
          </text:list>
        </text:list-item>
      </text:list>
      <text:p text:style-name="P51"/>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14"><text:span text:style-name="T78">Field</text:span><text:span text:style-name="T71"> </text:span><text:span text:style-name="T78">Name</text:span></text:p>
          </table:table-cell>
          <table:table-cell table:style-name="Table34.A1" office:value-type="string">
            <text:p text:style-name="P13">Rq</text:p>
          </table:table-cell>
          <table:table-cell table:style-name="Table34.A1" office:value-type="string">
            <text:p text:style-name="P13">Source</text:p>
          </table:table-cell>
          <table:table-cell table:style-name="Table34.D1" office:value-type="string">
            <text:p text:style-name="P13">Description</text:p>
          </table:table-cell>
        </table:table-row>
        <table:table-row table:style-name="Table34.1">
          <table:table-cell table:style-name="Table34.A2" office:value-type="string">
            <text:p text:style-name="P7"><text:span text:style-name="T78">Class</text:span><text:span text:style-name="T71"> </text:span><text:span text:style-name="T78">Strength</text:span><text:span text:style-name="T71"> </text:span></text:p>
          </table:table-cell>
          <table:table-cell table:style-name="Table34.A2" office:value-type="string">
            <text:p text:style-name="P6">C</text:p>
          </table:table-cell>
          <table:table-cell table:style-name="Table34.A2" office:value-type="string">
            <text:p text:style-name="P6">School.class_strength</text:p>
          </table:table-cell>
          <table:table-cell table:style-name="Table34.D2" office:value-type="string">
            <text:p text:style-name="P6">int(11)</text:p>
          </table:table-cell>
        </table:table-row>
        <table:table-row table:style-name="Table34.1">
          <table:table-cell table:style-name="Table34.A2" office:value-type="string">
            <text:p text:style-name="P7"><text:span text:style-name="T78">Leveling</text:span><text:span text:style-name="T71"> </text:span></text:p>
          </table:table-cell>
          <table:table-cell table:style-name="Table34.A2" office:value-type="string">
            <text:p text:style-name="P6">C</text:p>
          </table:table-cell>
          <table:table-cell table:style-name="Table34.A2" office:value-type="string">
            <text:p text:style-name="P6">School.leveling</text:p>
          </table:table-cell>
          <table:table-cell table:style-name="Table34.D2" office:value-type="string">
            <text:p text:style-name="P6">Varchar(10)</text:p>
          </table:table-cell>
        </table:table-row>
        <table:table-row table:style-name="Table34.1">
          <table:table-cell table:style-name="Table34.A2" office:value-type="string">
            <text:p text:style-name="P7"><text:span text:style-name="T78">Gender</text:span><text:span text:style-name="T71"> </text:span><text:span text:style-name="T78">Equity</text:span><text:span text:style-name="T71"> </text:span></text:p>
          </table:table-cell>
          <table:table-cell table:style-name="Table34.A2" office:value-type="string">
            <text:p text:style-name="P6">C</text:p>
          </table:table-cell>
          <table:table-cell table:style-name="Table34.A2" office:value-type="string">
            <text:p text:style-name="P6">School.gender_equity</text:p>
          </table:table-cell>
          <table:table-cell table:style-name="Table34.D2" office:value-type="string">
            <text:p text:style-name="P6">Varchar(10)</text:p>
          </table:table-cell>
        </table:table-row>
      </table:table>
      <text:p text:style-name="P52"/>
      <text:list xml:id="list130324794163463" text:continue-list="list130324787168408" text:style-name="WW8Num2">
        <text:list-header>
          <text:p text:style-name="P191">ID: TITLE: ADMIN CREATE/EDIT SECTIONS:</text:p>
          <text:p text:style-name="P108"><text:span text:style-name="T49">CreateSections.html</text:span><text:span text:style-name="T51"> </text:span><text:span text:style-name="T49">:</text:span><text:span text:style-name="T51"> </text:span><text:span text:style-name="T49">This</text:span><text:span text:style-name="T51"> </text:span><text:span text:style-name="T49">page</text:span><text:span text:style-name="T51"> </text:span><text:span text:style-name="T49">will</text:span><text:span text:style-name="T51"> </text:span><text:span text:style-name="T49">allow</text:span><text:span text:style-name="T51"> </text:span><text:span text:style-name="T49">the</text:span><text:span text:style-name="T51"> </text:span><text:span text:style-name="T49">admin</text:span><text:span text:style-name="T51"> </text:span><text:span text:style-name="T49">to</text:span><text:span text:style-name="T51"> </text:span><text:span text:style-name="T49">add/edit/remove</text:span><text:span text:style-name="T51"> </text:span><text:span text:style-name="T49">sections</text:span><text:span text:style-name="T51"> </text:span><text:span text:style-name="T49">from</text:span><text:span text:style-name="T51"> </text:span><text:span text:style-name="T49">the</text:span><text:span text:style-name="T51"> </text:span><text:span text:style-name="T49">school.</text:span></text:p>
        </text:list-header>
      </text:list>
      <text:list xml:id="list751872170097759836" text:style-name="WW8Num25">
        <text:list-item>
          <text:list>
            <text:list-item>
              <text:p text:style-name="P179"><text:span text:style-name="T37"><text:s/>Tables</text:span><text:span text:style-name="T41"> </text:span><text:span text:style-name="T37">Involved</text:span><text:span text:style-name="T49">:</text:span><text:span text:style-name="T51"> </text:span><text:span text:style-name="T49">grade_level,</text:span><text:span text:style-name="T51"> </text:span><text:span text:style-name="T49">section,</text:span><text:span text:style-name="T51"> </text:span><text:span text:style-name="T49">grade_classes</text:span></text:p>
            </text:list-item>
          </text:list>
        </text:list-item>
      </text:list>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office:value-type="string">
            <text:p text:style-name="P14"><text:span text:style-name="T78">Field</text:span><text:span text:style-name="T71"> </text:span><text:span text:style-name="T78">Name</text:span></text:p>
          </table:table-cell>
          <table:table-cell table:style-name="Table35.A1" office:value-type="string">
            <text:p text:style-name="P13">Rq</text:p>
          </table:table-cell>
          <table:table-cell table:style-name="Table35.A1" office:value-type="string">
            <text:p text:style-name="P13">Source</text:p>
          </table:table-cell>
          <table:table-cell table:style-name="Table35.D1" office:value-type="string">
            <text:p text:style-name="P13">Description</text:p>
          </table:table-cell>
        </table:table-row>
        <table:table-row table:style-name="Table35.1">
          <table:table-cell table:style-name="Table35.A2" office:value-type="string">
            <text:p text:style-name="P6">Grade</text:p>
          </table:table-cell>
          <table:table-cell table:style-name="Table35.A2" office:value-type="string">
            <text:p text:style-name="P6">C</text:p>
          </table:table-cell>
          <table:table-cell table:style-name="Table35.A2" office:value-type="string">
            <text:p text:style-name="P7"><text:span text:style-name="T49">grade_masterclasses</text:span><text:span text:style-name="T78">_id</text:span></text:p>
          </table:table-cell>
          <table:table-cell table:style-name="Table35.D2" office:value-type="string">
            <text:p text:style-name="P6">Bigint(20)</text:p>
          </table:table-cell>
        </table:table-row>
        <table:table-row table:style-name="Table35.1">
          <table:table-cell table:style-name="Table35.A2" office:value-type="string">
            <text:p text:style-name="P6">Class</text:p>
          </table:table-cell>
          <table:table-cell table:style-name="Table35.A2" office:value-type="string">
            <text:p text:style-name="P6">C</text:p>
          </table:table-cell>
          <table:table-cell table:style-name="Table35.A2" office:value-type="string">
            <text:p text:style-name="P7"><text:span text:style-name="T49">grade_classes</text:span><text:span text:style-name="T78">.class_id</text:span></text:p>
          </table:table-cell>
          <table:table-cell table:style-name="Table35.D2" office:value-type="string">
            <text:p text:style-name="P6">Bigint(20)</text:p>
          </table:table-cell>
        </table:table-row>
        <table:table-row table:style-name="Table35.1">
          <table:table-cell table:style-name="Table35.A2" office:value-type="string">
            <text:p text:style-name="P6">Group</text:p>
          </table:table-cell>
          <table:table-cell table:style-name="Table35.A2" office:value-type="string">
            <text:p text:style-name="P6">C</text:p>
          </table:table-cell>
          <table:table-cell table:style-name="Table35.A2" office:value-type="string">
            <text:p text:style-name="P6">grade_level.grade_level_name</text:p>
          </table:table-cell>
          <table:table-cell table:style-name="Table35.D2" office:value-type="string">
            <text:p text:style-name="P6">Varchar(45)</text:p>
          </table:table-cell>
        </table:table-row>
        <table:table-row table:style-name="Table35.1">
          <table:table-cell table:style-name="Table35.A2" office:value-type="string">
            <text:p text:style-name="P7"><text:span text:style-name="T78">Section</text:span><text:span text:style-name="T71"> </text:span><text:span text:style-name="T78">Name</text:span></text:p>
          </table:table-cell>
          <table:table-cell table:style-name="Table35.A2" office:value-type="string">
            <text:p text:style-name="P6">C</text:p>
          </table:table-cell>
          <table:table-cell table:style-name="Table35.A2" office:value-type="string">
            <text:p text:style-name="P6">section.section</text:p>
          </table:table-cell>
          <table:table-cell table:style-name="Table35.D2" office:value-type="string">
            <text:p text:style-name="P6">Varchar(20)</text:p>
          </table:table-cell>
        </table:table-row>
      </table:table>
      <text:p text:style-name="P54"/>
      <text:p text:style-name="P50">5.<text:tab/>Other Nonfunctional Requirements</text:p>
      <text:p text:style-name="P77">5.1<text:tab/><text:span text:style-name="T1">Performance Requirements</text:span></text:p>
      <text:p text:style-name="P36">&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list xml:id="list5594212066163256576" text:style-name="L8">
        <text:list-item>
          <text:list>
            <text:list-header>
              <text:p text:style-name="P213"/>
              <text:p text:style-name="P214"><text:span text:style-name="T31">ID: PR1.1 <text:tab/></text:span><text:span text:style-name="T40">TITLE: RESPONSE TIME</text:span></text:p>
            </text:list-header>
          </text:list>
        </text:list-item>
      </text:list>
      <text:p text:style-name="P77">5.2<text:tab/><text:span text:style-name="T1">Security Requirements</text:span></text:p>
      <text:p text:style-name="P36">&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p text:style-name="P36"/>
      <text:list xml:id="list130324800147645" text:continue-numbering="true" text:style-name="L8">
        <text:list-item>
          <text:list>
            <text:list-header>
              <text:p text:style-name="P214"><text:span text:style-name="T31">ID: SR1.1 <text:tab/></text:span><text:span text:style-name="T40">TITLE: COMMUNICATION SECURITY</text:span></text:p>
              <text:p text:style-name="P214"><text:span text:style-name="T31">ID: SR1.2 <text:tab/></text:span><text:span text:style-name="T36">TITLE: ADMIN LOGIN ACCOUNT SECURITY</text:span></text:p>
              <text:p text:style-name="P215"/>
            </text:list-header>
          </text:list>
        </text:list-item>
      </text:list>
      <text:p text:style-name="P77"><text:soft-page-break/>5.3<text:tab/><text:span text:style-name="T1">Software Quality Attributes</text:span></text:p>
      <text:p text:style-name="P36">&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p text:style-name="P36"/>
      <text:list xml:id="list130324801145000" text:continue-numbering="true" text:style-name="L8">
        <text:list-item>
          <text:list>
            <text:list-header>
              <text:p text:style-name="P214"><text:span text:style-name="T31">ID: QR1.1 <text:tab/></text:span><text:span text:style-name="T40">TITLE: APPLICATION AVAILABILITY</text:span></text:p>
              <text:p text:style-name="P214"><text:span text:style-name="T31">ID: QR1.2 <text:tab/></text:span><text:span text:style-name="T36">TITLE: APPLICATION EXTENDABILITY</text:span></text:p>
              <text:p text:style-name="P214"><text:span text:style-name="T39">ID: QR1.3 <text:tab/></text:span><text:span text:style-name="T36">TITLE: APPLICATION PORTABILITY</text:span></text:p>
              <text:p text:style-name="P214"><text:span text:style-name="T39">ID: QR1.4 <text:tab/></text:span><text:span text:style-name="T36">TITLE: APPLICATION TESTABILITY</text:span></text:p>
              <text:p text:style-name="P214"><text:span text:style-name="T39">ID: QR1.5 <text:tab/></text:span><text:span text:style-name="T36">TITLE: APPLICATION MAINTAINABILITY</text:span></text:p>
            </text:list-header>
          </text:list>
        </text:list-item>
      </text:list>
      <text:p text:style-name="P77">5.4<text:tab/><text:span text:style-name="T1">Business Rules</text:span></text:p>
      <text:p text:style-name="P36">&lt;List any operating principles about the product, such as which individuals or roles can perform which functions under specific circumstances. These are not functional requirements in themselves, but they may imply certain functional requirements to enforce the rules.&gt;</text:p>
      <text:p text:style-name="P84">6.<text:tab/><text:span text:style-name="T1">Other Requirements</text:span></text:p>
      <text:p text:style-name="P36">&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P76">Appendix A: Analysis Models</text:p>
      <text:p text:style-name="P36">&lt;Optionally, include any pertinent analysis models, such as data flow diagrams, class diagrams, state-transition diagrams, or entity-relationship diagrams<text:span text:style-name="T2">.&gt;</text:span></text:p>
      <text:p text:style-name="P76">Appendix B: To Be Determined List</text:p>
      <text:p text:style-name="P36">&lt;Collect a numbered list of the TBD (to be determined) references that remain in the SRS so they can be tracked to closure.&gt;</text:p>
      <text:p text:style-name="P83"/>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tarSymbol" svg:font-family="StarSymbol"/>
    <style:font-face style:name="Times" svg:font-family="Times" style:font-family-generic="roman"/>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5">
      <text:list-level-style-number text:level="1" style:num-suffix="." style:num-format="1">
        <style:list-level-properties/>
      </text:list-level-style-number>
      <text:list-level-style-number text:level="2" style:num-format="1" text:start-value="2"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6">
      <text:list-level-style-number text:level="1" style:num-suffix="." style:num-format="1">
        <style:list-level-properties/>
      </text:list-level-style-number>
      <text:list-level-style-number text:level="2" style:num-suffix="." style:num-format="1" text:start-value="2"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7">
      <text:list-level-style-number text:level="1" style:num-suffix="." style:num-format="1">
        <style:list-level-properties/>
      </text:list-level-style-number>
      <text:list-level-style-number text:level="2" style:num-format="1" text:start-value="3"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8">
      <text:list-level-style-number text:level="1" style:num-suffix="." style:num-format="1">
        <style:list-level-properties/>
      </text:list-level-style-number>
      <text:list-level-style-number text:level="2" style:num-suffix="." style:num-format="1" text:start-value="3"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9">
      <text:list-level-style-number text:level="1" style:num-suffix="." style:num-format="1" text:start-value="3">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0">
      <text:list-level-style-number text:level="1" style:num-suffix="." style:num-format="1" text:start-value="3">
        <style:list-level-properties/>
      </text:list-level-style-number>
      <text:list-level-style-number text:level="2" style:num-suffix="." style:num-format="1"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1">
      <text:list-level-style-number text:level="1" style:num-suffix="." style:num-format="1" text:start-value="3">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2">
      <text:list-level-style-number text:level="1" style:num-suffix="." style:num-format="1" text:start-value="3">
        <style:list-level-properties/>
      </text:list-level-style-number>
      <text:list-level-style-number text:level="2" style:num-suffix="." style:num-format="1" text:start-value="2"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6">
      <text:list-level-style-number text:level="1" style:num-suffix="." style:num-format="1" text:start-value="3">
        <style:list-level-properties/>
      </text:list-level-style-number>
      <text:list-level-style-number text:level="2" style:num-suffix="." style:num-format="1" text:start-value="2" text:display-levels="2">
        <style:list-level-properties/>
      </text:list-level-style-number>
      <text:list-level-style-number text:level="3" style:num-suffix="." style:num-format="1" text:display-levels="3">
        <style:list-level-properties/>
      </text:list-level-style-number>
      <text:list-level-style-number text:level="4"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7">
      <text:list-level-style-number text:level="1" style:num-suffix="." style:num-format="1" text:start-value="3">
        <style:list-level-properties/>
      </text:list-level-style-number>
      <text:list-level-style-number text:level="2" style:num-suffix="." style:num-format="1" text:start-value="2" text:display-levels="2">
        <style:list-level-properties/>
      </text:list-level-style-number>
      <text:list-level-style-number text:level="3" style:num-format="1" text:start-value="2"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number text:level="1" style:num-suffix="." style:num-format="1" text:start-value="3">
        <style:list-level-properties/>
      </text:list-level-style-number>
      <text:list-level-style-number text:level="2" style:num-suffix="." style:num-format="1" text:start-value="3"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8">
      <text:list-level-style-number text:level="1" style:num-suffix="." style:num-format="1" text:start-value="3">
        <style:list-level-properties/>
      </text:list-level-style-number>
      <text:list-level-style-number text:level="2" style:num-suffix="." style:num-format="1" text:start-value="3" text:display-levels="2">
        <style:list-level-properties/>
      </text:list-level-style-number>
      <text:list-level-style-number text:level="3" style:num-suffix="." style:num-format="1" text:display-levels="3">
        <style:list-level-properties/>
      </text:list-level-style-number>
      <text:list-level-style-number text:level="4"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4">
      <text:list-level-style-number text:level="1" style:num-suffix="." style:num-format="1" text:start-value="3">
        <style:list-level-properties/>
      </text:list-level-style-number>
      <text:list-level-style-number text:level="2" style:num-suffix="." style:num-format="1" text:start-value="4"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9">
      <text:list-level-style-number text:level="1" style:num-suffix="." style:num-format="1" text:start-value="3">
        <style:list-level-properties/>
      </text:list-level-style-number>
      <text:list-level-style-number text:level="2" style:num-suffix="." style:num-format="1" text:start-value="4" text:display-levels="2">
        <style:list-level-properties/>
      </text:list-level-style-number>
      <text:list-level-style-number text:level="3" style:num-suffix="." style:num-format="1" text:display-levels="3">
        <style:list-level-properties/>
      </text:list-level-style-number>
      <text:list-level-style-number text:level="4"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text:start-value="3">
        <style:list-level-properties/>
      </text:list-level-style-number>
      <text:list-level-style-number text:level="2" style:num-suffix="." style:num-format="1" text:start-value="5"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30">
      <text:list-level-style-number text:level="1" style:num-suffix="." style:num-format="1" text:start-value="3">
        <style:list-level-properties/>
      </text:list-level-style-number>
      <text:list-level-style-number text:level="2" style:num-suffix="." style:num-format="1" text:start-value="5" text:display-levels="2">
        <style:list-level-properties/>
      </text:list-level-style-number>
      <text:list-level-style-number text:level="3" style:num-suffix="." style:num-format="1" text:display-levels="3">
        <style:list-level-properties/>
      </text:list-level-style-number>
      <text:list-level-style-number text:level="4"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6">
      <text:list-level-style-number text:level="1" style:num-suffix="." style:num-format="1" text:start-value="3">
        <style:list-level-properties/>
      </text:list-level-style-number>
      <text:list-level-style-number text:level="2" style:num-suffix="." style:num-format="1" text:start-value="6"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31">
      <text:list-level-style-number text:level="1" style:num-suffix="." style:num-format="1" text:start-value="3">
        <style:list-level-properties/>
      </text:list-level-style-number>
      <text:list-level-style-number text:level="2" style:num-suffix="." style:num-format="1" text:start-value="6" text:display-levels="2">
        <style:list-level-properties/>
      </text:list-level-style-number>
      <text:list-level-style-number text:level="3" style:num-suffix="." style:num-format="1" text:display-levels="3">
        <style:list-level-properties/>
      </text:list-level-style-number>
      <text:list-level-style-number text:level="4"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32">
      <text:list-level-style-number text:level="1" style:num-suffix="." style:num-format="1" text:start-value="3">
        <style:list-level-properties/>
      </text:list-level-style-number>
      <text:list-level-style-number text:level="2" style:num-suffix="." style:num-format="1" text:start-value="7"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33">
      <text:list-level-style-number text:level="1" style:num-suffix="." style:num-format="1" text:start-value="3">
        <style:list-level-properties/>
      </text:list-level-style-number>
      <text:list-level-style-number text:level="2" style:num-suffix="." style:num-format="1" text:start-value="7" text:display-levels="2">
        <style:list-level-properties/>
      </text:list-level-style-number>
      <text:list-level-style-number text:level="3" style:num-suffix="." style:num-format="1" text:display-levels="3">
        <style:list-level-properties/>
      </text:list-level-style-number>
      <text:list-level-style-number text:level="4"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34">
      <text:list-level-style-number text:level="1" style:num-suffix="." style:num-format="1" text:start-value="3">
        <style:list-level-properties/>
      </text:list-level-style-number>
      <text:list-level-style-number text:level="2" style:num-suffix="." style:num-format="1" text:start-value="7" text:display-levels="2">
        <style:list-level-properties/>
      </text:list-level-style-number>
      <text:list-level-style-number text:level="3" style:num-format="1" text:start-value="2"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35">
      <text:list-level-style-number text:level="1" style:num-suffix="." style:num-format="1" text:start-value="3">
        <style:list-level-properties/>
      </text:list-level-style-number>
      <text:list-level-style-number text:level="2" style:num-suffix="." style:num-format="1" text:start-value="8"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36">
      <text:list-level-style-number text:level="1" style:num-suffix="." style:num-format="1" text:start-value="3">
        <style:list-level-properties/>
      </text:list-level-style-number>
      <text:list-level-style-number text:level="2" style:num-suffix="." style:num-format="1" text:start-value="8" text:display-levels="2">
        <style:list-level-properties/>
      </text:list-level-style-number>
      <text:list-level-style-number text:level="3" style:num-format="1" text:start-value="2"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37">
      <text:list-level-style-number text:level="1" style:num-suffix="." style:num-format="1" text:start-value="3">
        <style:list-level-properties/>
      </text:list-level-style-number>
      <text:list-level-style-number text:level="2" style:num-suffix="." style:num-format="1" text:start-value="9"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38">
      <text:list-level-style-number text:level="1" style:num-suffix="." style:num-format="1" text:start-value="3">
        <style:list-level-properties/>
      </text:list-level-style-number>
      <text:list-level-style-number text:level="2" style:num-suffix="." style:num-format="1" text:start-value="9" text:display-levels="2">
        <style:list-level-properties/>
      </text:list-level-style-number>
      <text:list-level-style-number text:level="3" style:num-suffix="." style:num-format="1" text:display-levels="3">
        <style:list-level-properties/>
      </text:list-level-style-number>
      <text:list-level-style-number text:level="4"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39">
      <text:list-level-style-number text:level="1" style:num-suffix="." style:num-format="1" text:start-value="3">
        <style:list-level-properties/>
      </text:list-level-style-number>
      <text:list-level-style-number text:level="2" style:num-suffix="." style:num-format="1" text:start-value="9" text:display-levels="2">
        <style:list-level-properties/>
      </text:list-level-style-number>
      <text:list-level-style-number text:level="3" style:num-format="1" text:start-value="2"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40">
      <text:list-level-style-number text:level="1" style:num-suffix="." style:num-format="1" text:start-value="3">
        <style:list-level-properties/>
      </text:list-level-style-number>
      <text:list-level-style-number text:level="2" style:num-suffix="." style:num-format="1" text:start-value="10"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41">
      <text:list-level-style-number text:level="1" style:num-suffix="." style:num-format="1" text:start-value="3">
        <style:list-level-properties/>
      </text:list-level-style-number>
      <text:list-level-style-number text:level="2" style:num-suffix="." style:num-format="1" text:start-value="10" text:display-levels="2">
        <style:list-level-properties/>
      </text:list-level-style-number>
      <text:list-level-style-number text:level="3" style:num-suffix="." style:num-format="1" text:display-levels="3">
        <style:list-level-properties/>
      </text:list-level-style-number>
      <text:list-level-style-number text:level="4"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42">
      <text:list-level-style-number text:level="1" style:num-suffix="." style:num-format="1" text:start-value="3">
        <style:list-level-properties/>
      </text:list-level-style-number>
      <text:list-level-style-number text:level="2" style:num-suffix="." style:num-format="1" text:start-value="10" text:display-levels="2">
        <style:list-level-properties/>
      </text:list-level-style-number>
      <text:list-level-style-number text:level="3" style:num-format="1" text:start-value="2"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43">
      <text:list-level-style-number text:level="1" style:num-suffix="." style:num-format="1" text:start-value="3">
        <style:list-level-properties/>
      </text:list-level-style-number>
      <text:list-level-style-number text:level="2" style:num-suffix="." style:num-format="1" text:start-value="11"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45">
      <text:list-level-style-number text:level="1" style:num-suffix="." style:num-format="1" text:start-value="3">
        <style:list-level-properties/>
      </text:list-level-style-number>
      <text:list-level-style-number text:level="2" style:num-suffix="." style:num-format="1" text:start-value="11" text:display-levels="2">
        <style:list-level-properties/>
      </text:list-level-style-number>
      <text:list-level-style-number text:level="3" style:num-suffix="." style:num-format="1" text:display-levels="3">
        <style:list-level-properties/>
      </text:list-level-style-number>
      <text:list-level-style-number text:level="4"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44">
      <text:list-level-style-number text:level="1" style:num-suffix="." style:num-format="1" text:start-value="3">
        <style:list-level-properties/>
      </text:list-level-style-number>
      <text:list-level-style-number text:level="2" style:num-suffix="." style:num-format="1" text:start-value="11" text:display-levels="2">
        <style:list-level-properties/>
      </text:list-level-style-number>
      <text:list-level-style-number text:level="3" style:num-format="1" text:start-value="2"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46">
      <text:list-level-style-number text:level="1" style:num-suffix="." style:num-format="1" text:start-value="3">
        <style:list-level-properties/>
      </text:list-level-style-number>
      <text:list-level-style-number text:level="2" style:num-suffix="." style:num-format="1" text:start-value="12"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47">
      <text:list-level-style-number text:level="1" style:num-suffix="." style:num-format="1" text:start-value="3">
        <style:list-level-properties/>
      </text:list-level-style-number>
      <text:list-level-style-number text:level="2" style:num-suffix="." style:num-format="1" text:start-value="12" text:display-levels="2">
        <style:list-level-properties/>
      </text:list-level-style-number>
      <text:list-level-style-number text:level="3" style:num-suffix="." style:num-format="1" text:display-levels="3">
        <style:list-level-properties/>
      </text:list-level-style-number>
      <text:list-level-style-number text:level="4"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48">
      <text:list-level-style-number text:level="1" style:num-suffix="." style:num-format="1" text:start-value="3">
        <style:list-level-properties/>
      </text:list-level-style-number>
      <text:list-level-style-number text:level="2" style:num-suffix="." style:num-format="1" text:start-value="13"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49">
      <text:list-level-style-number text:level="1" style:num-suffix="." style:num-format="1" text:start-value="3">
        <style:list-level-properties/>
      </text:list-level-style-number>
      <text:list-level-style-number text:level="2" style:num-suffix="." style:num-format="1" text:start-value="13" text:display-levels="2">
        <style:list-level-properties/>
      </text:list-level-style-number>
      <text:list-level-style-number text:level="3" style:num-suffix="." style:num-format="1" text:display-levels="3">
        <style:list-level-properties/>
      </text:list-level-style-number>
      <text:list-level-style-number text:level="4"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50">
      <text:list-level-style-number text:level="1" style:num-suffix="." style:num-format="1" text:start-value="3">
        <style:list-level-properties/>
      </text:list-level-style-number>
      <text:list-level-style-number text:level="2" style:num-suffix="." style:num-format="1" text:start-value="14"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51">
      <text:list-level-style-number text:level="1" style:num-suffix="." style:num-format="1" text:start-value="3">
        <style:list-level-properties/>
      </text:list-level-style-number>
      <text:list-level-style-number text:level="2" style:num-suffix="." style:num-format="1" text:start-value="14" text:display-levels="2">
        <style:list-level-properties/>
      </text:list-level-style-number>
      <text:list-level-style-number text:level="3" style:num-suffix="." style:num-format="1" text:display-levels="3">
        <style:list-level-properties/>
      </text:list-level-style-number>
      <text:list-level-style-number text:level="4"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52">
      <text:list-level-style-number text:level="1" style:num-suffix="." style:num-format="1" text:start-value="3">
        <style:list-level-properties/>
      </text:list-level-style-number>
      <text:list-level-style-number text:level="2" style:num-suffix="." style:num-format="1" text:start-value="15"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53">
      <text:list-level-style-number text:level="1" style:num-suffix="." style:num-format="1" text:start-value="3">
        <style:list-level-properties/>
      </text:list-level-style-number>
      <text:list-level-style-number text:level="2" style:num-suffix="." style:num-format="1" text:start-value="15" text:display-levels="2">
        <style:list-level-properties/>
      </text:list-level-style-number>
      <text:list-level-style-number text:level="3" style:num-suffix="." style:num-format="1" text:display-levels="3">
        <style:list-level-properties/>
      </text:list-level-style-number>
      <text:list-level-style-number text:level="4"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54">
      <text:list-level-style-number text:level="1" style:num-suffix="." style:num-format="1" text:start-value="3">
        <style:list-level-properties/>
      </text:list-level-style-number>
      <text:list-level-style-number text:level="2" style:num-suffix="." style:num-format="1" text:start-value="16"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55">
      <text:list-level-style-number text:level="1" style:num-suffix="." style:num-format="1" text:start-value="3">
        <style:list-level-properties/>
      </text:list-level-style-number>
      <text:list-level-style-number text:level="2" style:num-suffix="." style:num-format="1" text:start-value="16" text:display-levels="2">
        <style:list-level-properties/>
      </text:list-level-style-number>
      <text:list-level-style-number text:level="3" style:num-suffix="." style:num-format="1" text:display-levels="3">
        <style:list-level-properties/>
      </text:list-level-style-number>
      <text:list-level-style-number text:level="4"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56">
      <text:list-level-style-number text:level="1" style:num-suffix="." style:num-format="1" text:start-value="3">
        <style:list-level-properties/>
      </text:list-level-style-number>
      <text:list-level-style-number text:level="2" style:num-suffix="." style:num-format="1" text:start-value="17"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57">
      <text:list-level-style-number text:level="1" style:num-suffix="." style:num-format="1" text:start-value="3">
        <style:list-level-properties/>
      </text:list-level-style-number>
      <text:list-level-style-number text:level="2" style:num-suffix="." style:num-format="1" text:start-value="17" text:display-levels="2">
        <style:list-level-properties/>
      </text:list-level-style-number>
      <text:list-level-style-number text:level="3" style:num-suffix="." style:num-format="1" text:display-levels="3">
        <style:list-level-properties/>
      </text:list-level-style-number>
      <text:list-level-style-number text:level="4"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58">
      <text:list-level-style-number text:level="1" style:num-suffix="." style:num-format="1" text:start-value="3">
        <style:list-level-properties/>
      </text:list-level-style-number>
      <text:list-level-style-number text:level="2" style:num-suffix="." style:num-format="1" text:start-value="18"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59">
      <text:list-level-style-number text:level="1" style:num-suffix="." style:num-format="1" text:start-value="3">
        <style:list-level-properties/>
      </text:list-level-style-number>
      <text:list-level-style-number text:level="2" style:num-suffix="." style:num-format="1" text:start-value="18" text:display-levels="2">
        <style:list-level-properties/>
      </text:list-level-style-number>
      <text:list-level-style-number text:level="3" style:num-suffix="." style:num-format="1" text:display-levels="3">
        <style:list-level-properties/>
      </text:list-level-style-number>
      <text:list-level-style-number text:level="4"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60">
      <text:list-level-style-number text:level="1" style:num-suffix="." style:num-format="1" text:start-value="3">
        <style:list-level-properties/>
      </text:list-level-style-number>
      <text:list-level-style-number text:level="2" style:num-suffix="." style:num-format="1" text:start-value="19"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61">
      <text:list-level-style-number text:level="1" style:num-suffix="." style:num-format="1" text:start-value="3">
        <style:list-level-properties/>
      </text:list-level-style-number>
      <text:list-level-style-number text:level="2" style:num-suffix="." style:num-format="1" text:start-value="19" text:display-levels="2">
        <style:list-level-properties/>
      </text:list-level-style-number>
      <text:list-level-style-number text:level="3" style:num-suffix="." style:num-format="1" text:display-levels="3">
        <style:list-level-properties/>
      </text:list-level-style-number>
      <text:list-level-style-number text:level="4"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62">
      <text:list-level-style-number text:level="1" style:num-suffix="." style:num-format="1" text:start-value="3">
        <style:list-level-properties/>
      </text:list-level-style-number>
      <text:list-level-style-number text:level="2" style:num-suffix="." style:num-format="1" text:start-value="20"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63">
      <text:list-level-style-number text:level="1" style:num-suffix="." style:num-format="1" text:start-value="3">
        <style:list-level-properties/>
      </text:list-level-style-number>
      <text:list-level-style-number text:level="2" style:num-suffix="." style:num-format="1" text:start-value="20" text:display-levels="2">
        <style:list-level-properties/>
      </text:list-level-style-number>
      <text:list-level-style-number text:level="3" style:num-suffix="." style:num-format="1" text:display-levels="3">
        <style:list-level-properties/>
      </text:list-level-style-number>
      <text:list-level-style-number text:level="4"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64">
      <text:list-level-style-number text:level="1" style:num-suffix="." style:num-format="1" text:start-value="3">
        <style:list-level-properties/>
      </text:list-level-style-number>
      <text:list-level-style-number text:level="2" style:num-suffix="." style:num-format="1" text:start-value="21"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65">
      <text:list-level-style-number text:level="1" style:num-suffix="." style:num-format="1" text:start-value="3">
        <style:list-level-properties/>
      </text:list-level-style-number>
      <text:list-level-style-number text:level="2" style:num-suffix="." style:num-format="1" text:start-value="21" text:display-levels="2">
        <style:list-level-properties/>
      </text:list-level-style-number>
      <text:list-level-style-number text:level="3" style:num-suffix="." style:num-format="1" text:display-levels="3">
        <style:list-level-properties/>
      </text:list-level-style-number>
      <text:list-level-style-number text:level="4"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66">
      <text:list-level-style-number text:level="1" style:num-suffix="." style:num-format="1" text:start-value="3">
        <style:list-level-properties/>
      </text:list-level-style-number>
      <text:list-level-style-number text:level="2" style:num-suffix="." style:num-format="1" text:start-value="22"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67">
      <text:list-level-style-number text:level="1" style:num-suffix="." style:num-format="1" text:start-value="3">
        <style:list-level-properties/>
      </text:list-level-style-number>
      <text:list-level-style-number text:level="2" style:num-suffix="." style:num-format="1" text:start-value="22" text:display-levels="2">
        <style:list-level-properties/>
      </text:list-level-style-number>
      <text:list-level-style-number text:level="3" style:num-suffix="." style:num-format="1" text:display-levels="3">
        <style:list-level-properties/>
      </text:list-level-style-number>
      <text:list-level-style-number text:level="4"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68">
      <text:list-level-style-number text:level="1" style:num-suffix="." style:num-format="1" text:start-value="4">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69">
      <text:list-level-style-number text:level="1" style:num-suffix="." style:num-format="1" text:start-value="4">
        <style:list-level-properties/>
      </text:list-level-style-number>
      <text:list-level-style-number text:level="2" style:num-suffix="." style:num-format="1"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70">
      <text:list-level-style-number text:level="1" style:num-suffix="." style:num-format="1" text:start-value="4">
        <style:list-level-properties/>
      </text:list-level-style-number>
      <text:list-level-style-number text:level="2" style:num-suffix="." style:num-format="1" text:start-value="2"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71">
      <text:list-level-style-number text:level="1" style:num-suffix="." style:num-format="1" text:start-value="4">
        <style:list-level-properties/>
      </text:list-level-style-number>
      <text:list-level-style-number text:level="2" style:num-format="1" text:start-value="3"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72">
      <text:list-level-style-number text:level="1" style:num-suffix="." style:num-format="1" text:start-value="5">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73">
      <text:list-level-style-number text:level="1" style:num-suffix="." style:num-format="1" text:start-value="5">
        <style:list-level-properties/>
      </text:list-level-style-number>
      <text:list-level-style-number text:level="2" style:num-suffix="." style:num-format="1"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74">
      <text:list-level-style-number text:level="1" style:num-suffix="." style:num-format="1" text:start-value="5">
        <style:list-level-properties/>
      </text:list-level-style-number>
      <text:list-level-style-number text:level="2" style:num-format="1" text:start-value="2"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75">
      <text:list-level-style-number text:level="1" style:num-suffix="." style:num-format="1" text:start-value="5">
        <style:list-level-properties/>
      </text:list-level-style-number>
      <text:list-level-style-number text:level="2" style:num-suffix="." style:num-format="1" text:start-value="2"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76">
      <text:list-level-style-number text:level="1" style:num-suffix="." style:num-format="1" text:start-value="5">
        <style:list-level-properties/>
      </text:list-level-style-number>
      <text:list-level-style-number text:level="2" style:num-suffix="." style:num-format="1" text:start-value="2" text:display-levels="2">
        <style:list-level-properties/>
      </text:list-level-style-number>
      <text:list-level-style-number text:level="3" style:num-suffix="." style:num-format="1" text:start-value="3" text:display-levels="3">
        <style:list-level-properties/>
      </text:list-level-style-number>
      <text:list-level-style-number text:level="4"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77">
      <text:list-level-style-number text:level="1" style:num-suffix="." style:num-format="1" text:start-value="5">
        <style:list-level-properties/>
      </text:list-level-style-number>
      <text:list-level-style-number text:level="2" style:num-suffix="." style:num-format="1" text:start-value="2" text:display-levels="2">
        <style:list-level-properties/>
      </text:list-level-style-number>
      <text:list-level-style-number text:level="3" style:num-suffix="." style:num-format="1" text:start-value="3" text:display-levels="3">
        <style:list-level-properties/>
      </text:list-level-style-number>
      <text:list-level-style-number text:level="4" style:num-format="1" text:start-value="3"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78">
      <text:list-level-style-number text:level="1" style:num-suffix="." style:num-format="1" text:start-value="5">
        <style:list-level-properties/>
      </text:list-level-style-number>
      <text:list-level-style-number text:level="2" style:num-suffix="." style:num-format="1" text:start-value="2" text:display-levels="2">
        <style:list-level-properties/>
      </text:list-level-style-number>
      <text:list-level-style-number text:level="3" style:num-suffix="." style:num-format="1" text:start-value="3" text:display-levels="3">
        <style:list-level-properties/>
      </text:list-level-style-number>
      <text:list-level-style-number text:level="4" style:num-format="1" text:start-value="4"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79">
      <text:list-level-style-number text:level="1" style:num-suffix="." style:num-format="1" text:start-value="5">
        <style:list-level-properties/>
      </text:list-level-style-number>
      <text:list-level-style-number text:level="2" style:num-suffix="." style:num-format="1" text:start-value="2" text:display-levels="2">
        <style:list-level-properties/>
      </text:list-level-style-number>
      <text:list-level-style-number text:level="3" style:num-format="1" text:start-value="4"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80">
      <text:list-level-style-number text:level="1" style:num-suffix="." style:num-format="1" text:start-value="5">
        <style:list-level-properties/>
      </text:list-level-style-number>
      <text:list-level-style-number text:level="2" style:num-suffix="." style:num-format="1" text:start-value="2" text:display-levels="2">
        <style:list-level-properties/>
      </text:list-level-style-number>
      <text:list-level-style-number text:level="3" style:num-suffix="." style:num-format="1" text:start-value="4" text:display-levels="3">
        <style:list-level-properties/>
      </text:list-level-style-number>
      <text:list-level-style-number text:level="4" style:num-format="1" text:start-value="2"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7">
      <text:list-level-style-number text:level="1" style:num-suffix="." style:num-format="1" text:start-value="6">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8">
      <text:list-level-style-number text:level="1" style:num-suffix="." style:num-format="1" text:start-value="7">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9">
      <text:list-level-style-number text:level="1" style:num-suffix="." style:num-format="1" text:start-value="7">
        <style:list-level-properties/>
      </text:list-level-style-number>
      <text:list-level-style-number text:level="2" style:num-suffix="." style:num-format="1"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0">
      <text:list-level-style-number text:level="1" style:num-suffix="." style:num-format="1" text:start-value="7">
        <style:list-level-properties/>
      </text:list-level-style-number>
      <text:list-level-style-number text:level="2" style:num-suffix="." style:num-format="1" text:start-value="2"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list-level-style-number text:level="1" style:num-suffix="." style:num-format="1" text:start-value="7">
        <style:list-level-properties/>
      </text:list-level-style-number>
      <text:list-level-style-number text:level="2" style:num-suffix="." style:num-format="1" text:start-value="3"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2">
      <text:list-level-style-number text:level="1" style:num-suffix="." style:num-format="1" text:start-value="8">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81">
      <text:list-level-style-number text:level="1" style:num-suffix="." style:num-format="1" text:start-value="9">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3">
      <text:list-level-style-number text:level="1" style:num-suffix="." style:num-format="1" text:start-value="10">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4">
      <text:list-level-style-number text:level="1" style:num-suffix="." style:num-format="1" text:start-value="11">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5">
      <text:list-level-style-number text:level="1" style:num-suffix="." style:num-format="1" text:start-value="12">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color="#999999" style:font-name="Calibri" fo:font-size="11pt" style:font-size-asian="11pt" style:font-size-complex="11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RS For LP Migration <text:tab/><text:tab/>bayLogic Technologies</text:p>
      </style:footer>
    </style:master-page>
    <style:master-page style:name="First_20_Page" style:display-name="First Page" style:page-layout-name="Mpm1" style:next-style-name="Standard">
      <style:footer>
        <text:p text:style-name="Footer"/>
      </style:footer>
    </style:master-page>
    <style:master-page style:name="Index"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2$Windows_x86 LibreOffice_project/61cb170a04bb1f12e77c884eab9192be736ec5f5</meta:generator>
    <dc:date>2014-08-06T13:03:24.198000000</dc:date>
    <meta:editing-cycles>209</meta:editing-cycles>
    <meta:editing-duration>P1DT7H27M15S</meta:editing-duration>
    <meta:document-statistic meta:table-count="36" meta:image-count="1" meta:object-count="0" meta:page-count="33" meta:paragraph-count="1224" meta:word-count="6056" meta:character-count="43851" meta:non-whitespace-character-count="38063"/>
    <meta:user-defined meta:name="Info 1"/>
    <meta:user-defined meta:name="Info 2"/>
    <meta:user-defined meta:name="Info 3"/>
    <meta:user-defined meta:name="Info 4"/>
  </office:meta>
</office:document-meta>
</file>